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666666"/>
    </style:style>
    <style:style style:name="ta3" style:family="table" style:master-page-name="Default">
      <style:table-properties table:display="true" style:writing-mode="lr-tb" tableooo:tab-color="#999999"/>
    </style:style>
    <style:style style:name="ta4" style:family="table" style:master-page-name="Default">
      <style:table-properties table:display="true" style:writing-mode="lr-tb" tableooo:tab-color="#000000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80808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rigin_B_2020.01.16_10.43.34_10" table:style-name="ta1">
        <table:shapes>
          <draw:frame draw:z-index="0" draw:style-name="gr1" draw:text-style-name="P1" svg:width="1155.88pt" svg:height="455.53pt" svg:x="528.41pt" svg:y="248.46pt">
            <draw:object draw:notify-on-update-of-ranges="'origin_B_2020.01.16_10.43.34_10'.A1:'origin_B_2020.01.16_10.43.34_10'.A1 'origin_B_2020.01.16_10.43.34_10'.A2:'origin_B_2020.01.16_10.43.34_10'.A493 'origin_B_2020.01.16_10.43.34_10'.B1:'origin_B_2020.01.16_10.43.34_10'.B1 'origin_B_2020.01.16_10.43.34_10'.B2:'origin_B_2020.01.16_10.43.34_10'.B49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183" calcext:value-type="float">
            <text:p>81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765" calcext:value-type="float">
            <text:p>177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367" calcext:value-type="float">
            <text:p>563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1665" calcext:value-type="float">
            <text:p>1116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8687" calcext:value-type="float">
            <text:p>1086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8466" calcext:value-type="float">
            <text:p>1084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5553" calcext:value-type="float">
            <text:p>1055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4461" calcext:value-type="float">
            <text:p>844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8214" calcext:value-type="float">
            <text:p>682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2586" calcext:value-type="float">
            <text:p>725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117" calcext:value-type="float">
            <text:p>571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533" calcext:value-type="float">
            <text:p>165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433" calcext:value-type="float">
            <text:p>224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357" calcext:value-type="float">
            <text:p>213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815" calcext:value-type="float">
            <text:p>208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725" calcext:value-type="float">
            <text:p>217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543" calcext:value-type="float">
            <text:p>205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326" calcext:value-type="float">
            <text:p>213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238" calcext:value-type="float">
            <text:p>212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265" calcext:value-type="float">
            <text:p>212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67" calcext:value-type="float">
            <text:p>41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67" calcext:value-type="float">
            <text:p>41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679" calcext:value-type="float">
            <text:p>2067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212" calcext:value-type="float">
            <text:p>212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762" calcext:value-type="float">
            <text:p>2176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1935" calcext:value-type="float">
            <text:p>219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945" calcext:value-type="float">
            <text:p>229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874" calcext:value-type="float">
            <text:p>2287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948" calcext:value-type="float">
            <text:p>209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121" calcext:value-type="float">
            <text:p>191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289" calcext:value-type="float">
            <text:p>222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667" calcext:value-type="float">
            <text:p>216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060" calcext:value-type="float">
            <text:p>60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471" calcext:value-type="float">
            <text:p>154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469" calcext:value-type="float">
            <text:p>154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515" calcext:value-type="float">
            <text:p>165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305" calcext:value-type="float">
            <text:p>173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380" calcext:value-type="float">
            <text:p>1438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803" calcext:value-type="float">
            <text:p>168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362" calcext:value-type="float">
            <text:p>113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010" calcext:value-type="float">
            <text:p>160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733" calcext:value-type="float">
            <text:p>167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214" calcext:value-type="float">
            <text:p>132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56" calcext:value-type="float">
            <text:p>1015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749" calcext:value-type="float">
            <text:p>217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890" calcext:value-type="float">
            <text:p>2289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894" calcext:value-type="float">
            <text:p>2189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073" calcext:value-type="float">
            <text:p>1000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2717" calcext:value-type="float">
            <text:p>1327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1584" calcext:value-type="float">
            <text:p>1315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0030" calcext:value-type="float">
            <text:p>14003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9080" calcext:value-type="float">
            <text:p>12908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8489" calcext:value-type="float">
            <text:p>8848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5914" calcext:value-type="float">
            <text:p>1059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7499" calcext:value-type="float">
            <text:p>1749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2342" calcext:value-type="float">
            <text:p>2234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445" calcext:value-type="float">
            <text:p>2244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815" calcext:value-type="float">
            <text:p>208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469" calcext:value-type="float">
            <text:p>194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716" calcext:value-type="float">
            <text:p>197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1282" calcext:value-type="float">
            <text:p>212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803" calcext:value-type="float">
            <text:p>178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1540" calcext:value-type="float">
            <text:p>2154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337" calcext:value-type="float">
            <text:p>2033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361" calcext:value-type="float">
            <text:p>1136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495" calcext:value-type="float">
            <text:p>1149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1629" calcext:value-type="float">
            <text:p>2162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706" calcext:value-type="float">
            <text:p>1970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407" calcext:value-type="float">
            <text:p>204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531" calcext:value-type="float">
            <text:p>1653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909" calcext:value-type="float">
            <text:p>1890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839" calcext:value-type="float">
            <text:p>1883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115" calcext:value-type="float">
            <text:p>2011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611" calcext:value-type="float">
            <text:p>1961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448" calcext:value-type="float">
            <text:p>1844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366" calcext:value-type="float">
            <text:p>1036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366" calcext:value-type="float">
            <text:p>1036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423" calcext:value-type="float">
            <text:p>1642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383" calcext:value-type="float">
            <text:p>2038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9590" calcext:value-type="float">
            <text:p>1959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9456" calcext:value-type="float">
            <text:p>1945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056" calcext:value-type="float">
            <text:p>2005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1148" calcext:value-type="float">
            <text:p>211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119" calcext:value-type="float">
            <text:p>2011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2357" calcext:value-type="float">
            <text:p>2235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9494" calcext:value-type="float">
            <text:p>1949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388" calcext:value-type="float">
            <text:p>238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960" calcext:value-type="float">
            <text:p>1596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383" calcext:value-type="float">
            <text:p>2038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9099" calcext:value-type="float">
            <text:p>1909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8341" calcext:value-type="float">
            <text:p>1834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9022" calcext:value-type="float">
            <text:p>1902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020" calcext:value-type="float">
            <text:p>1902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9880" calcext:value-type="float">
            <text:p>1988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7623" calcext:value-type="float">
            <text:p>1762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155" calcext:value-type="float">
            <text:p>2015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9034" calcext:value-type="float">
            <text:p>1903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728" calcext:value-type="float">
            <text:p>672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622" calcext:value-type="float">
            <text:p>1862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674" calcext:value-type="float">
            <text:p>1967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8346" calcext:value-type="float">
            <text:p>1834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9449" calcext:value-type="float">
            <text:p>1944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9437" calcext:value-type="float">
            <text:p>1943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9124" calcext:value-type="float">
            <text:p>1912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9987" calcext:value-type="float">
            <text:p>1998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8600" calcext:value-type="float">
            <text:p>186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3663" calcext:value-type="float">
            <text:p>7366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9882" calcext:value-type="float">
            <text:p>11988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744" calcext:value-type="float">
            <text:p>974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440" calcext:value-type="float">
            <text:p>2044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1166" calcext:value-type="float">
            <text:p>2116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1003" calcext:value-type="float">
            <text:p>2100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9670" calcext:value-type="float">
            <text:p>1967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1319" calcext:value-type="float">
            <text:p>2131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035" calcext:value-type="float">
            <text:p>2003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9329" calcext:value-type="float">
            <text:p>1932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964" calcext:value-type="float">
            <text:p>1896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665" calcext:value-type="float">
            <text:p>2066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7141" calcext:value-type="float">
            <text:p>1714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682" calcext:value-type="float">
            <text:p>1068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3512" calcext:value-type="float">
            <text:p>2351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814" calcext:value-type="float">
            <text:p>2081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9238" calcext:value-type="float">
            <text:p>1923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5366" calcext:value-type="float">
            <text:p>3536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8321" calcext:value-type="float">
            <text:p>5832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0946" calcext:value-type="float">
            <text:p>6094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5288" calcext:value-type="float">
            <text:p>6528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7692" calcext:value-type="float">
            <text:p>6769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9977" calcext:value-type="float">
            <text:p>6997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6923" calcext:value-type="float">
            <text:p>4692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192" calcext:value-type="float">
            <text:p>1119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485" calcext:value-type="float">
            <text:p>1648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3856" calcext:value-type="float">
            <text:p>1385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5101" calcext:value-type="float">
            <text:p>1510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5671" calcext:value-type="float">
            <text:p>1567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3884" calcext:value-type="float">
            <text:p>1388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4359" calcext:value-type="float">
            <text:p>4435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5541" calcext:value-type="float">
            <text:p>5554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7633" calcext:value-type="float">
            <text:p>5763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2194" calcext:value-type="float">
            <text:p>6219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6496" calcext:value-type="float">
            <text:p>5649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3163" calcext:value-type="float">
            <text:p>1316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8792" calcext:value-type="float">
            <text:p>1879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452" calcext:value-type="float">
            <text:p>1945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043" calcext:value-type="float">
            <text:p>1904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8509" calcext:value-type="float">
            <text:p>1850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052" calcext:value-type="float">
            <text:p>190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180" calcext:value-type="float">
            <text:p>1818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8873" calcext:value-type="float">
            <text:p>1887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8630" calcext:value-type="float">
            <text:p>1863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802" calcext:value-type="float">
            <text:p>1780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984" calcext:value-type="float">
            <text:p>698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7989" calcext:value-type="float">
            <text:p>1798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644" calcext:value-type="float">
            <text:p>2164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1371" calcext:value-type="float">
            <text:p>2137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5803" calcext:value-type="float">
            <text:p>2580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3056" calcext:value-type="float">
            <text:p>12305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5263" calcext:value-type="float">
            <text:p>14526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2149" calcext:value-type="float">
            <text:p>14214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33394" calcext:value-type="float">
            <text:p>13339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5923" calcext:value-type="float">
            <text:p>12592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9638" calcext:value-type="float">
            <text:p>11963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2960" calcext:value-type="float">
            <text:p>5296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2960" calcext:value-type="float">
            <text:p>5296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7678" calcext:value-type="float">
            <text:p>1767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8426" calcext:value-type="float">
            <text:p>1842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1241" calcext:value-type="float">
            <text:p>2124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554" calcext:value-type="float">
            <text:p>2055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9973" calcext:value-type="float">
            <text:p>1997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9143" calcext:value-type="float">
            <text:p>11914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75936" calcext:value-type="float">
            <text:p>17593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51240" calcext:value-type="float">
            <text:p>15124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1454" calcext:value-type="float">
            <text:p>12145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7744" calcext:value-type="float">
            <text:p>11774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177" calcext:value-type="float">
            <text:p>417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9225" calcext:value-type="float">
            <text:p>1922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9097" calcext:value-type="float">
            <text:p>1909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7129" calcext:value-type="float">
            <text:p>8712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9441" calcext:value-type="float">
            <text:p>1094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76991" calcext:value-type="float">
            <text:p>17699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9623" calcext:value-type="float">
            <text:p>12962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86636" calcext:value-type="float">
            <text:p>18663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68684" calcext:value-type="float">
            <text:p>26868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25826" calcext:value-type="float">
            <text:p>22582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80123" calcext:value-type="float">
            <text:p>18012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41" calcext:value-type="float">
            <text:p>504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7674" calcext:value-type="float">
            <text:p>1767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078" calcext:value-type="float">
            <text:p>1607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8428" calcext:value-type="float">
            <text:p>1842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7849" calcext:value-type="float">
            <text:p>1784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7162" calcext:value-type="float">
            <text:p>1716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525" calcext:value-type="float">
            <text:p>215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56" calcext:value-type="float">
            <text:p>6555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4731" calcext:value-type="float">
            <text:p>6473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4981" calcext:value-type="float">
            <text:p>6498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9083" calcext:value-type="float">
            <text:p>5908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720" calcext:value-type="float">
            <text:p>972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8033" calcext:value-type="float">
            <text:p>1803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8085" calcext:value-type="float">
            <text:p>1808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3823" calcext:value-type="float">
            <text:p>4382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8998" calcext:value-type="float">
            <text:p>9899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8222" calcext:value-type="float">
            <text:p>9822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8138" calcext:value-type="float">
            <text:p>9813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8931" calcext:value-type="float">
            <text:p>11893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74975" calcext:value-type="float">
            <text:p>17497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40304" calcext:value-type="float">
            <text:p>24030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86818" calcext:value-type="float">
            <text:p>18681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273" calcext:value-type="float">
            <text:p>1127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161" calcext:value-type="float">
            <text:p>1316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9335" calcext:value-type="float">
            <text:p>1933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8380" calcext:value-type="float">
            <text:p>1838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6472" calcext:value-type="float">
            <text:p>1647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7329" calcext:value-type="float">
            <text:p>1732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9424" calcext:value-type="float">
            <text:p>1942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85660" calcext:value-type="float">
            <text:p>8566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60816" calcext:value-type="float">
            <text:p>16081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56885" calcext:value-type="float">
            <text:p>15688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99592" calcext:value-type="float">
            <text:p>19959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2392" calcext:value-type="float">
            <text:p>13239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3423" calcext:value-type="float">
            <text:p>1342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767" calcext:value-type="float">
            <text:p>1776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6040" calcext:value-type="float">
            <text:p>1604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7641" calcext:value-type="float">
            <text:p>1764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8019" calcext:value-type="float">
            <text:p>1801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6893" calcext:value-type="float">
            <text:p>1689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7303" calcext:value-type="float">
            <text:p>1730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7432" calcext:value-type="float">
            <text:p>2743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6659" calcext:value-type="float">
            <text:p>666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4873" calcext:value-type="float">
            <text:p>6487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5834" calcext:value-type="float">
            <text:p>2583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6133" calcext:value-type="float">
            <text:p>1613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61373" calcext:value-type="float">
            <text:p>16137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84801" calcext:value-type="float">
            <text:p>18480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03450" calcext:value-type="float">
            <text:p>20345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0214" calcext:value-type="float">
            <text:p>21021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49795" calcext:value-type="float">
            <text:p>24979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55681" calcext:value-type="float">
            <text:p>25568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22891" calcext:value-type="float">
            <text:p>22289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3216" calcext:value-type="float">
            <text:p>10321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1392" calcext:value-type="float">
            <text:p>2139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1605" calcext:value-type="float">
            <text:p>2160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1606" calcext:value-type="float">
            <text:p>2160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1472" calcext:value-type="float">
            <text:p>2147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8538" calcext:value-type="float">
            <text:p>5853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0480" calcext:value-type="float">
            <text:p>14048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71574" calcext:value-type="float">
            <text:p>17157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75316" calcext:value-type="float">
            <text:p>27531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30657" calcext:value-type="float">
            <text:p>13065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3776" calcext:value-type="float">
            <text:p>1377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2384" calcext:value-type="float">
            <text:p>4238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3353" calcext:value-type="float">
            <text:p>6335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2106" calcext:value-type="float">
            <text:p>6210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0566" calcext:value-type="float">
            <text:p>11056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65854" calcext:value-type="float">
            <text:p>16585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13566" calcext:value-type="float">
            <text:p>21356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61778" calcext:value-type="float">
            <text:p>26177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76262" calcext:value-type="float">
            <text:p>27626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3691" calcext:value-type="float">
            <text:p>14369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811" calcext:value-type="float">
            <text:p>1481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1595" calcext:value-type="float">
            <text:p>4159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57599" calcext:value-type="float">
            <text:p>15759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88414" calcext:value-type="float">
            <text:p>18841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6650" calcext:value-type="float">
            <text:p>20665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47309" calcext:value-type="float">
            <text:p>24730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6933" calcext:value-type="float">
            <text:p>18693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7315" calcext:value-type="float">
            <text:p>7731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88819" calcext:value-type="float">
            <text:p>8881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1181" calcext:value-type="float">
            <text:p>6118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5542" calcext:value-type="float">
            <text:p>3554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34880" calcext:value-type="float">
            <text:p>13488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96946" calcext:value-type="float">
            <text:p>19694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98934" calcext:value-type="float">
            <text:p>19893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49814" calcext:value-type="float">
            <text:p>24981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62103" calcext:value-type="float">
            <text:p>16210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83834" calcext:value-type="float">
            <text:p>18383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94621" calcext:value-type="float">
            <text:p>19462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58626" calcext:value-type="float">
            <text:p>15862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12580" calcext:value-type="float">
            <text:p>11258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12580" calcext:value-type="float">
            <text:p>11258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83595" calcext:value-type="float">
            <text:p>18359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19010" calcext:value-type="float">
            <text:p>21901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44449" calcext:value-type="float">
            <text:p>24444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41529" calcext:value-type="float">
            <text:p>24152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31018" calcext:value-type="float">
            <text:p>23101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24563" calcext:value-type="float">
            <text:p>22456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01081" calcext:value-type="float">
            <text:p>20108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66042" calcext:value-type="float">
            <text:p>26604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06348" calcext:value-type="float">
            <text:p>20634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74732" calcext:value-type="float">
            <text:p>27473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51586" calcext:value-type="float">
            <text:p>15158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5660" calcext:value-type="float">
            <text:p>1566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8424" calcext:value-type="float">
            <text:p>1842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7782" calcext:value-type="float">
            <text:p>1778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9298" calcext:value-type="float">
            <text:p>1929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9204" calcext:value-type="float">
            <text:p>1920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7938" calcext:value-type="float">
            <text:p>1793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0227" calcext:value-type="float">
            <text:p>2022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9856" calcext:value-type="float">
            <text:p>1985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8358" calcext:value-type="float">
            <text:p>1835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907" calcext:value-type="float">
            <text:p>990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685" calcext:value-type="float">
            <text:p>968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7080" calcext:value-type="float">
            <text:p>1708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7905" calcext:value-type="float">
            <text:p>1790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7795" calcext:value-type="float">
            <text:p>1779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7168" calcext:value-type="float">
            <text:p>1716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8165" calcext:value-type="float">
            <text:p>1816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7180" calcext:value-type="float">
            <text:p>1718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5488" calcext:value-type="float">
            <text:p>3548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19601" calcext:value-type="float">
            <text:p>11960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21434" calcext:value-type="float">
            <text:p>12143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21434" calcext:value-type="float">
            <text:p>12143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38642" calcext:value-type="float">
            <text:p>13864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1308" calcext:value-type="float">
            <text:p>1130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1787" calcext:value-type="float">
            <text:p>5178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13859" calcext:value-type="float">
            <text:p>11385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07040" calcext:value-type="float">
            <text:p>10704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18162" calcext:value-type="float">
            <text:p>11816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9960" calcext:value-type="float">
            <text:p>10996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8244" calcext:value-type="float">
            <text:p>10824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07952" calcext:value-type="float">
            <text:p>10795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02647" calcext:value-type="float">
            <text:p>10264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10234" calcext:value-type="float">
            <text:p>11023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1441" calcext:value-type="float">
            <text:p>8144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3715" calcext:value-type="float">
            <text:p>1371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3402" calcext:value-type="float">
            <text:p>10340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8229" calcext:value-type="float">
            <text:p>10822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81011" calcext:value-type="float">
            <text:p>18101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68196" calcext:value-type="float">
            <text:p>16819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83866" calcext:value-type="float">
            <text:p>18386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2088" calcext:value-type="float">
            <text:p>14208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62783" calcext:value-type="float">
            <text:p>16278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29217" calcext:value-type="float">
            <text:p>12921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68135" calcext:value-type="float">
            <text:p>16813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29269" calcext:value-type="float">
            <text:p>12926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683" calcext:value-type="float">
            <text:p>568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67" calcext:value-type="float">
            <text:p>1446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7325" calcext:value-type="float">
            <text:p>1732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7813" calcext:value-type="float">
            <text:p>1781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7266" calcext:value-type="float">
            <text:p>1726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7543" calcext:value-type="float">
            <text:p>1754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6170" calcext:value-type="float">
            <text:p>1617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6774" calcext:value-type="float">
            <text:p>1677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7428" calcext:value-type="float">
            <text:p>1742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7383" calcext:value-type="float">
            <text:p>1738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6404" calcext:value-type="float">
            <text:p>1640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7384" calcext:value-type="float">
            <text:p>1738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5594" calcext:value-type="float">
            <text:p>1559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8166" calcext:value-type="float">
            <text:p>1816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6946" calcext:value-type="float">
            <text:p>1694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7589" calcext:value-type="float">
            <text:p>1758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8712" calcext:value-type="float">
            <text:p>2871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5101" calcext:value-type="float">
            <text:p>6510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2820" calcext:value-type="float">
            <text:p>6282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9348" calcext:value-type="float">
            <text:p>6934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824" calcext:value-type="float">
            <text:p>482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8043" calcext:value-type="float">
            <text:p>1804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7449" calcext:value-type="float">
            <text:p>1744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9171" calcext:value-type="float">
            <text:p>1917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9239" calcext:value-type="float">
            <text:p>1923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8873" calcext:value-type="float">
            <text:p>1887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8209" calcext:value-type="float">
            <text:p>1820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7755" calcext:value-type="float">
            <text:p>1775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8187" calcext:value-type="float">
            <text:p>1818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9071" calcext:value-type="float">
            <text:p>1907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6392" calcext:value-type="float">
            <text:p>1639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7544" calcext:value-type="float">
            <text:p>754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6701" calcext:value-type="float">
            <text:p>1670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7257" calcext:value-type="float">
            <text:p>1725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5561" calcext:value-type="float">
            <text:p>1556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6559" calcext:value-type="float">
            <text:p>1655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7268" calcext:value-type="float">
            <text:p>1726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6594" calcext:value-type="float">
            <text:p>1659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6652" calcext:value-type="float">
            <text:p>1665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6712" calcext:value-type="float">
            <text:p>1671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1462" calcext:value-type="float">
            <text:p>1146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6293" calcext:value-type="float">
            <text:p>1629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1741" calcext:value-type="float">
            <text:p>2174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415" calcext:value-type="float">
            <text:p>2341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1989" calcext:value-type="float">
            <text:p>2198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9893" calcext:value-type="float">
            <text:p>1989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1206" calcext:value-type="float">
            <text:p>2120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8708" calcext:value-type="float">
            <text:p>1870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9576" calcext:value-type="float">
            <text:p>1957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9533" calcext:value-type="float">
            <text:p>1953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2716" calcext:value-type="float">
            <text:p>1271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2716" calcext:value-type="float">
            <text:p>127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7618" calcext:value-type="float">
            <text:p>1761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6249" calcext:value-type="float">
            <text:p>1624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6035" calcext:value-type="float">
            <text:p>1603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6742" calcext:value-type="float">
            <text:p>1674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6342" calcext:value-type="float">
            <text:p>1634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6662" calcext:value-type="float">
            <text:p>1666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6931" calcext:value-type="float">
            <text:p>1693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6390" calcext:value-type="float">
            <text:p>1639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6452" calcext:value-type="float">
            <text:p>1645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6216" calcext:value-type="float">
            <text:p>1621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7035" calcext:value-type="float">
            <text:p>1703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6503" calcext:value-type="float">
            <text:p>1650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6017" calcext:value-type="float">
            <text:p>1601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6388" calcext:value-type="float">
            <text:p>1638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7204" calcext:value-type="float">
            <text:p>1720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7402" calcext:value-type="float">
            <text:p>1740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6856" calcext:value-type="float">
            <text:p>1685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7045" calcext:value-type="float">
            <text:p>1704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9036" calcext:value-type="float">
            <text:p>903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8027" calcext:value-type="float">
            <text:p>6802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79397" calcext:value-type="float">
            <text:p>7939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5886" calcext:value-type="float">
            <text:p>6588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4254" calcext:value-type="float">
            <text:p>6425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82213" calcext:value-type="float">
            <text:p>8221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83431" calcext:value-type="float">
            <text:p>8343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02634" calcext:value-type="float">
            <text:p>10263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89416" calcext:value-type="float">
            <text:p>8941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09171" calcext:value-type="float">
            <text:p>10917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00483" calcext:value-type="float">
            <text:p>10048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212" calcext:value-type="float">
            <text:p>521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212" calcext:value-type="float">
            <text:p>521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2025" calcext:value-type="float">
            <text:p>1202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8567" calcext:value-type="float">
            <text:p>1856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8262" calcext:value-type="float">
            <text:p>1826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7609" calcext:value-type="float">
            <text:p>1760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8387" calcext:value-type="float">
            <text:p>1838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77846" calcext:value-type="float">
            <text:p>7784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77740" calcext:value-type="float">
            <text:p>7774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74165" calcext:value-type="float">
            <text:p>7416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4268" calcext:value-type="float">
            <text:p>5426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85176" calcext:value-type="float">
            <text:p>8517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80785" calcext:value-type="float">
            <text:p>8078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339" calcext:value-type="float">
            <text:p>1433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6835" calcext:value-type="float">
            <text:p>1683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8136" calcext:value-type="float">
            <text:p>2813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73648" calcext:value-type="float">
            <text:p>7364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78639" calcext:value-type="float">
            <text:p>7863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9194" calcext:value-type="float">
            <text:p>3919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4776" calcext:value-type="float">
            <text:p>7477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3759" calcext:value-type="float">
            <text:p>8375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91953" calcext:value-type="float">
            <text:p>9195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91078" calcext:value-type="float">
            <text:p>9107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1573" calcext:value-type="float">
            <text:p>5157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1573" calcext:value-type="float">
            <text:p>5157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461" calcext:value-type="float">
            <text:p>346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6772" calcext:value-type="float">
            <text:p>1677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6766" calcext:value-type="float">
            <text:p>3676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82748" calcext:value-type="float">
            <text:p>8274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76331" calcext:value-type="float">
            <text:p>7633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71863" calcext:value-type="float">
            <text:p>7186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7146" calcext:value-type="float">
            <text:p>5714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8033" calcext:value-type="float">
            <text:p>6803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1384" calcext:value-type="float">
            <text:p>7138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73323" calcext:value-type="float">
            <text:p>7332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4701" calcext:value-type="float">
            <text:p>6470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4701" calcext:value-type="float">
            <text:p>6470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9803" calcext:value-type="float">
            <text:p>3980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0054" calcext:value-type="float">
            <text:p>6005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3158" calcext:value-type="float">
            <text:p>4315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2083" calcext:value-type="float">
            <text:p>4208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6575" calcext:value-type="float">
            <text:p>4657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3094" calcext:value-type="float">
            <text:p>6309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1471" calcext:value-type="float">
            <text:p>6147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77108" calcext:value-type="float">
            <text:p>7710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3769" calcext:value-type="float">
            <text:p>6376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7836" calcext:value-type="float">
            <text:p>4783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7836" calcext:value-type="float">
            <text:p>4783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3459" calcext:value-type="float">
            <text:p>2345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4368" calcext:value-type="float">
            <text:p>5436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0348" calcext:value-type="float">
            <text:p>5034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9244" calcext:value-type="float">
            <text:p>5924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8972" calcext:value-type="float">
            <text:p>4897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9967" calcext:value-type="float">
            <text:p>7996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70971" calcext:value-type="float">
            <text:p>7097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74030" calcext:value-type="float">
            <text:p>7403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82556" calcext:value-type="float">
            <text:p>8255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356" calcext:value-type="float">
            <text:p>535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356" calcext:value-type="float">
            <text:p>535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7590" calcext:value-type="float">
            <text:p>1759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8777" calcext:value-type="float">
            <text:p>3877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8791" calcext:value-type="float">
            <text:p>4879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54173" calcext:value-type="float">
            <text:p>5417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52703" calcext:value-type="float">
            <text:p>5270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7336" calcext:value-type="float">
            <text:p>5733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0280" calcext:value-type="float">
            <text:p>6028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1382" calcext:value-type="float">
            <text:p>6138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51111" calcext:value-type="float">
            <text:p>51111</text:p>
          </table:table-cell>
        </table:table-row>
      </table:table>
      <table:table table:name="origin_B_2020.01.16_10.43.34_500" table:style-name="ta1">
        <table:shapes>
          <draw:frame draw:z-index="0" draw:style-name="gr1" draw:text-style-name="P1" svg:width="1138.71pt" svg:height="427.66pt" svg:x="483.14pt" svg:y="311.7pt">
            <draw:object draw:notify-on-update-of-ranges="'origin_B_2020.01.16_10.43.34_500'.A1:'origin_B_2020.01.16_10.43.34_500'.A1 'origin_B_2020.01.16_10.43.34_500'.A2:'origin_B_2020.01.16_10.43.34_500'.A483 'origin_B_2020.01.16_10.43.34_500'.B1:'origin_B_2020.01.16_10.43.34_500'.B1 'origin_B_2020.01.16_10.43.34_500'.B2:'origin_B_2020.01.16_10.43.34_500'.B48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7590" calcext:value-type="float">
            <text:p>1759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8777" calcext:value-type="float">
            <text:p>3877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8791" calcext:value-type="float">
            <text:p>4879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54173" calcext:value-type="float">
            <text:p>5417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52703" calcext:value-type="float">
            <text:p>5270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7336" calcext:value-type="float">
            <text:p>5733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0280" calcext:value-type="float">
            <text:p>6028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1382" calcext:value-type="float">
            <text:p>6138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51111" calcext:value-type="float">
            <text:p>5111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9771" calcext:value-type="float">
            <text:p>3977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4796" calcext:value-type="float">
            <text:p>1479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404" calcext:value-type="float">
            <text:p>340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2317" calcext:value-type="float">
            <text:p>1231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3077" calcext:value-type="float">
            <text:p>1307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0297" calcext:value-type="float">
            <text:p>1029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4240" calcext:value-type="float">
            <text:p>2424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7669" calcext:value-type="float">
            <text:p>37669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0615" calcext:value-type="float">
            <text:p>4061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5634" calcext:value-type="float">
            <text:p>4563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5107" calcext:value-type="float">
            <text:p>3510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7330" calcext:value-type="float">
            <text:p>2733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6902" calcext:value-type="float">
            <text:p>4690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793" calcext:value-type="float">
            <text:p>179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442" calcext:value-type="float">
            <text:p>244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2784" calcext:value-type="float">
            <text:p>1278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7747" calcext:value-type="float">
            <text:p>1774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3191" calcext:value-type="float">
            <text:p>2319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6367" calcext:value-type="float">
            <text:p>3636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2642" calcext:value-type="float">
            <text:p>4264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9855" calcext:value-type="float">
            <text:p>3985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3525" calcext:value-type="float">
            <text:p>3352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0934" calcext:value-type="float">
            <text:p>3093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0399" calcext:value-type="float">
            <text:p>4039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3973" calcext:value-type="float">
            <text:p>4397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9296" calcext:value-type="float">
            <text:p>929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2376" calcext:value-type="float">
            <text:p>3237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24999" calcext:value-type="float">
            <text:p>124999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33089" calcext:value-type="float">
            <text:p>23308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66316" calcext:value-type="float">
            <text:p>26631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11055" calcext:value-type="float">
            <text:p>21105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51042" calcext:value-type="float">
            <text:p>25104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09954" calcext:value-type="float">
            <text:p>20995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66336" calcext:value-type="float">
            <text:p>16633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13784" calcext:value-type="float">
            <text:p>11378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17427" calcext:value-type="float">
            <text:p>11742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736" calcext:value-type="float">
            <text:p>573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1836" calcext:value-type="float">
            <text:p>1183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78634" calcext:value-type="float">
            <text:p>17863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36168" calcext:value-type="float">
            <text:p>23616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41605" calcext:value-type="float">
            <text:p>24160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50376" calcext:value-type="float">
            <text:p>25037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17816" calcext:value-type="float">
            <text:p>21781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14567" calcext:value-type="float">
            <text:p>21456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81097" calcext:value-type="float">
            <text:p>18109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98867" calcext:value-type="float">
            <text:p>19886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86625" calcext:value-type="float">
            <text:p>18662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03836" calcext:value-type="float">
            <text:p>10383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7401" calcext:value-type="float">
            <text:p>1740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8940" calcext:value-type="float">
            <text:p>1894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9534" calcext:value-type="float">
            <text:p>1953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8181" calcext:value-type="float">
            <text:p>1818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7536" calcext:value-type="float">
            <text:p>1753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8119" calcext:value-type="float">
            <text:p>1811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8044" calcext:value-type="float">
            <text:p>1804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189" calcext:value-type="float">
            <text:p>1818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8901" calcext:value-type="float">
            <text:p>1890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9166" calcext:value-type="float">
            <text:p>1916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404" calcext:value-type="float">
            <text:p>540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8419" calcext:value-type="float">
            <text:p>1841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9781" calcext:value-type="float">
            <text:p>3978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16297" calcext:value-type="float">
            <text:p>11629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05304" calcext:value-type="float">
            <text:p>10530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18802" calcext:value-type="float">
            <text:p>11880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07985" calcext:value-type="float">
            <text:p>10798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79123" calcext:value-type="float">
            <text:p>17912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20859" calcext:value-type="float">
            <text:p>220859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06444" calcext:value-type="float">
            <text:p>20644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93335" calcext:value-type="float">
            <text:p>19333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963" calcext:value-type="float">
            <text:p>696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9985" calcext:value-type="float">
            <text:p>998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9789" calcext:value-type="float">
            <text:p>1978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9565" calcext:value-type="float">
            <text:p>1956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9294" calcext:value-type="float">
            <text:p>1929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0844" calcext:value-type="float">
            <text:p>2084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0482" calcext:value-type="float">
            <text:p>2048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1194" calcext:value-type="float">
            <text:p>3119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3005" calcext:value-type="float">
            <text:p>4300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6932" calcext:value-type="float">
            <text:p>4693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51948" calcext:value-type="float">
            <text:p>5194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2131" calcext:value-type="float">
            <text:p>2213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8558" calcext:value-type="float">
            <text:p>1855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8693" calcext:value-type="float">
            <text:p>1869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8502" calcext:value-type="float">
            <text:p>1850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8820" calcext:value-type="float">
            <text:p>1882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8179" calcext:value-type="float">
            <text:p>18179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5244" calcext:value-type="float">
            <text:p>2524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7261" calcext:value-type="float">
            <text:p>3726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3155" calcext:value-type="float">
            <text:p>4315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9192" calcext:value-type="float">
            <text:p>4919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0956" calcext:value-type="float">
            <text:p>30956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529" calcext:value-type="float">
            <text:p>752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6222" calcext:value-type="float">
            <text:p>3622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05286" calcext:value-type="float">
            <text:p>10528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03371" calcext:value-type="float">
            <text:p>20337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57088" calcext:value-type="float">
            <text:p>25708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16644" calcext:value-type="float">
            <text:p>21664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22251" calcext:value-type="float">
            <text:p>22225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80415" calcext:value-type="float">
            <text:p>18041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61670" calcext:value-type="float">
            <text:p>26167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44627" calcext:value-type="float">
            <text:p>24462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6338" calcext:value-type="float">
            <text:p>1633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53366" calcext:value-type="float">
            <text:p>5336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39487" calcext:value-type="float">
            <text:p>13948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57140" calcext:value-type="float">
            <text:p>15714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87775" calcext:value-type="float">
            <text:p>18777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47843" calcext:value-type="float">
            <text:p>24784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85890" calcext:value-type="float">
            <text:p>28589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91248" calcext:value-type="float">
            <text:p>29124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72181" calcext:value-type="float">
            <text:p>27218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70056" calcext:value-type="float">
            <text:p>27005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55068" calcext:value-type="float">
            <text:p>5506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5367" calcext:value-type="float">
            <text:p>7536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87474" calcext:value-type="float">
            <text:p>18747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99397" calcext:value-type="float">
            <text:p>19939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41119" calcext:value-type="float">
            <text:p>241119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68022" calcext:value-type="float">
            <text:p>26802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01270" calcext:value-type="float">
            <text:p>30127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07302" calcext:value-type="float">
            <text:p>30730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58077" calcext:value-type="float">
            <text:p>25807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55322" calcext:value-type="float">
            <text:p>25532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63933" calcext:value-type="float">
            <text:p>26393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2010" calcext:value-type="float">
            <text:p>1201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6166" calcext:value-type="float">
            <text:p>1616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9497" calcext:value-type="float">
            <text:p>1949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50070" calcext:value-type="float">
            <text:p>5007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43411" calcext:value-type="float">
            <text:p>14341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56111" calcext:value-type="float">
            <text:p>15611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69417" calcext:value-type="float">
            <text:p>16941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03216" calcext:value-type="float">
            <text:p>10321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85285" calcext:value-type="float">
            <text:p>8528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89077" calcext:value-type="float">
            <text:p>8907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6695" calcext:value-type="float">
            <text:p>5669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5614" calcext:value-type="float">
            <text:p>2561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99896" calcext:value-type="float">
            <text:p>9989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05671" calcext:value-type="float">
            <text:p>10567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07959" calcext:value-type="float">
            <text:p>10795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14815" calcext:value-type="float">
            <text:p>11481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59141" calcext:value-type="float">
            <text:p>15914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01701" calcext:value-type="float">
            <text:p>20170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72907" calcext:value-type="float">
            <text:p>172907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22631" calcext:value-type="float">
            <text:p>22263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18903" calcext:value-type="float">
            <text:p>21890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13005" calcext:value-type="float">
            <text:p>11300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7412" calcext:value-type="float">
            <text:p>6741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27211" calcext:value-type="float">
            <text:p>22721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43034" calcext:value-type="float">
            <text:p>24303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63877" calcext:value-type="float">
            <text:p>26387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81700" calcext:value-type="float">
            <text:p>28170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52861" calcext:value-type="float">
            <text:p>25286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48353" calcext:value-type="float">
            <text:p>24835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03935" calcext:value-type="float">
            <text:p>20393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70812" calcext:value-type="float">
            <text:p>270812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21993" calcext:value-type="float">
            <text:p>22199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21660" calcext:value-type="float">
            <text:p>22166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8496" calcext:value-type="float">
            <text:p>849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7584" calcext:value-type="float">
            <text:p>1758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8191" calcext:value-type="float">
            <text:p>1819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8964" calcext:value-type="float">
            <text:p>1896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8622" calcext:value-type="float">
            <text:p>1862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8332" calcext:value-type="float">
            <text:p>1833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7714" calcext:value-type="float">
            <text:p>1771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8222" calcext:value-type="float">
            <text:p>18222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9156" calcext:value-type="float">
            <text:p>1915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3660" calcext:value-type="float">
            <text:p>8366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97582" calcext:value-type="float">
            <text:p>9758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2829" calcext:value-type="float">
            <text:p>12829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8534" calcext:value-type="float">
            <text:p>1853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8943" calcext:value-type="float">
            <text:p>18943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9399" calcext:value-type="float">
            <text:p>1939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8488" calcext:value-type="float">
            <text:p>1848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8366" calcext:value-type="float">
            <text:p>1836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9193" calcext:value-type="float">
            <text:p>1919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9805" calcext:value-type="float">
            <text:p>1980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9215" calcext:value-type="float">
            <text:p>1921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0624" calcext:value-type="float">
            <text:p>1062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1503" calcext:value-type="float">
            <text:p>2150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2236" calcext:value-type="float">
            <text:p>2223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9934" calcext:value-type="float">
            <text:p>1993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9719" calcext:value-type="float">
            <text:p>19719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1165" calcext:value-type="float">
            <text:p>2116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0757" calcext:value-type="float">
            <text:p>20757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0455" calcext:value-type="float">
            <text:p>2045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1860" calcext:value-type="float">
            <text:p>2186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9764" calcext:value-type="float">
            <text:p>976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9764" calcext:value-type="float">
            <text:p>976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0553" calcext:value-type="float">
            <text:p>1055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9970" calcext:value-type="float">
            <text:p>1997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0495" calcext:value-type="float">
            <text:p>2049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1914" calcext:value-type="float">
            <text:p>2191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2363" calcext:value-type="float">
            <text:p>2236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9280" calcext:value-type="float">
            <text:p>1928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1967" calcext:value-type="float">
            <text:p>2196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2275" calcext:value-type="float">
            <text:p>2227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3459" calcext:value-type="float">
            <text:p>23459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1740" calcext:value-type="float">
            <text:p>2174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1704" calcext:value-type="float">
            <text:p>2170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8583" calcext:value-type="float">
            <text:p>858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1570" calcext:value-type="float">
            <text:p>2157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1409" calcext:value-type="float">
            <text:p>21409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3203" calcext:value-type="float">
            <text:p>2320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9547" calcext:value-type="float">
            <text:p>1954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0904" calcext:value-type="float">
            <text:p>2090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0602" calcext:value-type="float">
            <text:p>2060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8697" calcext:value-type="float">
            <text:p>38697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18361" calcext:value-type="float">
            <text:p>11836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58701" calcext:value-type="float">
            <text:p>15870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24396" calcext:value-type="float">
            <text:p>12439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1427" calcext:value-type="float">
            <text:p>1142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9164" calcext:value-type="float">
            <text:p>1916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7592" calcext:value-type="float">
            <text:p>1759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9549" calcext:value-type="float">
            <text:p>19549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5307" calcext:value-type="float">
            <text:p>6530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1535" calcext:value-type="float">
            <text:p>7153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7175" calcext:value-type="float">
            <text:p>7717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6846" calcext:value-type="float">
            <text:p>76846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3663" calcext:value-type="float">
            <text:p>7366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4595" calcext:value-type="float">
            <text:p>7459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5763" calcext:value-type="float">
            <text:p>4576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8957" calcext:value-type="float">
            <text:p>1895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2011" calcext:value-type="float">
            <text:p>2201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1410" calcext:value-type="float">
            <text:p>2141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8636" calcext:value-type="float">
            <text:p>1863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9899" calcext:value-type="float">
            <text:p>19899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50232" calcext:value-type="float">
            <text:p>5023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96785" calcext:value-type="float">
            <text:p>9678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14595" calcext:value-type="float">
            <text:p>11459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21431" calcext:value-type="float">
            <text:p>22143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70848" calcext:value-type="float">
            <text:p>27084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79913" calcext:value-type="float">
            <text:p>7991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7731" calcext:value-type="float">
            <text:p>2773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06835" calcext:value-type="float">
            <text:p>10683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87827" calcext:value-type="float">
            <text:p>18782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14033" calcext:value-type="float">
            <text:p>21403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15833" calcext:value-type="float">
            <text:p>21583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78325" calcext:value-type="float">
            <text:p>17832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10552" calcext:value-type="float">
            <text:p>210552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45930" calcext:value-type="float">
            <text:p>24593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20321" calcext:value-type="float">
            <text:p>22032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35489" calcext:value-type="float">
            <text:p>235489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73010" calcext:value-type="float">
            <text:p>7301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13816" calcext:value-type="float">
            <text:p>113816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62471" calcext:value-type="float">
            <text:p>16247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07202" calcext:value-type="float">
            <text:p>107202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27589" calcext:value-type="float">
            <text:p>127589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59808" calcext:value-type="float">
            <text:p>15980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22422" calcext:value-type="float">
            <text:p>12242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08050" calcext:value-type="float">
            <text:p>10805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04366" calcext:value-type="float">
            <text:p>10436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9324" calcext:value-type="float">
            <text:p>8932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70367" calcext:value-type="float">
            <text:p>7036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9270" calcext:value-type="float">
            <text:p>3927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91544" calcext:value-type="float">
            <text:p>9154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08512" calcext:value-type="float">
            <text:p>108512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3751" calcext:value-type="float">
            <text:p>9375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12534" calcext:value-type="float">
            <text:p>11253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46878" calcext:value-type="float">
            <text:p>14687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40377" calcext:value-type="float">
            <text:p>14037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29360" calcext:value-type="float">
            <text:p>12936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6474" calcext:value-type="float">
            <text:p>6647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96584" calcext:value-type="float">
            <text:p>9658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4295" calcext:value-type="float">
            <text:p>3429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13950" calcext:value-type="float">
            <text:p>11395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76005" calcext:value-type="float">
            <text:p>17600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33089" calcext:value-type="float">
            <text:p>133089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53688" calcext:value-type="float">
            <text:p>15368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33343" calcext:value-type="float">
            <text:p>13334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03134" calcext:value-type="float">
            <text:p>10313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16815" calcext:value-type="float">
            <text:p>11681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11695" calcext:value-type="float">
            <text:p>11169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5404" calcext:value-type="float">
            <text:p>55404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6063" calcext:value-type="float">
            <text:p>1606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6490" calcext:value-type="float">
            <text:p>1649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7817" calcext:value-type="float">
            <text:p>17817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6950" calcext:value-type="float">
            <text:p>1695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6324" calcext:value-type="float">
            <text:p>1632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5667" calcext:value-type="float">
            <text:p>1566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5317" calcext:value-type="float">
            <text:p>1531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5043" calcext:value-type="float">
            <text:p>1504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5648" calcext:value-type="float">
            <text:p>1564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0949" calcext:value-type="float">
            <text:p>10949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0949" calcext:value-type="float">
            <text:p>10949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306" calcext:value-type="float">
            <text:p>330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4800" calcext:value-type="float">
            <text:p>1480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4014" calcext:value-type="float">
            <text:p>140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089" calcext:value-type="float">
            <text:p>16089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874" calcext:value-type="float">
            <text:p>14874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5683" calcext:value-type="float">
            <text:p>15683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4685" calcext:value-type="float">
            <text:p>14685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4919" calcext:value-type="float">
            <text:p>14919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4613" calcext:value-type="float">
            <text:p>14613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5707" calcext:value-type="float">
            <text:p>15707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36299" calcext:value-type="float">
            <text:p>36299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3999" calcext:value-type="float">
            <text:p>33999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55442" calcext:value-type="float">
            <text:p>55442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47379" calcext:value-type="float">
            <text:p>47379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51793" calcext:value-type="float">
            <text:p>51793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56082" calcext:value-type="float">
            <text:p>56082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45278" calcext:value-type="float">
            <text:p>45278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49834" calcext:value-type="float">
            <text:p>49834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4683" calcext:value-type="float">
            <text:p>468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5085" calcext:value-type="float">
            <text:p>15085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3745" calcext:value-type="float">
            <text:p>13745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5220" calcext:value-type="float">
            <text:p>1522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3847" calcext:value-type="float">
            <text:p>13847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4595" calcext:value-type="float">
            <text:p>14595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36046" calcext:value-type="float">
            <text:p>36046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42139" calcext:value-type="float">
            <text:p>42139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42894" calcext:value-type="float">
            <text:p>42894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30600" calcext:value-type="float">
            <text:p>3060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4900" calcext:value-type="float">
            <text:p>490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706" calcext:value-type="float">
            <text:p>1706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6370" calcext:value-type="float">
            <text:p>1637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25544" calcext:value-type="float">
            <text:p>25544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6942" calcext:value-type="float">
            <text:p>26942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24385" calcext:value-type="float">
            <text:p>24385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38811" calcext:value-type="float">
            <text:p>38811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49150" calcext:value-type="float">
            <text:p>4915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53230" calcext:value-type="float">
            <text:p>5323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61480" calcext:value-type="float">
            <text:p>6148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64561" calcext:value-type="float">
            <text:p>6456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60590" calcext:value-type="float">
            <text:p>6059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1188" calcext:value-type="float">
            <text:p>21188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20177" calcext:value-type="float">
            <text:p>20177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28279" calcext:value-type="float">
            <text:p>28279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61619" calcext:value-type="float">
            <text:p>61619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65563" calcext:value-type="float">
            <text:p>65563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82859" calcext:value-type="float">
            <text:p>82859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30354" calcext:value-type="float">
            <text:p>130354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03032" calcext:value-type="float">
            <text:p>103032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22559" calcext:value-type="float">
            <text:p>122559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00115" calcext:value-type="float">
            <text:p>100115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95716" calcext:value-type="float">
            <text:p>95716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4513" calcext:value-type="float">
            <text:p>4513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4146" calcext:value-type="float">
            <text:p>4146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7427" calcext:value-type="float">
            <text:p>17427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8262" calcext:value-type="float">
            <text:p>18262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7698" calcext:value-type="float">
            <text:p>17698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8596" calcext:value-type="float">
            <text:p>18596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9541" calcext:value-type="float">
            <text:p>19541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8664" calcext:value-type="float">
            <text:p>18664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7425" calcext:value-type="float">
            <text:p>17425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8118" calcext:value-type="float">
            <text:p>18118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6912" calcext:value-type="float">
            <text:p>16912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4299" calcext:value-type="float">
            <text:p>14299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0905" calcext:value-type="float">
            <text:p>10905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6211" calcext:value-type="float">
            <text:p>16211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6956" calcext:value-type="float">
            <text:p>16956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6446" calcext:value-type="float">
            <text:p>16446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7095" calcext:value-type="float">
            <text:p>17095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7780" calcext:value-type="float">
            <text:p>1778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7846" calcext:value-type="float">
            <text:p>17846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9506" calcext:value-type="float">
            <text:p>19506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5411" calcext:value-type="float">
            <text:p>15411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20049" calcext:value-type="float">
            <text:p>20049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0564" calcext:value-type="float">
            <text:p>10564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4346" calcext:value-type="float">
            <text:p>14346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7275" calcext:value-type="float">
            <text:p>17275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9120" calcext:value-type="float">
            <text:p>1912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49136" calcext:value-type="float">
            <text:p>49136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36400" calcext:value-type="float">
            <text:p>13640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43216" calcext:value-type="float">
            <text:p>14321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33371" calcext:value-type="float">
            <text:p>13337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35432" calcext:value-type="float">
            <text:p>135432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26165" calcext:value-type="float">
            <text:p>126165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56966" calcext:value-type="float">
            <text:p>56966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56966" calcext:value-type="float">
            <text:p>56966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22539" calcext:value-type="float">
            <text:p>22539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20799" calcext:value-type="float">
            <text:p>20799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20614" calcext:value-type="float">
            <text:p>20614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23000" calcext:value-type="float">
            <text:p>2300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22814" calcext:value-type="float">
            <text:p>22814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20660" calcext:value-type="float">
            <text:p>2066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23335" calcext:value-type="float">
            <text:p>23335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22744" calcext:value-type="float">
            <text:p>22744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22852" calcext:value-type="float">
            <text:p>22852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8634" calcext:value-type="float">
            <text:p>8634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8087" calcext:value-type="float">
            <text:p>18087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20108" calcext:value-type="float">
            <text:p>20108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8985" calcext:value-type="float">
            <text:p>1898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9003" calcext:value-type="float">
            <text:p>19003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66064" calcext:value-type="float">
            <text:p>66064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85025" calcext:value-type="float">
            <text:p>85025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04958" calcext:value-type="float">
            <text:p>104958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00638" calcext:value-type="float">
            <text:p>100638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00968" calcext:value-type="float">
            <text:p>100968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05658" calcext:value-type="float">
            <text:p>105658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1292" calcext:value-type="float">
            <text:p>11292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5767" calcext:value-type="float">
            <text:p>5767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28780" calcext:value-type="float">
            <text:p>2878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49939" calcext:value-type="float">
            <text:p>49939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49805" calcext:value-type="float">
            <text:p>49805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48815" calcext:value-type="float">
            <text:p>48815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99540" calcext:value-type="float">
            <text:p>9954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04128" calcext:value-type="float">
            <text:p>104128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99857" calcext:value-type="float">
            <text:p>99857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99003" calcext:value-type="float">
            <text:p>99003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66529" calcext:value-type="float">
            <text:p>66529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32610" calcext:value-type="float">
            <text:p>3261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65034" calcext:value-type="float">
            <text:p>65034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1401" calcext:value-type="float">
            <text:p>61401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75823" calcext:value-type="float">
            <text:p>75823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76205" calcext:value-type="float">
            <text:p>76205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66430" calcext:value-type="float">
            <text:p>6643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73550" calcext:value-type="float">
            <text:p>7355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66600" calcext:value-type="float">
            <text:p>6660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60813" calcext:value-type="float">
            <text:p>60813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48533" calcext:value-type="float">
            <text:p>48533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2461" calcext:value-type="float">
            <text:p>12461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6337" calcext:value-type="float">
            <text:p>16337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22931" calcext:value-type="float">
            <text:p>22931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69579" calcext:value-type="float">
            <text:p>69579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92845" calcext:value-type="float">
            <text:p>92845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85232" calcext:value-type="float">
            <text:p>85232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78856" calcext:value-type="float">
            <text:p>78856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8849" calcext:value-type="float">
            <text:p>68849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78423" calcext:value-type="float">
            <text:p>78423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6119" calcext:value-type="float">
            <text:p>16119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5955" calcext:value-type="float">
            <text:p>15955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5414" calcext:value-type="float">
            <text:p>15414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5451" calcext:value-type="float">
            <text:p>15451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5534" calcext:value-type="float">
            <text:p>15534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7797" calcext:value-type="float">
            <text:p>17797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6095" calcext:value-type="float">
            <text:p>16095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4810" calcext:value-type="float">
            <text:p>1481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5437" calcext:value-type="float">
            <text:p>15437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5129" calcext:value-type="float">
            <text:p>15129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1157" calcext:value-type="float">
            <text:p>11157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1157" calcext:value-type="float">
            <text:p>11157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8599" calcext:value-type="float">
            <text:p>18599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9170" calcext:value-type="float">
            <text:p>1917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9269" calcext:value-type="float">
            <text:p>19269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8394" calcext:value-type="float">
            <text:p>18394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6795" calcext:value-type="float">
            <text:p>16795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7311" calcext:value-type="float">
            <text:p>17311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8660" calcext:value-type="float">
            <text:p>1866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9901" calcext:value-type="float">
            <text:p>19901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8171" calcext:value-type="float">
            <text:p>18171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1932" calcext:value-type="float">
            <text:p>11932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1932" calcext:value-type="float">
            <text:p>11932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6366" calcext:value-type="float">
            <text:p>16366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46673" calcext:value-type="float">
            <text:p>46673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72729" calcext:value-type="float">
            <text:p>72729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60565" calcext:value-type="float">
            <text:p>60565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58442" calcext:value-type="float">
            <text:p>58442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82903" calcext:value-type="float">
            <text:p>82903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45390" calcext:value-type="float">
            <text:p>45390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58480" calcext:value-type="float">
            <text:p>5848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85514" calcext:value-type="float">
            <text:p>85514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67636" calcext:value-type="float">
            <text:p>67636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6725" calcext:value-type="float">
            <text:p>16725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8042" calcext:value-type="float">
            <text:p>18042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30986" calcext:value-type="float">
            <text:p>30986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43897" calcext:value-type="float">
            <text:p>43897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28429" calcext:value-type="float">
            <text:p>28429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47852" calcext:value-type="float">
            <text:p>47852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64496" calcext:value-type="float">
            <text:p>64496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62303" calcext:value-type="float">
            <text:p>62303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49425" calcext:value-type="float">
            <text:p>49425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65386" calcext:value-type="float">
            <text:p>65386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3380" calcext:value-type="float">
            <text:p>3380</text:p>
          </table:table-cell>
        </table:table-row>
      </table:table>
      <table:table table:name="origin_B_2019.12.16_13.40.04_for2000s_500" table:style-name="ta1">
        <table:shapes>
          <draw:frame draw:z-index="0" draw:style-name="gr1" draw:text-style-name="P1" svg:width="1471.95pt" svg:height="511.26pt" svg:x="347.3pt" svg:y="304.92pt">
            <draw:object draw:notify-on-update-of-ranges="'origin_B_2019.12.16_13.40.04_for2000s_500'.A1:'origin_B_2019.12.16_13.40.04_for2000s_500'.A1 'origin_B_2019.12.16_13.40.04_for2000s_500'.A2:'origin_B_2019.12.16_13.40.04_for2000s_500'.A493 'origin_B_2019.12.16_13.40.04_for2000s_500'.B1:'origin_B_2019.12.16_13.40.04_for2000s_500'.B1 'origin_B_2019.12.16_13.40.04_for2000s_500'.B2:'origin_B_2019.12.16_13.40.04_for2000s_500'.B49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5234" calcext:value-type="float">
            <text:p>3523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3122" calcext:value-type="float">
            <text:p>3312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5553" calcext:value-type="float">
            <text:p>1555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5692" calcext:value-type="float">
            <text:p>1569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3083" calcext:value-type="float">
            <text:p>2308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1456" calcext:value-type="float">
            <text:p>3145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8551" calcext:value-type="float">
            <text:p>3855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9382" calcext:value-type="float">
            <text:p>59382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0569" calcext:value-type="float">
            <text:p>5056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5514" calcext:value-type="float">
            <text:p>3551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4084" calcext:value-type="float">
            <text:p>3408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0073" calcext:value-type="float">
            <text:p>4007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9473" calcext:value-type="float">
            <text:p>3947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9442" calcext:value-type="float">
            <text:p>2944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1682" calcext:value-type="float">
            <text:p>2168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564" calcext:value-type="float">
            <text:p>456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0255" calcext:value-type="float">
            <text:p>1025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0955" calcext:value-type="float">
            <text:p>1095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1278" calcext:value-type="float">
            <text:p>1127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1116" calcext:value-type="float">
            <text:p>1111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0074" calcext:value-type="float">
            <text:p>2007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3311" calcext:value-type="float">
            <text:p>2331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9940" calcext:value-type="float">
            <text:p>1994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7075" calcext:value-type="float">
            <text:p>1707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5482" calcext:value-type="float">
            <text:p>1548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2078" calcext:value-type="float">
            <text:p>1207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8005" calcext:value-type="float">
            <text:p>800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685" calcext:value-type="float">
            <text:p>468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359" calcext:value-type="float">
            <text:p>14359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423" calcext:value-type="float">
            <text:p>742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3934" calcext:value-type="float">
            <text:p>1393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6977" calcext:value-type="float">
            <text:p>1697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1426" calcext:value-type="float">
            <text:p>1142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7414" calcext:value-type="float">
            <text:p>1741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6790" calcext:value-type="float">
            <text:p>1679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6885" calcext:value-type="float">
            <text:p>1688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6149" calcext:value-type="float">
            <text:p>16149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792" calcext:value-type="float">
            <text:p>579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6824" calcext:value-type="float">
            <text:p>1682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7377" calcext:value-type="float">
            <text:p>1737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6250" calcext:value-type="float">
            <text:p>1625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9591" calcext:value-type="float">
            <text:p>1959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5736" calcext:value-type="float">
            <text:p>4573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54760" calcext:value-type="float">
            <text:p>5476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4866" calcext:value-type="float">
            <text:p>6486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7039" calcext:value-type="float">
            <text:p>3703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4645" calcext:value-type="float">
            <text:p>3464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8865" calcext:value-type="float">
            <text:p>2886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2245" calcext:value-type="float">
            <text:p>2224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4083" calcext:value-type="float">
            <text:p>2408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2535" calcext:value-type="float">
            <text:p>2253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2793" calcext:value-type="float">
            <text:p>2279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30481" calcext:value-type="float">
            <text:p>13048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2441" calcext:value-type="float">
            <text:p>14244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78682" calcext:value-type="float">
            <text:p>17868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40758" calcext:value-type="float">
            <text:p>14075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64281" calcext:value-type="float">
            <text:p>16428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23674" calcext:value-type="float">
            <text:p>12367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26554" calcext:value-type="float">
            <text:p>12655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4648" calcext:value-type="float">
            <text:p>2464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53154" calcext:value-type="float">
            <text:p>15315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56672" calcext:value-type="float">
            <text:p>15667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39267" calcext:value-type="float">
            <text:p>13926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30492" calcext:value-type="float">
            <text:p>130492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41364" calcext:value-type="float">
            <text:p>14136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31200" calcext:value-type="float">
            <text:p>13120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45375" calcext:value-type="float">
            <text:p>14537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45220" calcext:value-type="float">
            <text:p>14522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45030" calcext:value-type="float">
            <text:p>14503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8972" calcext:value-type="float">
            <text:p>2897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8972" calcext:value-type="float">
            <text:p>2897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54921" calcext:value-type="float">
            <text:p>15492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78425" calcext:value-type="float">
            <text:p>17842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91619" calcext:value-type="float">
            <text:p>191619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00768" calcext:value-type="float">
            <text:p>20076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47851" calcext:value-type="float">
            <text:p>14785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45593" calcext:value-type="float">
            <text:p>14559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53671" calcext:value-type="float">
            <text:p>15367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66998" calcext:value-type="float">
            <text:p>16699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68940" calcext:value-type="float">
            <text:p>16894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60558" calcext:value-type="float">
            <text:p>16055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24687" calcext:value-type="float">
            <text:p>12468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4391" calcext:value-type="float">
            <text:p>4439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00910" calcext:value-type="float">
            <text:p>20091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30524" calcext:value-type="float">
            <text:p>23052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16553" calcext:value-type="float">
            <text:p>21655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02221" calcext:value-type="float">
            <text:p>20222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92612" calcext:value-type="float">
            <text:p>19261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23292" calcext:value-type="float">
            <text:p>22329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05049" calcext:value-type="float">
            <text:p>205049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16263" calcext:value-type="float">
            <text:p>21626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06101" calcext:value-type="float">
            <text:p>20610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58202" calcext:value-type="float">
            <text:p>5820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58202" calcext:value-type="float">
            <text:p>58202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6606" calcext:value-type="float">
            <text:p>2660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6777" calcext:value-type="float">
            <text:p>2677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5017" calcext:value-type="float">
            <text:p>25017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6713" calcext:value-type="float">
            <text:p>2671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04707" calcext:value-type="float">
            <text:p>10470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86188" calcext:value-type="float">
            <text:p>18618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22446" calcext:value-type="float">
            <text:p>22244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28073" calcext:value-type="float">
            <text:p>22807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29565" calcext:value-type="float">
            <text:p>22956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51095" calcext:value-type="float">
            <text:p>25109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012" calcext:value-type="float">
            <text:p>701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5195" calcext:value-type="float">
            <text:p>519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2266" calcext:value-type="float">
            <text:p>7226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16869" calcext:value-type="float">
            <text:p>216869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33890" calcext:value-type="float">
            <text:p>23389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95173" calcext:value-type="float">
            <text:p>19517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27857" calcext:value-type="float">
            <text:p>227857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79698" calcext:value-type="float">
            <text:p>17969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42741" calcext:value-type="float">
            <text:p>24274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12631" calcext:value-type="float">
            <text:p>21263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07496" calcext:value-type="float">
            <text:p>20749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29600" calcext:value-type="float">
            <text:p>12960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1399" calcext:value-type="float">
            <text:p>2139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72773" calcext:value-type="float">
            <text:p>17277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70399" calcext:value-type="float">
            <text:p>27039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55975" calcext:value-type="float">
            <text:p>15597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52150" calcext:value-type="float">
            <text:p>25215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58326" calcext:value-type="float">
            <text:p>25832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50908" calcext:value-type="float">
            <text:p>25090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36238" calcext:value-type="float">
            <text:p>23623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30572" calcext:value-type="float">
            <text:p>23057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61877" calcext:value-type="float">
            <text:p>26187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04200" calcext:value-type="float">
            <text:p>10420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50832" calcext:value-type="float">
            <text:p>5083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94037" calcext:value-type="float">
            <text:p>19403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29072" calcext:value-type="float">
            <text:p>22907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98872" calcext:value-type="float">
            <text:p>19887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16330" calcext:value-type="float">
            <text:p>21633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87942" calcext:value-type="float">
            <text:p>187942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42831" calcext:value-type="float">
            <text:p>24283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03156" calcext:value-type="float">
            <text:p>20315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86352" calcext:value-type="float">
            <text:p>18635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94371" calcext:value-type="float">
            <text:p>19437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1377" calcext:value-type="float">
            <text:p>21377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1377" calcext:value-type="float">
            <text:p>2137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06980" calcext:value-type="float">
            <text:p>20698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62270" calcext:value-type="float">
            <text:p>16227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98804" calcext:value-type="float">
            <text:p>19880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78065" calcext:value-type="float">
            <text:p>17806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77822" calcext:value-type="float">
            <text:p>177822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96640" calcext:value-type="float">
            <text:p>19664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05723" calcext:value-type="float">
            <text:p>20572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93826" calcext:value-type="float">
            <text:p>19382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65743" calcext:value-type="float">
            <text:p>16574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00255" calcext:value-type="float">
            <text:p>20025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99880" calcext:value-type="float">
            <text:p>19988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5916" calcext:value-type="float">
            <text:p>591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9189" calcext:value-type="float">
            <text:p>19189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9356" calcext:value-type="float">
            <text:p>1935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0138" calcext:value-type="float">
            <text:p>2013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7784" calcext:value-type="float">
            <text:p>4778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99570" calcext:value-type="float">
            <text:p>19957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70018" calcext:value-type="float">
            <text:p>17001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76798" calcext:value-type="float">
            <text:p>17679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24159" calcext:value-type="float">
            <text:p>224159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63320" calcext:value-type="float">
            <text:p>16332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2805" calcext:value-type="float">
            <text:p>6280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5910" calcext:value-type="float">
            <text:p>1591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8716" calcext:value-type="float">
            <text:p>1871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8893" calcext:value-type="float">
            <text:p>6889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97139" calcext:value-type="float">
            <text:p>197139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88291" calcext:value-type="float">
            <text:p>18829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09196" calcext:value-type="float">
            <text:p>20919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47336" calcext:value-type="float">
            <text:p>24733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50439" calcext:value-type="float">
            <text:p>150439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78027" calcext:value-type="float">
            <text:p>17802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60552" calcext:value-type="float">
            <text:p>160552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87665" calcext:value-type="float">
            <text:p>18766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473" calcext:value-type="float">
            <text:p>647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14600" calcext:value-type="float">
            <text:p>11460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23735" calcext:value-type="float">
            <text:p>22373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57737" calcext:value-type="float">
            <text:p>15773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86943" calcext:value-type="float">
            <text:p>18694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36027" calcext:value-type="float">
            <text:p>13602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50874" calcext:value-type="float">
            <text:p>15087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41571" calcext:value-type="float">
            <text:p>14157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81076" calcext:value-type="float">
            <text:p>18107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50219" calcext:value-type="float">
            <text:p>150219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56482" calcext:value-type="float">
            <text:p>15648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51873" calcext:value-type="float">
            <text:p>5187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4869" calcext:value-type="float">
            <text:p>14869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0347" calcext:value-type="float">
            <text:p>2034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0994" calcext:value-type="float">
            <text:p>3099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81487" calcext:value-type="float">
            <text:p>8148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2034" calcext:value-type="float">
            <text:p>8203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4476" calcext:value-type="float">
            <text:p>6447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80159" calcext:value-type="float">
            <text:p>80159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79162" calcext:value-type="float">
            <text:p>7916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80641" calcext:value-type="float">
            <text:p>8064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1327" calcext:value-type="float">
            <text:p>7132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09286" calcext:value-type="float">
            <text:p>10928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1040" calcext:value-type="float">
            <text:p>1104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54182" calcext:value-type="float">
            <text:p>5418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23348" calcext:value-type="float">
            <text:p>12334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90083" calcext:value-type="float">
            <text:p>9008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81368" calcext:value-type="float">
            <text:p>8136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87486" calcext:value-type="float">
            <text:p>8748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88451" calcext:value-type="float">
            <text:p>8845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88202" calcext:value-type="float">
            <text:p>88202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87387" calcext:value-type="float">
            <text:p>87387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85656" calcext:value-type="float">
            <text:p>8565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9373" calcext:value-type="float">
            <text:p>2937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9373" calcext:value-type="float">
            <text:p>2937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56852" calcext:value-type="float">
            <text:p>5685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94113" calcext:value-type="float">
            <text:p>9411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05462" calcext:value-type="float">
            <text:p>10546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00139" calcext:value-type="float">
            <text:p>100139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7341" calcext:value-type="float">
            <text:p>9734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83673" calcext:value-type="float">
            <text:p>8367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3065" calcext:value-type="float">
            <text:p>7306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5283" calcext:value-type="float">
            <text:p>7528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78848" calcext:value-type="float">
            <text:p>7884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86269" calcext:value-type="float">
            <text:p>8626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0627" calcext:value-type="float">
            <text:p>10627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5507" calcext:value-type="float">
            <text:p>1550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51185" calcext:value-type="float">
            <text:p>5118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80136" calcext:value-type="float">
            <text:p>8013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77513" calcext:value-type="float">
            <text:p>7751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1326" calcext:value-type="float">
            <text:p>7132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3591" calcext:value-type="float">
            <text:p>7359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88094" calcext:value-type="float">
            <text:p>8809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7871" calcext:value-type="float">
            <text:p>6787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80717" calcext:value-type="float">
            <text:p>8071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88837" calcext:value-type="float">
            <text:p>8883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9171" calcext:value-type="float">
            <text:p>1917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5625" calcext:value-type="float">
            <text:p>1562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4769" calcext:value-type="float">
            <text:p>14769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5947" calcext:value-type="float">
            <text:p>3594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71399" calcext:value-type="float">
            <text:p>71399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52656" calcext:value-type="float">
            <text:p>5265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7645" calcext:value-type="float">
            <text:p>6764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78558" calcext:value-type="float">
            <text:p>7855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77565" calcext:value-type="float">
            <text:p>7756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1280" calcext:value-type="float">
            <text:p>7128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9198" calcext:value-type="float">
            <text:p>4919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1526" calcext:value-type="float">
            <text:p>2152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45202" calcext:value-type="float">
            <text:p>4520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8338" calcext:value-type="float">
            <text:p>4833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2510" calcext:value-type="float">
            <text:p>4251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4233" calcext:value-type="float">
            <text:p>4423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51358" calcext:value-type="float">
            <text:p>5135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49494" calcext:value-type="float">
            <text:p>4949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0608" calcext:value-type="float">
            <text:p>4060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2044" calcext:value-type="float">
            <text:p>4204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5950" calcext:value-type="float">
            <text:p>3595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8255" calcext:value-type="float">
            <text:p>3825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5706" calcext:value-type="float">
            <text:p>5706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502" calcext:value-type="float">
            <text:p>4502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2662" calcext:value-type="float">
            <text:p>1266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1575" calcext:value-type="float">
            <text:p>3157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4731" calcext:value-type="float">
            <text:p>4473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9410" calcext:value-type="float">
            <text:p>3941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6879" calcext:value-type="float">
            <text:p>46879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2391" calcext:value-type="float">
            <text:p>4239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49846" calcext:value-type="float">
            <text:p>49846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41499" calcext:value-type="float">
            <text:p>41499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54323" calcext:value-type="float">
            <text:p>5432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9465" calcext:value-type="float">
            <text:p>4946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4559" calcext:value-type="float">
            <text:p>14559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3618" calcext:value-type="float">
            <text:p>1361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3878" calcext:value-type="float">
            <text:p>1387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3184" calcext:value-type="float">
            <text:p>1318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3310" calcext:value-type="float">
            <text:p>1331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9231" calcext:value-type="float">
            <text:p>1923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9320" calcext:value-type="float">
            <text:p>3932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59374" calcext:value-type="float">
            <text:p>5937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1004" calcext:value-type="float">
            <text:p>61004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54678" calcext:value-type="float">
            <text:p>54678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49582" calcext:value-type="float">
            <text:p>49582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43142" calcext:value-type="float">
            <text:p>43142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4572" calcext:value-type="float">
            <text:p>4572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8902" calcext:value-type="float">
            <text:p>8902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3985" calcext:value-type="float">
            <text:p>13985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3323" calcext:value-type="float">
            <text:p>13323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3666" calcext:value-type="float">
            <text:p>13666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3726" calcext:value-type="float">
            <text:p>13726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3774" calcext:value-type="float">
            <text:p>13774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1703" calcext:value-type="float">
            <text:p>11703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2207" calcext:value-type="float">
            <text:p>12207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2473" calcext:value-type="float">
            <text:p>12473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5043" calcext:value-type="float">
            <text:p>5043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5043" calcext:value-type="float">
            <text:p>504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1699" calcext:value-type="float">
            <text:p>11699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2684" calcext:value-type="float">
            <text:p>12684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2702" calcext:value-type="float">
            <text:p>1270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4104" calcext:value-type="float">
            <text:p>14104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4447" calcext:value-type="float">
            <text:p>14447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3406" calcext:value-type="float">
            <text:p>13406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1983" calcext:value-type="float">
            <text:p>11983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3797" calcext:value-type="float">
            <text:p>13797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4625" calcext:value-type="float">
            <text:p>14625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3479" calcext:value-type="float">
            <text:p>13479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6009" calcext:value-type="float">
            <text:p>6009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7633" calcext:value-type="float">
            <text:p>17633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7141" calcext:value-type="float">
            <text:p>17141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7464" calcext:value-type="float">
            <text:p>17464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7001" calcext:value-type="float">
            <text:p>17001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6129" calcext:value-type="float">
            <text:p>16129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7753" calcext:value-type="float">
            <text:p>17753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53355" calcext:value-type="float">
            <text:p>53355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54222" calcext:value-type="float">
            <text:p>54222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60356" calcext:value-type="float">
            <text:p>60356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26592" calcext:value-type="float">
            <text:p>26592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26592" calcext:value-type="float">
            <text:p>26592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6204" calcext:value-type="float">
            <text:p>16204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5290" calcext:value-type="float">
            <text:p>1529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6467" calcext:value-type="float">
            <text:p>16467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5947" calcext:value-type="float">
            <text:p>15947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5942" calcext:value-type="float">
            <text:p>15942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7736" calcext:value-type="float">
            <text:p>17736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7477" calcext:value-type="float">
            <text:p>17477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8578" calcext:value-type="float">
            <text:p>18578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6783" calcext:value-type="float">
            <text:p>16783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1785" calcext:value-type="float">
            <text:p>11785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7228" calcext:value-type="float">
            <text:p>7228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6855" calcext:value-type="float">
            <text:p>16855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7305" calcext:value-type="float">
            <text:p>17305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6437" calcext:value-type="float">
            <text:p>16437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7008" calcext:value-type="float">
            <text:p>17008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5662" calcext:value-type="float">
            <text:p>15662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5635" calcext:value-type="float">
            <text:p>15635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5925" calcext:value-type="float">
            <text:p>15925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45092" calcext:value-type="float">
            <text:p>45092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53313" calcext:value-type="float">
            <text:p>53313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8174" calcext:value-type="float">
            <text:p>18174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6856" calcext:value-type="float">
            <text:p>16856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6688" calcext:value-type="float">
            <text:p>16688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6804" calcext:value-type="float">
            <text:p>16804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5760" calcext:value-type="float">
            <text:p>1576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8625" calcext:value-type="float">
            <text:p>18625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51804" calcext:value-type="float">
            <text:p>51804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59668" calcext:value-type="float">
            <text:p>59668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67672" calcext:value-type="float">
            <text:p>67672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47574" calcext:value-type="float">
            <text:p>47574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70157" calcext:value-type="float">
            <text:p>70157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44330" calcext:value-type="float">
            <text:p>4433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9948" calcext:value-type="float">
            <text:p>9948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4849" calcext:value-type="float">
            <text:p>14849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5194" calcext:value-type="float">
            <text:p>15194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6600" calcext:value-type="float">
            <text:p>1660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6146" calcext:value-type="float">
            <text:p>16146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27509" calcext:value-type="float">
            <text:p>27509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71250" calcext:value-type="float">
            <text:p>7125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74527" calcext:value-type="float">
            <text:p>74527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72880" calcext:value-type="float">
            <text:p>7288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8961" calcext:value-type="float">
            <text:p>78961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9932" calcext:value-type="float">
            <text:p>19932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2385" calcext:value-type="float">
            <text:p>2385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3227" calcext:value-type="float">
            <text:p>13227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5121" calcext:value-type="float">
            <text:p>15121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5420" calcext:value-type="float">
            <text:p>1542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29359" calcext:value-type="float">
            <text:p>29359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43828" calcext:value-type="float">
            <text:p>43828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47332" calcext:value-type="float">
            <text:p>47332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49352" calcext:value-type="float">
            <text:p>49352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51360" calcext:value-type="float">
            <text:p>5136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52491" calcext:value-type="float">
            <text:p>52491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39189" calcext:value-type="float">
            <text:p>39189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7953" calcext:value-type="float">
            <text:p>17953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0505" calcext:value-type="float">
            <text:p>10505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4713" calcext:value-type="float">
            <text:p>14713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6778" calcext:value-type="float">
            <text:p>16778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4718" calcext:value-type="float">
            <text:p>14718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5394" calcext:value-type="float">
            <text:p>15394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5848" calcext:value-type="float">
            <text:p>15848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3864" calcext:value-type="float">
            <text:p>1386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5921" calcext:value-type="float">
            <text:p>15921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5334" calcext:value-type="float">
            <text:p>15334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5331" calcext:value-type="float">
            <text:p>15331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9963" calcext:value-type="float">
            <text:p>9963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4289" calcext:value-type="float">
            <text:p>4289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36792" calcext:value-type="float">
            <text:p>36792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45122" calcext:value-type="float">
            <text:p>45122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36258" calcext:value-type="float">
            <text:p>36258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30977" calcext:value-type="float">
            <text:p>30977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8816" calcext:value-type="float">
            <text:p>38816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21147" calcext:value-type="float">
            <text:p>21147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40042" calcext:value-type="float">
            <text:p>40042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3397" calcext:value-type="float">
            <text:p>33397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43081" calcext:value-type="float">
            <text:p>43081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25025" calcext:value-type="float">
            <text:p>25025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0704" calcext:value-type="float">
            <text:p>10704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5543" calcext:value-type="float">
            <text:p>15543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4413" calcext:value-type="float">
            <text:p>14413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4300" calcext:value-type="float">
            <text:p>1430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27009" calcext:value-type="float">
            <text:p>27009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37154" calcext:value-type="float">
            <text:p>37154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48053" calcext:value-type="float">
            <text:p>48053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70341" calcext:value-type="float">
            <text:p>70341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53205" calcext:value-type="float">
            <text:p>53205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66550" calcext:value-type="float">
            <text:p>6655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55723" calcext:value-type="float">
            <text:p>55723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4871" calcext:value-type="float">
            <text:p>4871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4047" calcext:value-type="float">
            <text:p>14047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4586" calcext:value-type="float">
            <text:p>14586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4651" calcext:value-type="float">
            <text:p>14651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3043" calcext:value-type="float">
            <text:p>13043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4972" calcext:value-type="float">
            <text:p>14972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3622" calcext:value-type="float">
            <text:p>13622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5003" calcext:value-type="float">
            <text:p>15003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5256" calcext:value-type="float">
            <text:p>15256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5478" calcext:value-type="float">
            <text:p>15478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2906" calcext:value-type="float">
            <text:p>12906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2763" calcext:value-type="float">
            <text:p>12763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1940" calcext:value-type="float">
            <text:p>1194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1207" calcext:value-type="float">
            <text:p>11207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7286" calcext:value-type="float">
            <text:p>17286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27144" calcext:value-type="float">
            <text:p>27144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9704" calcext:value-type="float">
            <text:p>39704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53162" calcext:value-type="float">
            <text:p>53162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39708" calcext:value-type="float">
            <text:p>39708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38164" calcext:value-type="float">
            <text:p>38164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25920" calcext:value-type="float">
            <text:p>2592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26812" calcext:value-type="float">
            <text:p>26812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29932" calcext:value-type="float">
            <text:p>29932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34294" calcext:value-type="float">
            <text:p>34294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24840" calcext:value-type="float">
            <text:p>2484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32022" calcext:value-type="float">
            <text:p>32022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35979" calcext:value-type="float">
            <text:p>35979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27730" calcext:value-type="float">
            <text:p>2773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1222" calcext:value-type="float">
            <text:p>31222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25624" calcext:value-type="float">
            <text:p>25624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24747" calcext:value-type="float">
            <text:p>24747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0053" calcext:value-type="float">
            <text:p>10053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1351" calcext:value-type="float">
            <text:p>11351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0949" calcext:value-type="float">
            <text:p>10949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8266" calcext:value-type="float">
            <text:p>8266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20936" calcext:value-type="float">
            <text:p>20936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30093" calcext:value-type="float">
            <text:p>30093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28969" calcext:value-type="float">
            <text:p>28969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35082" calcext:value-type="float">
            <text:p>35082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35760" calcext:value-type="float">
            <text:p>3576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7844" calcext:value-type="float">
            <text:p>27844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44870" calcext:value-type="float">
            <text:p>44870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40117" calcext:value-type="float">
            <text:p>40117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5798" calcext:value-type="float">
            <text:p>5798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4525" calcext:value-type="float">
            <text:p>14525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38206" calcext:value-type="float">
            <text:p>38206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43748" calcext:value-type="float">
            <text:p>43748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8544" calcext:value-type="float">
            <text:p>18544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6102" calcext:value-type="float">
            <text:p>26102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25752" calcext:value-type="float">
            <text:p>25752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7446" calcext:value-type="float">
            <text:p>7446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7430" calcext:value-type="float">
            <text:p>743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0088" calcext:value-type="float">
            <text:p>10088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9554" calcext:value-type="float">
            <text:p>955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4375" calcext:value-type="float">
            <text:p>14375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3682" calcext:value-type="float">
            <text:p>13682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9026" calcext:value-type="float">
            <text:p>9026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9557" calcext:value-type="float">
            <text:p>9557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6116" calcext:value-type="float">
            <text:p>6116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7082" calcext:value-type="float">
            <text:p>7082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3336" calcext:value-type="float">
            <text:p>3336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3437" calcext:value-type="float">
            <text:p>3437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732" calcext:value-type="float">
            <text:p>1732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4369" calcext:value-type="float">
            <text:p>4369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0180" calcext:value-type="float">
            <text:p>1018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6271" calcext:value-type="float">
            <text:p>16271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7086" calcext:value-type="float">
            <text:p>17086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5126" calcext:value-type="float">
            <text:p>5126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9575" calcext:value-type="float">
            <text:p>9575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40286" calcext:value-type="float">
            <text:p>40286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49201" calcext:value-type="float">
            <text:p>49201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36564" calcext:value-type="float">
            <text:p>36564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3616" calcext:value-type="float">
            <text:p>13616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3616" calcext:value-type="float">
            <text:p>13616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9787" calcext:value-type="float">
            <text:p>19787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8007" calcext:value-type="float">
            <text:p>18007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7918" calcext:value-type="float">
            <text:p>17918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7514" calcext:value-type="float">
            <text:p>17514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8841" calcext:value-type="float">
            <text:p>18841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26467" calcext:value-type="float">
            <text:p>26467</text:p>
          </table:table-cell>
        </table:table-row>
      </table:table>
      <table:table table:name="origin_B_2020.02.13_13.03.24_driving_8" table:style-name="ta1">
        <table:shapes>
          <draw:frame draw:z-index="0" draw:style-name="gr1" draw:text-style-name="P1" svg:width="1155.88pt" svg:height="505.22pt" svg:x="316.89pt" svg:y="150.58pt">
            <draw:object draw:notify-on-update-of-ranges="'origin_B_2020.02.13_13.03.24_driving_8'.A2:'origin_B_2020.02.13_13.03.24_driving_8'.A489 'origin_B_2020.02.13_13.03.24_driving_8'.A2:'origin_B_2020.02.13_13.03.24_driving_8'.A489 'origin_B_2020.02.13_13.03.24_driving_8'.B1:'origin_B_2020.02.13_13.03.24_driving_8'.B1 'origin_B_2020.02.13_13.03.24_driving_8'.B2:'origin_B_2020.02.13_13.03.24_driving_8'.B48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98" calcext:value-type="float">
            <text:p>61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06" calcext:value-type="float">
            <text:p>52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607" calcext:value-type="float">
            <text:p>146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938" calcext:value-type="float">
            <text:p>119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205" calcext:value-type="float">
            <text:p>142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122" calcext:value-type="float">
            <text:p>151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587" calcext:value-type="float">
            <text:p>215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154" calcext:value-type="float">
            <text:p>151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103" calcext:value-type="float">
            <text:p>141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752" calcext:value-type="float">
            <text:p>167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651" calcext:value-type="float">
            <text:p>146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28" calcext:value-type="float">
            <text:p>37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772" calcext:value-type="float">
            <text:p>187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262" calcext:value-type="float">
            <text:p>122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545" calcext:value-type="float">
            <text:p>155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408" calcext:value-type="float">
            <text:p>134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378" calcext:value-type="float">
            <text:p>93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188" calcext:value-type="float">
            <text:p>111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195" calcext:value-type="float">
            <text:p>101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880" calcext:value-type="float">
            <text:p>888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256" calcext:value-type="float">
            <text:p>62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816" calcext:value-type="float">
            <text:p>88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904" calcext:value-type="float">
            <text:p>69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05" calcext:value-type="float">
            <text:p>42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783" calcext:value-type="float">
            <text:p>278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134" calcext:value-type="float">
            <text:p>81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238" calcext:value-type="float">
            <text:p>102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266" calcext:value-type="float">
            <text:p>826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292" calcext:value-type="float">
            <text:p>92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881" calcext:value-type="float">
            <text:p>688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501" calcext:value-type="float">
            <text:p>65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223" calcext:value-type="float">
            <text:p>822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940" calcext:value-type="float">
            <text:p>994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951" calcext:value-type="float">
            <text:p>49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227" calcext:value-type="float">
            <text:p>42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614" calcext:value-type="float">
            <text:p>116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904" calcext:value-type="float">
            <text:p>890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348" calcext:value-type="float">
            <text:p>83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074" calcext:value-type="float">
            <text:p>1607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494" calcext:value-type="float">
            <text:p>1549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108" calcext:value-type="float">
            <text:p>810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980" calcext:value-type="float">
            <text:p>498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650" calcext:value-type="float">
            <text:p>1365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94" calcext:value-type="float">
            <text:p>1009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622" calcext:value-type="float">
            <text:p>86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659" calcext:value-type="float">
            <text:p>665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815" calcext:value-type="float">
            <text:p>88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798" calcext:value-type="float">
            <text:p>979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537" calcext:value-type="float">
            <text:p>85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173" calcext:value-type="float">
            <text:p>617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107" calcext:value-type="float">
            <text:p>41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107" calcext:value-type="float">
            <text:p>410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366" calcext:value-type="float">
            <text:p>736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771" calcext:value-type="float">
            <text:p>977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349" calcext:value-type="float">
            <text:p>1034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095" calcext:value-type="float">
            <text:p>1109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690" calcext:value-type="float">
            <text:p>146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519" calcext:value-type="float">
            <text:p>1151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443" calcext:value-type="float">
            <text:p>1144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761" calcext:value-type="float">
            <text:p>976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255" calcext:value-type="float">
            <text:p>1325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255" calcext:value-type="float">
            <text:p>1325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994" calcext:value-type="float">
            <text:p>159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259" calcext:value-type="float">
            <text:p>1725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612" calcext:value-type="float">
            <text:p>1661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7452" calcext:value-type="float">
            <text:p>1745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310" calcext:value-type="float">
            <text:p>173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7330" calcext:value-type="float">
            <text:p>1733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476" calcext:value-type="float">
            <text:p>1547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723" calcext:value-type="float">
            <text:p>872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7631" calcext:value-type="float">
            <text:p>1763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6624" calcext:value-type="float">
            <text:p>1662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693" calcext:value-type="float">
            <text:p>1069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846" calcext:value-type="float">
            <text:p>784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912" calcext:value-type="float">
            <text:p>591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879" calcext:value-type="float">
            <text:p>387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766" calcext:value-type="float">
            <text:p>576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312" calcext:value-type="float">
            <text:p>1031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079" calcext:value-type="float">
            <text:p>2207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6346" calcext:value-type="float">
            <text:p>163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705" calcext:value-type="float">
            <text:p>57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716" calcext:value-type="float">
            <text:p>371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656" calcext:value-type="float">
            <text:p>365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091" calcext:value-type="float">
            <text:p>509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807" calcext:value-type="float">
            <text:p>1080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434" calcext:value-type="float">
            <text:p>743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898" calcext:value-type="float">
            <text:p>889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997" calcext:value-type="float">
            <text:p>799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473" calcext:value-type="float">
            <text:p>747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762" calcext:value-type="float">
            <text:p>1276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441" calcext:value-type="float">
            <text:p>1344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083" calcext:value-type="float">
            <text:p>1508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363" calcext:value-type="float">
            <text:p>536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697" calcext:value-type="float">
            <text:p>569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546" calcext:value-type="float">
            <text:p>354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772" calcext:value-type="float">
            <text:p>1477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186" calcext:value-type="float">
            <text:p>1218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567" calcext:value-type="float">
            <text:p>1056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272" calcext:value-type="float">
            <text:p>1127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7452" calcext:value-type="float">
            <text:p>1745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7241" calcext:value-type="float">
            <text:p>1724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51" calcext:value-type="float">
            <text:p>1005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414" calcext:value-type="float">
            <text:p>1141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099" calcext:value-type="float">
            <text:p>609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935" calcext:value-type="float">
            <text:p>793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238" calcext:value-type="float">
            <text:p>523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503" calcext:value-type="float">
            <text:p>450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482" calcext:value-type="float">
            <text:p>648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419" calcext:value-type="float">
            <text:p>841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174" calcext:value-type="float">
            <text:p>8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829" calcext:value-type="float">
            <text:p>882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825" calcext:value-type="float">
            <text:p>88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804" calcext:value-type="float">
            <text:p>880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120" calcext:value-type="float">
            <text:p>712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764" calcext:value-type="float">
            <text:p>576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6170" calcext:value-type="float">
            <text:p>1617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153" calcext:value-type="float">
            <text:p>715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172" calcext:value-type="float">
            <text:p>917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271" calcext:value-type="float">
            <text:p>827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271" calcext:value-type="float">
            <text:p>827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389" calcext:value-type="float">
            <text:p>53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989" calcext:value-type="float">
            <text:p>598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982" calcext:value-type="float">
            <text:p>698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170" calcext:value-type="float">
            <text:p>917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194" calcext:value-type="float">
            <text:p>819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919" calcext:value-type="float">
            <text:p>691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998" calcext:value-type="float">
            <text:p>699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281" calcext:value-type="float">
            <text:p>528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504" calcext:value-type="float">
            <text:p>65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395" calcext:value-type="float">
            <text:p>739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885" calcext:value-type="float">
            <text:p>788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307" calcext:value-type="float">
            <text:p>73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141" calcext:value-type="float">
            <text:p>514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565" calcext:value-type="float">
            <text:p>956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300" calcext:value-type="float">
            <text:p>83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712" calcext:value-type="float">
            <text:p>871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1522" calcext:value-type="float">
            <text:p>1152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777" calcext:value-type="float">
            <text:p>977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868" calcext:value-type="float">
            <text:p>1086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120" calcext:value-type="float">
            <text:p>1112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172" calcext:value-type="float">
            <text:p>917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143" calcext:value-type="float">
            <text:p>914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3852" calcext:value-type="float">
            <text:p>1385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145" calcext:value-type="float">
            <text:p>614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539" calcext:value-type="float">
            <text:p>553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578" calcext:value-type="float">
            <text:p>957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909" calcext:value-type="float">
            <text:p>690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079" calcext:value-type="float">
            <text:p>507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580" calcext:value-type="float">
            <text:p>558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929" calcext:value-type="float">
            <text:p>292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919" calcext:value-type="float">
            <text:p>691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554" calcext:value-type="float">
            <text:p>855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930" calcext:value-type="float">
            <text:p>893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706" calcext:value-type="float">
            <text:p>770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959" calcext:value-type="float">
            <text:p>595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152" calcext:value-type="float">
            <text:p>1015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136" calcext:value-type="float">
            <text:p>913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549" calcext:value-type="float">
            <text:p>754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890" calcext:value-type="float">
            <text:p>689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623" calcext:value-type="float">
            <text:p>762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307" calcext:value-type="float">
            <text:p>630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202" calcext:value-type="float">
            <text:p>1420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072" calcext:value-type="float">
            <text:p>1207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404" calcext:value-type="float">
            <text:p>1240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689" calcext:value-type="float">
            <text:p>1068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759" calcext:value-type="float">
            <text:p>975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777" calcext:value-type="float">
            <text:p>377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386" calcext:value-type="float">
            <text:p>938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738" calcext:value-type="float">
            <text:p>1373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358" calcext:value-type="float">
            <text:p>1435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332" calcext:value-type="float">
            <text:p>1433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3205" calcext:value-type="float">
            <text:p>1320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947" calcext:value-type="float">
            <text:p>1194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9854" calcext:value-type="float">
            <text:p>1985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5379" calcext:value-type="float">
            <text:p>1537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858" calcext:value-type="float">
            <text:p>1385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062" calcext:value-type="float">
            <text:p>1306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1658" calcext:value-type="float">
            <text:p>1165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5108" calcext:value-type="float">
            <text:p>1510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427" calcext:value-type="float">
            <text:p>542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427" calcext:value-type="float">
            <text:p>542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2826" calcext:value-type="float">
            <text:p>1282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948" calcext:value-type="float">
            <text:p>994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838" calcext:value-type="float">
            <text:p>883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839" calcext:value-type="float">
            <text:p>983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503" calcext:value-type="float">
            <text:p>650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221" calcext:value-type="float">
            <text:p>722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935" calcext:value-type="float">
            <text:p>893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337" calcext:value-type="float">
            <text:p>933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041" calcext:value-type="float">
            <text:p>304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587" calcext:value-type="float">
            <text:p>1058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889" calcext:value-type="float">
            <text:p>788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567" calcext:value-type="float">
            <text:p>756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279" calcext:value-type="float">
            <text:p>727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609" calcext:value-type="float">
            <text:p>760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331" calcext:value-type="float">
            <text:p>933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188" calcext:value-type="float">
            <text:p>818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729" calcext:value-type="float">
            <text:p>872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834" calcext:value-type="float">
            <text:p>983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410" calcext:value-type="float">
            <text:p>541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206" calcext:value-type="float">
            <text:p>420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206" calcext:value-type="float">
            <text:p>420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2970" calcext:value-type="float">
            <text:p>1297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5445" calcext:value-type="float">
            <text:p>1544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1340" calcext:value-type="float">
            <text:p>2134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9501" calcext:value-type="float">
            <text:p>2950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6287" calcext:value-type="float">
            <text:p>2628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695" calcext:value-type="float">
            <text:p>869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849" calcext:value-type="float">
            <text:p>784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676" calcext:value-type="float">
            <text:p>867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3641" calcext:value-type="float">
            <text:p>1364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163" calcext:value-type="float">
            <text:p>916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944" calcext:value-type="float">
            <text:p>1594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1199" calcext:value-type="float">
            <text:p>1119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436" calcext:value-type="float">
            <text:p>843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1383" calcext:value-type="float">
            <text:p>1138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2704" calcext:value-type="float">
            <text:p>1270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9706" calcext:value-type="float">
            <text:p>1970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6970" calcext:value-type="float">
            <text:p>1697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330" calcext:value-type="float">
            <text:p>1033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626" calcext:value-type="float">
            <text:p>1162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898" calcext:value-type="float">
            <text:p>1189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2257" calcext:value-type="float">
            <text:p>1225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290" calcext:value-type="float">
            <text:p>1029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5207" calcext:value-type="float">
            <text:p>1520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2147" calcext:value-type="float">
            <text:p>1214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864" calcext:value-type="float">
            <text:p>1486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3757" calcext:value-type="float">
            <text:p>1375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3646" calcext:value-type="float">
            <text:p>1364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979" calcext:value-type="float">
            <text:p>1097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157" calcext:value-type="float">
            <text:p>1415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1012" calcext:value-type="float">
            <text:p>2101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578" calcext:value-type="float">
            <text:p>457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926" calcext:value-type="float">
            <text:p>1492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8630" calcext:value-type="float">
            <text:p>1863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309" calcext:value-type="float">
            <text:p>1630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3107" calcext:value-type="float">
            <text:p>2310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6453" calcext:value-type="float">
            <text:p>2645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2352" calcext:value-type="float">
            <text:p>2235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106" calcext:value-type="float">
            <text:p>610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640" calcext:value-type="float">
            <text:p>964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2223" calcext:value-type="float">
            <text:p>1222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913" calcext:value-type="float">
            <text:p>791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634" calcext:value-type="float">
            <text:p>663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034" calcext:value-type="float">
            <text:p>903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1955" calcext:value-type="float">
            <text:p>1195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581" calcext:value-type="float">
            <text:p>1058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8087" calcext:value-type="float">
            <text:p>808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804" calcext:value-type="float">
            <text:p>1080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2054" calcext:value-type="float">
            <text:p>1205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3643" calcext:value-type="float">
            <text:p>1364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139" calcext:value-type="float">
            <text:p>913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758" calcext:value-type="float">
            <text:p>575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758" calcext:value-type="float">
            <text:p>575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6208" calcext:value-type="float">
            <text:p>1620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5421" calcext:value-type="float">
            <text:p>1542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9383" calcext:value-type="float">
            <text:p>938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9962" calcext:value-type="float">
            <text:p>996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214" calcext:value-type="float">
            <text:p>921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516" calcext:value-type="float">
            <text:p>751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919" calcext:value-type="float">
            <text:p>891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672" calcext:value-type="float">
            <text:p>567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882" calcext:value-type="float">
            <text:p>788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959" calcext:value-type="float">
            <text:p>595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290" calcext:value-type="float">
            <text:p>429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992" calcext:value-type="float">
            <text:p>699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765" calcext:value-type="float">
            <text:p>876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404" calcext:value-type="float">
            <text:p>740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9386" calcext:value-type="float">
            <text:p>938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8807" calcext:value-type="float">
            <text:p>880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254" calcext:value-type="float">
            <text:p>525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029" calcext:value-type="float">
            <text:p>902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348" calcext:value-type="float">
            <text:p>834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1112" calcext:value-type="float">
            <text:p>1111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7257" calcext:value-type="float">
            <text:p>1725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9559" calcext:value-type="float">
            <text:p>955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5834" calcext:value-type="float">
            <text:p>1583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3982" calcext:value-type="float">
            <text:p>1398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144" calcext:value-type="float">
            <text:p>1414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1780" calcext:value-type="float">
            <text:p>1178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3347" calcext:value-type="float">
            <text:p>1334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918" calcext:value-type="float">
            <text:p>691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923" calcext:value-type="float">
            <text:p>492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1691" calcext:value-type="float">
            <text:p>1169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2663" calcext:value-type="float">
            <text:p>1266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1499" calcext:value-type="float">
            <text:p>1149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9611" calcext:value-type="float">
            <text:p>961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312" calcext:value-type="float">
            <text:p>431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761" calcext:value-type="float">
            <text:p>376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7996" calcext:value-type="float">
            <text:p>799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617" calcext:value-type="float">
            <text:p>461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396" calcext:value-type="float">
            <text:p>639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371" calcext:value-type="float">
            <text:p>237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9294" calcext:value-type="float">
            <text:p>929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648" calcext:value-type="float">
            <text:p>1464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5556" calcext:value-type="float">
            <text:p>1555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2320" calcext:value-type="float">
            <text:p>1232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038" calcext:value-type="float">
            <text:p>1403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032" calcext:value-type="float">
            <text:p>1403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1548" calcext:value-type="float">
            <text:p>1154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1914" calcext:value-type="float">
            <text:p>1191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907" calcext:value-type="float">
            <text:p>890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8899" calcext:value-type="float">
            <text:p>889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3799" calcext:value-type="float">
            <text:p>1379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306" calcext:value-type="float">
            <text:p>630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075" calcext:value-type="float">
            <text:p>507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568" calcext:value-type="float">
            <text:p>756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866" calcext:value-type="float">
            <text:p>686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8445" calcext:value-type="float">
            <text:p>844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0825" calcext:value-type="float">
            <text:p>1082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378" calcext:value-type="float">
            <text:p>937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923" calcext:value-type="float">
            <text:p>792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0260" calcext:value-type="float">
            <text:p>1026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9486" calcext:value-type="float">
            <text:p>948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745" calcext:value-type="float">
            <text:p>874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0415" calcext:value-type="float">
            <text:p>1041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8229" calcext:value-type="float">
            <text:p>822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9716" calcext:value-type="float">
            <text:p>971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150" calcext:value-type="float">
            <text:p>915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2255" calcext:value-type="float">
            <text:p>1225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054" calcext:value-type="float">
            <text:p>505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0055" calcext:value-type="float">
            <text:p>1005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0397" calcext:value-type="float">
            <text:p>1039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3503" calcext:value-type="float">
            <text:p>1350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809" calcext:value-type="float">
            <text:p>1480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3904" calcext:value-type="float">
            <text:p>1390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324" calcext:value-type="float">
            <text:p>632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1159" calcext:value-type="float">
            <text:p>1115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789" calcext:value-type="float">
            <text:p>1478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023" calcext:value-type="float">
            <text:p>702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706" calcext:value-type="float">
            <text:p>170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5981" calcext:value-type="float">
            <text:p>1598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176" calcext:value-type="float">
            <text:p>917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7389" calcext:value-type="float">
            <text:p>738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8329" calcext:value-type="float">
            <text:p>832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341" calcext:value-type="float">
            <text:p>1034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925" calcext:value-type="float">
            <text:p>1192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8952" calcext:value-type="float">
            <text:p>895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9873" calcext:value-type="float">
            <text:p>987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9265" calcext:value-type="float">
            <text:p>926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8848" calcext:value-type="float">
            <text:p>884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0883" calcext:value-type="float">
            <text:p>1088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8549" calcext:value-type="float">
            <text:p>854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7276" calcext:value-type="float">
            <text:p>727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0582" calcext:value-type="float">
            <text:p>1058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6483" calcext:value-type="float">
            <text:p>1648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8807" calcext:value-type="float">
            <text:p>880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883" calcext:value-type="float">
            <text:p>988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440" calcext:value-type="float">
            <text:p>744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9876" calcext:value-type="float">
            <text:p>987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861" calcext:value-type="float">
            <text:p>586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184" calcext:value-type="float">
            <text:p>718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906" calcext:value-type="float">
            <text:p>590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0037" calcext:value-type="float">
            <text:p>1003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077" calcext:value-type="float">
            <text:p>807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823" calcext:value-type="float">
            <text:p>682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8814" calcext:value-type="float">
            <text:p>881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9451" calcext:value-type="float">
            <text:p>945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9066" calcext:value-type="float">
            <text:p>906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944" calcext:value-type="float">
            <text:p>1494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3020" calcext:value-type="float">
            <text:p>1302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694" calcext:value-type="float">
            <text:p>569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8399" calcext:value-type="float">
            <text:p>839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1244" calcext:value-type="float">
            <text:p>1124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3287" calcext:value-type="float">
            <text:p>1328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407" calcext:value-type="float">
            <text:p>1040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1533" calcext:value-type="float">
            <text:p>1153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777" calcext:value-type="float">
            <text:p>1477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635" calcext:value-type="float">
            <text:p>1463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1019" calcext:value-type="float">
            <text:p>1101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749" calcext:value-type="float">
            <text:p>574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9552" calcext:value-type="float">
            <text:p>955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9988" calcext:value-type="float">
            <text:p>998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9304" calcext:value-type="float">
            <text:p>930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586" calcext:value-type="float">
            <text:p>1458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9794" calcext:value-type="float">
            <text:p>979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905" calcext:value-type="float">
            <text:p>690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407" calcext:value-type="float">
            <text:p>340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7184" calcext:value-type="float">
            <text:p>718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394" calcext:value-type="float">
            <text:p>339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7274" calcext:value-type="float">
            <text:p>727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8236" calcext:value-type="float">
            <text:p>823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021" calcext:value-type="float">
            <text:p>502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7561" calcext:value-type="float">
            <text:p>756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7961" calcext:value-type="float">
            <text:p>796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433" calcext:value-type="float">
            <text:p>443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498" calcext:value-type="float">
            <text:p>249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8645" calcext:value-type="float">
            <text:p>864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9243" calcext:value-type="float">
            <text:p>924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0475" calcext:value-type="float">
            <text:p>1047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406" calcext:value-type="float">
            <text:p>840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813" calcext:value-type="float">
            <text:p>481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419" calcext:value-type="float">
            <text:p>641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621" calcext:value-type="float">
            <text:p>562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0837" calcext:value-type="float">
            <text:p>1083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8733" calcext:value-type="float">
            <text:p>873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9514" calcext:value-type="float">
            <text:p>951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0710" calcext:value-type="float">
            <text:p>1071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8050" calcext:value-type="float">
            <text:p>805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0897" calcext:value-type="float">
            <text:p>1089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493" calcext:value-type="float">
            <text:p>1449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7669" calcext:value-type="float">
            <text:p>766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1691" calcext:value-type="float">
            <text:p>1169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1123" calcext:value-type="float">
            <text:p>2112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1751" calcext:value-type="float">
            <text:p>2175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324" calcext:value-type="float">
            <text:p>1032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1145" calcext:value-type="float">
            <text:p>1114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189" calcext:value-type="float">
            <text:p>418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508" calcext:value-type="float">
            <text:p>750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8449" calcext:value-type="float">
            <text:p>844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3514" calcext:value-type="float">
            <text:p>1351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1190" calcext:value-type="float">
            <text:p>1119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712" calcext:value-type="float">
            <text:p>571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9084" calcext:value-type="float">
            <text:p>908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260" calcext:value-type="float">
            <text:p>726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9551" calcext:value-type="float">
            <text:p>955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8747" calcext:value-type="float">
            <text:p>874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5234" calcext:value-type="float">
            <text:p>1523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8486" calcext:value-type="float">
            <text:p>1848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9728" calcext:value-type="float">
            <text:p>972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875" calcext:value-type="float">
            <text:p>887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0622" calcext:value-type="float">
            <text:p>1062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1070" calcext:value-type="float">
            <text:p>1107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829" calcext:value-type="float">
            <text:p>882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1480" calcext:value-type="float">
            <text:p>1148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0336" calcext:value-type="float">
            <text:p>1033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7977" calcext:value-type="float">
            <text:p>797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0820" calcext:value-type="float">
            <text:p>1082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9562" calcext:value-type="float">
            <text:p>956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8446" calcext:value-type="float">
            <text:p>844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5824" calcext:value-type="float">
            <text:p>582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642" calcext:value-type="float">
            <text:p>764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975" calcext:value-type="float">
            <text:p>797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997" calcext:value-type="float">
            <text:p>299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5716" calcext:value-type="float">
            <text:p>1571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076" calcext:value-type="float">
            <text:p>1007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994" calcext:value-type="float">
            <text:p>599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963" calcext:value-type="float">
            <text:p>796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9071" calcext:value-type="float">
            <text:p>907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3553" calcext:value-type="float">
            <text:p>1355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4313" calcext:value-type="float">
            <text:p>14313</text:p>
          </table:table-cell>
        </table:table-row>
      </table:table>
      <table:table table:name="origin_B_2020.02.13_15.02.01_driving_8" table:style-name="ta1">
        <table:shapes>
          <draw:frame draw:z-index="0" draw:style-name="gr1" draw:text-style-name="P1" svg:width="1537.29pt" svg:height="511.26pt" svg:x="131.13pt" svg:y="3pt">
            <draw:object draw:notify-on-update-of-ranges="'origin_B_2020.02.13_15.02.01_driving_8'.A2:'origin_B_2020.02.13_15.02.01_driving_8'.A468 'origin_B_2020.02.13_15.02.01_driving_8'.A2:'origin_B_2020.02.13_15.02.01_driving_8'.A468 'origin_B_2020.02.13_15.02.01_driving_8'.B1:'origin_B_2020.02.13_15.02.01_driving_8'.B1 'origin_B_2020.02.13_15.02.01_driving_8'.B2:'origin_B_2020.02.13_15.02.01_driving_8'.B4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524" calcext:value-type="float">
            <text:p>955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916" calcext:value-type="float">
            <text:p>1129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061" calcext:value-type="float">
            <text:p>440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061" calcext:value-type="float">
            <text:p>440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574" calcext:value-type="float">
            <text:p>205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411" calcext:value-type="float">
            <text:p>194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303" calcext:value-type="float">
            <text:p>203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966" calcext:value-type="float">
            <text:p>489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6362" calcext:value-type="float">
            <text:p>1063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8750" calcext:value-type="float">
            <text:p>987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6546" calcext:value-type="float">
            <text:p>1165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3447" calcext:value-type="float">
            <text:p>1134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3654" calcext:value-type="float">
            <text:p>1036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246" calcext:value-type="float">
            <text:p>2724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246" calcext:value-type="float">
            <text:p>272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7306" calcext:value-type="float">
            <text:p>773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1317" calcext:value-type="float">
            <text:p>813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605" calcext:value-type="float">
            <text:p>1046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6780" calcext:value-type="float">
            <text:p>11678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6135" calcext:value-type="float">
            <text:p>861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6076" calcext:value-type="float">
            <text:p>860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913" calcext:value-type="float">
            <text:p>80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7397" calcext:value-type="float">
            <text:p>973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1257" calcext:value-type="float">
            <text:p>1212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267" calcext:value-type="float">
            <text:p>362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649" calcext:value-type="float">
            <text:p>5064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4658" calcext:value-type="float">
            <text:p>1246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2155" calcext:value-type="float">
            <text:p>1321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2761" calcext:value-type="float">
            <text:p>1027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6329" calcext:value-type="float">
            <text:p>763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8931" calcext:value-type="float">
            <text:p>989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5444" calcext:value-type="float">
            <text:p>1254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6270" calcext:value-type="float">
            <text:p>12627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8433" calcext:value-type="float">
            <text:p>884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4583" calcext:value-type="float">
            <text:p>12458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8167" calcext:value-type="float">
            <text:p>681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7862" calcext:value-type="float">
            <text:p>2078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3202" calcext:value-type="float">
            <text:p>23320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1576" calcext:value-type="float">
            <text:p>20157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0820" calcext:value-type="float">
            <text:p>7082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3672" calcext:value-type="float">
            <text:p>1436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7896" calcext:value-type="float">
            <text:p>478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7867" calcext:value-type="float">
            <text:p>978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3652" calcext:value-type="float">
            <text:p>10365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533" calcext:value-type="float">
            <text:p>135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7267" calcext:value-type="float">
            <text:p>1172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6504" calcext:value-type="float">
            <text:p>6650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4908" calcext:value-type="float">
            <text:p>349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9981" calcext:value-type="float">
            <text:p>5998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2592" calcext:value-type="float">
            <text:p>4259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4025" calcext:value-type="float">
            <text:p>640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670" calcext:value-type="float">
            <text:p>7967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9120" calcext:value-type="float">
            <text:p>7912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714" calcext:value-type="float">
            <text:p>1171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517" calcext:value-type="float">
            <text:p>1851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9840" calcext:value-type="float">
            <text:p>1984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8500" calcext:value-type="float">
            <text:p>185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664" calcext:value-type="float">
            <text:p>146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184" calcext:value-type="float">
            <text:p>3918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0948" calcext:value-type="float">
            <text:p>609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8843" calcext:value-type="float">
            <text:p>10884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0704" calcext:value-type="float">
            <text:p>1107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6346" calcext:value-type="float">
            <text:p>11634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889" calcext:value-type="float">
            <text:p>158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743" calcext:value-type="float">
            <text:p>1674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0295" calcext:value-type="float">
            <text:p>11029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6113" calcext:value-type="float">
            <text:p>20611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6540" calcext:value-type="float">
            <text:p>25654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64295" calcext:value-type="float">
            <text:p>26429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63557" calcext:value-type="float">
            <text:p>26355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22037" calcext:value-type="float">
            <text:p>22203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2398" calcext:value-type="float">
            <text:p>12239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4509" calcext:value-type="float">
            <text:p>12450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7877" calcext:value-type="float">
            <text:p>10787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9996" calcext:value-type="float">
            <text:p>25999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68116" calcext:value-type="float">
            <text:p>2681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3726" calcext:value-type="float">
            <text:p>2237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47070" calcext:value-type="float">
            <text:p>24707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5279" calcext:value-type="float">
            <text:p>26527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49174" calcext:value-type="float">
            <text:p>24917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0523" calcext:value-type="float">
            <text:p>2505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73659" calcext:value-type="float">
            <text:p>27365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38104" calcext:value-type="float">
            <text:p>23810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73746" calcext:value-type="float">
            <text:p>27374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8073" calcext:value-type="float">
            <text:p>6807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8073" calcext:value-type="float">
            <text:p>6807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194" calcext:value-type="float">
            <text:p>221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445" calcext:value-type="float">
            <text:p>2244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2446" calcext:value-type="float">
            <text:p>2244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3431" calcext:value-type="float">
            <text:p>234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3153" calcext:value-type="float">
            <text:p>3315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0937" calcext:value-type="float">
            <text:p>9093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7549" calcext:value-type="float">
            <text:p>11754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8396" calcext:value-type="float">
            <text:p>7839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7822" calcext:value-type="float">
            <text:p>7782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7312" calcext:value-type="float">
            <text:p>4731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795" calcext:value-type="float">
            <text:p>1179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8930" calcext:value-type="float">
            <text:p>1893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5653" calcext:value-type="float">
            <text:p>3565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2772" calcext:value-type="float">
            <text:p>3277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7567" calcext:value-type="float">
            <text:p>3756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0782" calcext:value-type="float">
            <text:p>6078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4021" calcext:value-type="float">
            <text:p>6402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1194" calcext:value-type="float">
            <text:p>611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7898" calcext:value-type="float">
            <text:p>7789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0347" calcext:value-type="float">
            <text:p>3034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3764" calcext:value-type="float">
            <text:p>3376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2544" calcext:value-type="float">
            <text:p>5254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2960" calcext:value-type="float">
            <text:p>5296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6319" calcext:value-type="float">
            <text:p>5631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4680" calcext:value-type="float">
            <text:p>5468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4155" calcext:value-type="float">
            <text:p>5415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6644" calcext:value-type="float">
            <text:p>16664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19644" calcext:value-type="float">
            <text:p>21964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81586" calcext:value-type="float">
            <text:p>28158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79898" calcext:value-type="float">
            <text:p>27989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9316" calcext:value-type="float">
            <text:p>593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458" calcext:value-type="float">
            <text:p>245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0382" calcext:value-type="float">
            <text:p>303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1134" calcext:value-type="float">
            <text:p>3113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2251" calcext:value-type="float">
            <text:p>3225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1102" calcext:value-type="float">
            <text:p>3110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494" calcext:value-type="float">
            <text:p>1749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492" calcext:value-type="float">
            <text:p>2649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8510" calcext:value-type="float">
            <text:p>13851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12426" calcext:value-type="float">
            <text:p>21242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43" calcext:value-type="float">
            <text:p>27064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978" calcext:value-type="float">
            <text:p>1997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733" calcext:value-type="float">
            <text:p>1773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7857" calcext:value-type="float">
            <text:p>1785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388" calcext:value-type="float">
            <text:p>1838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170" calcext:value-type="float">
            <text:p>1817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164" calcext:value-type="float">
            <text:p>1816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9232" calcext:value-type="float">
            <text:p>8923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2745" calcext:value-type="float">
            <text:p>13274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86284" calcext:value-type="float">
            <text:p>18628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2872" calcext:value-type="float">
            <text:p>8287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39937" calcext:value-type="float">
            <text:p>13993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007" calcext:value-type="float">
            <text:p>700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213" calcext:value-type="float">
            <text:p>2021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4699" calcext:value-type="float">
            <text:p>3469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9516" calcext:value-type="float">
            <text:p>495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6625" calcext:value-type="float">
            <text:p>5662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3872" calcext:value-type="float">
            <text:p>6387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2747" calcext:value-type="float">
            <text:p>7274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0471" calcext:value-type="float">
            <text:p>8047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0471" calcext:value-type="float">
            <text:p>8047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8313" calcext:value-type="float">
            <text:p>8831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7076" calcext:value-type="float">
            <text:p>9707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2243" calcext:value-type="float">
            <text:p>8224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6358" calcext:value-type="float">
            <text:p>3635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78905" calcext:value-type="float">
            <text:p>17890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80819" calcext:value-type="float">
            <text:p>18081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80512" calcext:value-type="float">
            <text:p>18051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65506" calcext:value-type="float">
            <text:p>16550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77041" calcext:value-type="float">
            <text:p>17704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75756" calcext:value-type="float">
            <text:p>17575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79842" calcext:value-type="float">
            <text:p>17984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80204" calcext:value-type="float">
            <text:p>18020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8789" calcext:value-type="float">
            <text:p>6878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7287" calcext:value-type="float">
            <text:p>1728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046" calcext:value-type="float">
            <text:p>2004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9868" calcext:value-type="float">
            <text:p>1986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419" calcext:value-type="float">
            <text:p>2041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856" calcext:value-type="float">
            <text:p>2085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1067" calcext:value-type="float">
            <text:p>2106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180" calcext:value-type="float">
            <text:p>1118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6838" calcext:value-type="float">
            <text:p>1683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8484" calcext:value-type="float">
            <text:p>1848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705" calcext:value-type="float">
            <text:p>370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705" calcext:value-type="float">
            <text:p>370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0426" calcext:value-type="float">
            <text:p>3042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2334" calcext:value-type="float">
            <text:p>323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0238" calcext:value-type="float">
            <text:p>3023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1101" calcext:value-type="float">
            <text:p>3110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6948" calcext:value-type="float">
            <text:p>6694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5536" calcext:value-type="float">
            <text:p>14553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12153" calcext:value-type="float">
            <text:p>11215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8430" calcext:value-type="float">
            <text:p>5843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1611" calcext:value-type="float">
            <text:p>2161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611" calcext:value-type="float">
            <text:p>2161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293" calcext:value-type="float">
            <text:p>429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6502" calcext:value-type="float">
            <text:p>1650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2219" calcext:value-type="float">
            <text:p>1221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300" calcext:value-type="float">
            <text:p>530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208" calcext:value-type="float">
            <text:p>620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2192" calcext:value-type="float">
            <text:p>2219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563" calcext:value-type="float">
            <text:p>956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5049" calcext:value-type="float">
            <text:p>2504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3803" calcext:value-type="float">
            <text:p>2380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4562" calcext:value-type="float">
            <text:p>2456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4701" calcext:value-type="float">
            <text:p>2470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4895" calcext:value-type="float">
            <text:p>2489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5045" calcext:value-type="float">
            <text:p>2504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4003" calcext:value-type="float">
            <text:p>2400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4631" calcext:value-type="float">
            <text:p>2463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3703" calcext:value-type="float">
            <text:p>2370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8389" calcext:value-type="float">
            <text:p>1838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1962" calcext:value-type="float">
            <text:p>7196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7737" calcext:value-type="float">
            <text:p>8773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9478" calcext:value-type="float">
            <text:p>8947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7273" calcext:value-type="float">
            <text:p>7727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25551" calcext:value-type="float">
            <text:p>32555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91419" calcext:value-type="float">
            <text:p>29141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1917" calcext:value-type="float">
            <text:p>25191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90059" calcext:value-type="float">
            <text:p>19005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11864" calcext:value-type="float">
            <text:p>21186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25410" calcext:value-type="float">
            <text:p>22541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7061" calcext:value-type="float">
            <text:p>12706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6632" calcext:value-type="float">
            <text:p>10663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88126" calcext:value-type="float">
            <text:p>28812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84946" calcext:value-type="float">
            <text:p>28494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54490" calcext:value-type="float">
            <text:p>25449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63081" calcext:value-type="float">
            <text:p>26308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67502" calcext:value-type="float">
            <text:p>26750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72153" calcext:value-type="float">
            <text:p>27215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0455" calcext:value-type="float">
            <text:p>26045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47537" calcext:value-type="float">
            <text:p>24753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28888" calcext:value-type="float">
            <text:p>22888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43198" calcext:value-type="float">
            <text:p>24319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402" calcext:value-type="float">
            <text:p>740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583" calcext:value-type="float">
            <text:p>758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3757" calcext:value-type="float">
            <text:p>2375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3046" calcext:value-type="float">
            <text:p>2304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3059" calcext:value-type="float">
            <text:p>2305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3081" calcext:value-type="float">
            <text:p>2308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3056" calcext:value-type="float">
            <text:p>2305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2742" calcext:value-type="float">
            <text:p>2274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3035" calcext:value-type="float">
            <text:p>2303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2457" calcext:value-type="float">
            <text:p>2245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6003" calcext:value-type="float">
            <text:p>1600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518" calcext:value-type="float">
            <text:p>1551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0509" calcext:value-type="float">
            <text:p>2050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7577" calcext:value-type="float">
            <text:p>5757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29321" calcext:value-type="float">
            <text:p>12932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5588" calcext:value-type="float">
            <text:p>20558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87296" calcext:value-type="float">
            <text:p>18729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46668" calcext:value-type="float">
            <text:p>24666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28658" calcext:value-type="float">
            <text:p>22865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8336" calcext:value-type="float">
            <text:p>22833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62366" calcext:value-type="float">
            <text:p>16236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3302" calcext:value-type="float">
            <text:p>1330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5663" calcext:value-type="float">
            <text:p>1566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5924" calcext:value-type="float">
            <text:p>4592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13929" calcext:value-type="float">
            <text:p>11392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9325" calcext:value-type="float">
            <text:p>9932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68088" calcext:value-type="float">
            <text:p>16808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26657" calcext:value-type="float">
            <text:p>12665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96252" calcext:value-type="float">
            <text:p>9625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4341" calcext:value-type="float">
            <text:p>10434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1946" calcext:value-type="float">
            <text:p>6194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6038" calcext:value-type="float">
            <text:p>1603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4794" calcext:value-type="float">
            <text:p>8479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14743" calcext:value-type="float">
            <text:p>11474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4466" calcext:value-type="float">
            <text:p>18446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11354" calcext:value-type="float">
            <text:p>11135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88081" calcext:value-type="float">
            <text:p>18808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3887" calcext:value-type="float">
            <text:p>11388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26952" calcext:value-type="float">
            <text:p>12695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60519" calcext:value-type="float">
            <text:p>16051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20587" calcext:value-type="float">
            <text:p>12058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0894" calcext:value-type="float">
            <text:p>8089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692" calcext:value-type="float">
            <text:p>1069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0020" calcext:value-type="float">
            <text:p>3002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994" calcext:value-type="float">
            <text:p>3099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80679" calcext:value-type="float">
            <text:p>28067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55498" calcext:value-type="float">
            <text:p>25549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40999" calcext:value-type="float">
            <text:p>24099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02742" calcext:value-type="float">
            <text:p>20274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04677" calcext:value-type="float">
            <text:p>20467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11739" calcext:value-type="float">
            <text:p>21173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22128" calcext:value-type="float">
            <text:p>22212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57316" calcext:value-type="float">
            <text:p>15731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6289" calcext:value-type="float">
            <text:p>3628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29699" calcext:value-type="float">
            <text:p>22969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58988" calcext:value-type="float">
            <text:p>15898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8671" calcext:value-type="float">
            <text:p>14867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53462" calcext:value-type="float">
            <text:p>15346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62915" calcext:value-type="float">
            <text:p>16291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62842" calcext:value-type="float">
            <text:p>16284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63381" calcext:value-type="float">
            <text:p>16338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71014" calcext:value-type="float">
            <text:p>17101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75515" calcext:value-type="float">
            <text:p>17551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26159" calcext:value-type="float">
            <text:p>12615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6199" calcext:value-type="float">
            <text:p>2619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56762" calcext:value-type="float">
            <text:p>15676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60049" calcext:value-type="float">
            <text:p>16004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00118" calcext:value-type="float">
            <text:p>20011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03481" calcext:value-type="float">
            <text:p>20348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14632" calcext:value-type="float">
            <text:p>21463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20397" calcext:value-type="float">
            <text:p>22039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10974" calcext:value-type="float">
            <text:p>21097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81015" calcext:value-type="float">
            <text:p>1810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0978" calcext:value-type="float">
            <text:p>18097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51917" calcext:value-type="float">
            <text:p>15191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75918" calcext:value-type="float">
            <text:p>17591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4499" calcext:value-type="float">
            <text:p>10449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08059" calcext:value-type="float">
            <text:p>20805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34018" calcext:value-type="float">
            <text:p>23401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23571" calcext:value-type="float">
            <text:p>22357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23571" calcext:value-type="float">
            <text:p>22357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66950" calcext:value-type="float">
            <text:p>26695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09239" calcext:value-type="float">
            <text:p>20923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73207" calcext:value-type="float">
            <text:p>17320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81891" calcext:value-type="float">
            <text:p>18189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73143" calcext:value-type="float">
            <text:p>17314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1731" calcext:value-type="float">
            <text:p>14173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5566" calcext:value-type="float">
            <text:p>1556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7182" calcext:value-type="float">
            <text:p>3718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79486" calcext:value-type="float">
            <text:p>7948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26246" calcext:value-type="float">
            <text:p>32624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72860" calcext:value-type="float">
            <text:p>27286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07147" calcext:value-type="float">
            <text:p>20714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85741" calcext:value-type="float">
            <text:p>18574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01248" calcext:value-type="float">
            <text:p>20124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90138" calcext:value-type="float">
            <text:p>19013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05115" calcext:value-type="float">
            <text:p>20511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35398" calcext:value-type="float">
            <text:p>13539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8668" calcext:value-type="float">
            <text:p>3866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36596" calcext:value-type="float">
            <text:p>23659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85900" calcext:value-type="float">
            <text:p>18590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03052" calcext:value-type="float">
            <text:p>20305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13692" calcext:value-type="float">
            <text:p>21369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02793" calcext:value-type="float">
            <text:p>20279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28197" calcext:value-type="float">
            <text:p>12819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09327" calcext:value-type="float">
            <text:p>20932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05845" calcext:value-type="float">
            <text:p>20584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89744" calcext:value-type="float">
            <text:p>18974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5615" calcext:value-type="float">
            <text:p>9561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78597" calcext:value-type="float">
            <text:p>27859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94235" calcext:value-type="float">
            <text:p>29423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30699" calcext:value-type="float">
            <text:p>23069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53300" calcext:value-type="float">
            <text:p>25330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57300" calcext:value-type="float">
            <text:p>25730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56613" calcext:value-type="float">
            <text:p>25661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67665" calcext:value-type="float">
            <text:p>26766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70561" calcext:value-type="float">
            <text:p>27056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09968" calcext:value-type="float">
            <text:p>20996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4042" calcext:value-type="float">
            <text:p>2404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4042" calcext:value-type="float">
            <text:p>2404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442" calcext:value-type="float">
            <text:p>444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19114" calcext:value-type="float">
            <text:p>21911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40403" calcext:value-type="float">
            <text:p>24040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53832" calcext:value-type="float">
            <text:p>25383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67388" calcext:value-type="float">
            <text:p>26738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00700" calcext:value-type="float">
            <text:p>20070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55163" calcext:value-type="float">
            <text:p>25516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56530" calcext:value-type="float">
            <text:p>25653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38271" calcext:value-type="float">
            <text:p>23827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7331" calcext:value-type="float">
            <text:p>5733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7331" calcext:value-type="float">
            <text:p>5733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3070" calcext:value-type="float">
            <text:p>1307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2992" calcext:value-type="float">
            <text:p>1299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2490" calcext:value-type="float">
            <text:p>1249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2170" calcext:value-type="float">
            <text:p>1217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1935" calcext:value-type="float">
            <text:p>1193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4022" calcext:value-type="float">
            <text:p>2402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2626" calcext:value-type="float">
            <text:p>4262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00231" calcext:value-type="float">
            <text:p>10023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66556" calcext:value-type="float">
            <text:p>26655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7790" calcext:value-type="float">
            <text:p>3779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7790" calcext:value-type="float">
            <text:p>3779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0751" calcext:value-type="float">
            <text:p>2075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9599" calcext:value-type="float">
            <text:p>1959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9859" calcext:value-type="float">
            <text:p>1985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077" calcext:value-type="float">
            <text:p>1907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9590" calcext:value-type="float">
            <text:p>1959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1022" calcext:value-type="float">
            <text:p>2102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9571" calcext:value-type="float">
            <text:p>1957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0511" calcext:value-type="float">
            <text:p>2051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9938" calcext:value-type="float">
            <text:p>1993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8887" calcext:value-type="float">
            <text:p>188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489" calcext:value-type="float">
            <text:p>648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7539" calcext:value-type="float">
            <text:p>1753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7594" calcext:value-type="float">
            <text:p>1759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9243" calcext:value-type="float">
            <text:p>1924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2004" calcext:value-type="float">
            <text:p>1200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153" calcext:value-type="float">
            <text:p>1415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6357" calcext:value-type="float">
            <text:p>1635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5496" calcext:value-type="float">
            <text:p>1549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504" calcext:value-type="float">
            <text:p>1450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1792" calcext:value-type="float">
            <text:p>1179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606" calcext:value-type="float">
            <text:p>960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074" calcext:value-type="float">
            <text:p>907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545" calcext:value-type="float">
            <text:p>654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6057" calcext:value-type="float">
            <text:p>1605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7305" calcext:value-type="float">
            <text:p>1730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7253" calcext:value-type="float">
            <text:p>725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6631" calcext:value-type="float">
            <text:p>5663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85049" calcext:value-type="float">
            <text:p>8504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21418" calcext:value-type="float">
            <text:p>12141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4259" calcext:value-type="float">
            <text:p>6425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72878" calcext:value-type="float">
            <text:p>7287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6847" calcext:value-type="float">
            <text:p>5684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3425" calcext:value-type="float">
            <text:p>5342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1228" calcext:value-type="float">
            <text:p>5122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5404" calcext:value-type="float">
            <text:p>4540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799" calcext:value-type="float">
            <text:p>379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127" calcext:value-type="float">
            <text:p>512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0819" calcext:value-type="float">
            <text:p>1081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9577" calcext:value-type="float">
            <text:p>957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3171" calcext:value-type="float">
            <text:p>1317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2669" calcext:value-type="float">
            <text:p>1266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1498" calcext:value-type="float">
            <text:p>1149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2795" calcext:value-type="float">
            <text:p>1279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2182" calcext:value-type="float">
            <text:p>1218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0832" calcext:value-type="float">
            <text:p>1083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1994" calcext:value-type="float">
            <text:p>1199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777" calcext:value-type="float">
            <text:p>3777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52610" calcext:value-type="float">
            <text:p>5261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9923" calcext:value-type="float">
            <text:p>992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1698" calcext:value-type="float">
            <text:p>1169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32988" calcext:value-type="float">
            <text:p>23298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38967" calcext:value-type="float">
            <text:p>23896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34503" calcext:value-type="float">
            <text:p>23450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8360" calcext:value-type="float">
            <text:p>6836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622" calcext:value-type="float">
            <text:p>362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2940" calcext:value-type="float">
            <text:p>4294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5729" calcext:value-type="float">
            <text:p>35729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6733" calcext:value-type="float">
            <text:p>2673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2159" calcext:value-type="float">
            <text:p>32159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0680" calcext:value-type="float">
            <text:p>3068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43845" calcext:value-type="float">
            <text:p>14384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97804" calcext:value-type="float">
            <text:p>19780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89850" calcext:value-type="float">
            <text:p>18985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01712" calcext:value-type="float">
            <text:p>20171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17859" calcext:value-type="float">
            <text:p>217859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98582" calcext:value-type="float">
            <text:p>19858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70493" calcext:value-type="float">
            <text:p>17049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12983" calcext:value-type="float">
            <text:p>11298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5978" calcext:value-type="float">
            <text:p>2597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5412" calcext:value-type="float">
            <text:p>25412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58523" calcext:value-type="float">
            <text:p>5852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10380" calcext:value-type="float">
            <text:p>21038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38767" calcext:value-type="float">
            <text:p>23876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19951" calcext:value-type="float">
            <text:p>21995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35213" calcext:value-type="float">
            <text:p>23521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43501" calcext:value-type="float">
            <text:p>24350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37748" calcext:value-type="float">
            <text:p>23774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22277" calcext:value-type="float">
            <text:p>22227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59615" calcext:value-type="float">
            <text:p>15961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3880" calcext:value-type="float">
            <text:p>1388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08383" calcext:value-type="float">
            <text:p>10838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12386" calcext:value-type="float">
            <text:p>31238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02783" calcext:value-type="float">
            <text:p>40278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61128" calcext:value-type="float">
            <text:p>26112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61225" calcext:value-type="float">
            <text:p>36122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04817" calcext:value-type="float">
            <text:p>30481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04802" calcext:value-type="float">
            <text:p>304802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05746" calcext:value-type="float">
            <text:p>30574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14093" calcext:value-type="float">
            <text:p>31409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58906" calcext:value-type="float">
            <text:p>258906</text:p>
          </table:table-cell>
        </table:table-row>
      </table:table>
      <table:table table:name="origin_B_2020.02.13_13.03.24_driving_100" table:style-name="ta2">
        <table:shapes>
          <draw:frame draw:z-index="0" draw:style-name="gr1" draw:text-style-name="P1" svg:width="1141.82pt" svg:height="444.25pt" svg:x="131.13pt" svg:y="3pt">
            <draw:object draw:notify-on-update-of-ranges="'origin_B_2020.02.13_13.03.24_driving_100'.A2:'origin_B_2020.02.13_13.03.24_driving_100'.A492 'origin_B_2020.02.13_13.03.24_driving_100'.A2:'origin_B_2020.02.13_13.03.24_driving_100'.A492 'origin_B_2020.02.13_13.03.24_driving_100'.B1:'origin_B_2020.02.13_13.03.24_driving_100'.B1 'origin_B_2020.02.13_13.03.24_driving_100'.B2:'origin_B_2020.02.13_13.03.24_driving_100'.B49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879" calcext:value-type="float">
            <text:p>387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766" calcext:value-type="float">
            <text:p>576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312" calcext:value-type="float">
            <text:p>1031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079" calcext:value-type="float">
            <text:p>2207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6346" calcext:value-type="float">
            <text:p>163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705" calcext:value-type="float">
            <text:p>57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716" calcext:value-type="float">
            <text:p>371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656" calcext:value-type="float">
            <text:p>365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091" calcext:value-type="float">
            <text:p>509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807" calcext:value-type="float">
            <text:p>1080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434" calcext:value-type="float">
            <text:p>743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898" calcext:value-type="float">
            <text:p>889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997" calcext:value-type="float">
            <text:p>799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473" calcext:value-type="float">
            <text:p>747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762" calcext:value-type="float">
            <text:p>1276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441" calcext:value-type="float">
            <text:p>1344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083" calcext:value-type="float">
            <text:p>1508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363" calcext:value-type="float">
            <text:p>536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697" calcext:value-type="float">
            <text:p>569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546" calcext:value-type="float">
            <text:p>354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772" calcext:value-type="float">
            <text:p>1477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186" calcext:value-type="float">
            <text:p>1218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567" calcext:value-type="float">
            <text:p>1056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272" calcext:value-type="float">
            <text:p>1127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7452" calcext:value-type="float">
            <text:p>1745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7241" calcext:value-type="float">
            <text:p>1724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51" calcext:value-type="float">
            <text:p>1005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414" calcext:value-type="float">
            <text:p>1141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099" calcext:value-type="float">
            <text:p>609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935" calcext:value-type="float">
            <text:p>793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238" calcext:value-type="float">
            <text:p>523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503" calcext:value-type="float">
            <text:p>450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482" calcext:value-type="float">
            <text:p>648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419" calcext:value-type="float">
            <text:p>841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174" calcext:value-type="float">
            <text:p>8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829" calcext:value-type="float">
            <text:p>882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825" calcext:value-type="float">
            <text:p>88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804" calcext:value-type="float">
            <text:p>880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120" calcext:value-type="float">
            <text:p>712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764" calcext:value-type="float">
            <text:p>576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6170" calcext:value-type="float">
            <text:p>1617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153" calcext:value-type="float">
            <text:p>715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172" calcext:value-type="float">
            <text:p>917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271" calcext:value-type="float">
            <text:p>827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271" calcext:value-type="float">
            <text:p>827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389" calcext:value-type="float">
            <text:p>53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989" calcext:value-type="float">
            <text:p>598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982" calcext:value-type="float">
            <text:p>698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170" calcext:value-type="float">
            <text:p>917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194" calcext:value-type="float">
            <text:p>819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919" calcext:value-type="float">
            <text:p>691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998" calcext:value-type="float">
            <text:p>699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281" calcext:value-type="float">
            <text:p>528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504" calcext:value-type="float">
            <text:p>65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395" calcext:value-type="float">
            <text:p>739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885" calcext:value-type="float">
            <text:p>788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307" calcext:value-type="float">
            <text:p>73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141" calcext:value-type="float">
            <text:p>514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565" calcext:value-type="float">
            <text:p>956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300" calcext:value-type="float">
            <text:p>83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712" calcext:value-type="float">
            <text:p>871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1522" calcext:value-type="float">
            <text:p>1152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777" calcext:value-type="float">
            <text:p>977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868" calcext:value-type="float">
            <text:p>1086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120" calcext:value-type="float">
            <text:p>1112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172" calcext:value-type="float">
            <text:p>917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143" calcext:value-type="float">
            <text:p>914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3852" calcext:value-type="float">
            <text:p>1385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145" calcext:value-type="float">
            <text:p>614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539" calcext:value-type="float">
            <text:p>553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578" calcext:value-type="float">
            <text:p>957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909" calcext:value-type="float">
            <text:p>690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079" calcext:value-type="float">
            <text:p>507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580" calcext:value-type="float">
            <text:p>558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929" calcext:value-type="float">
            <text:p>292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919" calcext:value-type="float">
            <text:p>691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554" calcext:value-type="float">
            <text:p>855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930" calcext:value-type="float">
            <text:p>893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706" calcext:value-type="float">
            <text:p>770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959" calcext:value-type="float">
            <text:p>595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152" calcext:value-type="float">
            <text:p>1015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136" calcext:value-type="float">
            <text:p>913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549" calcext:value-type="float">
            <text:p>754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890" calcext:value-type="float">
            <text:p>689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623" calcext:value-type="float">
            <text:p>762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307" calcext:value-type="float">
            <text:p>630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202" calcext:value-type="float">
            <text:p>1420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072" calcext:value-type="float">
            <text:p>1207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404" calcext:value-type="float">
            <text:p>1240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689" calcext:value-type="float">
            <text:p>1068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759" calcext:value-type="float">
            <text:p>975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777" calcext:value-type="float">
            <text:p>377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386" calcext:value-type="float">
            <text:p>938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738" calcext:value-type="float">
            <text:p>1373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358" calcext:value-type="float">
            <text:p>1435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332" calcext:value-type="float">
            <text:p>1433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3205" calcext:value-type="float">
            <text:p>1320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947" calcext:value-type="float">
            <text:p>1194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9854" calcext:value-type="float">
            <text:p>1985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5379" calcext:value-type="float">
            <text:p>1537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858" calcext:value-type="float">
            <text:p>1385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062" calcext:value-type="float">
            <text:p>1306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1658" calcext:value-type="float">
            <text:p>1165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5108" calcext:value-type="float">
            <text:p>1510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427" calcext:value-type="float">
            <text:p>542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427" calcext:value-type="float">
            <text:p>542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2826" calcext:value-type="float">
            <text:p>1282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948" calcext:value-type="float">
            <text:p>994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838" calcext:value-type="float">
            <text:p>883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839" calcext:value-type="float">
            <text:p>983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503" calcext:value-type="float">
            <text:p>650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221" calcext:value-type="float">
            <text:p>722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935" calcext:value-type="float">
            <text:p>893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337" calcext:value-type="float">
            <text:p>933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041" calcext:value-type="float">
            <text:p>304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587" calcext:value-type="float">
            <text:p>1058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889" calcext:value-type="float">
            <text:p>788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567" calcext:value-type="float">
            <text:p>756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279" calcext:value-type="float">
            <text:p>727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609" calcext:value-type="float">
            <text:p>760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331" calcext:value-type="float">
            <text:p>933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188" calcext:value-type="float">
            <text:p>818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729" calcext:value-type="float">
            <text:p>872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834" calcext:value-type="float">
            <text:p>983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410" calcext:value-type="float">
            <text:p>541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206" calcext:value-type="float">
            <text:p>420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206" calcext:value-type="float">
            <text:p>420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2970" calcext:value-type="float">
            <text:p>1297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5445" calcext:value-type="float">
            <text:p>1544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1340" calcext:value-type="float">
            <text:p>2134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9501" calcext:value-type="float">
            <text:p>2950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6287" calcext:value-type="float">
            <text:p>2628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695" calcext:value-type="float">
            <text:p>869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849" calcext:value-type="float">
            <text:p>784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676" calcext:value-type="float">
            <text:p>867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3641" calcext:value-type="float">
            <text:p>1364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163" calcext:value-type="float">
            <text:p>916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944" calcext:value-type="float">
            <text:p>1594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1199" calcext:value-type="float">
            <text:p>1119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436" calcext:value-type="float">
            <text:p>843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1383" calcext:value-type="float">
            <text:p>1138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2704" calcext:value-type="float">
            <text:p>1270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9706" calcext:value-type="float">
            <text:p>1970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6970" calcext:value-type="float">
            <text:p>1697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330" calcext:value-type="float">
            <text:p>1033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626" calcext:value-type="float">
            <text:p>1162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898" calcext:value-type="float">
            <text:p>1189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2257" calcext:value-type="float">
            <text:p>1225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290" calcext:value-type="float">
            <text:p>1029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5207" calcext:value-type="float">
            <text:p>1520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2147" calcext:value-type="float">
            <text:p>1214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864" calcext:value-type="float">
            <text:p>1486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3757" calcext:value-type="float">
            <text:p>1375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3646" calcext:value-type="float">
            <text:p>1364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979" calcext:value-type="float">
            <text:p>1097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157" calcext:value-type="float">
            <text:p>1415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1012" calcext:value-type="float">
            <text:p>2101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578" calcext:value-type="float">
            <text:p>457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926" calcext:value-type="float">
            <text:p>1492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8630" calcext:value-type="float">
            <text:p>1863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309" calcext:value-type="float">
            <text:p>1630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3107" calcext:value-type="float">
            <text:p>2310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6453" calcext:value-type="float">
            <text:p>2645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2352" calcext:value-type="float">
            <text:p>2235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106" calcext:value-type="float">
            <text:p>610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640" calcext:value-type="float">
            <text:p>964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2223" calcext:value-type="float">
            <text:p>1222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913" calcext:value-type="float">
            <text:p>791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634" calcext:value-type="float">
            <text:p>663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034" calcext:value-type="float">
            <text:p>903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1955" calcext:value-type="float">
            <text:p>1195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581" calcext:value-type="float">
            <text:p>1058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8087" calcext:value-type="float">
            <text:p>808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804" calcext:value-type="float">
            <text:p>1080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2054" calcext:value-type="float">
            <text:p>1205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3643" calcext:value-type="float">
            <text:p>1364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139" calcext:value-type="float">
            <text:p>913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758" calcext:value-type="float">
            <text:p>575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758" calcext:value-type="float">
            <text:p>575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6208" calcext:value-type="float">
            <text:p>1620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5421" calcext:value-type="float">
            <text:p>1542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9383" calcext:value-type="float">
            <text:p>938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9962" calcext:value-type="float">
            <text:p>996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214" calcext:value-type="float">
            <text:p>921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516" calcext:value-type="float">
            <text:p>751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919" calcext:value-type="float">
            <text:p>891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672" calcext:value-type="float">
            <text:p>567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882" calcext:value-type="float">
            <text:p>788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959" calcext:value-type="float">
            <text:p>595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290" calcext:value-type="float">
            <text:p>429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992" calcext:value-type="float">
            <text:p>699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765" calcext:value-type="float">
            <text:p>876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404" calcext:value-type="float">
            <text:p>740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9386" calcext:value-type="float">
            <text:p>938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8807" calcext:value-type="float">
            <text:p>880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254" calcext:value-type="float">
            <text:p>525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029" calcext:value-type="float">
            <text:p>902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348" calcext:value-type="float">
            <text:p>834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1112" calcext:value-type="float">
            <text:p>1111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7257" calcext:value-type="float">
            <text:p>1725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9559" calcext:value-type="float">
            <text:p>955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5834" calcext:value-type="float">
            <text:p>1583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3982" calcext:value-type="float">
            <text:p>1398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144" calcext:value-type="float">
            <text:p>1414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1780" calcext:value-type="float">
            <text:p>1178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3347" calcext:value-type="float">
            <text:p>1334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918" calcext:value-type="float">
            <text:p>691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923" calcext:value-type="float">
            <text:p>492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1691" calcext:value-type="float">
            <text:p>1169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2663" calcext:value-type="float">
            <text:p>1266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1499" calcext:value-type="float">
            <text:p>1149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9611" calcext:value-type="float">
            <text:p>961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312" calcext:value-type="float">
            <text:p>431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761" calcext:value-type="float">
            <text:p>376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7996" calcext:value-type="float">
            <text:p>799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617" calcext:value-type="float">
            <text:p>461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396" calcext:value-type="float">
            <text:p>639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371" calcext:value-type="float">
            <text:p>237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9294" calcext:value-type="float">
            <text:p>929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648" calcext:value-type="float">
            <text:p>1464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5556" calcext:value-type="float">
            <text:p>1555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2320" calcext:value-type="float">
            <text:p>1232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038" calcext:value-type="float">
            <text:p>1403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032" calcext:value-type="float">
            <text:p>1403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1548" calcext:value-type="float">
            <text:p>1154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1914" calcext:value-type="float">
            <text:p>1191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907" calcext:value-type="float">
            <text:p>890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8899" calcext:value-type="float">
            <text:p>889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3799" calcext:value-type="float">
            <text:p>1379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306" calcext:value-type="float">
            <text:p>630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075" calcext:value-type="float">
            <text:p>507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568" calcext:value-type="float">
            <text:p>756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866" calcext:value-type="float">
            <text:p>686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8445" calcext:value-type="float">
            <text:p>844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0825" calcext:value-type="float">
            <text:p>1082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378" calcext:value-type="float">
            <text:p>937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923" calcext:value-type="float">
            <text:p>792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0260" calcext:value-type="float">
            <text:p>1026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9486" calcext:value-type="float">
            <text:p>948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745" calcext:value-type="float">
            <text:p>874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0415" calcext:value-type="float">
            <text:p>1041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8229" calcext:value-type="float">
            <text:p>822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9716" calcext:value-type="float">
            <text:p>971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150" calcext:value-type="float">
            <text:p>915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2255" calcext:value-type="float">
            <text:p>1225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054" calcext:value-type="float">
            <text:p>505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0055" calcext:value-type="float">
            <text:p>1005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0397" calcext:value-type="float">
            <text:p>1039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3503" calcext:value-type="float">
            <text:p>1350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809" calcext:value-type="float">
            <text:p>1480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3904" calcext:value-type="float">
            <text:p>1390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324" calcext:value-type="float">
            <text:p>632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1159" calcext:value-type="float">
            <text:p>1115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789" calcext:value-type="float">
            <text:p>1478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023" calcext:value-type="float">
            <text:p>702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706" calcext:value-type="float">
            <text:p>170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5981" calcext:value-type="float">
            <text:p>1598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176" calcext:value-type="float">
            <text:p>917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7389" calcext:value-type="float">
            <text:p>738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8329" calcext:value-type="float">
            <text:p>832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341" calcext:value-type="float">
            <text:p>1034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925" calcext:value-type="float">
            <text:p>1192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8952" calcext:value-type="float">
            <text:p>895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9873" calcext:value-type="float">
            <text:p>987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9265" calcext:value-type="float">
            <text:p>926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8848" calcext:value-type="float">
            <text:p>884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0883" calcext:value-type="float">
            <text:p>1088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8549" calcext:value-type="float">
            <text:p>854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7276" calcext:value-type="float">
            <text:p>727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0582" calcext:value-type="float">
            <text:p>1058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6483" calcext:value-type="float">
            <text:p>1648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8807" calcext:value-type="float">
            <text:p>880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883" calcext:value-type="float">
            <text:p>988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440" calcext:value-type="float">
            <text:p>744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9876" calcext:value-type="float">
            <text:p>987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861" calcext:value-type="float">
            <text:p>586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184" calcext:value-type="float">
            <text:p>718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906" calcext:value-type="float">
            <text:p>590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0037" calcext:value-type="float">
            <text:p>1003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077" calcext:value-type="float">
            <text:p>807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823" calcext:value-type="float">
            <text:p>682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8814" calcext:value-type="float">
            <text:p>881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9451" calcext:value-type="float">
            <text:p>945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9066" calcext:value-type="float">
            <text:p>906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944" calcext:value-type="float">
            <text:p>1494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3020" calcext:value-type="float">
            <text:p>1302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694" calcext:value-type="float">
            <text:p>569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8399" calcext:value-type="float">
            <text:p>839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1244" calcext:value-type="float">
            <text:p>1124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3287" calcext:value-type="float">
            <text:p>1328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407" calcext:value-type="float">
            <text:p>1040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1533" calcext:value-type="float">
            <text:p>1153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777" calcext:value-type="float">
            <text:p>1477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635" calcext:value-type="float">
            <text:p>1463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1019" calcext:value-type="float">
            <text:p>1101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749" calcext:value-type="float">
            <text:p>574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9552" calcext:value-type="float">
            <text:p>955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9988" calcext:value-type="float">
            <text:p>998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9304" calcext:value-type="float">
            <text:p>930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586" calcext:value-type="float">
            <text:p>1458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9794" calcext:value-type="float">
            <text:p>979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905" calcext:value-type="float">
            <text:p>690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407" calcext:value-type="float">
            <text:p>340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7184" calcext:value-type="float">
            <text:p>718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394" calcext:value-type="float">
            <text:p>339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7274" calcext:value-type="float">
            <text:p>727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8236" calcext:value-type="float">
            <text:p>823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021" calcext:value-type="float">
            <text:p>502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7561" calcext:value-type="float">
            <text:p>756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7961" calcext:value-type="float">
            <text:p>796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433" calcext:value-type="float">
            <text:p>443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498" calcext:value-type="float">
            <text:p>249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8645" calcext:value-type="float">
            <text:p>864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9243" calcext:value-type="float">
            <text:p>924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0475" calcext:value-type="float">
            <text:p>1047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406" calcext:value-type="float">
            <text:p>840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813" calcext:value-type="float">
            <text:p>481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419" calcext:value-type="float">
            <text:p>641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621" calcext:value-type="float">
            <text:p>562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0837" calcext:value-type="float">
            <text:p>1083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8733" calcext:value-type="float">
            <text:p>873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9514" calcext:value-type="float">
            <text:p>951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0710" calcext:value-type="float">
            <text:p>1071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8050" calcext:value-type="float">
            <text:p>805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0897" calcext:value-type="float">
            <text:p>1089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493" calcext:value-type="float">
            <text:p>1449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7669" calcext:value-type="float">
            <text:p>766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1691" calcext:value-type="float">
            <text:p>1169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1123" calcext:value-type="float">
            <text:p>2112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1751" calcext:value-type="float">
            <text:p>2175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324" calcext:value-type="float">
            <text:p>1032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1145" calcext:value-type="float">
            <text:p>1114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189" calcext:value-type="float">
            <text:p>418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508" calcext:value-type="float">
            <text:p>750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8449" calcext:value-type="float">
            <text:p>844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3514" calcext:value-type="float">
            <text:p>1351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1190" calcext:value-type="float">
            <text:p>1119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712" calcext:value-type="float">
            <text:p>571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9084" calcext:value-type="float">
            <text:p>908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260" calcext:value-type="float">
            <text:p>726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9551" calcext:value-type="float">
            <text:p>955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8747" calcext:value-type="float">
            <text:p>874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5234" calcext:value-type="float">
            <text:p>1523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8486" calcext:value-type="float">
            <text:p>1848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9728" calcext:value-type="float">
            <text:p>972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875" calcext:value-type="float">
            <text:p>887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0622" calcext:value-type="float">
            <text:p>1062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1070" calcext:value-type="float">
            <text:p>1107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829" calcext:value-type="float">
            <text:p>882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1480" calcext:value-type="float">
            <text:p>1148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0336" calcext:value-type="float">
            <text:p>1033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7977" calcext:value-type="float">
            <text:p>797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0820" calcext:value-type="float">
            <text:p>1082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9562" calcext:value-type="float">
            <text:p>956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8446" calcext:value-type="float">
            <text:p>844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5824" calcext:value-type="float">
            <text:p>582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642" calcext:value-type="float">
            <text:p>764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975" calcext:value-type="float">
            <text:p>797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997" calcext:value-type="float">
            <text:p>299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5716" calcext:value-type="float">
            <text:p>1571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076" calcext:value-type="float">
            <text:p>1007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994" calcext:value-type="float">
            <text:p>599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963" calcext:value-type="float">
            <text:p>796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9071" calcext:value-type="float">
            <text:p>907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3553" calcext:value-type="float">
            <text:p>1355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4313" calcext:value-type="float">
            <text:p>1431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8598" calcext:value-type="float">
            <text:p>859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0198" calcext:value-type="float">
            <text:p>1019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9347" calcext:value-type="float">
            <text:p>934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7530" calcext:value-type="float">
            <text:p>753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505" calcext:value-type="float">
            <text:p>650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7387" calcext:value-type="float">
            <text:p>738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7201" calcext:value-type="float">
            <text:p>720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9297" calcext:value-type="float">
            <text:p>929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8086" calcext:value-type="float">
            <text:p>808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2321" calcext:value-type="float">
            <text:p>1232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8709" calcext:value-type="float">
            <text:p>870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0586" calcext:value-type="float">
            <text:p>1058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6557" calcext:value-type="float">
            <text:p>1655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3674" calcext:value-type="float">
            <text:p>1367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1360" calcext:value-type="float">
            <text:p>1136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1216" calcext:value-type="float">
            <text:p>1121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9428" calcext:value-type="float">
            <text:p>942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2038" calcext:value-type="float">
            <text:p>1203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8533" calcext:value-type="float">
            <text:p>853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477" calcext:value-type="float">
            <text:p>647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651" calcext:value-type="float">
            <text:p>565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107" calcext:value-type="float">
            <text:p>510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9199" calcext:value-type="float">
            <text:p>9199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0585" calcext:value-type="float">
            <text:p>1058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2744" calcext:value-type="float">
            <text:p>1274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6498" calcext:value-type="float">
            <text:p>1649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8828" calcext:value-type="float">
            <text:p>882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219" calcext:value-type="float">
            <text:p>521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728" calcext:value-type="float">
            <text:p>572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512" calcext:value-type="float">
            <text:p>651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8635" calcext:value-type="float">
            <text:p>863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737" calcext:value-type="float">
            <text:p>573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509" calcext:value-type="float">
            <text:p>750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601" calcext:value-type="float">
            <text:p>660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761" calcext:value-type="float">
            <text:p>776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768" calcext:value-type="float">
            <text:p>776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8915" calcext:value-type="float">
            <text:p>891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9337" calcext:value-type="float">
            <text:p>933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9877" calcext:value-type="float">
            <text:p>987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146" calcext:value-type="float">
            <text:p>714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529" calcext:value-type="float">
            <text:p>752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579" calcext:value-type="float">
            <text:p>857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131" calcext:value-type="float">
            <text:p>513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9486" calcext:value-type="float">
            <text:p>948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1799" calcext:value-type="float">
            <text:p>1179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933" calcext:value-type="float">
            <text:p>893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0368" calcext:value-type="float">
            <text:p>1036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349" calcext:value-type="float">
            <text:p>8349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481" calcext:value-type="float">
            <text:p>848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489" calcext:value-type="float">
            <text:p>748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1105" calcext:value-type="float">
            <text:p>1110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7084" calcext:value-type="float">
            <text:p>708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948" calcext:value-type="float">
            <text:p>694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1098" calcext:value-type="float">
            <text:p>1109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7325" calcext:value-type="float">
            <text:p>732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208" calcext:value-type="float">
            <text:p>420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139" calcext:value-type="float">
            <text:p>313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599" calcext:value-type="float">
            <text:p>659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353" calcext:value-type="float">
            <text:p>535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9210" calcext:value-type="float">
            <text:p>921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428" calcext:value-type="float">
            <text:p>242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428" calcext:value-type="float">
            <text:p>242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007" calcext:value-type="float">
            <text:p>800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8312" calcext:value-type="float">
            <text:p>831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834" calcext:value-type="float">
            <text:p>783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8645" calcext:value-type="float">
            <text:p>864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0339" calcext:value-type="float">
            <text:p>1033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8077" calcext:value-type="float">
            <text:p>807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900" calcext:value-type="float">
            <text:p>690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695" calcext:value-type="float">
            <text:p>469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683" calcext:value-type="float">
            <text:p>768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8426" calcext:value-type="float">
            <text:p>842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9470" calcext:value-type="float">
            <text:p>947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8735" calcext:value-type="float">
            <text:p>873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9010" calcext:value-type="float">
            <text:p>9010</text:p>
          </table:table-cell>
        </table:table-row>
        <table:table-row table:style-name="ro1" table:number-rows-repeated="104808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origin_B_2019.12.16_13.40.04_for2000s_10" table:style-name="ta3">
        <table:shapes>
          <draw:frame draw:z-index="0" draw:style-name="gr1" draw:text-style-name="P1" svg:width="1149.65pt" svg:height="384.01pt" svg:x="131.13pt" svg:y="3pt">
            <draw:object draw:notify-on-update-of-ranges="'origin_B_2019.12.16_13.40.04_for2000s_10'.A2:'origin_B_2019.12.16_13.40.04_for2000s_10'.A485 'origin_B_2019.12.16_13.40.04_for2000s_10'.A2:'origin_B_2019.12.16_13.40.04_for2000s_10'.A485 'origin_B_2019.12.16_13.40.04_for2000s_10'.B1:'origin_B_2019.12.16_13.40.04_for2000s_10'.B1 'origin_B_2019.12.16_13.40.04_for2000s_10'.B2:'origin_B_2019.12.16_13.40.04_for2000s_10'.B48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ce2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0264" calcext:value-type="float">
            <text:p>1902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010" calcext:value-type="float">
            <text:p>790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940" calcext:value-type="float">
            <text:p>219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254" calcext:value-type="float">
            <text:p>222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424" calcext:value-type="float">
            <text:p>404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3318" calcext:value-type="float">
            <text:p>1533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9331" calcext:value-type="float">
            <text:p>1593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7899" calcext:value-type="float">
            <text:p>1578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2756" calcext:value-type="float">
            <text:p>1627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3776" calcext:value-type="float">
            <text:p>1637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9678" calcext:value-type="float">
            <text:p>2796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2253" calcext:value-type="float">
            <text:p>2222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997" calcext:value-type="float">
            <text:p>699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871" calcext:value-type="float">
            <text:p>298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879" calcext:value-type="float">
            <text:p>318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5" calcext:value-type="float">
            <text:p>310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9040" calcext:value-type="float">
            <text:p>1590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2205" calcext:value-type="float">
            <text:p>2022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3437" calcext:value-type="float">
            <text:p>2034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1206" calcext:value-type="float">
            <text:p>2112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1928" calcext:value-type="float">
            <text:p>2119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1852" calcext:value-type="float">
            <text:p>2218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874" calcext:value-type="float">
            <text:p>678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320" calcext:value-type="float">
            <text:p>243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853" calcext:value-type="float">
            <text:p>238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720" calcext:value-type="float">
            <text:p>237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809" calcext:value-type="float">
            <text:p>2380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167" calcext:value-type="float">
            <text:p>241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070" calcext:value-type="float">
            <text:p>2407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169" calcext:value-type="float">
            <text:p>241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306" calcext:value-type="float">
            <text:p>253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4158" calcext:value-type="float">
            <text:p>2415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72" calcext:value-type="float">
            <text:p>144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003" calcext:value-type="float">
            <text:p>1300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164" calcext:value-type="float">
            <text:p>181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216" calcext:value-type="float">
            <text:p>192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411" calcext:value-type="float">
            <text:p>194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959" calcext:value-type="float">
            <text:p>2095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041" calcext:value-type="float">
            <text:p>200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272" calcext:value-type="float">
            <text:p>202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590" calcext:value-type="float">
            <text:p>1959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688" calcext:value-type="float">
            <text:p>1968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764" calcext:value-type="float">
            <text:p>197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822" calcext:value-type="float">
            <text:p>178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375" calcext:value-type="float">
            <text:p>113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488" calcext:value-type="float">
            <text:p>2348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3311" calcext:value-type="float">
            <text:p>233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777" calcext:value-type="float">
            <text:p>2277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3375" calcext:value-type="float">
            <text:p>433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1641" calcext:value-type="float">
            <text:p>20164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7045" calcext:value-type="float">
            <text:p>18704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49825" calcext:value-type="float">
            <text:p>2498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4298" calcext:value-type="float">
            <text:p>1842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7767" calcext:value-type="float">
            <text:p>2177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6668" calcext:value-type="float">
            <text:p>7666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5742" calcext:value-type="float">
            <text:p>7574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0481" calcext:value-type="float">
            <text:p>20048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40129" calcext:value-type="float">
            <text:p>24012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7151" calcext:value-type="float">
            <text:p>20715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6410" calcext:value-type="float">
            <text:p>1764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0823" calcext:value-type="float">
            <text:p>22082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5093" calcext:value-type="float">
            <text:p>1850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1087" calcext:value-type="float">
            <text:p>18108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42904" calcext:value-type="float">
            <text:p>24290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2304" calcext:value-type="float">
            <text:p>1923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710" calcext:value-type="float">
            <text:p>187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9159" calcext:value-type="float">
            <text:p>691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5710" calcext:value-type="float">
            <text:p>957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7324" calcext:value-type="float">
            <text:p>12732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5049" calcext:value-type="float">
            <text:p>20504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39899" calcext:value-type="float">
            <text:p>23989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9522" calcext:value-type="float">
            <text:p>1995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8034" calcext:value-type="float">
            <text:p>19803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23592" calcext:value-type="float">
            <text:p>22359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5168" calcext:value-type="float">
            <text:p>20516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96022" calcext:value-type="float">
            <text:p>1960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8842" calcext:value-type="float">
            <text:p>15884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720" calcext:value-type="float">
            <text:p>572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6634" calcext:value-type="float">
            <text:p>1663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371" calcext:value-type="float">
            <text:p>2437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2998" calcext:value-type="float">
            <text:p>10299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8310" calcext:value-type="float">
            <text:p>13831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6903" calcext:value-type="float">
            <text:p>13690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0888" calcext:value-type="float">
            <text:p>13088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6678" calcext:value-type="float">
            <text:p>13667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5461" calcext:value-type="float">
            <text:p>13546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1124" calcext:value-type="float">
            <text:p>14112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8640" calcext:value-type="float">
            <text:p>12864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3392" calcext:value-type="float">
            <text:p>3339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0358" calcext:value-type="float">
            <text:p>4035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4218" calcext:value-type="float">
            <text:p>942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4064" calcext:value-type="float">
            <text:p>16406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20637" calcext:value-type="float">
            <text:p>22063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6887" calcext:value-type="float">
            <text:p>14688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38993" calcext:value-type="float">
            <text:p>23899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89829" calcext:value-type="float">
            <text:p>18982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77026" calcext:value-type="float">
            <text:p>17702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2205" calcext:value-type="float">
            <text:p>20220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5289" calcext:value-type="float">
            <text:p>22528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5128" calcext:value-type="float">
            <text:p>17512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602" calcext:value-type="float">
            <text:p>760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822" calcext:value-type="float">
            <text:p>2882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9825" calcext:value-type="float">
            <text:p>2982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5517" calcext:value-type="float">
            <text:p>13551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45180" calcext:value-type="float">
            <text:p>24518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22824" calcext:value-type="float">
            <text:p>22282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17517" calcext:value-type="float">
            <text:p>21751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28286" calcext:value-type="float">
            <text:p>22828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84372" calcext:value-type="float">
            <text:p>18437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47854" calcext:value-type="float">
            <text:p>24785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6518" calcext:value-type="float">
            <text:p>16651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680" calcext:value-type="float">
            <text:p>868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9635" calcext:value-type="float">
            <text:p>1963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9815" calcext:value-type="float">
            <text:p>1981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3258" calcext:value-type="float">
            <text:p>3325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5987" calcext:value-type="float">
            <text:p>12598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94558" calcext:value-type="float">
            <text:p>19455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3981" calcext:value-type="float">
            <text:p>20398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98330" calcext:value-type="float">
            <text:p>19833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28337" calcext:value-type="float">
            <text:p>22833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9083" calcext:value-type="float">
            <text:p>15908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3967" calcext:value-type="float">
            <text:p>4396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8568" calcext:value-type="float">
            <text:p>1856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114" calcext:value-type="float">
            <text:p>2011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847" calcext:value-type="float">
            <text:p>1984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972" calcext:value-type="float">
            <text:p>1997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097" calcext:value-type="float">
            <text:p>2009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289" calcext:value-type="float">
            <text:p>1928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770" calcext:value-type="float">
            <text:p>1877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959" calcext:value-type="float">
            <text:p>1995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9418" calcext:value-type="float">
            <text:p>1941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8696" calcext:value-type="float">
            <text:p>4869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8879" calcext:value-type="float">
            <text:p>4887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9494" calcext:value-type="float">
            <text:p>8949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96196" calcext:value-type="float">
            <text:p>19619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25998" calcext:value-type="float">
            <text:p>22599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62357" calcext:value-type="float">
            <text:p>16235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52976" calcext:value-type="float">
            <text:p>15297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8423" calcext:value-type="float">
            <text:p>9842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3248" calcext:value-type="float">
            <text:p>13324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1150" calcext:value-type="float">
            <text:p>16115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3420" calcext:value-type="float">
            <text:p>14342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615" calcext:value-type="float">
            <text:p>661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796" calcext:value-type="float">
            <text:p>379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7196" calcext:value-type="float">
            <text:p>3719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3201" calcext:value-type="float">
            <text:p>4320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3109" calcext:value-type="float">
            <text:p>3310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6985" calcext:value-type="float">
            <text:p>569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1606" calcext:value-type="float">
            <text:p>6160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6879" calcext:value-type="float">
            <text:p>6687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1811" calcext:value-type="float">
            <text:p>7181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5745" calcext:value-type="float">
            <text:p>7574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5754" calcext:value-type="float">
            <text:p>7575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9636" calcext:value-type="float">
            <text:p>5963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8338" calcext:value-type="float">
            <text:p>4833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5373" calcext:value-type="float">
            <text:p>1537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3920" calcext:value-type="float">
            <text:p>3392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6561" calcext:value-type="float">
            <text:p>3656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9887" calcext:value-type="float">
            <text:p>5988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0320" calcext:value-type="float">
            <text:p>7032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1277" calcext:value-type="float">
            <text:p>6127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1525" calcext:value-type="float">
            <text:p>7152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4901" calcext:value-type="float">
            <text:p>7490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0669" calcext:value-type="float">
            <text:p>4066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4096" calcext:value-type="float">
            <text:p>4409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5666" calcext:value-type="float">
            <text:p>5566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774" calcext:value-type="float">
            <text:p>1177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2302" calcext:value-type="float">
            <text:p>1230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6570" calcext:value-type="float">
            <text:p>4657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0963" calcext:value-type="float">
            <text:p>6096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7620" calcext:value-type="float">
            <text:p>5762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4677" calcext:value-type="float">
            <text:p>5467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1928" calcext:value-type="float">
            <text:p>7192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6695" calcext:value-type="float">
            <text:p>6669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6251" calcext:value-type="float">
            <text:p>6625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6462" calcext:value-type="float">
            <text:p>8646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5914" calcext:value-type="float">
            <text:p>5591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5887" calcext:value-type="float">
            <text:p>8588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8639" calcext:value-type="float">
            <text:p>3863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478" calcext:value-type="float">
            <text:p>1547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5519" calcext:value-type="float">
            <text:p>1551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7193" calcext:value-type="float">
            <text:p>1719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9022" calcext:value-type="float">
            <text:p>2902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5587" calcext:value-type="float">
            <text:p>5558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8581" calcext:value-type="float">
            <text:p>2858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2992" calcext:value-type="float">
            <text:p>3299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6889" calcext:value-type="float">
            <text:p>2688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7151" calcext:value-type="float">
            <text:p>1715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3157" calcext:value-type="float">
            <text:p>3315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991" calcext:value-type="float">
            <text:p>599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3035" calcext:value-type="float">
            <text:p>1303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3176" calcext:value-type="float">
            <text:p>1317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5011" calcext:value-type="float">
            <text:p>1501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4101" calcext:value-type="float">
            <text:p>241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033" calcext:value-type="float">
            <text:p>3203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4231" calcext:value-type="float">
            <text:p>4423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5101" calcext:value-type="float">
            <text:p>3510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6187" calcext:value-type="float">
            <text:p>3618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0462" calcext:value-type="float">
            <text:p>3046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8587" calcext:value-type="float">
            <text:p>1858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8587" calcext:value-type="float">
            <text:p>1858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398" calcext:value-type="float">
            <text:p>1039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760" calcext:value-type="float">
            <text:p>1476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6964" calcext:value-type="float">
            <text:p>1696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6364" calcext:value-type="float">
            <text:p>3636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6515" calcext:value-type="float">
            <text:p>3651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1591" calcext:value-type="float">
            <text:p>4159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6566" calcext:value-type="float">
            <text:p>5656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747" calcext:value-type="float">
            <text:p>5274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3809" calcext:value-type="float">
            <text:p>3380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9961" calcext:value-type="float">
            <text:p>3996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6619" calcext:value-type="float">
            <text:p>2661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854" calcext:value-type="float">
            <text:p>585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6180" calcext:value-type="float">
            <text:p>2618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8367" calcext:value-type="float">
            <text:p>4836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1735" calcext:value-type="float">
            <text:p>4173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7277" calcext:value-type="float">
            <text:p>3727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0572" calcext:value-type="float">
            <text:p>5057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8820" calcext:value-type="float">
            <text:p>5882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607" calcext:value-type="float">
            <text:p>2860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6997" calcext:value-type="float">
            <text:p>4699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9389" calcext:value-type="float">
            <text:p>4938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9552" calcext:value-type="float">
            <text:p>3955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9552" calcext:value-type="float">
            <text:p>3955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658" calcext:value-type="float">
            <text:p>465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709" calcext:value-type="float">
            <text:p>770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187" calcext:value-type="float">
            <text:p>1018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375" calcext:value-type="float">
            <text:p>937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3974" calcext:value-type="float">
            <text:p>1397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3591" calcext:value-type="float">
            <text:p>2359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874" calcext:value-type="float">
            <text:p>2887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519" calcext:value-type="float">
            <text:p>651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193" calcext:value-type="float">
            <text:p>819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668" calcext:value-type="float">
            <text:p>966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613" calcext:value-type="float">
            <text:p>1461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7703" calcext:value-type="float">
            <text:p>1770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6208" calcext:value-type="float">
            <text:p>1620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7974" calcext:value-type="float">
            <text:p>1797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7692" calcext:value-type="float">
            <text:p>1769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920" calcext:value-type="float">
            <text:p>3192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3268" calcext:value-type="float">
            <text:p>632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0081" calcext:value-type="float">
            <text:p>7008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4951" calcext:value-type="float">
            <text:p>8495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9007" calcext:value-type="float">
            <text:p>1900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293" calcext:value-type="float">
            <text:p>229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7432" calcext:value-type="float">
            <text:p>1743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6959" calcext:value-type="float">
            <text:p>3695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0973" calcext:value-type="float">
            <text:p>5097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136" calcext:value-type="float">
            <text:p>413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9877" calcext:value-type="float">
            <text:p>1987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0689" calcext:value-type="float">
            <text:p>7068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0554" calcext:value-type="float">
            <text:p>5055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3811" calcext:value-type="float">
            <text:p>5381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8658" calcext:value-type="float">
            <text:p>5865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5790" calcext:value-type="float">
            <text:p>3579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7882" calcext:value-type="float">
            <text:p>3788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7652" calcext:value-type="float">
            <text:p>765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952" calcext:value-type="float">
            <text:p>1695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8520" calcext:value-type="float">
            <text:p>1852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8223" calcext:value-type="float">
            <text:p>1822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7454" calcext:value-type="float">
            <text:p>1745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8269" calcext:value-type="float">
            <text:p>1826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7206" calcext:value-type="float">
            <text:p>1720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7862" calcext:value-type="float">
            <text:p>1786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7265" calcext:value-type="float">
            <text:p>1726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6615" calcext:value-type="float">
            <text:p>1661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7575" calcext:value-type="float">
            <text:p>1757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7305" calcext:value-type="float">
            <text:p>1730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105" calcext:value-type="float">
            <text:p>1710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699" calcext:value-type="float">
            <text:p>1769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773" calcext:value-type="float">
            <text:p>1777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6883" calcext:value-type="float">
            <text:p>1688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5844" calcext:value-type="float">
            <text:p>1584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6963" calcext:value-type="float">
            <text:p>1696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7455" calcext:value-type="float">
            <text:p>1745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7530" calcext:value-type="float">
            <text:p>1753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897" calcext:value-type="float">
            <text:p>889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8502" calcext:value-type="float">
            <text:p>850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775" calcext:value-type="float">
            <text:p>1477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538" calcext:value-type="float">
            <text:p>1553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5176" calcext:value-type="float">
            <text:p>1517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785" calcext:value-type="float">
            <text:p>1478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7362" calcext:value-type="float">
            <text:p>1736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7084" calcext:value-type="float">
            <text:p>1708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6801" calcext:value-type="float">
            <text:p>1680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6609" calcext:value-type="float">
            <text:p>1660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7004" calcext:value-type="float">
            <text:p>1700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6913" calcext:value-type="float">
            <text:p>1691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684" calcext:value-type="float">
            <text:p>1468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5166" calcext:value-type="float">
            <text:p>1516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939" calcext:value-type="float">
            <text:p>1093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9576" calcext:value-type="float">
            <text:p>957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702" calcext:value-type="float">
            <text:p>1470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5729" calcext:value-type="float">
            <text:p>1572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801" calcext:value-type="float">
            <text:p>1480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918" calcext:value-type="float">
            <text:p>1491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7773" calcext:value-type="float">
            <text:p>1777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6365" calcext:value-type="float">
            <text:p>2636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631" calcext:value-type="float">
            <text:p>1463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9997" calcext:value-type="float">
            <text:p>1999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7931" calcext:value-type="float">
            <text:p>1793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7740" calcext:value-type="float">
            <text:p>1774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7658" calcext:value-type="float">
            <text:p>1765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8418" calcext:value-type="float">
            <text:p>1841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6248" calcext:value-type="float">
            <text:p>1624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7982" calcext:value-type="float">
            <text:p>1798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9307" calcext:value-type="float">
            <text:p>1930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8439" calcext:value-type="float">
            <text:p>1843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237" calcext:value-type="float">
            <text:p>1523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259" calcext:value-type="float">
            <text:p>425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2524" calcext:value-type="float">
            <text:p>1252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6334" calcext:value-type="float">
            <text:p>1633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660" calcext:value-type="float">
            <text:p>1466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7434" calcext:value-type="float">
            <text:p>1743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2150" calcext:value-type="float">
            <text:p>4215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70064" calcext:value-type="float">
            <text:p>7006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3463" calcext:value-type="float">
            <text:p>5346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1425" calcext:value-type="float">
            <text:p>5142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1379" calcext:value-type="float">
            <text:p>5137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2964" calcext:value-type="float">
            <text:p>4296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3078" calcext:value-type="float">
            <text:p>1307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4808" calcext:value-type="float">
            <text:p>3480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2630" calcext:value-type="float">
            <text:p>4263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4307" calcext:value-type="float">
            <text:p>5430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9911" calcext:value-type="float">
            <text:p>4991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9072" calcext:value-type="float">
            <text:p>4907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5954" calcext:value-type="float">
            <text:p>6595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7257" calcext:value-type="float">
            <text:p>4725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4413" calcext:value-type="float">
            <text:p>5441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2538" calcext:value-type="float">
            <text:p>5253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8208" calcext:value-type="float">
            <text:p>2820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799" calcext:value-type="float">
            <text:p>379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661" calcext:value-type="float">
            <text:p>1466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543" calcext:value-type="float">
            <text:p>4354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7066" calcext:value-type="float">
            <text:p>3706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890" calcext:value-type="float">
            <text:p>4389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9552" calcext:value-type="float">
            <text:p>5955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5456" calcext:value-type="float">
            <text:p>4545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095" calcext:value-type="float">
            <text:p>4309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5706" calcext:value-type="float">
            <text:p>5570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4443" calcext:value-type="float">
            <text:p>6444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2777" calcext:value-type="float">
            <text:p>5277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5765" calcext:value-type="float">
            <text:p>2576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8353" calcext:value-type="float">
            <text:p>3835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0255" calcext:value-type="float">
            <text:p>5025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5433" calcext:value-type="float">
            <text:p>5543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2401" calcext:value-type="float">
            <text:p>5240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8941" calcext:value-type="float">
            <text:p>4894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2028" calcext:value-type="float">
            <text:p>5202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3310" calcext:value-type="float">
            <text:p>5331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7094" calcext:value-type="float">
            <text:p>4709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1513" calcext:value-type="float">
            <text:p>4151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1960" calcext:value-type="float">
            <text:p>6196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640" calcext:value-type="float">
            <text:p>564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323" calcext:value-type="float">
            <text:p>532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5057" calcext:value-type="float">
            <text:p>1505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5163" calcext:value-type="float">
            <text:p>1516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1735" calcext:value-type="float">
            <text:p>1173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1926" calcext:value-type="float">
            <text:p>1192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120" calcext:value-type="float">
            <text:p>1412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087" calcext:value-type="float">
            <text:p>1408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934" calcext:value-type="float">
            <text:p>1493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0642" calcext:value-type="float">
            <text:p>1064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1938" calcext:value-type="float">
            <text:p>1193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387" calcext:value-type="float">
            <text:p>538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2480" calcext:value-type="float">
            <text:p>1248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3920" calcext:value-type="float">
            <text:p>1392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285" calcext:value-type="float">
            <text:p>1028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1128" calcext:value-type="float">
            <text:p>1112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3068" calcext:value-type="float">
            <text:p>1306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5998" calcext:value-type="float">
            <text:p>2599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0579" calcext:value-type="float">
            <text:p>3057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0653" calcext:value-type="float">
            <text:p>5065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6383" calcext:value-type="float">
            <text:p>3638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6667" calcext:value-type="float">
            <text:p>3666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2244" calcext:value-type="float">
            <text:p>3224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650" calcext:value-type="float">
            <text:p>665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2736" calcext:value-type="float">
            <text:p>2273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8268" calcext:value-type="float">
            <text:p>1826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5066" calcext:value-type="float">
            <text:p>2506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2269" calcext:value-type="float">
            <text:p>3226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6700" calcext:value-type="float">
            <text:p>2670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1226" calcext:value-type="float">
            <text:p>3122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2381" calcext:value-type="float">
            <text:p>3238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9883" calcext:value-type="float">
            <text:p>2988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9211" calcext:value-type="float">
            <text:p>3921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3623" calcext:value-type="float">
            <text:p>1362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3623" calcext:value-type="float">
            <text:p>1362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6897" calcext:value-type="float">
            <text:p>1689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8576" calcext:value-type="float">
            <text:p>2857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0392" calcext:value-type="float">
            <text:p>4039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2713" calcext:value-type="float">
            <text:p>4271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4906" calcext:value-type="float">
            <text:p>4490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3066" calcext:value-type="float">
            <text:p>3306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0080" calcext:value-type="float">
            <text:p>3008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3952" calcext:value-type="float">
            <text:p>2395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1263" calcext:value-type="float">
            <text:p>1126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820" calcext:value-type="float">
            <text:p>2082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675" calcext:value-type="float">
            <text:p>267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184" calcext:value-type="float">
            <text:p>618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207" calcext:value-type="float">
            <text:p>720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6278" calcext:value-type="float">
            <text:p>5627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0267" calcext:value-type="float">
            <text:p>14026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1664" calcext:value-type="float">
            <text:p>6166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2654" calcext:value-type="float">
            <text:p>14265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16486" calcext:value-type="float">
            <text:p>11648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27791" calcext:value-type="float">
            <text:p>12779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90646" calcext:value-type="float">
            <text:p>9064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14474" calcext:value-type="float">
            <text:p>11447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82433" calcext:value-type="float">
            <text:p>8243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7085" calcext:value-type="float">
            <text:p>4708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7085" calcext:value-type="float">
            <text:p>4708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8718" calcext:value-type="float">
            <text:p>2871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4392" calcext:value-type="float">
            <text:p>5439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8522" calcext:value-type="float">
            <text:p>6852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03965" calcext:value-type="float">
            <text:p>10396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93039" calcext:value-type="float">
            <text:p>9303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7133" calcext:value-type="float">
            <text:p>7713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4400" calcext:value-type="float">
            <text:p>6440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92898" calcext:value-type="float">
            <text:p>9289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02910" calcext:value-type="float">
            <text:p>10291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6115" calcext:value-type="float">
            <text:p>6611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6732" calcext:value-type="float">
            <text:p>2673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82529" calcext:value-type="float">
            <text:p>8252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3488" calcext:value-type="float">
            <text:p>7348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7048" calcext:value-type="float">
            <text:p>6704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7854" calcext:value-type="float">
            <text:p>6785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59416" calcext:value-type="float">
            <text:p>5941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0788" calcext:value-type="float">
            <text:p>6078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82045" calcext:value-type="float">
            <text:p>8204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0375" calcext:value-type="float">
            <text:p>4037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8435" calcext:value-type="float">
            <text:p>4843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6723" calcext:value-type="float">
            <text:p>1672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731" calcext:value-type="float">
            <text:p>273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1131" calcext:value-type="float">
            <text:p>3113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9259" calcext:value-type="float">
            <text:p>3925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1150" calcext:value-type="float">
            <text:p>3115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4434" calcext:value-type="float">
            <text:p>3443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6807" calcext:value-type="float">
            <text:p>4680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51156" calcext:value-type="float">
            <text:p>5115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57107" calcext:value-type="float">
            <text:p>5710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7606" calcext:value-type="float">
            <text:p>4760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8563" calcext:value-type="float">
            <text:p>5856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8598" calcext:value-type="float">
            <text:p>3859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0004" calcext:value-type="float">
            <text:p>4000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2731" calcext:value-type="float">
            <text:p>3273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0645" calcext:value-type="float">
            <text:p>4064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9297" calcext:value-type="float">
            <text:p>5929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50534" calcext:value-type="float">
            <text:p>5053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8634" calcext:value-type="float">
            <text:p>3863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2997" calcext:value-type="float">
            <text:p>5299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6005" calcext:value-type="float">
            <text:p>3600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2494" calcext:value-type="float">
            <text:p>4249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2858" calcext:value-type="float">
            <text:p>4285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2664" calcext:value-type="float">
            <text:p>5266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742" calcext:value-type="float">
            <text:p>674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178" calcext:value-type="float">
            <text:p>417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8240" calcext:value-type="float">
            <text:p>2824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8357" calcext:value-type="float">
            <text:p>3835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2471" calcext:value-type="float">
            <text:p>3247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9335" calcext:value-type="float">
            <text:p>3933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5866" calcext:value-type="float">
            <text:p>2586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5068" calcext:value-type="float">
            <text:p>3506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0049" calcext:value-type="float">
            <text:p>3004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1595" calcext:value-type="float">
            <text:p>3159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5234" calcext:value-type="float">
            <text:p>3523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3122" calcext:value-type="float">
            <text:p>3312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5553" calcext:value-type="float">
            <text:p>1555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5692" calcext:value-type="float">
            <text:p>1569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3083" calcext:value-type="float">
            <text:p>2308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1456" calcext:value-type="float">
            <text:p>3145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8551" calcext:value-type="float">
            <text:p>3855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9382" calcext:value-type="float">
            <text:p>59382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0569" calcext:value-type="float">
            <text:p>5056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5514" calcext:value-type="float">
            <text:p>35514</text:p>
          </table:table-cell>
        </table:table-row>
        <table:table-row table:style-name="ro1" table:number-rows-repeated="104809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origin_B_2019.12.16_13.40.04_for2000s_1000" table:style-name="ta4">
        <table:shapes>
          <draw:frame draw:z-index="0" draw:style-name="gr1" draw:text-style-name="P1" svg:width="1077.85pt" svg:height="509.75pt" svg:x="131.13pt" svg:y="3pt">
            <draw:object draw:notify-on-update-of-ranges="'origin_B_2019.12.16_13.40.04_for2000s_1000'.A1:'origin_B_2019.12.16_13.40.04_for2000s_1000'.A1 'origin_B_2019.12.16_13.40.04_for2000s_1000'.A2:'origin_B_2019.12.16_13.40.04_for2000s_1000'.A488 'origin_B_2019.12.16_13.40.04_for2000s_1000'.B1:'origin_B_2019.12.16_13.40.04_for2000s_1000'.B1 'origin_B_2019.12.16_13.40.04_for2000s_1000'.B2:'origin_B_2019.12.16_13.40.04_for2000s_1000'.B48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hroughput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392" calcext:value-type="float">
            <text:p>1392</text:p>
          </table:table-cell>
          <table:table-cell table:style-name="ce2" office:value-type="float" office:value="53713" calcext:value-type="float">
            <text:p>53713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393" calcext:value-type="float">
            <text:p>1393</text:p>
          </table:table-cell>
          <table:table-cell table:style-name="ce2" office:value-type="float" office:value="67392" calcext:value-type="float">
            <text:p>67392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394" calcext:value-type="float">
            <text:p>1394</text:p>
          </table:table-cell>
          <table:table-cell table:style-name="ce2" office:value-type="float" office:value="37520" calcext:value-type="float">
            <text:p>37520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395" calcext:value-type="float">
            <text:p>1395</text:p>
          </table:table-cell>
          <table:table-cell table:style-name="ce2" office:value-type="float" office:value="38179" calcext:value-type="float">
            <text:p>38179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398" calcext:value-type="float">
            <text:p>1398</text:p>
          </table:table-cell>
          <table:table-cell table:style-name="ce2" office:value-type="float" office:value="28975" calcext:value-type="float">
            <text:p>28975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399" calcext:value-type="float">
            <text:p>1399</text:p>
          </table:table-cell>
          <table:table-cell table:style-name="ce2" office:value-type="float" office:value="48895" calcext:value-type="float">
            <text:p>48895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56765" calcext:value-type="float">
            <text:p>56765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01" calcext:value-type="float">
            <text:p>1401</text:p>
          </table:table-cell>
          <table:table-cell table:style-name="ce2" office:value-type="float" office:value="80729" calcext:value-type="float">
            <text:p>80729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02" calcext:value-type="float">
            <text:p>1402</text:p>
          </table:table-cell>
          <table:table-cell table:style-name="ce2" office:value-type="float" office:value="94136" calcext:value-type="float">
            <text:p>94136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03" calcext:value-type="float">
            <text:p>1403</text:p>
          </table:table-cell>
          <table:table-cell table:style-name="ce2" office:value-type="float" office:value="67411" calcext:value-type="float">
            <text:p>67411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04" calcext:value-type="float">
            <text:p>1404</text:p>
          </table:table-cell>
          <table:table-cell table:style-name="ce2" office:value-type="float" office:value="64800" calcext:value-type="float">
            <text:p>64800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05" calcext:value-type="float">
            <text:p>1405</text:p>
          </table:table-cell>
          <table:table-cell table:style-name="ce2" office:value-type="float" office:value="70931" calcext:value-type="float">
            <text:p>70931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07" calcext:value-type="float">
            <text:p>1407</text:p>
          </table:table-cell>
          <table:table-cell table:style-name="ce2" office:value-type="float" office:value="70431" calcext:value-type="float">
            <text:p>70431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08" calcext:value-type="float">
            <text:p>1408</text:p>
          </table:table-cell>
          <table:table-cell table:style-name="ce2" office:value-type="float" office:value="38365" calcext:value-type="float">
            <text:p>38365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09" calcext:value-type="float">
            <text:p>1409</text:p>
          </table:table-cell>
          <table:table-cell table:style-name="ce2" office:value-type="float" office:value="41687" calcext:value-type="float">
            <text:p>41687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10" calcext:value-type="float">
            <text:p>1410</text:p>
          </table:table-cell>
          <table:table-cell table:style-name="ce2" office:value-type="float" office:value="6079" calcext:value-type="float">
            <text:p>6079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11" calcext:value-type="float">
            <text:p>1411</text:p>
          </table:table-cell>
          <table:table-cell table:style-name="ce2" office:value-type="float" office:value="3176" calcext:value-type="float">
            <text:p>3176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12" calcext:value-type="float">
            <text:p>1412</text:p>
          </table:table-cell>
          <table:table-cell table:style-name="ce2" office:value-type="float" office:value="15020" calcext:value-type="float">
            <text:p>15020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13" calcext:value-type="float">
            <text:p>1413</text:p>
          </table:table-cell>
          <table:table-cell table:style-name="ce2" office:value-type="float" office:value="15979" calcext:value-type="float">
            <text:p>15979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8352" calcext:value-type="float">
            <text:p>8352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16" calcext:value-type="float">
            <text:p>1416</text:p>
          </table:table-cell>
          <table:table-cell table:style-name="ce2" office:value-type="float" office:value="12506" calcext:value-type="float">
            <text:p>12506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17" calcext:value-type="float">
            <text:p>1417</text:p>
          </table:table-cell>
          <table:table-cell table:style-name="ce2" office:value-type="float" office:value="14466" calcext:value-type="float">
            <text:p>14466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18" calcext:value-type="float">
            <text:p>1418</text:p>
          </table:table-cell>
          <table:table-cell table:style-name="ce2" office:value-type="float" office:value="16646" calcext:value-type="float">
            <text:p>16646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19" calcext:value-type="float">
            <text:p>1419</text:p>
          </table:table-cell>
          <table:table-cell table:style-name="ce2" office:value-type="float" office:value="15131" calcext:value-type="float">
            <text:p>15131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20" calcext:value-type="float">
            <text:p>1420</text:p>
          </table:table-cell>
          <table:table-cell table:style-name="ce2" office:value-type="float" office:value="35933" calcext:value-type="float">
            <text:p>35933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21" calcext:value-type="float">
            <text:p>1421</text:p>
          </table:table-cell>
          <table:table-cell table:style-name="ce2" office:value-type="float" office:value="49396" calcext:value-type="float">
            <text:p>49396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22" calcext:value-type="float">
            <text:p>1422</text:p>
          </table:table-cell>
          <table:table-cell table:style-name="ce2" office:value-type="float" office:value="42066" calcext:value-type="float">
            <text:p>42066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23" calcext:value-type="float">
            <text:p>1423</text:p>
          </table:table-cell>
          <table:table-cell table:style-name="ce2" office:value-type="float" office:value="20306" calcext:value-type="float">
            <text:p>20306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25" calcext:value-type="float">
            <text:p>1425</text:p>
          </table:table-cell>
          <table:table-cell table:style-name="ce2" office:value-type="float" office:value="10057" calcext:value-type="float">
            <text:p>10057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27" calcext:value-type="float">
            <text:p>1427</text:p>
          </table:table-cell>
          <table:table-cell table:style-name="ce2" office:value-type="float" office:value="15849" calcext:value-type="float">
            <text:p>15849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28" calcext:value-type="float">
            <text:p>1428</text:p>
          </table:table-cell>
          <table:table-cell table:style-name="ce2" office:value-type="float" office:value="16040" calcext:value-type="float">
            <text:p>16040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29" calcext:value-type="float">
            <text:p>1429</text:p>
          </table:table-cell>
          <table:table-cell table:style-name="ce2" office:value-type="float" office:value="15596" calcext:value-type="float">
            <text:p>15596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15404" calcext:value-type="float">
            <text:p>15404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31" calcext:value-type="float">
            <text:p>1431</text:p>
          </table:table-cell>
          <table:table-cell table:style-name="ce2" office:value-type="float" office:value="14807" calcext:value-type="float">
            <text:p>14807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32" calcext:value-type="float">
            <text:p>1432</text:p>
          </table:table-cell>
          <table:table-cell table:style-name="ce2" office:value-type="float" office:value="14457" calcext:value-type="float">
            <text:p>14457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33" calcext:value-type="float">
            <text:p>1433</text:p>
          </table:table-cell>
          <table:table-cell table:style-name="ce2" office:value-type="float" office:value="16382" calcext:value-type="float">
            <text:p>16382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34" calcext:value-type="float">
            <text:p>1434</text:p>
          </table:table-cell>
          <table:table-cell table:style-name="ce2" office:value-type="float" office:value="15711" calcext:value-type="float">
            <text:p>15711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35" calcext:value-type="float">
            <text:p>1435</text:p>
          </table:table-cell>
          <table:table-cell table:style-name="ce2" office:value-type="float" office:value="15864" calcext:value-type="float">
            <text:p>15864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3510" calcext:value-type="float">
            <text:p>3510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15922" calcext:value-type="float">
            <text:p>15922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41" calcext:value-type="float">
            <text:p>1441</text:p>
          </table:table-cell>
          <table:table-cell table:style-name="ce2" office:value-type="float" office:value="14989" calcext:value-type="float">
            <text:p>14989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42" calcext:value-type="float">
            <text:p>1442</text:p>
          </table:table-cell>
          <table:table-cell table:style-name="ce2" office:value-type="float" office:value="15693" calcext:value-type="float">
            <text:p>15693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43" calcext:value-type="float">
            <text:p>1443</text:p>
          </table:table-cell>
          <table:table-cell table:style-name="ce2" office:value-type="float" office:value="14136" calcext:value-type="float">
            <text:p>14136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44" calcext:value-type="float">
            <text:p>1444</text:p>
          </table:table-cell>
          <table:table-cell table:style-name="ce2" office:value-type="float" office:value="14778" calcext:value-type="float">
            <text:p>14778</text:p>
          </table:table-cell>
          <table:table-cell table:style-name="ce2" table:number-columns-repeated="19"/>
        </table:table-row>
        <table:table-row table:style-name="ro1">
          <table:table-cell table:style-name="ce2" office:value-type="float" office:value="1446" calcext:value-type="float">
            <text:p>1446</text:p>
          </table:table-cell>
          <table:table-cell table:style-name="ce2" office:value-type="float" office:value="15127" calcext:value-type="float">
            <text:p>15127</text:p>
          </table:table-cell>
          <table:table-cell table:style-name="ce2" table:number-columns-repeated="19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6680" calcext:value-type="float">
            <text:p>16680</text:p>
          </table:table-cell>
          <table:table-cell table:number-columns-repeated="19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4385" calcext:value-type="float">
            <text:p>14385</text:p>
          </table:table-cell>
          <table:table-cell table:number-columns-repeated="19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5738" calcext:value-type="float">
            <text:p>15738</text:p>
          </table:table-cell>
          <table:table-cell table:number-columns-repeated="19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8042" calcext:value-type="float">
            <text:p>8042</text:p>
          </table:table-cell>
          <table:table-cell table:number-columns-repeated="19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4432" calcext:value-type="float">
            <text:p>14432</text:p>
          </table:table-cell>
          <table:table-cell table:number-columns-repeated="19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1160" calcext:value-type="float">
            <text:p>11160</text:p>
          </table:table-cell>
          <table:table-cell table:number-columns-repeated="19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7124" calcext:value-type="float">
            <text:p>17124</text:p>
          </table:table-cell>
          <table:table-cell table:number-columns-repeated="19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21302" calcext:value-type="float">
            <text:p>21302</text:p>
          </table:table-cell>
          <table:table-cell table:number-columns-repeated="19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50229" calcext:value-type="float">
            <text:p>50229</text:p>
          </table:table-cell>
          <table:table-cell table:number-columns-repeated="19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48674" calcext:value-type="float">
            <text:p>48674</text:p>
          </table:table-cell>
          <table:table-cell table:number-columns-repeated="19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39692" calcext:value-type="float">
            <text:p>39692</text:p>
          </table:table-cell>
          <table:table-cell table:number-columns-repeated="19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57588" calcext:value-type="float">
            <text:p>57588</text:p>
          </table:table-cell>
          <table:table-cell table:number-columns-repeated="19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30558" calcext:value-type="float">
            <text:p>30558</text:p>
          </table:table-cell>
          <table:table-cell table:number-columns-repeated="19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37573" calcext:value-type="float">
            <text:p>37573</text:p>
          </table:table-cell>
          <table:table-cell table:number-columns-repeated="19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45128" calcext:value-type="float">
            <text:p>45128</text:p>
          </table:table-cell>
          <table:table-cell table:number-columns-repeated="19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3907" calcext:value-type="float">
            <text:p>3907</text:p>
          </table:table-cell>
          <table:table-cell table:number-columns-repeated="19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26583" calcext:value-type="float">
            <text:p>26583</text:p>
          </table:table-cell>
          <table:table-cell table:number-columns-repeated="19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70809" calcext:value-type="float">
            <text:p>70809</text:p>
          </table:table-cell>
          <table:table-cell table:number-columns-repeated="19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42158" calcext:value-type="float">
            <text:p>42158</text:p>
          </table:table-cell>
          <table:table-cell table:number-columns-repeated="19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67981" calcext:value-type="float">
            <text:p>67981</text:p>
          </table:table-cell>
          <table:table-cell table:number-columns-repeated="19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61756" calcext:value-type="float">
            <text:p>61756</text:p>
          </table:table-cell>
          <table:table-cell table:number-columns-repeated="19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67176" calcext:value-type="float">
            <text:p>67176</text:p>
          </table:table-cell>
          <table:table-cell table:number-columns-repeated="19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61536" calcext:value-type="float">
            <text:p>61536</text:p>
          </table:table-cell>
          <table:table-cell table:number-columns-repeated="19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51413" calcext:value-type="float">
            <text:p>51413</text:p>
          </table:table-cell>
          <table:table-cell table:number-columns-repeated="19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35262" calcext:value-type="float">
            <text:p>35262</text:p>
          </table:table-cell>
          <table:table-cell table:number-columns-repeated="19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37587" calcext:value-type="float">
            <text:p>37587</text:p>
          </table:table-cell>
          <table:table-cell table:number-columns-repeated="19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34849" calcext:value-type="float">
            <text:p>34849</text:p>
          </table:table-cell>
          <table:table-cell table:number-columns-repeated="19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38345" calcext:value-type="float">
            <text:p>38345</text:p>
          </table:table-cell>
          <table:table-cell table:number-columns-repeated="19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41507" calcext:value-type="float">
            <text:p>41507</text:p>
          </table:table-cell>
          <table:table-cell table:number-columns-repeated="19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59056" calcext:value-type="float">
            <text:p>59056</text:p>
          </table:table-cell>
          <table:table-cell table:number-columns-repeated="19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44088" calcext:value-type="float">
            <text:p>44088</text:p>
          </table:table-cell>
          <table:table-cell table:number-columns-repeated="19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40184" calcext:value-type="float">
            <text:p>40184</text:p>
          </table:table-cell>
          <table:table-cell table:number-columns-repeated="19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37464" calcext:value-type="float">
            <text:p>37464</text:p>
          </table:table-cell>
          <table:table-cell table:number-columns-repeated="19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40346" calcext:value-type="float">
            <text:p>40346</text:p>
          </table:table-cell>
          <table:table-cell table:number-columns-repeated="19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53280" calcext:value-type="float">
            <text:p>53280</text:p>
          </table:table-cell>
          <table:table-cell table:number-columns-repeated="19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38248" calcext:value-type="float">
            <text:p>38248</text:p>
          </table:table-cell>
          <table:table-cell table:number-columns-repeated="19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40381" calcext:value-type="float">
            <text:p>40381</text:p>
          </table:table-cell>
          <table:table-cell table:number-columns-repeated="19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007" calcext:value-type="float">
            <text:p>1007</text:p>
          </table:table-cell>
          <table:table-cell table:number-columns-repeated="19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0441" calcext:value-type="float">
            <text:p>10441</text:p>
          </table:table-cell>
          <table:table-cell table:number-columns-repeated="19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35205" calcext:value-type="float">
            <text:p>35205</text:p>
          </table:table-cell>
          <table:table-cell table:number-columns-repeated="19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40237" calcext:value-type="float">
            <text:p>40237</text:p>
          </table:table-cell>
          <table:table-cell table:number-columns-repeated="19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39414" calcext:value-type="float">
            <text:p>39414</text:p>
          </table:table-cell>
          <table:table-cell table:number-columns-repeated="19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43662" calcext:value-type="float">
            <text:p>43662</text:p>
          </table:table-cell>
          <table:table-cell table:number-columns-repeated="19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3171" calcext:value-type="float">
            <text:p>43171</text:p>
          </table:table-cell>
          <table:table-cell table:number-columns-repeated="19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41480" calcext:value-type="float">
            <text:p>41480</text:p>
          </table:table-cell>
          <table:table-cell table:number-columns-repeated="19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36521" calcext:value-type="float">
            <text:p>36521</text:p>
          </table:table-cell>
          <table:table-cell table:number-columns-repeated="19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43928" calcext:value-type="float">
            <text:p>43928</text:p>
          </table:table-cell>
          <table:table-cell table:number-columns-repeated="19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42343" calcext:value-type="float">
            <text:p>42343</text:p>
          </table:table-cell>
          <table:table-cell table:number-columns-repeated="19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38459" calcext:value-type="float">
            <text:p>38459</text:p>
          </table:table-cell>
          <table:table-cell table:number-columns-repeated="19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38459" calcext:value-type="float">
            <text:p>38459</text:p>
          </table:table-cell>
          <table:table-cell table:number-columns-repeated="19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22693" calcext:value-type="float">
            <text:p>22693</text:p>
          </table:table-cell>
          <table:table-cell table:number-columns-repeated="19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26833" calcext:value-type="float">
            <text:p>26833</text:p>
          </table:table-cell>
          <table:table-cell table:number-columns-repeated="19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27671" calcext:value-type="float">
            <text:p>27671</text:p>
          </table:table-cell>
          <table:table-cell table:number-columns-repeated="19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36967" calcext:value-type="float">
            <text:p>36967</text:p>
          </table:table-cell>
          <table:table-cell table:number-columns-repeated="19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28782" calcext:value-type="float">
            <text:p>28782</text:p>
          </table:table-cell>
          <table:table-cell table:number-columns-repeated="19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32206" calcext:value-type="float">
            <text:p>32206</text:p>
          </table:table-cell>
          <table:table-cell table:number-columns-repeated="19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40519" calcext:value-type="float">
            <text:p>40519</text:p>
          </table:table-cell>
          <table:table-cell table:number-columns-repeated="19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30154" calcext:value-type="float">
            <text:p>30154</text:p>
          </table:table-cell>
          <table:table-cell table:number-columns-repeated="19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49858" calcext:value-type="float">
            <text:p>49858</text:p>
          </table:table-cell>
          <table:table-cell table:number-columns-repeated="19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41943" calcext:value-type="float">
            <text:p>41943</text:p>
          </table:table-cell>
          <table:table-cell table:number-columns-repeated="19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36783" calcext:value-type="float">
            <text:p>36783</text:p>
          </table:table-cell>
          <table:table-cell table:number-columns-repeated="19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2200" calcext:value-type="float">
            <text:p>2200</text:p>
          </table:table-cell>
          <table:table-cell table:number-columns-repeated="19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6891" calcext:value-type="float">
            <text:p>6891</text:p>
          </table:table-cell>
          <table:table-cell table:number-columns-repeated="19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5527" calcext:value-type="float">
            <text:p>15527</text:p>
          </table:table-cell>
          <table:table-cell table:number-columns-repeated="19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26755" calcext:value-type="float">
            <text:p>26755</text:p>
          </table:table-cell>
          <table:table-cell table:number-columns-repeated="19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36832" calcext:value-type="float">
            <text:p>36832</text:p>
          </table:table-cell>
          <table:table-cell table:number-columns-repeated="19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38763" calcext:value-type="float">
            <text:p>38763</text:p>
          </table:table-cell>
          <table:table-cell table:number-columns-repeated="19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37297" calcext:value-type="float">
            <text:p>37297</text:p>
          </table:table-cell>
          <table:table-cell table:number-columns-repeated="19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30213" calcext:value-type="float">
            <text:p>30213</text:p>
          </table:table-cell>
          <table:table-cell table:number-columns-repeated="19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32546" calcext:value-type="float">
            <text:p>32546</text:p>
          </table:table-cell>
          <table:table-cell table:number-columns-repeated="19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26918" calcext:value-type="float">
            <text:p>26918</text:p>
          </table:table-cell>
          <table:table-cell table:number-columns-repeated="19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37337" calcext:value-type="float">
            <text:p>37337</text:p>
          </table:table-cell>
          <table:table-cell table:number-columns-repeated="19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30220" calcext:value-type="float">
            <text:p>30220</text:p>
          </table:table-cell>
          <table:table-cell table:number-columns-repeated="19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7189" calcext:value-type="float">
            <text:p>17189</text:p>
          </table:table-cell>
          <table:table-cell table:number-columns-repeated="19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7537" calcext:value-type="float">
            <text:p>17537</text:p>
          </table:table-cell>
          <table:table-cell table:number-columns-repeated="19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30302" calcext:value-type="float">
            <text:p>30302</text:p>
          </table:table-cell>
          <table:table-cell table:number-columns-repeated="19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40162" calcext:value-type="float">
            <text:p>40162</text:p>
          </table:table-cell>
          <table:table-cell table:number-columns-repeated="19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41867" calcext:value-type="float">
            <text:p>41867</text:p>
          </table:table-cell>
          <table:table-cell table:number-columns-repeated="19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23449" calcext:value-type="float">
            <text:p>23449</text:p>
          </table:table-cell>
          <table:table-cell table:number-columns-repeated="19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38067" calcext:value-type="float">
            <text:p>38067</text:p>
          </table:table-cell>
          <table:table-cell table:number-columns-repeated="19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23849" calcext:value-type="float">
            <text:p>23849</text:p>
          </table:table-cell>
          <table:table-cell table:number-columns-repeated="19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8920" calcext:value-type="float">
            <text:p>18920</text:p>
          </table:table-cell>
          <table:table-cell table:number-columns-repeated="19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8078" calcext:value-type="float">
            <text:p>18078</text:p>
          </table:table-cell>
          <table:table-cell table:number-columns-repeated="19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9224" calcext:value-type="float">
            <text:p>9224</text:p>
          </table:table-cell>
          <table:table-cell table:number-columns-repeated="19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790" calcext:value-type="float">
            <text:p>1790</text:p>
          </table:table-cell>
          <table:table-cell table:number-columns-repeated="19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907" calcext:value-type="float">
            <text:p>1907</text:p>
          </table:table-cell>
          <table:table-cell table:number-columns-repeated="19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966" calcext:value-type="float">
            <text:p>1966</text:p>
          </table:table-cell>
          <table:table-cell table:number-columns-repeated="19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233" calcext:value-type="float">
            <text:p>1233</text:p>
          </table:table-cell>
          <table:table-cell table:number-columns-repeated="19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376" calcext:value-type="float">
            <text:p>1376</text:p>
          </table:table-cell>
          <table:table-cell table:number-columns-repeated="19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2088" calcext:value-type="float">
            <text:p>2088</text:p>
          </table:table-cell>
          <table:table-cell table:number-columns-repeated="19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3805" calcext:value-type="float">
            <text:p>3805</text:p>
          </table:table-cell>
          <table:table-cell table:number-columns-repeated="19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2654" calcext:value-type="float">
            <text:p>2654</text:p>
          </table:table-cell>
          <table:table-cell table:number-columns-repeated="19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178" calcext:value-type="float">
            <text:p>1178</text:p>
          </table:table-cell>
          <table:table-cell table:number-columns-repeated="19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020" calcext:value-type="float">
            <text:p>1020</text:p>
          </table:table-cell>
          <table:table-cell table:number-columns-repeated="19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544" calcext:value-type="float">
            <text:p>1544</text:p>
          </table:table-cell>
          <table:table-cell table:number-columns-repeated="19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1766" calcext:value-type="float">
            <text:p>1766</text:p>
          </table:table-cell>
          <table:table-cell table:number-columns-repeated="19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2265" calcext:value-type="float">
            <text:p>2265</text:p>
          </table:table-cell>
          <table:table-cell table:number-columns-repeated="19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189" calcext:value-type="float">
            <text:p>1189</text:p>
          </table:table-cell>
          <table:table-cell table:number-columns-repeated="19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30445" calcext:value-type="float">
            <text:p>30445</text:p>
          </table:table-cell>
          <table:table-cell table:number-columns-repeated="19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31222" calcext:value-type="float">
            <text:p>31222</text:p>
          </table:table-cell>
          <table:table-cell table:number-columns-repeated="19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31220" calcext:value-type="float">
            <text:p>31220</text:p>
          </table:table-cell>
          <table:table-cell table:number-columns-repeated="19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30126" calcext:value-type="float">
            <text:p>30126</text:p>
          </table:table-cell>
          <table:table-cell table:number-columns-repeated="19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31585" calcext:value-type="float">
            <text:p>31585</text:p>
          </table:table-cell>
          <table:table-cell table:number-columns-repeated="19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29140" calcext:value-type="float">
            <text:p>29140</text:p>
          </table:table-cell>
          <table:table-cell table:number-columns-repeated="19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27309" calcext:value-type="float">
            <text:p>27309</text:p>
          </table:table-cell>
          <table:table-cell table:number-columns-repeated="19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27196" calcext:value-type="float">
            <text:p>27196</text:p>
          </table:table-cell>
          <table:table-cell table:number-columns-repeated="19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66842" calcext:value-type="float">
            <text:p>166842</text:p>
          </table:table-cell>
          <table:table-cell table:number-columns-repeated="19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31962" calcext:value-type="float">
            <text:p>131962</text:p>
          </table:table-cell>
          <table:table-cell table:number-columns-repeated="19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7354" calcext:value-type="float">
            <text:p>17354</text:p>
          </table:table-cell>
          <table:table-cell table:number-columns-repeated="19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81850" calcext:value-type="float">
            <text:p>181850</text:p>
          </table:table-cell>
          <table:table-cell table:number-columns-repeated="19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235690" calcext:value-type="float">
            <text:p>235690</text:p>
          </table:table-cell>
          <table:table-cell table:number-columns-repeated="19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226146" calcext:value-type="float">
            <text:p>226146</text:p>
          </table:table-cell>
          <table:table-cell table:number-columns-repeated="19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208426" calcext:value-type="float">
            <text:p>208426</text:p>
          </table:table-cell>
          <table:table-cell table:number-columns-repeated="19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216540" calcext:value-type="float">
            <text:p>216540</text:p>
          </table:table-cell>
          <table:table-cell table:number-columns-repeated="19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96131" calcext:value-type="float">
            <text:p>196131</text:p>
          </table:table-cell>
          <table:table-cell table:number-columns-repeated="19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206923" calcext:value-type="float">
            <text:p>206923</text:p>
          </table:table-cell>
          <table:table-cell table:number-columns-repeated="19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65952" calcext:value-type="float">
            <text:p>165952</text:p>
          </table:table-cell>
          <table:table-cell table:number-columns-repeated="19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81854" calcext:value-type="float">
            <text:p>181854</text:p>
          </table:table-cell>
          <table:table-cell table:number-columns-repeated="19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55367" calcext:value-type="float">
            <text:p>55367</text:p>
          </table:table-cell>
          <table:table-cell table:number-columns-repeated="19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200952" calcext:value-type="float">
            <text:p>200952</text:p>
          </table:table-cell>
          <table:table-cell table:number-columns-repeated="19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230398" calcext:value-type="float">
            <text:p>230398</text:p>
          </table:table-cell>
          <table:table-cell table:number-columns-repeated="19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215276" calcext:value-type="float">
            <text:p>215276</text:p>
          </table:table-cell>
          <table:table-cell table:number-columns-repeated="19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96150" calcext:value-type="float">
            <text:p>196150</text:p>
          </table:table-cell>
          <table:table-cell table:number-columns-repeated="19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204424" calcext:value-type="float">
            <text:p>204424</text:p>
          </table:table-cell>
          <table:table-cell table:number-columns-repeated="19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213530" calcext:value-type="float">
            <text:p>213530</text:p>
          </table:table-cell>
          <table:table-cell table:number-columns-repeated="19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212106" calcext:value-type="float">
            <text:p>212106</text:p>
          </table:table-cell>
          <table:table-cell table:number-columns-repeated="19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214812" calcext:value-type="float">
            <text:p>214812</text:p>
          </table:table-cell>
          <table:table-cell table:number-columns-repeated="19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212630" calcext:value-type="float">
            <text:p>212630</text:p>
          </table:table-cell>
          <table:table-cell table:number-columns-repeated="19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202395" calcext:value-type="float">
            <text:p>202395</text:p>
          </table:table-cell>
          <table:table-cell table:number-columns-repeated="19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21537" calcext:value-type="float">
            <text:p>21537</text:p>
          </table:table-cell>
          <table:table-cell table:number-columns-repeated="19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5047" calcext:value-type="float">
            <text:p>5047</text:p>
          </table:table-cell>
          <table:table-cell table:number-columns-repeated="19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28098" calcext:value-type="float">
            <text:p>128098</text:p>
          </table:table-cell>
          <table:table-cell table:number-columns-repeated="19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241716" calcext:value-type="float">
            <text:p>241716</text:p>
          </table:table-cell>
          <table:table-cell table:number-columns-repeated="19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63811" calcext:value-type="float">
            <text:p>263811</text:p>
          </table:table-cell>
          <table:table-cell table:number-columns-repeated="19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217165" calcext:value-type="float">
            <text:p>217165</text:p>
          </table:table-cell>
          <table:table-cell table:number-columns-repeated="19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70196" calcext:value-type="float">
            <text:p>170196</text:p>
          </table:table-cell>
          <table:table-cell table:number-columns-repeated="19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86909" calcext:value-type="float">
            <text:p>186909</text:p>
          </table:table-cell>
          <table:table-cell table:number-columns-repeated="19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78412" calcext:value-type="float">
            <text:p>178412</text:p>
          </table:table-cell>
          <table:table-cell table:number-columns-repeated="19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63115" calcext:value-type="float">
            <text:p>163115</text:p>
          </table:table-cell>
          <table:table-cell table:number-columns-repeated="19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52861" calcext:value-type="float">
            <text:p>152861</text:p>
          </table:table-cell>
          <table:table-cell table:number-columns-repeated="19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165210" calcext:value-type="float">
            <text:p>165210</text:p>
          </table:table-cell>
          <table:table-cell table:number-columns-repeated="19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16756" calcext:value-type="float">
            <text:p>116756</text:p>
          </table:table-cell>
          <table:table-cell table:number-columns-repeated="19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47462" calcext:value-type="float">
            <text:p>47462</text:p>
          </table:table-cell>
          <table:table-cell table:number-columns-repeated="19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224512" calcext:value-type="float">
            <text:p>224512</text:p>
          </table:table-cell>
          <table:table-cell table:number-columns-repeated="19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222637" calcext:value-type="float">
            <text:p>222637</text:p>
          </table:table-cell>
          <table:table-cell table:number-columns-repeated="19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240491" calcext:value-type="float">
            <text:p>240491</text:p>
          </table:table-cell>
          <table:table-cell table:number-columns-repeated="19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172496" calcext:value-type="float">
            <text:p>172496</text:p>
          </table:table-cell>
          <table:table-cell table:number-columns-repeated="19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166084" calcext:value-type="float">
            <text:p>166084</text:p>
          </table:table-cell>
          <table:table-cell table:number-columns-repeated="19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74984" calcext:value-type="float">
            <text:p>174984</text:p>
          </table:table-cell>
          <table:table-cell table:number-columns-repeated="19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76408" calcext:value-type="float">
            <text:p>176408</text:p>
          </table:table-cell>
          <table:table-cell table:number-columns-repeated="19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78673" calcext:value-type="float">
            <text:p>178673</text:p>
          </table:table-cell>
          <table:table-cell table:number-columns-repeated="19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85736" calcext:value-type="float">
            <text:p>185736</text:p>
          </table:table-cell>
          <table:table-cell table:number-columns-repeated="19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74582" calcext:value-type="float">
            <text:p>174582</text:p>
          </table:table-cell>
          <table:table-cell table:number-columns-repeated="19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62328" calcext:value-type="float">
            <text:p>62328</text:p>
          </table:table-cell>
          <table:table-cell table:number-columns-repeated="19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211231" calcext:value-type="float">
            <text:p>211231</text:p>
          </table:table-cell>
          <table:table-cell table:number-columns-repeated="19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222617" calcext:value-type="float">
            <text:p>222617</text:p>
          </table:table-cell>
          <table:table-cell table:number-columns-repeated="19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80783" calcext:value-type="float">
            <text:p>180783</text:p>
          </table:table-cell>
          <table:table-cell table:number-columns-repeated="19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80441" calcext:value-type="float">
            <text:p>180441</text:p>
          </table:table-cell>
          <table:table-cell table:number-columns-repeated="19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92202" calcext:value-type="float">
            <text:p>192202</text:p>
          </table:table-cell>
          <table:table-cell table:number-columns-repeated="19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95201" calcext:value-type="float">
            <text:p>195201</text:p>
          </table:table-cell>
          <table:table-cell table:number-columns-repeated="19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88407" calcext:value-type="float">
            <text:p>188407</text:p>
          </table:table-cell>
          <table:table-cell table:number-columns-repeated="19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186622" calcext:value-type="float">
            <text:p>186622</text:p>
          </table:table-cell>
          <table:table-cell table:number-columns-repeated="19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203935" calcext:value-type="float">
            <text:p>203935</text:p>
          </table:table-cell>
          <table:table-cell table:number-columns-repeated="19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77714" calcext:value-type="float">
            <text:p>177714</text:p>
          </table:table-cell>
          <table:table-cell table:number-columns-repeated="19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82660" calcext:value-type="float">
            <text:p>182660</text:p>
          </table:table-cell>
          <table:table-cell table:number-columns-repeated="19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1851" calcext:value-type="float">
            <text:p>11851</text:p>
          </table:table-cell>
          <table:table-cell table:number-columns-repeated="19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36808" calcext:value-type="float">
            <text:p>136808</text:p>
          </table:table-cell>
          <table:table-cell table:number-columns-repeated="19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289813" calcext:value-type="float">
            <text:p>289813</text:p>
          </table:table-cell>
          <table:table-cell table:number-columns-repeated="19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92556" calcext:value-type="float">
            <text:p>192556</text:p>
          </table:table-cell>
          <table:table-cell table:number-columns-repeated="19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213145" calcext:value-type="float">
            <text:p>213145</text:p>
          </table:table-cell>
          <table:table-cell table:number-columns-repeated="19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247637" calcext:value-type="float">
            <text:p>247637</text:p>
          </table:table-cell>
          <table:table-cell table:number-columns-repeated="19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229045" calcext:value-type="float">
            <text:p>229045</text:p>
          </table:table-cell>
          <table:table-cell table:number-columns-repeated="19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204035" calcext:value-type="float">
            <text:p>204035</text:p>
          </table:table-cell>
          <table:table-cell table:number-columns-repeated="19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55761" calcext:value-type="float">
            <text:p>155761</text:p>
          </table:table-cell>
          <table:table-cell table:number-columns-repeated="19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14934" calcext:value-type="float">
            <text:p>114934</text:p>
          </table:table-cell>
          <table:table-cell table:number-columns-repeated="19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61104" calcext:value-type="float">
            <text:p>61104</text:p>
          </table:table-cell>
          <table:table-cell table:number-columns-repeated="19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32740" calcext:value-type="float">
            <text:p>32740</text:p>
          </table:table-cell>
          <table:table-cell table:number-columns-repeated="19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61754" calcext:value-type="float">
            <text:p>61754</text:p>
          </table:table-cell>
          <table:table-cell table:number-columns-repeated="19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67672" calcext:value-type="float">
            <text:p>67672</text:p>
          </table:table-cell>
          <table:table-cell table:number-columns-repeated="19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76213" calcext:value-type="float">
            <text:p>76213</text:p>
          </table:table-cell>
          <table:table-cell table:number-columns-repeated="19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49677" calcext:value-type="float">
            <text:p>49677</text:p>
          </table:table-cell>
          <table:table-cell table:number-columns-repeated="19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48029" calcext:value-type="float">
            <text:p>48029</text:p>
          </table:table-cell>
          <table:table-cell table:number-columns-repeated="19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55219" calcext:value-type="float">
            <text:p>55219</text:p>
          </table:table-cell>
          <table:table-cell table:number-columns-repeated="19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61246" calcext:value-type="float">
            <text:p>61246</text:p>
          </table:table-cell>
          <table:table-cell table:number-columns-repeated="19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70055" calcext:value-type="float">
            <text:p>70055</text:p>
          </table:table-cell>
          <table:table-cell table:number-columns-repeated="19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71692" calcext:value-type="float">
            <text:p>71692</text:p>
          </table:table-cell>
          <table:table-cell table:number-columns-repeated="19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52751" calcext:value-type="float">
            <text:p>52751</text:p>
          </table:table-cell>
          <table:table-cell table:number-columns-repeated="19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62605" calcext:value-type="float">
            <text:p>62605</text:p>
          </table:table-cell>
          <table:table-cell table:number-columns-repeated="19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179405" calcext:value-type="float">
            <text:p>179405</text:p>
          </table:table-cell>
          <table:table-cell table:number-columns-repeated="19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24228" calcext:value-type="float">
            <text:p>124228</text:p>
          </table:table-cell>
          <table:table-cell table:number-columns-repeated="19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17614" calcext:value-type="float">
            <text:p>117614</text:p>
          </table:table-cell>
          <table:table-cell table:number-columns-repeated="19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86938" calcext:value-type="float">
            <text:p>86938</text:p>
          </table:table-cell>
          <table:table-cell table:number-columns-repeated="19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70561" calcext:value-type="float">
            <text:p>70561</text:p>
          </table:table-cell>
          <table:table-cell table:number-columns-repeated="19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80182" calcext:value-type="float">
            <text:p>80182</text:p>
          </table:table-cell>
          <table:table-cell table:number-columns-repeated="19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83737" calcext:value-type="float">
            <text:p>83737</text:p>
          </table:table-cell>
          <table:table-cell table:number-columns-repeated="19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88860" calcext:value-type="float">
            <text:p>88860</text:p>
          </table:table-cell>
          <table:table-cell table:number-columns-repeated="19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95423" calcext:value-type="float">
            <text:p>95423</text:p>
          </table:table-cell>
          <table:table-cell table:number-columns-repeated="19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22839" calcext:value-type="float">
            <text:p>22839</text:p>
          </table:table-cell>
          <table:table-cell table:number-columns-repeated="19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613" calcext:value-type="float">
            <text:p>1613</text:p>
          </table:table-cell>
          <table:table-cell table:number-columns-repeated="19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29386" calcext:value-type="float">
            <text:p>29386</text:p>
          </table:table-cell>
          <table:table-cell table:number-columns-repeated="19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29879" calcext:value-type="float">
            <text:p>29879</text:p>
          </table:table-cell>
          <table:table-cell table:number-columns-repeated="19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29811" calcext:value-type="float">
            <text:p>29811</text:p>
          </table:table-cell>
          <table:table-cell table:number-columns-repeated="19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30271" calcext:value-type="float">
            <text:p>30271</text:p>
          </table:table-cell>
          <table:table-cell table:number-columns-repeated="19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30943" calcext:value-type="float">
            <text:p>30943</text:p>
          </table:table-cell>
          <table:table-cell table:number-columns-repeated="19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69129" calcext:value-type="float">
            <text:p>69129</text:p>
          </table:table-cell>
          <table:table-cell table:number-columns-repeated="19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194548" calcext:value-type="float">
            <text:p>194548</text:p>
          </table:table-cell>
          <table:table-cell table:number-columns-repeated="19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195371" calcext:value-type="float">
            <text:p>195371</text:p>
          </table:table-cell>
          <table:table-cell table:number-columns-repeated="19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57664" calcext:value-type="float">
            <text:p>157664</text:p>
          </table:table-cell>
          <table:table-cell table:number-columns-repeated="19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95619" calcext:value-type="float">
            <text:p>95619</text:p>
          </table:table-cell>
          <table:table-cell table:number-columns-repeated="19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18095" calcext:value-type="float">
            <text:p>18095</text:p>
          </table:table-cell>
          <table:table-cell table:number-columns-repeated="19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24164" calcext:value-type="float">
            <text:p>24164</text:p>
          </table:table-cell>
          <table:table-cell table:number-columns-repeated="19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24440" calcext:value-type="float">
            <text:p>24440</text:p>
          </table:table-cell>
          <table:table-cell table:number-columns-repeated="19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23538" calcext:value-type="float">
            <text:p>23538</text:p>
          </table:table-cell>
          <table:table-cell table:number-columns-repeated="19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24194" calcext:value-type="float">
            <text:p>24194</text:p>
          </table:table-cell>
          <table:table-cell table:number-columns-repeated="19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24376" calcext:value-type="float">
            <text:p>24376</text:p>
          </table:table-cell>
          <table:table-cell table:number-columns-repeated="19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24017" calcext:value-type="float">
            <text:p>24017</text:p>
          </table:table-cell>
          <table:table-cell table:number-columns-repeated="19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23522" calcext:value-type="float">
            <text:p>23522</text:p>
          </table:table-cell>
          <table:table-cell table:number-columns-repeated="19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24242" calcext:value-type="float">
            <text:p>24242</text:p>
          </table:table-cell>
          <table:table-cell table:number-columns-repeated="19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24193" calcext:value-type="float">
            <text:p>24193</text:p>
          </table:table-cell>
          <table:table-cell table:number-columns-repeated="19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9965" calcext:value-type="float">
            <text:p>19965</text:p>
          </table:table-cell>
          <table:table-cell table:number-columns-repeated="19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14486" calcext:value-type="float">
            <text:p>14486</text:p>
          </table:table-cell>
          <table:table-cell table:number-columns-repeated="19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4999" calcext:value-type="float">
            <text:p>24999</text:p>
          </table:table-cell>
          <table:table-cell table:number-columns-repeated="19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26424" calcext:value-type="float">
            <text:p>26424</text:p>
          </table:table-cell>
          <table:table-cell table:number-columns-repeated="19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58682" calcext:value-type="float">
            <text:p>58682</text:p>
          </table:table-cell>
          <table:table-cell table:number-columns-repeated="19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171485" calcext:value-type="float">
            <text:p>171485</text:p>
          </table:table-cell>
          <table:table-cell table:number-columns-repeated="19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67750" calcext:value-type="float">
            <text:p>167750</text:p>
          </table:table-cell>
          <table:table-cell table:number-columns-repeated="19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56579" calcext:value-type="float">
            <text:p>156579</text:p>
          </table:table-cell>
          <table:table-cell table:number-columns-repeated="19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245863" calcext:value-type="float">
            <text:p>245863</text:p>
          </table:table-cell>
          <table:table-cell table:number-columns-repeated="19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209451" calcext:value-type="float">
            <text:p>209451</text:p>
          </table:table-cell>
          <table:table-cell table:number-columns-repeated="19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213364" calcext:value-type="float">
            <text:p>213364</text:p>
          </table:table-cell>
          <table:table-cell table:number-columns-repeated="19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33974" calcext:value-type="float">
            <text:p>33974</text:p>
          </table:table-cell>
          <table:table-cell table:number-columns-repeated="19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33974" calcext:value-type="float">
            <text:p>33974</text:p>
          </table:table-cell>
          <table:table-cell table:number-columns-repeated="19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17710" calcext:value-type="float">
            <text:p>17710</text:p>
          </table:table-cell>
          <table:table-cell table:number-columns-repeated="19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20301" calcext:value-type="float">
            <text:p>20301</text:p>
          </table:table-cell>
          <table:table-cell table:number-columns-repeated="19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20548" calcext:value-type="float">
            <text:p>20548</text:p>
          </table:table-cell>
          <table:table-cell table:number-columns-repeated="19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70049" calcext:value-type="float">
            <text:p>70049</text:p>
          </table:table-cell>
          <table:table-cell table:number-columns-repeated="19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214398" calcext:value-type="float">
            <text:p>214398</text:p>
          </table:table-cell>
          <table:table-cell table:number-columns-repeated="19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197964" calcext:value-type="float">
            <text:p>197964</text:p>
          </table:table-cell>
          <table:table-cell table:number-columns-repeated="19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36174" calcext:value-type="float">
            <text:p>136174</text:p>
          </table:table-cell>
          <table:table-cell table:number-columns-repeated="19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81053" calcext:value-type="float">
            <text:p>181053</text:p>
          </table:table-cell>
          <table:table-cell table:number-columns-repeated="19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139204" calcext:value-type="float">
            <text:p>139204</text:p>
          </table:table-cell>
          <table:table-cell table:number-columns-repeated="19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143711" calcext:value-type="float">
            <text:p>143711</text:p>
          </table:table-cell>
          <table:table-cell table:number-columns-repeated="19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22565" calcext:value-type="float">
            <text:p>122565</text:p>
          </table:table-cell>
          <table:table-cell table:number-columns-repeated="19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9170" calcext:value-type="float">
            <text:p>9170</text:p>
          </table:table-cell>
          <table:table-cell table:number-columns-repeated="19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74331" calcext:value-type="float">
            <text:p>74331</text:p>
          </table:table-cell>
          <table:table-cell table:number-columns-repeated="19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96704" calcext:value-type="float">
            <text:p>96704</text:p>
          </table:table-cell>
          <table:table-cell table:number-columns-repeated="19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35537" calcext:value-type="float">
            <text:p>135537</text:p>
          </table:table-cell>
          <table:table-cell table:number-columns-repeated="19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52593" calcext:value-type="float">
            <text:p>152593</text:p>
          </table:table-cell>
          <table:table-cell table:number-columns-repeated="19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17520" calcext:value-type="float">
            <text:p>117520</text:p>
          </table:table-cell>
          <table:table-cell table:number-columns-repeated="19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105336" calcext:value-type="float">
            <text:p>105336</text:p>
          </table:table-cell>
          <table:table-cell table:number-columns-repeated="19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10283" calcext:value-type="float">
            <text:p>110283</text:p>
          </table:table-cell>
          <table:table-cell table:number-columns-repeated="19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07408" calcext:value-type="float">
            <text:p>107408</text:p>
          </table:table-cell>
          <table:table-cell table:number-columns-repeated="19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21586" calcext:value-type="float">
            <text:p>121586</text:p>
          </table:table-cell>
          <table:table-cell table:number-columns-repeated="19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51698" calcext:value-type="float">
            <text:p>51698</text:p>
          </table:table-cell>
          <table:table-cell table:number-columns-repeated="19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5540" calcext:value-type="float">
            <text:p>55540</text:p>
          </table:table-cell>
          <table:table-cell table:number-columns-repeated="19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87422" calcext:value-type="float">
            <text:p>87422</text:p>
          </table:table-cell>
          <table:table-cell table:number-columns-repeated="19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88523" calcext:value-type="float">
            <text:p>88523</text:p>
          </table:table-cell>
          <table:table-cell table:number-columns-repeated="19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82604" calcext:value-type="float">
            <text:p>82604</text:p>
          </table:table-cell>
          <table:table-cell table:number-columns-repeated="19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87301" calcext:value-type="float">
            <text:p>87301</text:p>
          </table:table-cell>
          <table:table-cell table:number-columns-repeated="19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87474" calcext:value-type="float">
            <text:p>87474</text:p>
          </table:table-cell>
          <table:table-cell table:number-columns-repeated="19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90496" calcext:value-type="float">
            <text:p>90496</text:p>
          </table:table-cell>
          <table:table-cell table:number-columns-repeated="19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82325" calcext:value-type="float">
            <text:p>82325</text:p>
          </table:table-cell>
          <table:table-cell table:number-columns-repeated="19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89992" calcext:value-type="float">
            <text:p>89992</text:p>
          </table:table-cell>
          <table:table-cell table:number-columns-repeated="19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91872" calcext:value-type="float">
            <text:p>91872</text:p>
          </table:table-cell>
          <table:table-cell table:number-columns-repeated="19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91236" calcext:value-type="float">
            <text:p>91236</text:p>
          </table:table-cell>
          <table:table-cell table:number-columns-repeated="19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9319" calcext:value-type="float">
            <text:p>9319</text:p>
          </table:table-cell>
          <table:table-cell table:number-columns-repeated="19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57854" calcext:value-type="float">
            <text:p>57854</text:p>
          </table:table-cell>
          <table:table-cell table:number-columns-repeated="19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78907" calcext:value-type="float">
            <text:p>78907</text:p>
          </table:table-cell>
          <table:table-cell table:number-columns-repeated="19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72008" calcext:value-type="float">
            <text:p>72008</text:p>
          </table:table-cell>
          <table:table-cell table:number-columns-repeated="19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58268" calcext:value-type="float">
            <text:p>58268</text:p>
          </table:table-cell>
          <table:table-cell table:number-columns-repeated="19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52733" calcext:value-type="float">
            <text:p>52733</text:p>
          </table:table-cell>
          <table:table-cell table:number-columns-repeated="19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57497" calcext:value-type="float">
            <text:p>57497</text:p>
          </table:table-cell>
          <table:table-cell table:number-columns-repeated="19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54255" calcext:value-type="float">
            <text:p>54255</text:p>
          </table:table-cell>
          <table:table-cell table:number-columns-repeated="19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67137" calcext:value-type="float">
            <text:p>67137</text:p>
          </table:table-cell>
          <table:table-cell table:number-columns-repeated="19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63918" calcext:value-type="float">
            <text:p>63918</text:p>
          </table:table-cell>
          <table:table-cell table:number-columns-repeated="19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39702" calcext:value-type="float">
            <text:p>39702</text:p>
          </table:table-cell>
          <table:table-cell table:number-columns-repeated="19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39702" calcext:value-type="float">
            <text:p>39702</text:p>
          </table:table-cell>
          <table:table-cell table:number-columns-repeated="19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31183" calcext:value-type="float">
            <text:p>31183</text:p>
          </table:table-cell>
          <table:table-cell table:number-columns-repeated="19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59410" calcext:value-type="float">
            <text:p>59410</text:p>
          </table:table-cell>
          <table:table-cell table:number-columns-repeated="19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64156" calcext:value-type="float">
            <text:p>64156</text:p>
          </table:table-cell>
          <table:table-cell table:number-columns-repeated="19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70585" calcext:value-type="float">
            <text:p>70585</text:p>
          </table:table-cell>
          <table:table-cell table:number-columns-repeated="19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58742" calcext:value-type="float">
            <text:p>58742</text:p>
          </table:table-cell>
          <table:table-cell table:number-columns-repeated="19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51598" calcext:value-type="float">
            <text:p>51598</text:p>
          </table:table-cell>
          <table:table-cell table:number-columns-repeated="19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67788" calcext:value-type="float">
            <text:p>67788</text:p>
          </table:table-cell>
          <table:table-cell table:number-columns-repeated="19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60084" calcext:value-type="float">
            <text:p>60084</text:p>
          </table:table-cell>
          <table:table-cell table:number-columns-repeated="19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65215" calcext:value-type="float">
            <text:p>65215</text:p>
          </table:table-cell>
          <table:table-cell table:number-columns-repeated="19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68373" calcext:value-type="float">
            <text:p>68373</text:p>
          </table:table-cell>
          <table:table-cell table:number-columns-repeated="19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7445" calcext:value-type="float">
            <text:p>67445</text:p>
          </table:table-cell>
          <table:table-cell table:number-columns-repeated="19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17180" calcext:value-type="float">
            <text:p>17180</text:p>
          </table:table-cell>
          <table:table-cell table:number-columns-repeated="19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46392" calcext:value-type="float">
            <text:p>46392</text:p>
          </table:table-cell>
          <table:table-cell table:number-columns-repeated="19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60980" calcext:value-type="float">
            <text:p>60980</text:p>
          </table:table-cell>
          <table:table-cell table:number-columns-repeated="19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59489" calcext:value-type="float">
            <text:p>59489</text:p>
          </table:table-cell>
          <table:table-cell table:number-columns-repeated="19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60126" calcext:value-type="float">
            <text:p>60126</text:p>
          </table:table-cell>
          <table:table-cell table:number-columns-repeated="19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58202" calcext:value-type="float">
            <text:p>58202</text:p>
          </table:table-cell>
          <table:table-cell table:number-columns-repeated="19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50635" calcext:value-type="float">
            <text:p>50635</text:p>
          </table:table-cell>
          <table:table-cell table:number-columns-repeated="19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5403" calcext:value-type="float">
            <text:p>65403</text:p>
          </table:table-cell>
          <table:table-cell table:number-columns-repeated="19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50654" calcext:value-type="float">
            <text:p>50654</text:p>
          </table:table-cell>
          <table:table-cell table:number-columns-repeated="19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45607" calcext:value-type="float">
            <text:p>45607</text:p>
          </table:table-cell>
          <table:table-cell table:number-columns-repeated="19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23302" calcext:value-type="float">
            <text:p>23302</text:p>
          </table:table-cell>
          <table:table-cell table:number-columns-repeated="19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1769" calcext:value-type="float">
            <text:p>1769</text:p>
          </table:table-cell>
          <table:table-cell table:number-columns-repeated="19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31766" calcext:value-type="float">
            <text:p>31766</text:p>
          </table:table-cell>
          <table:table-cell table:number-columns-repeated="19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43698" calcext:value-type="float">
            <text:p>43698</text:p>
          </table:table-cell>
          <table:table-cell table:number-columns-repeated="19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56519" calcext:value-type="float">
            <text:p>56519</text:p>
          </table:table-cell>
          <table:table-cell table:number-columns-repeated="19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79522" calcext:value-type="float">
            <text:p>79522</text:p>
          </table:table-cell>
          <table:table-cell table:number-columns-repeated="19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72241" calcext:value-type="float">
            <text:p>72241</text:p>
          </table:table-cell>
          <table:table-cell table:number-columns-repeated="19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72889" calcext:value-type="float">
            <text:p>72889</text:p>
          </table:table-cell>
          <table:table-cell table:number-columns-repeated="19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67887" calcext:value-type="float">
            <text:p>67887</text:p>
          </table:table-cell>
          <table:table-cell table:number-columns-repeated="19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62614" calcext:value-type="float">
            <text:p>62614</text:p>
          </table:table-cell>
          <table:table-cell table:number-columns-repeated="19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64217" calcext:value-type="float">
            <text:p>64217</text:p>
          </table:table-cell>
          <table:table-cell table:number-columns-repeated="19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58016" calcext:value-type="float">
            <text:p>58016</text:p>
          </table:table-cell>
          <table:table-cell table:number-columns-repeated="19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37941" calcext:value-type="float">
            <text:p>37941</text:p>
          </table:table-cell>
          <table:table-cell table:number-columns-repeated="19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0027" calcext:value-type="float">
            <text:p>10027</text:p>
          </table:table-cell>
          <table:table-cell table:number-columns-repeated="19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26893" calcext:value-type="float">
            <text:p>26893</text:p>
          </table:table-cell>
          <table:table-cell table:number-columns-repeated="19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28557" calcext:value-type="float">
            <text:p>28557</text:p>
          </table:table-cell>
          <table:table-cell table:number-columns-repeated="19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25077" calcext:value-type="float">
            <text:p>25077</text:p>
          </table:table-cell>
          <table:table-cell table:number-columns-repeated="19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27696" calcext:value-type="float">
            <text:p>27696</text:p>
          </table:table-cell>
          <table:table-cell table:number-columns-repeated="19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46892" calcext:value-type="float">
            <text:p>46892</text:p>
          </table:table-cell>
          <table:table-cell table:number-columns-repeated="19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37753" calcext:value-type="float">
            <text:p>37753</text:p>
          </table:table-cell>
          <table:table-cell table:number-columns-repeated="19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40405" calcext:value-type="float">
            <text:p>40405</text:p>
          </table:table-cell>
          <table:table-cell table:number-columns-repeated="19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54131" calcext:value-type="float">
            <text:p>54131</text:p>
          </table:table-cell>
          <table:table-cell table:number-columns-repeated="19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48310" calcext:value-type="float">
            <text:p>48310</text:p>
          </table:table-cell>
          <table:table-cell table:number-columns-repeated="19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46923" calcext:value-type="float">
            <text:p>46923</text:p>
          </table:table-cell>
          <table:table-cell table:number-columns-repeated="19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31203" calcext:value-type="float">
            <text:p>31203</text:p>
          </table:table-cell>
          <table:table-cell table:number-columns-repeated="19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8566" calcext:value-type="float">
            <text:p>18566</text:p>
          </table:table-cell>
          <table:table-cell table:number-columns-repeated="19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24354" calcext:value-type="float">
            <text:p>24354</text:p>
          </table:table-cell>
          <table:table-cell table:number-columns-repeated="19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75935" calcext:value-type="float">
            <text:p>75935</text:p>
          </table:table-cell>
          <table:table-cell table:number-columns-repeated="19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67454" calcext:value-type="float">
            <text:p>67454</text:p>
          </table:table-cell>
          <table:table-cell table:number-columns-repeated="19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58308" calcext:value-type="float">
            <text:p>58308</text:p>
          </table:table-cell>
          <table:table-cell table:number-columns-repeated="19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43532" calcext:value-type="float">
            <text:p>43532</text:p>
          </table:table-cell>
          <table:table-cell table:number-columns-repeated="19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48461" calcext:value-type="float">
            <text:p>48461</text:p>
          </table:table-cell>
          <table:table-cell table:number-columns-repeated="19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69002" calcext:value-type="float">
            <text:p>69002</text:p>
          </table:table-cell>
          <table:table-cell table:number-columns-repeated="19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63105" calcext:value-type="float">
            <text:p>63105</text:p>
          </table:table-cell>
          <table:table-cell table:number-columns-repeated="19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47621" calcext:value-type="float">
            <text:p>47621</text:p>
          </table:table-cell>
          <table:table-cell table:number-columns-repeated="19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34183" calcext:value-type="float">
            <text:p>34183</text:p>
          </table:table-cell>
          <table:table-cell table:number-columns-repeated="19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9793" calcext:value-type="float">
            <text:p>9793</text:p>
          </table:table-cell>
          <table:table-cell table:number-columns-repeated="19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5784" calcext:value-type="float">
            <text:p>5784</text:p>
          </table:table-cell>
          <table:table-cell table:number-columns-repeated="19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26589" calcext:value-type="float">
            <text:p>26589</text:p>
          </table:table-cell>
          <table:table-cell table:number-columns-repeated="19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37160" calcext:value-type="float">
            <text:p>37160</text:p>
          </table:table-cell>
          <table:table-cell table:number-columns-repeated="19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37887" calcext:value-type="float">
            <text:p>37887</text:p>
          </table:table-cell>
          <table:table-cell table:number-columns-repeated="19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7960" calcext:value-type="float">
            <text:p>17960</text:p>
          </table:table-cell>
          <table:table-cell table:number-columns-repeated="19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37108" calcext:value-type="float">
            <text:p>37108</text:p>
          </table:table-cell>
          <table:table-cell table:number-columns-repeated="19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49485" calcext:value-type="float">
            <text:p>49485</text:p>
          </table:table-cell>
          <table:table-cell table:number-columns-repeated="1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66492" calcext:value-type="float">
            <text:p>66492</text:p>
          </table:table-cell>
          <table:table-cell table:number-columns-repeated="19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74768" calcext:value-type="float">
            <text:p>74768</text:p>
          </table:table-cell>
          <table:table-cell table:number-columns-repeated="19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47764" calcext:value-type="float">
            <text:p>47764</text:p>
          </table:table-cell>
          <table:table-cell table:number-columns-repeated="19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23309" calcext:value-type="float">
            <text:p>23309</text:p>
          </table:table-cell>
          <table:table-cell table:number-columns-repeated="19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23309" calcext:value-type="float">
            <text:p>23309</text:p>
          </table:table-cell>
          <table:table-cell table:number-columns-repeated="19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23192" calcext:value-type="float">
            <text:p>23192</text:p>
          </table:table-cell>
          <table:table-cell table:number-columns-repeated="19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43091" calcext:value-type="float">
            <text:p>43091</text:p>
          </table:table-cell>
          <table:table-cell table:number-columns-repeated="19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57185" calcext:value-type="float">
            <text:p>57185</text:p>
          </table:table-cell>
          <table:table-cell table:number-columns-repeated="19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81684" calcext:value-type="float">
            <text:p>81684</text:p>
          </table:table-cell>
          <table:table-cell table:number-columns-repeated="19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86634" calcext:value-type="float">
            <text:p>86634</text:p>
          </table:table-cell>
          <table:table-cell table:number-columns-repeated="19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92335" calcext:value-type="float">
            <text:p>92335</text:p>
          </table:table-cell>
          <table:table-cell table:number-columns-repeated="19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77565" calcext:value-type="float">
            <text:p>77565</text:p>
          </table:table-cell>
          <table:table-cell table:number-columns-repeated="19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84245" calcext:value-type="float">
            <text:p>84245</text:p>
          </table:table-cell>
          <table:table-cell table:number-columns-repeated="19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90818" calcext:value-type="float">
            <text:p>90818</text:p>
          </table:table-cell>
          <table:table-cell table:number-columns-repeated="19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82729" calcext:value-type="float">
            <text:p>82729</text:p>
          </table:table-cell>
          <table:table-cell table:number-columns-repeated="19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3759" calcext:value-type="float">
            <text:p>13759</text:p>
          </table:table-cell>
          <table:table-cell table:number-columns-repeated="19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42640" calcext:value-type="float">
            <text:p>42640</text:p>
          </table:table-cell>
          <table:table-cell table:number-columns-repeated="19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38001" calcext:value-type="float">
            <text:p>38001</text:p>
          </table:table-cell>
          <table:table-cell table:number-columns-repeated="19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43446" calcext:value-type="float">
            <text:p>43446</text:p>
          </table:table-cell>
          <table:table-cell table:number-columns-repeated="19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40933" calcext:value-type="float">
            <text:p>40933</text:p>
          </table:table-cell>
          <table:table-cell table:number-columns-repeated="19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46009" calcext:value-type="float">
            <text:p>46009</text:p>
          </table:table-cell>
          <table:table-cell table:number-columns-repeated="1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53105" calcext:value-type="float">
            <text:p>53105</text:p>
          </table:table-cell>
          <table:table-cell table:number-columns-repeated="19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46497" calcext:value-type="float">
            <text:p>46497</text:p>
          </table:table-cell>
          <table:table-cell table:number-columns-repeated="19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47779" calcext:value-type="float">
            <text:p>47779</text:p>
          </table:table-cell>
          <table:table-cell table:number-columns-repeated="19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77550" calcext:value-type="float">
            <text:p>77550</text:p>
          </table:table-cell>
          <table:table-cell table:number-columns-repeated="19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14098" calcext:value-type="float">
            <text:p>14098</text:p>
          </table:table-cell>
          <table:table-cell table:number-columns-repeated="19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4098" calcext:value-type="float">
            <text:p>14098</text:p>
          </table:table-cell>
          <table:table-cell table:number-columns-repeated="19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31028" calcext:value-type="float">
            <text:p>31028</text:p>
          </table:table-cell>
          <table:table-cell table:number-columns-repeated="19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61344" calcext:value-type="float">
            <text:p>61344</text:p>
          </table:table-cell>
          <table:table-cell table:number-columns-repeated="19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81476" calcext:value-type="float">
            <text:p>81476</text:p>
          </table:table-cell>
          <table:table-cell table:number-columns-repeated="19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79896" calcext:value-type="float">
            <text:p>79896</text:p>
          </table:table-cell>
          <table:table-cell table:number-columns-repeated="19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86260" calcext:value-type="float">
            <text:p>86260</text:p>
          </table:table-cell>
          <table:table-cell table:number-columns-repeated="19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79490" calcext:value-type="float">
            <text:p>79490</text:p>
          </table:table-cell>
          <table:table-cell table:number-columns-repeated="19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78949" calcext:value-type="float">
            <text:p>78949</text:p>
          </table:table-cell>
          <table:table-cell table:number-columns-repeated="19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68472" calcext:value-type="float">
            <text:p>68472</text:p>
          </table:table-cell>
          <table:table-cell table:number-columns-repeated="19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80028" calcext:value-type="float">
            <text:p>80028</text:p>
          </table:table-cell>
          <table:table-cell table:number-columns-repeated="19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48068" calcext:value-type="float">
            <text:p>48068</text:p>
          </table:table-cell>
          <table:table-cell table:number-columns-repeated="19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29302" calcext:value-type="float">
            <text:p>29302</text:p>
          </table:table-cell>
          <table:table-cell table:number-columns-repeated="19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49488" calcext:value-type="float">
            <text:p>49488</text:p>
          </table:table-cell>
          <table:table-cell table:number-columns-repeated="19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77798" calcext:value-type="float">
            <text:p>77798</text:p>
          </table:table-cell>
          <table:table-cell table:number-columns-repeated="19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96594" calcext:value-type="float">
            <text:p>96594</text:p>
          </table:table-cell>
          <table:table-cell table:number-columns-repeated="19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01960" calcext:value-type="float">
            <text:p>101960</text:p>
          </table:table-cell>
          <table:table-cell table:number-columns-repeated="19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90260" calcext:value-type="float">
            <text:p>90260</text:p>
          </table:table-cell>
          <table:table-cell table:number-columns-repeated="19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87785" calcext:value-type="float">
            <text:p>87785</text:p>
          </table:table-cell>
          <table:table-cell table:number-columns-repeated="19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81713" calcext:value-type="float">
            <text:p>81713</text:p>
          </table:table-cell>
          <table:table-cell table:number-columns-repeated="19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69596" calcext:value-type="float">
            <text:p>69596</text:p>
          </table:table-cell>
          <table:table-cell table:number-columns-repeated="19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83505" calcext:value-type="float">
            <text:p>83505</text:p>
          </table:table-cell>
          <table:table-cell table:number-columns-repeated="19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71218" calcext:value-type="float">
            <text:p>71218</text:p>
          </table:table-cell>
          <table:table-cell table:number-columns-repeated="19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4809" calcext:value-type="float">
            <text:p>14809</text:p>
          </table:table-cell>
          <table:table-cell table:number-columns-repeated="19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55738" calcext:value-type="float">
            <text:p>55738</text:p>
          </table:table-cell>
          <table:table-cell table:number-columns-repeated="19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82726" calcext:value-type="float">
            <text:p>82726</text:p>
          </table:table-cell>
          <table:table-cell table:number-columns-repeated="19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52678" calcext:value-type="float">
            <text:p>52678</text:p>
          </table:table-cell>
          <table:table-cell table:number-columns-repeated="19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57020" calcext:value-type="float">
            <text:p>57020</text:p>
          </table:table-cell>
          <table:table-cell table:number-columns-repeated="19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62081" calcext:value-type="float">
            <text:p>62081</text:p>
          </table:table-cell>
          <table:table-cell table:number-columns-repeated="19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62600" calcext:value-type="float">
            <text:p>62600</text:p>
          </table:table-cell>
          <table:table-cell table:number-columns-repeated="19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62792" calcext:value-type="float">
            <text:p>62792</text:p>
          </table:table-cell>
          <table:table-cell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67871" calcext:value-type="float">
            <text:p>67871</text:p>
          </table:table-cell>
          <table:table-cell table:number-columns-repeated="19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86034" calcext:value-type="float">
            <text:p>86034</text:p>
          </table:table-cell>
          <table:table-cell table:number-columns-repeated="19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89664" calcext:value-type="float">
            <text:p>89664</text:p>
          </table:table-cell>
          <table:table-cell table:number-columns-repeated="19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3694" calcext:value-type="float">
            <text:p>33694</text:p>
          </table:table-cell>
          <table:table-cell table:number-columns-repeated="19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4019" calcext:value-type="float">
            <text:p>24019</text:p>
          </table:table-cell>
          <table:table-cell table:number-columns-repeated="19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2684" calcext:value-type="float">
            <text:p>32684</text:p>
          </table:table-cell>
          <table:table-cell table:number-columns-repeated="19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53581" calcext:value-type="float">
            <text:p>53581</text:p>
          </table:table-cell>
          <table:table-cell table:number-columns-repeated="19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68583" calcext:value-type="float">
            <text:p>68583</text:p>
          </table:table-cell>
          <table:table-cell table:number-columns-repeated="19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1606" calcext:value-type="float">
            <text:p>61606</text:p>
          </table:table-cell>
          <table:table-cell table:number-columns-repeated="19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51911" calcext:value-type="float">
            <text:p>51911</text:p>
          </table:table-cell>
          <table:table-cell table:number-columns-repeated="19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49026" calcext:value-type="float">
            <text:p>49026</text:p>
          </table:table-cell>
          <table:table-cell table:number-columns-repeated="19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71273" calcext:value-type="float">
            <text:p>71273</text:p>
          </table:table-cell>
          <table:table-cell table:number-columns-repeated="19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72767" calcext:value-type="float">
            <text:p>72767</text:p>
          </table:table-cell>
          <table:table-cell table:number-columns-repeated="19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60279" calcext:value-type="float">
            <text:p>60279</text:p>
          </table:table-cell>
          <table:table-cell table:number-columns-repeated="19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58898" calcext:value-type="float">
            <text:p>58898</text:p>
          </table:table-cell>
          <table:table-cell table:number-columns-repeated="19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9017" calcext:value-type="float">
            <text:p>19017</text:p>
          </table:table-cell>
          <table:table-cell table:number-columns-repeated="19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3915" calcext:value-type="float">
            <text:p>33915</text:p>
          </table:table-cell>
          <table:table-cell table:number-columns-repeated="19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5807" calcext:value-type="float">
            <text:p>35807</text:p>
          </table:table-cell>
          <table:table-cell table:number-columns-repeated="19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2585" calcext:value-type="float">
            <text:p>32585</text:p>
          </table:table-cell>
          <table:table-cell table:number-columns-repeated="19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7604" calcext:value-type="float">
            <text:p>37604</text:p>
          </table:table-cell>
          <table:table-cell table:number-columns-repeated="19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8769" calcext:value-type="float">
            <text:p>28769</text:p>
          </table:table-cell>
          <table:table-cell table:number-columns-repeated="19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8646" calcext:value-type="float">
            <text:p>28646</text:p>
          </table:table-cell>
          <table:table-cell table:number-columns-repeated="19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1891" calcext:value-type="float">
            <text:p>31891</text:p>
          </table:table-cell>
          <table:table-cell table:number-columns-repeated="19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2318" calcext:value-type="float">
            <text:p>22318</text:p>
          </table:table-cell>
          <table:table-cell table:number-columns-repeated="19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7761" calcext:value-type="float">
            <text:p>27761</text:p>
          </table:table-cell>
          <table:table-cell table:number-columns-repeated="19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7710" calcext:value-type="float">
            <text:p>37710</text:p>
          </table:table-cell>
          <table:table-cell table:number-columns-repeated="19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2590" calcext:value-type="float">
            <text:p>12590</text:p>
          </table:table-cell>
          <table:table-cell table:number-columns-repeated="19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2590" calcext:value-type="float">
            <text:p>12590</text:p>
          </table:table-cell>
          <table:table-cell table:number-columns-repeated="19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3446" calcext:value-type="float">
            <text:p>23446</text:p>
          </table:table-cell>
          <table:table-cell table:number-columns-repeated="19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8004" calcext:value-type="float">
            <text:p>38004</text:p>
          </table:table-cell>
          <table:table-cell table:number-columns-repeated="19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7528" calcext:value-type="float">
            <text:p>37528</text:p>
          </table:table-cell>
          <table:table-cell table:number-columns-repeated="19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2092" calcext:value-type="float">
            <text:p>52092</text:p>
          </table:table-cell>
          <table:table-cell table:number-columns-repeated="19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0481" calcext:value-type="float">
            <text:p>50481</text:p>
          </table:table-cell>
          <table:table-cell table:number-columns-repeated="19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6055" calcext:value-type="float">
            <text:p>46055</text:p>
          </table:table-cell>
          <table:table-cell table:number-columns-repeated="1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2961" calcext:value-type="float">
            <text:p>52961</text:p>
          </table:table-cell>
          <table:table-cell table:number-columns-repeated="1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1572" calcext:value-type="float">
            <text:p>51572</text:p>
          </table:table-cell>
          <table:table-cell table:number-columns-repeated="1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8706" calcext:value-type="float">
            <text:p>48706</text:p>
          </table:table-cell>
          <table:table-cell table:number-columns-repeated="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6551" calcext:value-type="float">
            <text:p>46551</text:p>
          </table:table-cell>
          <table:table-cell table:number-columns-repeated="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8708" calcext:value-type="float">
            <text:p>8708</text:p>
          </table:table-cell>
          <table:table-cell table:number-columns-repeated="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1207" calcext:value-type="float">
            <text:p>21207</text:p>
          </table:table-cell>
          <table:table-cell table:number-columns-repeated="1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5172" calcext:value-type="float">
            <text:p>55172</text:p>
          </table:table-cell>
          <table:table-cell table:number-columns-repeated="19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70599" calcext:value-type="float">
            <text:p>70599</text:p>
          </table:table-cell>
          <table:table-cell table:number-columns-repeated="19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41304" calcext:value-type="float">
            <text:p>41304</text:p>
          </table:table-cell>
          <table:table-cell table:number-columns-repeated="19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29014" calcext:value-type="float">
            <text:p>29014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15:28:23.383848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3T12:30:48.780571069</meta:creation-date>
    <meta:generator>LibreOffice/6.0.7.3$Linux_X86_64 LibreOffice_project/00m0$Build-3</meta:generator>
    <dc:date>2020-06-23T15:50:13.782933511</dc:date>
    <meta:editing-duration>PT2H50M34S</meta:editing-duration>
    <meta:editing-cycles>19</meta:editing-cycles>
    <meta:document-statistic meta:table-count="8" meta:cell-count="778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5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4.233cm" svg:height="18.037cm" xlink:href=".." xlink:type="simple" chart:class="chart:scatter" chart:style-name="ch1">
        <chart:legend chart:legend-position="end" svg:x="51.169cm" svg:y="8.719cm" style:legend-expansion="high" chart:style-name="ch2"/>
        <chart:plot-area chart:style-name="ch3" table:cell-range-address="'origin_B_2020.02.13_15.02.01_driving_8'.A1:'origin_B_2020.02.13_15.02.01_driving_8'.B468" chart:data-source-has-labels="both" svg:x="1.084cm" svg:y="0.36cm" svg:width="49.001cm" svg:height="17.317cm">
          <chartooo:coordinate-region svg:x="2.446cm" svg:y="0.559cm" svg:width="47.639cm" svg:height="16.471cm"/>
          <chart:axis chart:dimension="x" chart:name="primary-x" chart:style-name="ch4" chartooo:axis-type="auto">
            <chart:categories table:cell-range-address="'origin_B_2020.02.13_15.02.01_driving_8'.A2:'origin_B_2020.02.13_15.02.01_driving_8'.A46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origin_B_2020.02.13_15.02.01_driving_8'.B2:'origin_B_2020.02.13_15.02.01_driving_8'.B468" chart:label-cell-address="'origin_B_2020.02.13_15.02.01_driving_8'.B1:'origin_B_2020.02.13_15.02.01_driving_8'.B1" chart:class="chart:scatter">
            <chart:domain table:cell-range-address="'origin_B_2020.02.13_15.02.01_driving_8'.A2:'origin_B_2020.02.13_15.02.01_driving_8'.A468"/>
            <chart:data-point chart:repeated="4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</text:p>
                <draw:g>
                  <svg:desc>'origin_B_2020.02.13_15.02.01_driving_8'.B1:'origin_B_2020.02.13_15.02.01_driving_8'.B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'origin_B_2020.02.13_15.02.01_driving_8'.A2:'origin_B_2020.02.13_15.02.01_driving_8'.A468</svg:desc>
                </draw:g>
              </table:table-cell>
              <table:table-cell office:value-type="float" office:value="9">
                <text:p>9</text:p>
                <draw:g>
                  <svg:desc>'origin_B_2020.02.13_15.02.01_driving_8'.A2:'origin_B_2020.02.13_15.02.01_driving_8'.A468</svg:desc>
                </draw:g>
              </table:table-cell>
              <table:table-cell office:value-type="float" office:value="95524">
                <text:p>95524</text:p>
                <draw:g>
                  <svg:desc>'origin_B_2020.02.13_15.02.01_driving_8'.B2:'origin_B_2020.02.13_15.02.01_driving_8'.B46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2916">
                <text:p>11291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4061">
                <text:p>4406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4061">
                <text:p>4406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0574">
                <text:p>2057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9411">
                <text:p>1941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0303">
                <text:p>2030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8966">
                <text:p>4896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6362">
                <text:p>1063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8750">
                <text:p>9875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6546">
                <text:p>11654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3447">
                <text:p>11344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03654">
                <text:p>10365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7246">
                <text:p>2724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246">
                <text:p>2724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7306">
                <text:p>7730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1317">
                <text:p>813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4605">
                <text:p>10460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16780">
                <text:p>11678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6135">
                <text:p>8613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6076">
                <text:p>8607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0913">
                <text:p>8091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7397">
                <text:p>9739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21257">
                <text:p>1212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6267">
                <text:p>3626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0649">
                <text:p>5064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24658">
                <text:p>12465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32155">
                <text:p>13215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02761">
                <text:p>10276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76329">
                <text:p>7632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98931">
                <text:p>9893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25444">
                <text:p>1254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26270">
                <text:p>12627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88433">
                <text:p>8843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24583">
                <text:p>12458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8167">
                <text:p>6816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07862">
                <text:p>2078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33202">
                <text:p>23320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01576">
                <text:p>20157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0820">
                <text:p>7082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43672">
                <text:p>14367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47896">
                <text:p>4789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97867">
                <text:p>9786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03652">
                <text:p>10365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3533">
                <text:p>1353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17267">
                <text:p>11726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66504">
                <text:p>6650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3866">
                <text:p>6386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4908">
                <text:p>3490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59981">
                <text:p>5998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42592">
                <text:p>4259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4025">
                <text:p>6402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9670">
                <text:p>7967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9120">
                <text:p>7912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1714">
                <text:p>1171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8517">
                <text:p>1851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9840">
                <text:p>1984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8500">
                <text:p>1850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4664">
                <text:p>1466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9184">
                <text:p>3918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60948">
                <text:p>6094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08843">
                <text:p>10884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10704">
                <text:p>11070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16346">
                <text:p>11634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5889">
                <text:p>1588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6743">
                <text:p>1674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10295">
                <text:p>11029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06113">
                <text:p>20611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56540">
                <text:p>25654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64295">
                <text:p>26429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63557">
                <text:p>26355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22037">
                <text:p>22203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22398">
                <text:p>12239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24509">
                <text:p>12450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07877">
                <text:p>10787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59996">
                <text:p>25999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68116">
                <text:p>26811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23726">
                <text:p>22372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47070">
                <text:p>24707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65279">
                <text:p>26527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49174">
                <text:p>24917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50523">
                <text:p>25052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73659">
                <text:p>27365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38104">
                <text:p>23810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73746">
                <text:p>27374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68073">
                <text:p>6807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68073">
                <text:p>6807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2194">
                <text:p>2219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2445">
                <text:p>2244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2446">
                <text:p>2244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3431">
                <text:p>2343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33153">
                <text:p>3315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90937">
                <text:p>90937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17549">
                <text:p>11754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78396">
                <text:p>7839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77822">
                <text:p>7782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47312">
                <text:p>4731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1795">
                <text:p>1179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8930">
                <text:p>1893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35653">
                <text:p>35653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32772">
                <text:p>3277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37567">
                <text:p>3756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60782">
                <text:p>60782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64021">
                <text:p>64021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61194">
                <text:p>611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77898">
                <text:p>7789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30347">
                <text:p>30347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33764">
                <text:p>3376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52544">
                <text:p>5254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52960">
                <text:p>52960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56319">
                <text:p>5631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54680">
                <text:p>5468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54155">
                <text:p>54155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66644">
                <text:p>166644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19644">
                <text:p>219644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81586">
                <text:p>28158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79898">
                <text:p>279898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59316">
                <text:p>5931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30382">
                <text:p>3038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31134">
                <text:p>3113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32251">
                <text:p>3225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31102">
                <text:p>31102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7494">
                <text:p>1749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6492">
                <text:p>26492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38510">
                <text:p>138510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12426">
                <text:p>21242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70643">
                <text:p>27064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9978">
                <text:p>19978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7733">
                <text:p>17733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7857">
                <text:p>1785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8388">
                <text:p>1838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8170">
                <text:p>1817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8164">
                <text:p>18164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89232">
                <text:p>89232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32745">
                <text:p>132745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86284">
                <text:p>186284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82872">
                <text:p>82872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39937">
                <text:p>13993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7007">
                <text:p>700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0213">
                <text:p>20213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34699">
                <text:p>3469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49516">
                <text:p>4951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6625">
                <text:p>5662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63872">
                <text:p>63872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72747">
                <text:p>72747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80471">
                <text:p>80471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80471">
                <text:p>80471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88313">
                <text:p>88313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97076">
                <text:p>97076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82243">
                <text:p>82243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36358">
                <text:p>36358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78905">
                <text:p>178905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80819">
                <text:p>180819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80512">
                <text:p>180512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65506">
                <text:p>165506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77041">
                <text:p>177041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75756">
                <text:p>175756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79842">
                <text:p>179842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80204">
                <text:p>180204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68789">
                <text:p>68789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7287">
                <text:p>17287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0046">
                <text:p>20046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9868">
                <text:p>19868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0419">
                <text:p>2041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0856">
                <text:p>20856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1067">
                <text:p>21067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1180">
                <text:p>11180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6838">
                <text:p>16838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8484">
                <text:p>18484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3705">
                <text:p>3705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3705">
                <text:p>3705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30426">
                <text:p>30426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32334">
                <text:p>3233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30238">
                <text:p>30238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31101">
                <text:p>31101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66948">
                <text:p>66948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45536">
                <text:p>145536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12153">
                <text:p>112153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58430">
                <text:p>58430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1611">
                <text:p>2161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1611">
                <text:p>21611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4293">
                <text:p>4293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6502">
                <text:p>16502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2219">
                <text:p>1221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2192">
                <text:p>22192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9563">
                <text:p>9563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5049">
                <text:p>25049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3803">
                <text:p>23803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4562">
                <text:p>24562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24701">
                <text:p>24701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4895">
                <text:p>24895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25045">
                <text:p>25045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24003">
                <text:p>24003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4631">
                <text:p>24631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3703">
                <text:p>23703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8389">
                <text:p>18389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71962">
                <text:p>7196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87737">
                <text:p>87737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89478">
                <text:p>89478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77273">
                <text:p>77273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325551">
                <text:p>325551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91419">
                <text:p>291419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51917">
                <text:p>251917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90059">
                <text:p>190059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11864">
                <text:p>211864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225410">
                <text:p>22541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27061">
                <text:p>127061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06632">
                <text:p>106632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88126">
                <text:p>288126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84946">
                <text:p>284946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54490">
                <text:p>254490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263081">
                <text:p>263081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67502">
                <text:p>267502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272153">
                <text:p>27215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60455">
                <text:p>260455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247537">
                <text:p>247537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228888">
                <text:p>228888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43198">
                <text:p>243198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7402">
                <text:p>7402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7583">
                <text:p>7583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23757">
                <text:p>23757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3046">
                <text:p>2304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3059">
                <text:p>23059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3081">
                <text:p>23081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3056">
                <text:p>23056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22742">
                <text:p>22742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23035">
                <text:p>23035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22457">
                <text:p>22457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6003">
                <text:p>1600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5518">
                <text:p>15518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20509">
                <text:p>20509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57577">
                <text:p>57577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29321">
                <text:p>129321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205588">
                <text:p>205588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87296">
                <text:p>187296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46668">
                <text:p>246668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228658">
                <text:p>22865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228336">
                <text:p>228336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62366">
                <text:p>162366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3302">
                <text:p>13302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5663">
                <text:p>15663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45924">
                <text:p>45924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13929">
                <text:p>113929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99325">
                <text:p>9932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68088">
                <text:p>168088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26657">
                <text:p>126657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96252">
                <text:p>96252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04341">
                <text:p>104341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61946">
                <text:p>61946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6038">
                <text:p>16038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84794">
                <text:p>84794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14743">
                <text:p>114743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84466">
                <text:p>184466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11354">
                <text:p>111354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88081">
                <text:p>188081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13887">
                <text:p>113887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26952">
                <text:p>126952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60519">
                <text:p>160519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20587">
                <text:p>12058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80894">
                <text:p>80894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0692">
                <text:p>10692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30020">
                <text:p>30020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30994">
                <text:p>30994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280679">
                <text:p>280679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255498">
                <text:p>255498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240999">
                <text:p>240999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202742">
                <text:p>202742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204677">
                <text:p>204677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211739">
                <text:p>211739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222128">
                <text:p>222128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57316">
                <text:p>157316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6289">
                <text:p>36289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229699">
                <text:p>229699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58988">
                <text:p>158988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48671">
                <text:p>148671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53462">
                <text:p>153462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62915">
                <text:p>162915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62842">
                <text:p>162842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63381">
                <text:p>163381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71014">
                <text:p>171014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75515">
                <text:p>175515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26159">
                <text:p>12615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26199">
                <text:p>26199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56762">
                <text:p>156762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60049">
                <text:p>160049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200118">
                <text:p>200118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203481">
                <text:p>203481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214632">
                <text:p>214632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220397">
                <text:p>220397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210974">
                <text:p>210974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81015">
                <text:p>18101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80978">
                <text:p>180978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51917">
                <text:p>151917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75918">
                <text:p>175918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04499">
                <text:p>104499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208059">
                <text:p>208059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34018">
                <text:p>234018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23571">
                <text:p>223571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223571">
                <text:p>223571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66950">
                <text:p>266950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09239">
                <text:p>209239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73207">
                <text:p>173207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81891">
                <text:p>181891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73143">
                <text:p>173143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41731">
                <text:p>141731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5566">
                <text:p>15566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37182">
                <text:p>3718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79486">
                <text:p>79486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326246">
                <text:p>326246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272860">
                <text:p>272860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207147">
                <text:p>207147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85741">
                <text:p>185741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201248">
                <text:p>201248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90138">
                <text:p>190138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205115">
                <text:p>205115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35398">
                <text:p>135398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38668">
                <text:p>38668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236596">
                <text:p>236596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203052">
                <text:p>203052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213692">
                <text:p>213692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202793">
                <text:p>202793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28197">
                <text:p>128197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209327">
                <text:p>209327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205845">
                <text:p>205845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89744">
                <text:p>189744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95615">
                <text:p>95615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278597">
                <text:p>278597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294235">
                <text:p>294235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230699">
                <text:p>230699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253300">
                <text:p>253300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257300">
                <text:p>257300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256613">
                <text:p>256613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267665">
                <text:p>267665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270561">
                <text:p>270561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209968">
                <text:p>209968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24042">
                <text:p>24042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24042">
                <text:p>24042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442">
                <text:p>444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219114">
                <text:p>219114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240403">
                <text:p>240403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253832">
                <text:p>253832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267388">
                <text:p>267388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200700">
                <text:p>200700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255163">
                <text:p>255163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256530">
                <text:p>256530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238271">
                <text:p>238271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57331">
                <text:p>57331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57331">
                <text:p>57331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3070">
                <text:p>13070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2992">
                <text:p>12992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2490">
                <text:p>12490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2170">
                <text:p>12170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1935">
                <text:p>11935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24022">
                <text:p>2402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42626">
                <text:p>42626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00231">
                <text:p>100231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266556">
                <text:p>266556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37790">
                <text:p>37790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37790">
                <text:p>37790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20751">
                <text:p>20751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9599">
                <text:p>1959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9859">
                <text:p>19859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9077">
                <text:p>19077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9590">
                <text:p>19590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21022">
                <text:p>21022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9571">
                <text:p>19571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20511">
                <text:p>20511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9938">
                <text:p>19938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8887">
                <text:p>1888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6489">
                <text:p>6489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7539">
                <text:p>17539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7594">
                <text:p>17594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9243">
                <text:p>19243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2004">
                <text:p>12004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4153">
                <text:p>14153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6357">
                <text:p>16357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15496">
                <text:p>15496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4504">
                <text:p>14504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11792">
                <text:p>1179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9606">
                <text:p>9606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9074">
                <text:p>9074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3213">
                <text:p>3213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6545">
                <text:p>6545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16057">
                <text:p>16057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17305">
                <text:p>17305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7253">
                <text:p>7253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56631">
                <text:p>56631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85049">
                <text:p>85049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121418">
                <text:p>121418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64259">
                <text:p>64259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72878">
                <text:p>72878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56847">
                <text:p>56847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53425">
                <text:p>53425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51228">
                <text:p>51228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45404">
                <text:p>45404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3799">
                <text:p>3799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5127">
                <text:p>5127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10819">
                <text:p>10819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9577">
                <text:p>9577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13171">
                <text:p>13171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12669">
                <text:p>12669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11498">
                <text:p>11498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12795">
                <text:p>12795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12182">
                <text:p>12182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10832">
                <text:p>10832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11994">
                <text:p>11994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3777">
                <text:p>3777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52610">
                <text:p>52610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9923">
                <text:p>9923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11698">
                <text:p>11698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232988">
                <text:p>232988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238967">
                <text:p>238967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234503">
                <text:p>234503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68360">
                <text:p>68360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3622">
                <text:p>3622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42940">
                <text:p>42940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35729">
                <text:p>35729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26733">
                <text:p>26733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32159">
                <text:p>32159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30680">
                <text:p>30680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143845">
                <text:p>143845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197804">
                <text:p>197804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189850">
                <text:p>189850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201712">
                <text:p>201712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217859">
                <text:p>217859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198582">
                <text:p>198582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170493">
                <text:p>170493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112983">
                <text:p>112983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25978">
                <text:p>25978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25412">
                <text:p>25412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58523">
                <text:p>58523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210380">
                <text:p>210380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238767">
                <text:p>238767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219951">
                <text:p>219951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235213">
                <text:p>235213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243501">
                <text:p>243501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237748">
                <text:p>237748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222277">
                <text:p>222277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159615">
                <text:p>159615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13880">
                <text:p>13880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108383">
                <text:p>108383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312386">
                <text:p>312386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402783">
                <text:p>402783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261128">
                <text:p>261128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361225">
                <text:p>361225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304817">
                <text:p>304817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304802">
                <text:p>304802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305746">
                <text:p>305746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314093">
                <text:p>314093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258906">
                <text:p>2589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21" chart:maximum="62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282cm" svg:height="15.673cm" xlink:href=".." xlink:type="simple" chart:class="chart:scatter" chart:column-mapping="0" chart:style-name="ch1">
        <chart:legend chart:legend-position="end" svg:x="37.218cm" svg:y="7.537cm" style:legend-expansion="high" chart:style-name="ch2"/>
        <chart:plot-area chart:style-name="ch3" table:cell-range-address="'origin_B_2020.02.13_13.03.24_driving_100'.A1:'origin_B_2020.02.13_13.03.24_driving_100'.B492" chart:data-source-has-labels="both" svg:x="0.805cm" svg:y="0.313cm" svg:width="35.608cm" svg:height="15.047cm">
          <chartooo:coordinate-region svg:x="1.982cm" svg:y="0.512cm" svg:width="34.151cm" svg:height="14.201cm"/>
          <chart:axis chart:dimension="x" chart:name="primary-x" chart:style-name="ch4" chartooo:axis-type="auto">
            <chart:categories table:cell-range-address="'origin_B_2020.02.13_13.03.24_driving_100'.A2:'origin_B_2020.02.13_13.03.24_driving_100'.A4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origin_B_2020.02.13_13.03.24_driving_100'.B2:'origin_B_2020.02.13_13.03.24_driving_100'.B492" chart:label-cell-address="'origin_B_2020.02.13_13.03.24_driving_100'.B1:'origin_B_2020.02.13_13.03.24_driving_100'.B1" chart:class="chart:scatter">
            <chart:domain table:cell-range-address="'origin_B_2020.02.13_13.03.24_driving_100'.A2:'origin_B_2020.02.13_13.03.24_driving_100'.A492"/>
            <chart:data-point chart:repeated="4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</text:p>
                <draw:g>
                  <svg:desc>'origin_B_2020.02.13_13.03.24_driving_100'.B1:'origin_B_2020.02.13_13.03.24_driving_100'.B1</svg:desc>
                </draw:g>
              </table:table-cell>
            </table:table-row>
          </table:table-header-rows>
          <table:table-rows>
            <table:table-row>
              <table:table-cell office:value-type="float" office:value="121">
                <text:p>121</text:p>
                <draw:g>
                  <svg:desc>'origin_B_2020.02.13_13.03.24_driving_100'.A2:'origin_B_2020.02.13_13.03.24_driving_100'.A492</svg:desc>
                </draw:g>
              </table:table-cell>
              <table:table-cell office:value-type="float" office:value="121">
                <text:p>121</text:p>
                <draw:g>
                  <svg:desc>'origin_B_2020.02.13_13.03.24_driving_100'.A2:'origin_B_2020.02.13_13.03.24_driving_100'.A492</svg:desc>
                </draw:g>
              </table:table-cell>
              <table:table-cell office:value-type="float" office:value="3879">
                <text:p>3879</text:p>
                <draw:g>
                  <svg:desc>'origin_B_2020.02.13_13.03.24_driving_100'.B2:'origin_B_2020.02.13_13.03.24_driving_100'.B492</svg:desc>
                </draw:g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5766">
                <text:p>576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0312">
                <text:p>10312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2079">
                <text:p>2207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6346">
                <text:p>1634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5705">
                <text:p>57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3716">
                <text:p>371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5091">
                <text:p>509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0807">
                <text:p>10807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7434">
                <text:p>7434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8898">
                <text:p>889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7473">
                <text:p>7473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2762">
                <text:p>1276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3441">
                <text:p>13441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5083">
                <text:p>15083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5363">
                <text:p>536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5697">
                <text:p>569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3546">
                <text:p>3546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4772">
                <text:p>14772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2186">
                <text:p>12186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0567">
                <text:p>10567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1272">
                <text:p>1127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7452">
                <text:p>1745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7241">
                <text:p>1724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0051">
                <text:p>10051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1414">
                <text:p>11414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6099">
                <text:p>6099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7935">
                <text:p>7935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5238">
                <text:p>523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4503">
                <text:p>450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6482">
                <text:p>6482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8419">
                <text:p>841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8174">
                <text:p>817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8829">
                <text:p>882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8825">
                <text:p>882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8804">
                <text:p>880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7120">
                <text:p>7120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764">
                <text:p>5764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6170">
                <text:p>16170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7153">
                <text:p>7153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9172">
                <text:p>917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8271">
                <text:p>8271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8271">
                <text:p>8271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5389">
                <text:p>538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5989">
                <text:p>598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6982">
                <text:p>698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9170">
                <text:p>917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8194">
                <text:p>819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5962">
                <text:p>596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6919">
                <text:p>691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6998">
                <text:p>6998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5281">
                <text:p>5281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6504">
                <text:p>6504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7395">
                <text:p>7395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7885">
                <text:p>7885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7307">
                <text:p>7307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5141">
                <text:p>5141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9565">
                <text:p>956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8300">
                <text:p>8300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8712">
                <text:p>8712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1522">
                <text:p>11522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9777">
                <text:p>9777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0868">
                <text:p>1086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1120">
                <text:p>11120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9172">
                <text:p>9172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9143">
                <text:p>9143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3852">
                <text:p>1385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3044">
                <text:p>3044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6145">
                <text:p>614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5440">
                <text:p>5440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5539">
                <text:p>553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9578">
                <text:p>9578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6909">
                <text:p>690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5079">
                <text:p>5079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5580">
                <text:p>5580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5471">
                <text:p>5471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6919">
                <text:p>6919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8554">
                <text:p>8554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8930">
                <text:p>893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7706">
                <text:p>7706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5959">
                <text:p>5959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9136">
                <text:p>9136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7549">
                <text:p>754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6890">
                <text:p>6890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7623">
                <text:p>762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6307">
                <text:p>6307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4202">
                <text:p>14202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2072">
                <text:p>12072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2404">
                <text:p>12404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0689">
                <text:p>1068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9759">
                <text:p>9759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3777">
                <text:p>3777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9386">
                <text:p>9386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3738">
                <text:p>13738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4358">
                <text:p>14358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4332">
                <text:p>14332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3205">
                <text:p>13205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1947">
                <text:p>11947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9854">
                <text:p>19854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5379">
                <text:p>1537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3858">
                <text:p>13858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3062">
                <text:p>13062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1658">
                <text:p>11658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5108">
                <text:p>15108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5427">
                <text:p>5427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5427">
                <text:p>5427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2826">
                <text:p>12826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9948">
                <text:p>9948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8838">
                <text:p>8838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9839">
                <text:p>9839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6503">
                <text:p>6503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7221">
                <text:p>7221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8935">
                <text:p>8935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9337">
                <text:p>9337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4865">
                <text:p>4865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3041">
                <text:p>3041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0587">
                <text:p>10587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7889">
                <text:p>7889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7567">
                <text:p>7567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7279">
                <text:p>7279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7609">
                <text:p>7609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9331">
                <text:p>933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8188">
                <text:p>8188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8729">
                <text:p>8729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9834">
                <text:p>9834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5410">
                <text:p>5410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4206">
                <text:p>4206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4206">
                <text:p>4206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2970">
                <text:p>12970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5445">
                <text:p>15445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1340">
                <text:p>21340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9501">
                <text:p>2950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6287">
                <text:p>26287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8695">
                <text:p>8695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4771">
                <text:p>4771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7849">
                <text:p>7849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8676">
                <text:p>8676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3641">
                <text:p>13641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9163">
                <text:p>916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5944">
                <text:p>15944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1199">
                <text:p>11199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8436">
                <text:p>8436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1383">
                <text:p>11383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2704">
                <text:p>12704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9706">
                <text:p>19706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6970">
                <text:p>16970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0330">
                <text:p>10330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1626">
                <text:p>1162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1898">
                <text:p>11898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2257">
                <text:p>12257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0290">
                <text:p>10290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5207">
                <text:p>15207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2147">
                <text:p>12147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4864">
                <text:p>1486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3757">
                <text:p>13757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3646">
                <text:p>13646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0979">
                <text:p>10979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4157">
                <text:p>14157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21012">
                <text:p>21012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4578">
                <text:p>4578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4926">
                <text:p>14926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8630">
                <text:p>1863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6309">
                <text:p>16309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23107">
                <text:p>23107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6453">
                <text:p>26453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2352">
                <text:p>22352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6106">
                <text:p>6106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9640">
                <text:p>9640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2223">
                <text:p>12223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7913">
                <text:p>7913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6634">
                <text:p>6634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9034">
                <text:p>9034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1955">
                <text:p>11955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0581">
                <text:p>10581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8087">
                <text:p>8087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0804">
                <text:p>10804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2054">
                <text:p>12054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3643">
                <text:p>13643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9139">
                <text:p>9139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5758">
                <text:p>5758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5758">
                <text:p>5758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6208">
                <text:p>16208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5421">
                <text:p>15421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9383">
                <text:p>9383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9962">
                <text:p>996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9214">
                <text:p>9214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7516">
                <text:p>7516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8919">
                <text:p>891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5672">
                <text:p>5672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7882">
                <text:p>7882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5959">
                <text:p>5959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4290">
                <text:p>4290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6992">
                <text:p>6992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8765">
                <text:p>8765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7404">
                <text:p>7404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9386">
                <text:p>9386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8807">
                <text:p>8807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5254">
                <text:p>5254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9029">
                <text:p>902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8348">
                <text:p>8348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1112">
                <text:p>11112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9559">
                <text:p>9559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5834">
                <text:p>15834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3982">
                <text:p>1398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4144">
                <text:p>14144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1780">
                <text:p>11780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3347">
                <text:p>13347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6918">
                <text:p>6918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4923">
                <text:p>4923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1691">
                <text:p>11691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2663">
                <text:p>12663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1499">
                <text:p>1149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9611">
                <text:p>9611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3761">
                <text:p>3761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3986">
                <text:p>3986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7996">
                <text:p>7996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4617">
                <text:p>4617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6396">
                <text:p>6396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2371">
                <text:p>2371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9294">
                <text:p>9294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4648">
                <text:p>14648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5556">
                <text:p>15556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2320">
                <text:p>12320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4038">
                <text:p>14038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4032">
                <text:p>14032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1548">
                <text:p>11548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1914">
                <text:p>1191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8907">
                <text:p>8907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8899">
                <text:p>8899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3799">
                <text:p>13799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6306">
                <text:p>6306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5075">
                <text:p>5075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7568">
                <text:p>756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6866">
                <text:p>6866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8445">
                <text:p>8445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0825">
                <text:p>10825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9378">
                <text:p>9378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7923">
                <text:p>7923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0260">
                <text:p>10260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9486">
                <text:p>9486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8745">
                <text:p>8745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0415">
                <text:p>10415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8229">
                <text:p>8229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9716">
                <text:p>9716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9150">
                <text:p>9150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2255">
                <text:p>12255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5054">
                <text:p>5054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4033">
                <text:p>4033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0397">
                <text:p>10397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3503">
                <text:p>13503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4809">
                <text:p>14809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3904">
                <text:p>13904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1159">
                <text:p>11159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4789">
                <text:p>14789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7023">
                <text:p>7023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5981">
                <text:p>15981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9176">
                <text:p>9176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7389">
                <text:p>738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8329">
                <text:p>8329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0341">
                <text:p>10341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1925">
                <text:p>11925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8952">
                <text:p>8952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9873">
                <text:p>987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9265">
                <text:p>9265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8848">
                <text:p>8848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0883">
                <text:p>10883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7276">
                <text:p>7276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0582">
                <text:p>10582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6483">
                <text:p>16483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8807">
                <text:p>8807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9883">
                <text:p>9883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9876">
                <text:p>9876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861">
                <text:p>5861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7184">
                <text:p>7184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5906">
                <text:p>5906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10037">
                <text:p>10037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8077">
                <text:p>8077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6823">
                <text:p>6823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8814">
                <text:p>8814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9451">
                <text:p>9451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9066">
                <text:p>9066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14944">
                <text:p>14944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13020">
                <text:p>13020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5694">
                <text:p>5694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8399">
                <text:p>8399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11244">
                <text:p>11244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13287">
                <text:p>13287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10407">
                <text:p>10407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11533">
                <text:p>11533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14777">
                <text:p>14777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14635">
                <text:p>14635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11019">
                <text:p>11019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5749">
                <text:p>5749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9552">
                <text:p>9552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9988">
                <text:p>9988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9304">
                <text:p>9304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14586">
                <text:p>14586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9794">
                <text:p>9794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6905">
                <text:p>6905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3407">
                <text:p>3407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7184">
                <text:p>7184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7274">
                <text:p>7274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8236">
                <text:p>8236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5021">
                <text:p>5021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7561">
                <text:p>7561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7961">
                <text:p>7961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4433">
                <text:p>4433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8645">
                <text:p>8645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9243">
                <text:p>9243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10475">
                <text:p>10475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8406">
                <text:p>8406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4813">
                <text:p>4813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6419">
                <text:p>6419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5621">
                <text:p>5621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3806">
                <text:p>3806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3806">
                <text:p>3806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10837">
                <text:p>10837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8733">
                <text:p>8733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9514">
                <text:p>9514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10710">
                <text:p>10710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8050">
                <text:p>8050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10897">
                <text:p>10897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14493">
                <text:p>14493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7669">
                <text:p>7669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11691">
                <text:p>11691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3646">
                <text:p>3646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21123">
                <text:p>21123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21751">
                <text:p>2175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0324">
                <text:p>10324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11145">
                <text:p>11145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10007">
                <text:p>10007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4189">
                <text:p>4189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7508">
                <text:p>7508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8449">
                <text:p>8449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13514">
                <text:p>13514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11190">
                <text:p>11190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9084">
                <text:p>9084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7260">
                <text:p>7260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9551">
                <text:p>9551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8747">
                <text:p>8747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15234">
                <text:p>15234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18486">
                <text:p>18486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9728">
                <text:p>9728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8875">
                <text:p>8875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10622">
                <text:p>10622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11070">
                <text:p>11070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8829">
                <text:p>8829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11480">
                <text:p>11480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10336">
                <text:p>10336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7977">
                <text:p>7977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10820">
                <text:p>10820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9562">
                <text:p>9562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8446">
                <text:p>8446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5824">
                <text:p>5824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7642">
                <text:p>7642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7975">
                <text:p>7975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15716">
                <text:p>15716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0076">
                <text:p>10076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5994">
                <text:p>5994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7963">
                <text:p>7963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9071">
                <text:p>9071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13553">
                <text:p>13553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14313">
                <text:p>14313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8598">
                <text:p>8598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10198">
                <text:p>10198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9347">
                <text:p>9347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7530">
                <text:p>7530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6505">
                <text:p>6505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7387">
                <text:p>7387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3973">
                <text:p>3973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7201">
                <text:p>7201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9297">
                <text:p>9297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8086">
                <text:p>8086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12321">
                <text:p>12321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8709">
                <text:p>8709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10586">
                <text:p>10586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16557">
                <text:p>16557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13674">
                <text:p>13674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11360">
                <text:p>11360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11216">
                <text:p>11216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9428">
                <text:p>9428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12038">
                <text:p>12038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8533">
                <text:p>8533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6477">
                <text:p>6477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5651">
                <text:p>5651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5107">
                <text:p>5107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9199">
                <text:p>9199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10585">
                <text:p>10585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12744">
                <text:p>12744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16498">
                <text:p>16498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8828">
                <text:p>8828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5728">
                <text:p>5728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4875">
                <text:p>487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6512">
                <text:p>6512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8635">
                <text:p>8635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5737">
                <text:p>5737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7509">
                <text:p>7509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7761">
                <text:p>7761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7768">
                <text:p>7768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8915">
                <text:p>8915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9337">
                <text:p>9337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9800">
                <text:p>9800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9877">
                <text:p>9877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7146">
                <text:p>7146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7529">
                <text:p>7529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8579">
                <text:p>8579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5131">
                <text:p>5131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9486">
                <text:p>9486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11799">
                <text:p>11799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8933">
                <text:p>8933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10368">
                <text:p>10368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8349">
                <text:p>8349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8481">
                <text:p>8481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7489">
                <text:p>7489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11105">
                <text:p>11105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7084">
                <text:p>7084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6948">
                <text:p>6948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11098">
                <text:p>11098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10999">
                <text:p>10999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7325">
                <text:p>7325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6599">
                <text:p>6599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5353">
                <text:p>5353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9210">
                <text:p>9210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8007">
                <text:p>8007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8312">
                <text:p>8312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7834">
                <text:p>7834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8645">
                <text:p>8645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10339">
                <text:p>10339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8077">
                <text:p>8077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6900">
                <text:p>6900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4695">
                <text:p>4695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7683">
                <text:p>7683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8426">
                <text:p>8426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6029">
                <text:p>6029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9470">
                <text:p>9470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8735">
                <text:p>8735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5435">
                <text:p>5435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9010">
                <text:p>90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0.778cm" svg:height="17.824cm" xlink:href=".." xlink:type="simple" chart:class="chart:scatter" chart:style-name="ch1">
        <chart:legend chart:legend-position="end" svg:x="37.714cm" svg:y="8.613cm" style:legend-expansion="high" chart:style-name="ch2"/>
        <chart:plot-area chart:style-name="ch3" table:cell-range-address="'origin_B_2020.02.13_13.03.24_driving_8'.A1:'origin_B_2020.02.13_13.03.24_driving_8'.B489" chart:data-source-has-labels="both" svg:x="0.815cm" svg:y="0.356cm" svg:width="36.084cm" svg:height="17.112cm">
          <chartooo:coordinate-region svg:x="1.992cm" svg:y="0.555cm" svg:width="34.627cm" svg:height="16.266cm"/>
          <chart:axis chart:dimension="x" chart:name="primary-x" chart:style-name="ch4" chartooo:axis-type="auto">
            <chart:categories table:cell-range-address="'origin_B_2020.02.13_13.03.24_driving_8'.A2:'origin_B_2020.02.13_13.03.24_driving_8'.A48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origin_B_2020.02.13_13.03.24_driving_8'.B2:'origin_B_2020.02.13_13.03.24_driving_8'.B489" chart:label-cell-address="'origin_B_2020.02.13_13.03.24_driving_8'.B1:'origin_B_2020.02.13_13.03.24_driving_8'.B1" chart:class="chart:scatter">
            <chart:domain table:cell-range-address="'origin_B_2020.02.13_13.03.24_driving_8'.A2:'origin_B_2020.02.13_13.03.24_driving_8'.A489"/>
            <chart:data-point chart:repeated="48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</text:p>
                <draw:g>
                  <svg:desc>'origin_B_2020.02.13_13.03.24_driving_8'.B1:'origin_B_2020.02.13_13.03.24_driving_8'.B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origin_B_2020.02.13_13.03.24_driving_8'.A2:'origin_B_2020.02.13_13.03.24_driving_8'.A489</svg:desc>
                </draw:g>
              </table:table-cell>
              <table:table-cell office:value-type="float" office:value="10">
                <text:p>10</text:p>
                <draw:g>
                  <svg:desc>'origin_B_2020.02.13_13.03.24_driving_8'.A2:'origin_B_2020.02.13_13.03.24_driving_8'.A489</svg:desc>
                </draw:g>
              </table:table-cell>
              <table:table-cell office:value-type="float" office:value="6198">
                <text:p>6198</text:p>
                <draw:g>
                  <svg:desc>'origin_B_2020.02.13_13.03.24_driving_8'.B2:'origin_B_2020.02.13_13.03.24_driving_8'.B489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206">
                <text:p>520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607">
                <text:p>1460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938">
                <text:p>1193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205">
                <text:p>1420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122">
                <text:p>1512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1587">
                <text:p>2158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5154">
                <text:p>1515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103">
                <text:p>1410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6752">
                <text:p>1675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4651">
                <text:p>1465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728">
                <text:p>372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8772">
                <text:p>1877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2262">
                <text:p>1226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5545">
                <text:p>1554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3408">
                <text:p>1340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378">
                <text:p>937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188">
                <text:p>1118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0195">
                <text:p>1019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880">
                <text:p>888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256">
                <text:p>625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816">
                <text:p>881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205">
                <text:p>420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783">
                <text:p>278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134">
                <text:p>813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266">
                <text:p>826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9292">
                <text:p>929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881">
                <text:p>688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223">
                <text:p>822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9940">
                <text:p>994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951">
                <text:p>495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4227">
                <text:p>422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1614">
                <text:p>1161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8904">
                <text:p>890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8348">
                <text:p>834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6074">
                <text:p>1607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5494">
                <text:p>1549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8108">
                <text:p>810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3650">
                <text:p>1365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0094">
                <text:p>1009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622">
                <text:p>862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659">
                <text:p>665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815">
                <text:p>881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9798">
                <text:p>979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537">
                <text:p>853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173">
                <text:p>617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342">
                <text:p>434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4107">
                <text:p>410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4107">
                <text:p>410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7366">
                <text:p>736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771">
                <text:p>977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0349">
                <text:p>1034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1095">
                <text:p>1109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4690">
                <text:p>1469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1519">
                <text:p>1151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1443">
                <text:p>1144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761">
                <text:p>976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3255">
                <text:p>1325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3255">
                <text:p>1325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883">
                <text:p>288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038">
                <text:p>803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5994">
                <text:p>1599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7259">
                <text:p>1725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6612">
                <text:p>16612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7452">
                <text:p>1745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7310">
                <text:p>1731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7330">
                <text:p>1733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5476">
                <text:p>15476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8723">
                <text:p>872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3212">
                <text:p>321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4036">
                <text:p>403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7631">
                <text:p>1763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6624">
                <text:p>1662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0693">
                <text:p>1069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5766">
                <text:p>576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0312">
                <text:p>10312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2079">
                <text:p>2207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6346">
                <text:p>1634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5705">
                <text:p>57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3716">
                <text:p>371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5091">
                <text:p>509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0807">
                <text:p>10807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7434">
                <text:p>7434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8898">
                <text:p>889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7473">
                <text:p>7473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2762">
                <text:p>1276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3441">
                <text:p>13441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5083">
                <text:p>15083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5363">
                <text:p>536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5697">
                <text:p>569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3546">
                <text:p>3546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4772">
                <text:p>14772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2186">
                <text:p>12186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0567">
                <text:p>10567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1272">
                <text:p>1127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7452">
                <text:p>1745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7241">
                <text:p>1724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0051">
                <text:p>10051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1414">
                <text:p>11414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6099">
                <text:p>6099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7935">
                <text:p>7935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5238">
                <text:p>523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4503">
                <text:p>450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6482">
                <text:p>6482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8419">
                <text:p>841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8174">
                <text:p>817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8829">
                <text:p>882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8825">
                <text:p>882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8804">
                <text:p>880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7120">
                <text:p>7120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764">
                <text:p>5764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6170">
                <text:p>16170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7153">
                <text:p>7153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9172">
                <text:p>917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8271">
                <text:p>8271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8271">
                <text:p>8271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5389">
                <text:p>538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5989">
                <text:p>598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6982">
                <text:p>698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9170">
                <text:p>917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8194">
                <text:p>819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5962">
                <text:p>596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6919">
                <text:p>691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6998">
                <text:p>6998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5281">
                <text:p>5281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6504">
                <text:p>6504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7395">
                <text:p>7395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7885">
                <text:p>7885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7307">
                <text:p>7307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5141">
                <text:p>5141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9565">
                <text:p>956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8300">
                <text:p>8300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8712">
                <text:p>8712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1522">
                <text:p>11522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9777">
                <text:p>9777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0868">
                <text:p>1086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1120">
                <text:p>11120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9172">
                <text:p>9172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9143">
                <text:p>9143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3852">
                <text:p>1385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3044">
                <text:p>3044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6145">
                <text:p>614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5440">
                <text:p>5440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5539">
                <text:p>553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9578">
                <text:p>9578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6909">
                <text:p>690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5079">
                <text:p>5079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5580">
                <text:p>5580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5471">
                <text:p>5471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6919">
                <text:p>6919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8554">
                <text:p>8554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8930">
                <text:p>893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7706">
                <text:p>7706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5959">
                <text:p>5959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9136">
                <text:p>9136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7549">
                <text:p>754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6890">
                <text:p>6890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7623">
                <text:p>762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6307">
                <text:p>6307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4202">
                <text:p>14202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2072">
                <text:p>12072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2404">
                <text:p>12404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0689">
                <text:p>1068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9759">
                <text:p>9759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3777">
                <text:p>3777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9386">
                <text:p>9386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3738">
                <text:p>13738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4358">
                <text:p>14358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4332">
                <text:p>14332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3205">
                <text:p>13205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1947">
                <text:p>11947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9854">
                <text:p>19854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5379">
                <text:p>1537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3858">
                <text:p>13858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3062">
                <text:p>13062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1658">
                <text:p>11658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5108">
                <text:p>15108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5427">
                <text:p>5427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5427">
                <text:p>5427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2826">
                <text:p>12826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9948">
                <text:p>9948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8838">
                <text:p>8838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9839">
                <text:p>9839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6503">
                <text:p>6503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7221">
                <text:p>7221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8935">
                <text:p>8935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9337">
                <text:p>9337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4865">
                <text:p>4865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3041">
                <text:p>3041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0587">
                <text:p>10587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7889">
                <text:p>7889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7567">
                <text:p>7567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7279">
                <text:p>7279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7609">
                <text:p>7609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9331">
                <text:p>933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8188">
                <text:p>8188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8729">
                <text:p>8729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9834">
                <text:p>9834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5410">
                <text:p>5410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4206">
                <text:p>4206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4206">
                <text:p>4206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2970">
                <text:p>12970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5445">
                <text:p>15445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1340">
                <text:p>21340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9501">
                <text:p>2950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6287">
                <text:p>26287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8695">
                <text:p>8695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4771">
                <text:p>4771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7849">
                <text:p>7849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8676">
                <text:p>8676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3641">
                <text:p>13641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9163">
                <text:p>916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5944">
                <text:p>15944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1199">
                <text:p>11199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8436">
                <text:p>8436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1383">
                <text:p>11383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2704">
                <text:p>12704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9706">
                <text:p>19706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6970">
                <text:p>16970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0330">
                <text:p>10330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1626">
                <text:p>1162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1898">
                <text:p>11898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2257">
                <text:p>12257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0290">
                <text:p>10290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5207">
                <text:p>15207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2147">
                <text:p>12147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4864">
                <text:p>1486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3757">
                <text:p>13757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3646">
                <text:p>13646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0979">
                <text:p>10979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4157">
                <text:p>14157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21012">
                <text:p>21012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4578">
                <text:p>4578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4926">
                <text:p>14926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8630">
                <text:p>1863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6309">
                <text:p>16309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23107">
                <text:p>23107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6453">
                <text:p>26453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2352">
                <text:p>22352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6106">
                <text:p>6106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9640">
                <text:p>9640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2223">
                <text:p>12223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7913">
                <text:p>7913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6634">
                <text:p>6634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9034">
                <text:p>9034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1955">
                <text:p>11955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0581">
                <text:p>10581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8087">
                <text:p>8087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0804">
                <text:p>10804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2054">
                <text:p>12054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3643">
                <text:p>13643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9139">
                <text:p>9139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5758">
                <text:p>5758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5758">
                <text:p>5758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6208">
                <text:p>16208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5421">
                <text:p>15421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9383">
                <text:p>9383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9962">
                <text:p>996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9214">
                <text:p>9214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7516">
                <text:p>7516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8919">
                <text:p>891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5672">
                <text:p>5672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7882">
                <text:p>7882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5959">
                <text:p>5959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4290">
                <text:p>4290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6992">
                <text:p>6992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8765">
                <text:p>8765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7404">
                <text:p>7404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9386">
                <text:p>9386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8807">
                <text:p>8807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5254">
                <text:p>5254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9029">
                <text:p>902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8348">
                <text:p>8348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1112">
                <text:p>11112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9559">
                <text:p>9559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5834">
                <text:p>15834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3982">
                <text:p>1398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4144">
                <text:p>14144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1780">
                <text:p>11780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3347">
                <text:p>13347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6918">
                <text:p>6918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4923">
                <text:p>4923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1691">
                <text:p>11691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2663">
                <text:p>12663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1499">
                <text:p>1149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9611">
                <text:p>9611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3761">
                <text:p>3761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3986">
                <text:p>3986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7996">
                <text:p>7996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4617">
                <text:p>4617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6396">
                <text:p>6396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2371">
                <text:p>2371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9294">
                <text:p>9294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4648">
                <text:p>14648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5556">
                <text:p>15556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2320">
                <text:p>12320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4038">
                <text:p>14038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4032">
                <text:p>14032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1548">
                <text:p>11548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1914">
                <text:p>1191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8907">
                <text:p>8907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8899">
                <text:p>8899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3799">
                <text:p>13799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6306">
                <text:p>6306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5075">
                <text:p>5075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7568">
                <text:p>756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6866">
                <text:p>6866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8445">
                <text:p>8445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0825">
                <text:p>10825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9378">
                <text:p>9378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7923">
                <text:p>7923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0260">
                <text:p>10260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9486">
                <text:p>9486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8745">
                <text:p>8745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0415">
                <text:p>10415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8229">
                <text:p>8229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9716">
                <text:p>9716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9150">
                <text:p>9150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2255">
                <text:p>12255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5054">
                <text:p>5054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4033">
                <text:p>4033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0397">
                <text:p>10397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3503">
                <text:p>13503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4809">
                <text:p>14809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3904">
                <text:p>13904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1159">
                <text:p>11159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4789">
                <text:p>14789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7023">
                <text:p>7023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5981">
                <text:p>15981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9176">
                <text:p>9176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7389">
                <text:p>738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8329">
                <text:p>8329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0341">
                <text:p>10341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1925">
                <text:p>11925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8952">
                <text:p>8952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9873">
                <text:p>987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9265">
                <text:p>9265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8848">
                <text:p>8848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0883">
                <text:p>10883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7276">
                <text:p>7276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0582">
                <text:p>10582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6483">
                <text:p>16483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8807">
                <text:p>8807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9883">
                <text:p>9883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9876">
                <text:p>9876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861">
                <text:p>5861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7184">
                <text:p>7184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5906">
                <text:p>5906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10037">
                <text:p>10037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8077">
                <text:p>8077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6823">
                <text:p>6823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8814">
                <text:p>8814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9451">
                <text:p>9451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9066">
                <text:p>9066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14944">
                <text:p>14944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13020">
                <text:p>13020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5694">
                <text:p>5694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8399">
                <text:p>8399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11244">
                <text:p>11244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13287">
                <text:p>13287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10407">
                <text:p>10407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11533">
                <text:p>11533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14777">
                <text:p>14777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14635">
                <text:p>14635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11019">
                <text:p>11019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5749">
                <text:p>5749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9552">
                <text:p>9552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9988">
                <text:p>9988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9304">
                <text:p>9304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14586">
                <text:p>14586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9794">
                <text:p>9794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6905">
                <text:p>6905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3407">
                <text:p>3407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7184">
                <text:p>7184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7274">
                <text:p>7274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8236">
                <text:p>8236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5021">
                <text:p>5021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7561">
                <text:p>7561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7961">
                <text:p>7961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4433">
                <text:p>4433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8645">
                <text:p>8645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9243">
                <text:p>9243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10475">
                <text:p>10475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8406">
                <text:p>8406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4813">
                <text:p>4813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6419">
                <text:p>6419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5621">
                <text:p>5621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3806">
                <text:p>3806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3806">
                <text:p>3806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10837">
                <text:p>10837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8733">
                <text:p>8733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9514">
                <text:p>9514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10710">
                <text:p>10710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8050">
                <text:p>8050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10897">
                <text:p>10897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14493">
                <text:p>14493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7669">
                <text:p>7669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11691">
                <text:p>11691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3646">
                <text:p>3646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21123">
                <text:p>21123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21751">
                <text:p>2175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0324">
                <text:p>10324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11145">
                <text:p>11145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10007">
                <text:p>10007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4189">
                <text:p>4189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7508">
                <text:p>7508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8449">
                <text:p>8449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13514">
                <text:p>13514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11190">
                <text:p>11190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9084">
                <text:p>9084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7260">
                <text:p>7260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9551">
                <text:p>9551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8747">
                <text:p>8747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15234">
                <text:p>15234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18486">
                <text:p>18486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9728">
                <text:p>9728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8875">
                <text:p>8875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10622">
                <text:p>10622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11070">
                <text:p>11070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8829">
                <text:p>8829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11480">
                <text:p>11480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10336">
                <text:p>10336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7977">
                <text:p>7977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10820">
                <text:p>10820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9562">
                <text:p>9562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8446">
                <text:p>8446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5824">
                <text:p>5824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7642">
                <text:p>7642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7975">
                <text:p>7975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15716">
                <text:p>15716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0076">
                <text:p>10076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5994">
                <text:p>5994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7963">
                <text:p>7963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9071">
                <text:p>9071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13553">
                <text:p>13553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14313">
                <text:p>143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400" chart:maximum="19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025cm" svg:height="17.984cm" xlink:href=".." xlink:type="simple" chart:class="chart:scatter" chart:style-name="ch1">
        <chart:legend chart:legend-position="end" svg:x="34.961cm" svg:y="8.693cm" style:legend-expansion="high" chart:style-name="ch2"/>
        <chart:plot-area chart:style-name="ch3" table:cell-range-address="'origin_B_2019.12.16_13.40.04_for2000s_1000'.A1:'origin_B_2019.12.16_13.40.04_for2000s_1000'.B488" chart:data-source-has-labels="both" svg:x="0.76cm" svg:y="0.359cm" svg:width="33.441cm" svg:height="17.266cm">
          <chartooo:coordinate-region svg:x="2.122cm" svg:y="0.559cm" svg:width="31.707cm" svg:height="16.419cm"/>
          <chart:axis chart:dimension="x" chart:name="primary-x" chart:style-name="ch4" chartooo:axis-type="auto">
            <chart:categories table:cell-range-address="'origin_B_2019.12.16_13.40.04_for2000s_1000'.A2:'origin_B_2019.12.16_13.40.04_for2000s_1000'.A48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origin_B_2019.12.16_13.40.04_for2000s_1000'.B2:'origin_B_2019.12.16_13.40.04_for2000s_1000'.B488" chart:label-cell-address="'origin_B_2019.12.16_13.40.04_for2000s_1000'.B1:'origin_B_2019.12.16_13.40.04_for2000s_1000'.B1" chart:class="chart:scatter">
            <chart:domain table:cell-range-address="'origin_B_2019.12.16_13.40.04_for2000s_1000'.A2:'origin_B_2019.12.16_13.40.04_for2000s_1000'.A488"/>
            <chart:data-point chart:repeated="48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'origin_B_2019.12.16_13.40.04_for2000s_1000'.B1:'origin_B_2019.12.16_13.40.04_for2000s_1000'.B1</svg:desc>
                </draw:g>
              </table:table-cell>
            </table:table-row>
          </table:table-header-rows>
          <table:table-rows>
            <table:table-row>
              <table:table-cell office:value-type="float" office:value="1392">
                <text:p>1392</text:p>
                <draw:g>
                  <svg:desc>'origin_B_2019.12.16_13.40.04_for2000s_1000'.A2:'origin_B_2019.12.16_13.40.04_for2000s_1000'.A488</svg:desc>
                </draw:g>
              </table:table-cell>
              <table:table-cell office:value-type="float" office:value="53713">
                <text:p>53713</text:p>
                <draw:g>
                  <svg:desc>'origin_B_2019.12.16_13.40.04_for2000s_1000'.B2:'origin_B_2019.12.16_13.40.04_for2000s_1000'.B488</svg:desc>
                </draw:g>
              </table:table-cell>
            </table:table-row>
            <table:table-row>
              <table:table-cell office:value-type="float" office:value="1393">
                <text:p>1393</text:p>
              </table:table-cell>
              <table:table-cell office:value-type="float" office:value="67392">
                <text:p>67392</text:p>
              </table:table-cell>
            </table:table-row>
            <table:table-row>
              <table:table-cell office:value-type="float" office:value="1394">
                <text:p>1394</text:p>
              </table:table-cell>
              <table:table-cell office:value-type="float" office:value="37520">
                <text:p>37520</text:p>
              </table:table-cell>
            </table:table-row>
            <table:table-row>
              <table:table-cell office:value-type="float" office:value="1395">
                <text:p>1395</text:p>
              </table:table-cell>
              <table:table-cell office:value-type="float" office:value="38179">
                <text:p>38179</text:p>
              </table:table-cell>
            </table:table-row>
            <table:table-row>
              <table:table-cell office:value-type="float" office:value="1398">
                <text:p>1398</text:p>
              </table:table-cell>
              <table:table-cell office:value-type="float" office:value="28975">
                <text:p>28975</text:p>
              </table:table-cell>
            </table:table-row>
            <table:table-row>
              <table:table-cell office:value-type="float" office:value="1399">
                <text:p>1399</text:p>
              </table:table-cell>
              <table:table-cell office:value-type="float" office:value="48895">
                <text:p>4889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56765">
                <text:p>56765</text:p>
              </table:table-cell>
            </table:table-row>
            <table:table-row>
              <table:table-cell office:value-type="float" office:value="1401">
                <text:p>1401</text:p>
              </table:table-cell>
              <table:table-cell office:value-type="float" office:value="80729">
                <text:p>80729</text:p>
              </table:table-cell>
            </table:table-row>
            <table:table-row>
              <table:table-cell office:value-type="float" office:value="1402">
                <text:p>1402</text:p>
              </table:table-cell>
              <table:table-cell office:value-type="float" office:value="94136">
                <text:p>94136</text:p>
              </table:table-cell>
            </table:table-row>
            <table:table-row>
              <table:table-cell office:value-type="float" office:value="1403">
                <text:p>1403</text:p>
              </table:table-cell>
              <table:table-cell office:value-type="float" office:value="67411">
                <text:p>67411</text:p>
              </table:table-cell>
            </table:table-row>
            <table:table-row>
              <table:table-cell office:value-type="float" office:value="1404">
                <text:p>1404</text:p>
              </table:table-cell>
              <table:table-cell office:value-type="float" office:value="64800">
                <text:p>64800</text:p>
              </table:table-cell>
            </table:table-row>
            <table:table-row>
              <table:table-cell office:value-type="float" office:value="1405">
                <text:p>1405</text:p>
              </table:table-cell>
              <table:table-cell office:value-type="float" office:value="70931">
                <text:p>70931</text:p>
              </table:table-cell>
            </table:table-row>
            <table:table-row>
              <table:table-cell office:value-type="float" office:value="1407">
                <text:p>1407</text:p>
              </table:table-cell>
              <table:table-cell office:value-type="float" office:value="70431">
                <text:p>70431</text:p>
              </table:table-cell>
            </table:table-row>
            <table:table-row>
              <table:table-cell office:value-type="float" office:value="1408">
                <text:p>1408</text:p>
              </table:table-cell>
              <table:table-cell office:value-type="float" office:value="38365">
                <text:p>38365</text:p>
              </table:table-cell>
            </table:table-row>
            <table:table-row>
              <table:table-cell office:value-type="float" office:value="1409">
                <text:p>1409</text:p>
              </table:table-cell>
              <table:table-cell office:value-type="float" office:value="41687">
                <text:p>41687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6079">
                <text:p>6079</text:p>
              </table:table-cell>
            </table:table-row>
            <table:table-row>
              <table:table-cell office:value-type="float" office:value="1411">
                <text:p>1411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float" office:value="1412">
                <text:p>1412</text:p>
              </table:table-cell>
              <table:table-cell office:value-type="float" office:value="15020">
                <text:p>15020</text:p>
              </table:table-cell>
            </table:table-row>
            <table:table-row>
              <table:table-cell office:value-type="float" office:value="1413">
                <text:p>1413</text:p>
              </table:table-cell>
              <table:table-cell office:value-type="float" office:value="15979">
                <text:p>15979</text:p>
              </table:table-cell>
            </table:table-row>
            <table:table-row>
              <table:table-cell office:value-type="float" office:value="1414">
                <text:p>1414</text:p>
              </table:table-cell>
              <table:table-cell office:value-type="float" office:value="8352">
                <text:p>8352</text:p>
              </table:table-cell>
            </table:table-row>
            <table:table-row>
              <table:table-cell office:value-type="float" office:value="1416">
                <text:p>1416</text:p>
              </table:table-cell>
              <table:table-cell office:value-type="float" office:value="12506">
                <text:p>12506</text:p>
              </table:table-cell>
            </table:table-row>
            <table:table-row>
              <table:table-cell office:value-type="float" office:value="1417">
                <text:p>1417</text:p>
              </table:table-cell>
              <table:table-cell office:value-type="float" office:value="14466">
                <text:p>14466</text:p>
              </table:table-cell>
            </table:table-row>
            <table:table-row>
              <table:table-cell office:value-type="float" office:value="1418">
                <text:p>1418</text:p>
              </table:table-cell>
              <table:table-cell office:value-type="float" office:value="16646">
                <text:p>16646</text:p>
              </table:table-cell>
            </table:table-row>
            <table:table-row>
              <table:table-cell office:value-type="float" office:value="1419">
                <text:p>1419</text:p>
              </table:table-cell>
              <table:table-cell office:value-type="float" office:value="15131">
                <text:p>15131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35933">
                <text:p>35933</text:p>
              </table:table-cell>
            </table:table-row>
            <table:table-row>
              <table:table-cell office:value-type="float" office:value="1421">
                <text:p>1421</text:p>
              </table:table-cell>
              <table:table-cell office:value-type="float" office:value="49396">
                <text:p>49396</text:p>
              </table:table-cell>
            </table:table-row>
            <table:table-row>
              <table:table-cell office:value-type="float" office:value="1422">
                <text:p>1422</text:p>
              </table:table-cell>
              <table:table-cell office:value-type="float" office:value="42066">
                <text:p>42066</text:p>
              </table:table-cell>
            </table:table-row>
            <table:table-row>
              <table:table-cell office:value-type="float" office:value="1423">
                <text:p>1423</text:p>
              </table:table-cell>
              <table:table-cell office:value-type="float" office:value="20306">
                <text:p>20306</text:p>
              </table:table-cell>
            </table:table-row>
            <table:table-row>
              <table:table-cell office:value-type="float" office:value="1425">
                <text:p>1425</text:p>
              </table:table-cell>
              <table:table-cell office:value-type="float" office:value="10057">
                <text:p>10057</text:p>
              </table:table-cell>
            </table:table-row>
            <table:table-row>
              <table:table-cell office:value-type="float" office:value="1427">
                <text:p>1427</text:p>
              </table:table-cell>
              <table:table-cell office:value-type="float" office:value="15849">
                <text:p>15849</text:p>
              </table:table-cell>
            </table:table-row>
            <table:table-row>
              <table:table-cell office:value-type="float" office:value="1428">
                <text:p>1428</text:p>
              </table:table-cell>
              <table:table-cell office:value-type="float" office:value="16040">
                <text:p>16040</text:p>
              </table:table-cell>
            </table:table-row>
            <table:table-row>
              <table:table-cell office:value-type="float" office:value="1429">
                <text:p>1429</text:p>
              </table:table-cell>
              <table:table-cell office:value-type="float" office:value="15596">
                <text:p>15596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15404">
                <text:p>15404</text:p>
              </table:table-cell>
            </table:table-row>
            <table:table-row>
              <table:table-cell office:value-type="float" office:value="1431">
                <text:p>1431</text:p>
              </table:table-cell>
              <table:table-cell office:value-type="float" office:value="14807">
                <text:p>14807</text:p>
              </table:table-cell>
            </table:table-row>
            <table:table-row>
              <table:table-cell office:value-type="float" office:value="1432">
                <text:p>1432</text:p>
              </table:table-cell>
              <table:table-cell office:value-type="float" office:value="14457">
                <text:p>14457</text:p>
              </table:table-cell>
            </table:table-row>
            <table:table-row>
              <table:table-cell office:value-type="float" office:value="1433">
                <text:p>1433</text:p>
              </table:table-cell>
              <table:table-cell office:value-type="float" office:value="16382">
                <text:p>16382</text:p>
              </table:table-cell>
            </table:table-row>
            <table:table-row>
              <table:table-cell office:value-type="float" office:value="1434">
                <text:p>1434</text:p>
              </table:table-cell>
              <table:table-cell office:value-type="float" office:value="15711">
                <text:p>15711</text:p>
              </table:table-cell>
            </table:table-row>
            <table:table-row>
              <table:table-cell office:value-type="float" office:value="1435">
                <text:p>1435</text:p>
              </table:table-cell>
              <table:table-cell office:value-type="float" office:value="15864">
                <text:p>15864</text:p>
              </table:table-cell>
            </table:table-row>
            <table:table-row>
              <table:table-cell office:value-type="float" office:value="1439">
                <text:p>1439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5922">
                <text:p>15922</text:p>
              </table:table-cell>
            </table:table-row>
            <table:table-row>
              <table:table-cell office:value-type="float" office:value="1441">
                <text:p>1441</text:p>
              </table:table-cell>
              <table:table-cell office:value-type="float" office:value="14989">
                <text:p>14989</text:p>
              </table:table-cell>
            </table:table-row>
            <table:table-row>
              <table:table-cell office:value-type="float" office:value="1442">
                <text:p>1442</text:p>
              </table:table-cell>
              <table:table-cell office:value-type="float" office:value="15693">
                <text:p>15693</text:p>
              </table:table-cell>
            </table:table-row>
            <table:table-row>
              <table:table-cell office:value-type="float" office:value="1443">
                <text:p>1443</text:p>
              </table:table-cell>
              <table:table-cell office:value-type="float" office:value="14136">
                <text:p>14136</text:p>
              </table:table-cell>
            </table:table-row>
            <table:table-row>
              <table:table-cell office:value-type="float" office:value="1444">
                <text:p>1444</text:p>
              </table:table-cell>
              <table:table-cell office:value-type="float" office:value="14778">
                <text:p>14778</text:p>
              </table:table-cell>
            </table:table-row>
            <table:table-row>
              <table:table-cell office:value-type="float" office:value="1446">
                <text:p>1446</text:p>
              </table:table-cell>
              <table:table-cell office:value-type="float" office:value="15127">
                <text:p>15127</text:p>
              </table:table-cell>
            </table:table-row>
            <table:table-row>
              <table:table-cell office:value-type="float" office:value="1447">
                <text:p>1447</text:p>
              </table:table-cell>
              <table:table-cell office:value-type="float" office:value="16680">
                <text:p>16680</text:p>
              </table:table-cell>
            </table:table-row>
            <table:table-row>
              <table:table-cell office:value-type="float" office:value="1448">
                <text:p>1448</text:p>
              </table:table-cell>
              <table:table-cell office:value-type="float" office:value="14385">
                <text:p>14385</text:p>
              </table:table-cell>
            </table:table-row>
            <table:table-row>
              <table:table-cell office:value-type="float" office:value="1449">
                <text:p>1449</text:p>
              </table:table-cell>
              <table:table-cell office:value-type="float" office:value="15738">
                <text:p>15738</text:p>
              </table:table-cell>
            </table:table-row>
            <table:table-row>
              <table:table-cell office:value-type="float" office:value="1451">
                <text:p>1451</text:p>
              </table:table-cell>
              <table:table-cell office:value-type="float" office:value="8042">
                <text:p>8042</text:p>
              </table:table-cell>
            </table:table-row>
            <table:table-row>
              <table:table-cell office:value-type="float" office:value="1453">
                <text:p>1453</text:p>
              </table:table-cell>
              <table:table-cell office:value-type="float" office:value="14432">
                <text:p>14432</text:p>
              </table:table-cell>
            </table:table-row>
            <table:table-row>
              <table:table-cell office:value-type="float" office:value="1454">
                <text:p>1454</text:p>
              </table:table-cell>
              <table:table-cell office:value-type="float" office:value="11160">
                <text:p>11160</text:p>
              </table:table-cell>
            </table:table-row>
            <table:table-row>
              <table:table-cell office:value-type="float" office:value="1455">
                <text:p>1455</text:p>
              </table:table-cell>
              <table:table-cell office:value-type="float" office:value="17124">
                <text:p>17124</text:p>
              </table:table-cell>
            </table:table-row>
            <table:table-row>
              <table:table-cell office:value-type="float" office:value="1457">
                <text:p>1457</text:p>
              </table:table-cell>
              <table:table-cell office:value-type="float" office:value="21302">
                <text:p>21302</text:p>
              </table:table-cell>
            </table:table-row>
            <table:table-row>
              <table:table-cell office:value-type="float" office:value="1458">
                <text:p>1458</text:p>
              </table:table-cell>
              <table:table-cell office:value-type="float" office:value="50229">
                <text:p>50229</text:p>
              </table:table-cell>
            </table:table-row>
            <table:table-row>
              <table:table-cell office:value-type="float" office:value="1459">
                <text:p>1459</text:p>
              </table:table-cell>
              <table:table-cell office:value-type="float" office:value="48674">
                <text:p>48674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39692">
                <text:p>39692</text:p>
              </table:table-cell>
            </table:table-row>
            <table:table-row>
              <table:table-cell office:value-type="float" office:value="1461">
                <text:p>1461</text:p>
              </table:table-cell>
              <table:table-cell office:value-type="float" office:value="57588">
                <text:p>57588</text:p>
              </table:table-cell>
            </table:table-row>
            <table:table-row>
              <table:table-cell office:value-type="float" office:value="1462">
                <text:p>1462</text:p>
              </table:table-cell>
              <table:table-cell office:value-type="float" office:value="30558">
                <text:p>30558</text:p>
              </table:table-cell>
            </table:table-row>
            <table:table-row>
              <table:table-cell office:value-type="float" office:value="1463">
                <text:p>1463</text:p>
              </table:table-cell>
              <table:table-cell office:value-type="float" office:value="37573">
                <text:p>37573</text:p>
              </table:table-cell>
            </table:table-row>
            <table:table-row>
              <table:table-cell office:value-type="float" office:value="1464">
                <text:p>1464</text:p>
              </table:table-cell>
              <table:table-cell office:value-type="float" office:value="45128">
                <text:p>45128</text:p>
              </table:table-cell>
            </table:table-row>
            <table:table-row>
              <table:table-cell office:value-type="float" office:value="1467">
                <text:p>1467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float" office:value="1468">
                <text:p>1468</text:p>
              </table:table-cell>
              <table:table-cell office:value-type="float" office:value="26583">
                <text:p>26583</text:p>
              </table:table-cell>
            </table:table-row>
            <table:table-row>
              <table:table-cell office:value-type="float" office:value="1469">
                <text:p>1469</text:p>
              </table:table-cell>
              <table:table-cell office:value-type="float" office:value="70809">
                <text:p>70809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42158">
                <text:p>42158</text:p>
              </table:table-cell>
            </table:table-row>
            <table:table-row>
              <table:table-cell office:value-type="float" office:value="1471">
                <text:p>1471</text:p>
              </table:table-cell>
              <table:table-cell office:value-type="float" office:value="67981">
                <text:p>67981</text:p>
              </table:table-cell>
            </table:table-row>
            <table:table-row>
              <table:table-cell office:value-type="float" office:value="1472">
                <text:p>1472</text:p>
              </table:table-cell>
              <table:table-cell office:value-type="float" office:value="61756">
                <text:p>61756</text:p>
              </table:table-cell>
            </table:table-row>
            <table:table-row>
              <table:table-cell office:value-type="float" office:value="1473">
                <text:p>1473</text:p>
              </table:table-cell>
              <table:table-cell office:value-type="float" office:value="67176">
                <text:p>67176</text:p>
              </table:table-cell>
            </table:table-row>
            <table:table-row>
              <table:table-cell office:value-type="float" office:value="1474">
                <text:p>1474</text:p>
              </table:table-cell>
              <table:table-cell office:value-type="float" office:value="61536">
                <text:p>61536</text:p>
              </table:table-cell>
            </table:table-row>
            <table:table-row>
              <table:table-cell office:value-type="float" office:value="1476">
                <text:p>1476</text:p>
              </table:table-cell>
              <table:table-cell office:value-type="float" office:value="51413">
                <text:p>51413</text:p>
              </table:table-cell>
            </table:table-row>
            <table:table-row>
              <table:table-cell office:value-type="float" office:value="1477">
                <text:p>1477</text:p>
              </table:table-cell>
              <table:table-cell office:value-type="float" office:value="35262">
                <text:p>35262</text:p>
              </table:table-cell>
            </table:table-row>
            <table:table-row>
              <table:table-cell office:value-type="float" office:value="1479">
                <text:p>1479</text:p>
              </table:table-cell>
              <table:table-cell office:value-type="float" office:value="37587">
                <text:p>37587</text:p>
              </table:table-cell>
            </table:table-row>
            <table:table-row>
              <table:table-cell office:value-type="float" office:value="1481">
                <text:p>1481</text:p>
              </table:table-cell>
              <table:table-cell office:value-type="float" office:value="34849">
                <text:p>34849</text:p>
              </table:table-cell>
            </table:table-row>
            <table:table-row>
              <table:table-cell office:value-type="float" office:value="1482">
                <text:p>1482</text:p>
              </table:table-cell>
              <table:table-cell office:value-type="float" office:value="38345">
                <text:p>38345</text:p>
              </table:table-cell>
            </table:table-row>
            <table:table-row>
              <table:table-cell office:value-type="float" office:value="1483">
                <text:p>1483</text:p>
              </table:table-cell>
              <table:table-cell office:value-type="float" office:value="41507">
                <text:p>41507</text:p>
              </table:table-cell>
            </table:table-row>
            <table:table-row>
              <table:table-cell office:value-type="float" office:value="1485">
                <text:p>1485</text:p>
              </table:table-cell>
              <table:table-cell office:value-type="float" office:value="59056">
                <text:p>59056</text:p>
              </table:table-cell>
            </table:table-row>
            <table:table-row>
              <table:table-cell office:value-type="float" office:value="1486">
                <text:p>1486</text:p>
              </table:table-cell>
              <table:table-cell office:value-type="float" office:value="44088">
                <text:p>44088</text:p>
              </table:table-cell>
            </table:table-row>
            <table:table-row>
              <table:table-cell office:value-type="float" office:value="1487">
                <text:p>1487</text:p>
              </table:table-cell>
              <table:table-cell office:value-type="float" office:value="40184">
                <text:p>40184</text:p>
              </table:table-cell>
            </table:table-row>
            <table:table-row>
              <table:table-cell office:value-type="float" office:value="1488">
                <text:p>1488</text:p>
              </table:table-cell>
              <table:table-cell office:value-type="float" office:value="37464">
                <text:p>37464</text:p>
              </table:table-cell>
            </table:table-row>
            <table:table-row>
              <table:table-cell office:value-type="float" office:value="1489">
                <text:p>1489</text:p>
              </table:table-cell>
              <table:table-cell office:value-type="float" office:value="40346">
                <text:p>40346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53280">
                <text:p>53280</text:p>
              </table:table-cell>
            </table:table-row>
            <table:table-row>
              <table:table-cell office:value-type="float" office:value="1491">
                <text:p>1491</text:p>
              </table:table-cell>
              <table:table-cell office:value-type="float" office:value="38248">
                <text:p>38248</text:p>
              </table:table-cell>
            </table:table-row>
            <table:table-row>
              <table:table-cell office:value-type="float" office:value="1492">
                <text:p>1492</text:p>
              </table:table-cell>
              <table:table-cell office:value-type="float" office:value="40381">
                <text:p>40381</text:p>
              </table:table-cell>
            </table:table-row>
            <table:table-row>
              <table:table-cell office:value-type="float" office:value="1493">
                <text:p>1493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float" office:value="1494">
                <text:p>1494</text:p>
              </table:table-cell>
              <table:table-cell office:value-type="float" office:value="10441">
                <text:p>10441</text:p>
              </table:table-cell>
            </table:table-row>
            <table:table-row>
              <table:table-cell office:value-type="float" office:value="1496">
                <text:p>1496</text:p>
              </table:table-cell>
              <table:table-cell office:value-type="float" office:value="35205">
                <text:p>35205</text:p>
              </table:table-cell>
            </table:table-row>
            <table:table-row>
              <table:table-cell office:value-type="float" office:value="1497">
                <text:p>1497</text:p>
              </table:table-cell>
              <table:table-cell office:value-type="float" office:value="40237">
                <text:p>40237</text:p>
              </table:table-cell>
            </table:table-row>
            <table:table-row>
              <table:table-cell office:value-type="float" office:value="1498">
                <text:p>1498</text:p>
              </table:table-cell>
              <table:table-cell office:value-type="float" office:value="39414">
                <text:p>39414</text:p>
              </table:table-cell>
            </table:table-row>
            <table:table-row>
              <table:table-cell office:value-type="float" office:value="1499">
                <text:p>1499</text:p>
              </table:table-cell>
              <table:table-cell office:value-type="float" office:value="43662">
                <text:p>4366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43171">
                <text:p>43171</text:p>
              </table:table-cell>
            </table:table-row>
            <table:table-row>
              <table:table-cell office:value-type="float" office:value="1501">
                <text:p>1501</text:p>
              </table:table-cell>
              <table:table-cell office:value-type="float" office:value="41480">
                <text:p>41480</text:p>
              </table:table-cell>
            </table:table-row>
            <table:table-row>
              <table:table-cell office:value-type="float" office:value="1502">
                <text:p>1502</text:p>
              </table:table-cell>
              <table:table-cell office:value-type="float" office:value="36521">
                <text:p>36521</text:p>
              </table:table-cell>
            </table:table-row>
            <table:table-row>
              <table:table-cell office:value-type="float" office:value="1503">
                <text:p>1503</text:p>
              </table:table-cell>
              <table:table-cell office:value-type="float" office:value="43928">
                <text:p>43928</text:p>
              </table:table-cell>
            </table:table-row>
            <table:table-row>
              <table:table-cell office:value-type="float" office:value="1504">
                <text:p>1504</text:p>
              </table:table-cell>
              <table:table-cell office:value-type="float" office:value="42343">
                <text:p>42343</text:p>
              </table:table-cell>
            </table:table-row>
            <table:table-row>
              <table:table-cell office:value-type="float" office:value="1507">
                <text:p>1507</text:p>
              </table:table-cell>
              <table:table-cell office:value-type="float" office:value="38459">
                <text:p>38459</text:p>
              </table:table-cell>
            </table:table-row>
            <table:table-row>
              <table:table-cell office:value-type="float" office:value="1508">
                <text:p>1508</text:p>
              </table:table-cell>
              <table:table-cell office:value-type="float" office:value="38459">
                <text:p>38459</text:p>
              </table:table-cell>
            </table:table-row>
            <table:table-row>
              <table:table-cell office:value-type="float" office:value="1509">
                <text:p>1509</text:p>
              </table:table-cell>
              <table:table-cell office:value-type="float" office:value="22693">
                <text:p>22693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26833">
                <text:p>26833</text:p>
              </table:table-cell>
            </table:table-row>
            <table:table-row>
              <table:table-cell office:value-type="float" office:value="1511">
                <text:p>1511</text:p>
              </table:table-cell>
              <table:table-cell office:value-type="float" office:value="27671">
                <text:p>27671</text:p>
              </table:table-cell>
            </table:table-row>
            <table:table-row>
              <table:table-cell office:value-type="float" office:value="1512">
                <text:p>1512</text:p>
              </table:table-cell>
              <table:table-cell office:value-type="float" office:value="36967">
                <text:p>36967</text:p>
              </table:table-cell>
            </table:table-row>
            <table:table-row>
              <table:table-cell office:value-type="float" office:value="1513">
                <text:p>1513</text:p>
              </table:table-cell>
              <table:table-cell office:value-type="float" office:value="28782">
                <text:p>28782</text:p>
              </table:table-cell>
            </table:table-row>
            <table:table-row>
              <table:table-cell office:value-type="float" office:value="1515">
                <text:p>1515</text:p>
              </table:table-cell>
              <table:table-cell office:value-type="float" office:value="32206">
                <text:p>32206</text:p>
              </table:table-cell>
            </table:table-row>
            <table:table-row>
              <table:table-cell office:value-type="float" office:value="1516">
                <text:p>1516</text:p>
              </table:table-cell>
              <table:table-cell office:value-type="float" office:value="40519">
                <text:p>40519</text:p>
              </table:table-cell>
            </table:table-row>
            <table:table-row>
              <table:table-cell office:value-type="float" office:value="1517">
                <text:p>1517</text:p>
              </table:table-cell>
              <table:table-cell office:value-type="float" office:value="30154">
                <text:p>30154</text:p>
              </table:table-cell>
            </table:table-row>
            <table:table-row>
              <table:table-cell office:value-type="float" office:value="1518">
                <text:p>1518</text:p>
              </table:table-cell>
              <table:table-cell office:value-type="float" office:value="49858">
                <text:p>49858</text:p>
              </table:table-cell>
            </table:table-row>
            <table:table-row>
              <table:table-cell office:value-type="float" office:value="1519">
                <text:p>1519</text:p>
              </table:table-cell>
              <table:table-cell office:value-type="float" office:value="41943">
                <text:p>41943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36783">
                <text:p>36783</text:p>
              </table:table-cell>
            </table:table-row>
            <table:table-row>
              <table:table-cell office:value-type="float" office:value="1521">
                <text:p>1521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522">
                <text:p>1522</text:p>
              </table:table-cell>
              <table:table-cell office:value-type="float" office:value="6891">
                <text:p>6891</text:p>
              </table:table-cell>
            </table:table-row>
            <table:table-row>
              <table:table-cell office:value-type="float" office:value="1523">
                <text:p>1523</text:p>
              </table:table-cell>
              <table:table-cell office:value-type="float" office:value="15527">
                <text:p>15527</text:p>
              </table:table-cell>
            </table:table-row>
            <table:table-row>
              <table:table-cell office:value-type="float" office:value="1525">
                <text:p>1525</text:p>
              </table:table-cell>
              <table:table-cell office:value-type="float" office:value="26755">
                <text:p>26755</text:p>
              </table:table-cell>
            </table:table-row>
            <table:table-row>
              <table:table-cell office:value-type="float" office:value="1526">
                <text:p>1526</text:p>
              </table:table-cell>
              <table:table-cell office:value-type="float" office:value="36832">
                <text:p>36832</text:p>
              </table:table-cell>
            </table:table-row>
            <table:table-row>
              <table:table-cell office:value-type="float" office:value="1527">
                <text:p>1527</text:p>
              </table:table-cell>
              <table:table-cell office:value-type="float" office:value="38763">
                <text:p>38763</text:p>
              </table:table-cell>
            </table:table-row>
            <table:table-row>
              <table:table-cell office:value-type="float" office:value="1528">
                <text:p>1528</text:p>
              </table:table-cell>
              <table:table-cell office:value-type="float" office:value="37297">
                <text:p>37297</text:p>
              </table:table-cell>
            </table:table-row>
            <table:table-row>
              <table:table-cell office:value-type="float" office:value="1529">
                <text:p>1529</text:p>
              </table:table-cell>
              <table:table-cell office:value-type="float" office:value="30213">
                <text:p>30213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32546">
                <text:p>32546</text:p>
              </table:table-cell>
            </table:table-row>
            <table:table-row>
              <table:table-cell office:value-type="float" office:value="1531">
                <text:p>1531</text:p>
              </table:table-cell>
              <table:table-cell office:value-type="float" office:value="26918">
                <text:p>26918</text:p>
              </table:table-cell>
            </table:table-row>
            <table:table-row>
              <table:table-cell office:value-type="float" office:value="1532">
                <text:p>1532</text:p>
              </table:table-cell>
              <table:table-cell office:value-type="float" office:value="37337">
                <text:p>37337</text:p>
              </table:table-cell>
            </table:table-row>
            <table:table-row>
              <table:table-cell office:value-type="float" office:value="1533">
                <text:p>1533</text:p>
              </table:table-cell>
              <table:table-cell office:value-type="float" office:value="30220">
                <text:p>30220</text:p>
              </table:table-cell>
            </table:table-row>
            <table:table-row>
              <table:table-cell office:value-type="float" office:value="1535">
                <text:p>1535</text:p>
              </table:table-cell>
              <table:table-cell office:value-type="float" office:value="17189">
                <text:p>17189</text:p>
              </table:table-cell>
            </table:table-row>
            <table:table-row>
              <table:table-cell office:value-type="float" office:value="1537">
                <text:p>1537</text:p>
              </table:table-cell>
              <table:table-cell office:value-type="float" office:value="17537">
                <text:p>17537</text:p>
              </table:table-cell>
            </table:table-row>
            <table:table-row>
              <table:table-cell office:value-type="float" office:value="1538">
                <text:p>1538</text:p>
              </table:table-cell>
              <table:table-cell office:value-type="float" office:value="30302">
                <text:p>30302</text:p>
              </table:table-cell>
            </table:table-row>
            <table:table-row>
              <table:table-cell office:value-type="float" office:value="1539">
                <text:p>1539</text:p>
              </table:table-cell>
              <table:table-cell office:value-type="float" office:value="40162">
                <text:p>40162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41867">
                <text:p>41867</text:p>
              </table:table-cell>
            </table:table-row>
            <table:table-row>
              <table:table-cell office:value-type="float" office:value="1541">
                <text:p>1541</text:p>
              </table:table-cell>
              <table:table-cell office:value-type="float" office:value="23449">
                <text:p>23449</text:p>
              </table:table-cell>
            </table:table-row>
            <table:table-row>
              <table:table-cell office:value-type="float" office:value="1542">
                <text:p>1542</text:p>
              </table:table-cell>
              <table:table-cell office:value-type="float" office:value="38067">
                <text:p>38067</text:p>
              </table:table-cell>
            </table:table-row>
            <table:table-row>
              <table:table-cell office:value-type="float" office:value="1543">
                <text:p>1543</text:p>
              </table:table-cell>
              <table:table-cell office:value-type="float" office:value="23849">
                <text:p>23849</text:p>
              </table:table-cell>
            </table:table-row>
            <table:table-row>
              <table:table-cell office:value-type="float" office:value="1545">
                <text:p>1545</text:p>
              </table:table-cell>
              <table:table-cell office:value-type="float" office:value="18920">
                <text:p>18920</text:p>
              </table:table-cell>
            </table:table-row>
            <table:table-row>
              <table:table-cell office:value-type="float" office:value="1546">
                <text:p>1546</text:p>
              </table:table-cell>
              <table:table-cell office:value-type="float" office:value="18078">
                <text:p>18078</text:p>
              </table:table-cell>
            </table:table-row>
            <table:table-row>
              <table:table-cell office:value-type="float" office:value="1548">
                <text:p>1548</text:p>
              </table:table-cell>
              <table:table-cell office:value-type="float" office:value="9224">
                <text:p>9224</text:p>
              </table:table-cell>
            </table:table-row>
            <table:table-row>
              <table:table-cell office:value-type="float" office:value="1549">
                <text:p>1549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float" office:value="1559">
                <text:p>1559</text:p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float" office:value="1565">
                <text:p>1565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float" office:value="1566">
                <text:p>1566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float" office:value="1567">
                <text:p>1567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1568">
                <text:p>1568</text:p>
              </table:table-cell>
              <table:table-cell office:value-type="float" office:value="3805">
                <text:p>3805</text:p>
              </table:table-cell>
            </table:table-row>
            <table:table-row>
              <table:table-cell office:value-type="float" office:value="1569">
                <text:p>1569</text:p>
              </table:table-cell>
              <table:table-cell office:value-type="float" office:value="2654">
                <text:p>2654</text:p>
              </table:table-cell>
            </table:table-row>
            <table:table-row>
              <table:table-cell office:value-type="float" office:value="1571">
                <text:p>1571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float" office:value="1577">
                <text:p>1577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1578">
                <text:p>1578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float" office:value="1583">
                <text:p>1583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float" office:value="1587">
                <text:p>1587</text:p>
              </table:table-cell>
              <table:table-cell office:value-type="float" office:value="2265">
                <text:p>2265</text:p>
              </table:table-cell>
            </table:table-row>
            <table:table-row>
              <table:table-cell office:value-type="float" office:value="1588">
                <text:p>1588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float" office:value="1607">
                <text:p>1607</text:p>
              </table:table-cell>
              <table:table-cell office:value-type="float" office:value="30445">
                <text:p>30445</text:p>
              </table:table-cell>
            </table:table-row>
            <table:table-row>
              <table:table-cell office:value-type="float" office:value="1608">
                <text:p>1608</text:p>
              </table:table-cell>
              <table:table-cell office:value-type="float" office:value="31222">
                <text:p>31222</text:p>
              </table:table-cell>
            </table:table-row>
            <table:table-row>
              <table:table-cell office:value-type="float" office:value="1609">
                <text:p>1609</text:p>
              </table:table-cell>
              <table:table-cell office:value-type="float" office:value="31220">
                <text:p>31220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30126">
                <text:p>30126</text:p>
              </table:table-cell>
            </table:table-row>
            <table:table-row>
              <table:table-cell office:value-type="float" office:value="1611">
                <text:p>1611</text:p>
              </table:table-cell>
              <table:table-cell office:value-type="float" office:value="31585">
                <text:p>31585</text:p>
              </table:table-cell>
            </table:table-row>
            <table:table-row>
              <table:table-cell office:value-type="float" office:value="1612">
                <text:p>1612</text:p>
              </table:table-cell>
              <table:table-cell office:value-type="float" office:value="29140">
                <text:p>29140</text:p>
              </table:table-cell>
            </table:table-row>
            <table:table-row>
              <table:table-cell office:value-type="float" office:value="1613">
                <text:p>1613</text:p>
              </table:table-cell>
              <table:table-cell office:value-type="float" office:value="27309">
                <text:p>27309</text:p>
              </table:table-cell>
            </table:table-row>
            <table:table-row>
              <table:table-cell office:value-type="float" office:value="1614">
                <text:p>1614</text:p>
              </table:table-cell>
              <table:table-cell office:value-type="float" office:value="27196">
                <text:p>27196</text:p>
              </table:table-cell>
            </table:table-row>
            <table:table-row>
              <table:table-cell office:value-type="float" office:value="1616">
                <text:p>1616</text:p>
              </table:table-cell>
              <table:table-cell office:value-type="float" office:value="166842">
                <text:p>166842</text:p>
              </table:table-cell>
            </table:table-row>
            <table:table-row>
              <table:table-cell office:value-type="float" office:value="1618">
                <text:p>1618</text:p>
              </table:table-cell>
              <table:table-cell office:value-type="float" office:value="131962">
                <text:p>131962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17354">
                <text:p>17354</text:p>
              </table:table-cell>
            </table:table-row>
            <table:table-row>
              <table:table-cell office:value-type="float" office:value="1621">
                <text:p>1621</text:p>
              </table:table-cell>
              <table:table-cell office:value-type="float" office:value="181850">
                <text:p>181850</text:p>
              </table:table-cell>
            </table:table-row>
            <table:table-row>
              <table:table-cell office:value-type="float" office:value="1622">
                <text:p>1622</text:p>
              </table:table-cell>
              <table:table-cell office:value-type="float" office:value="235690">
                <text:p>235690</text:p>
              </table:table-cell>
            </table:table-row>
            <table:table-row>
              <table:table-cell office:value-type="float" office:value="1623">
                <text:p>1623</text:p>
              </table:table-cell>
              <table:table-cell office:value-type="float" office:value="226146">
                <text:p>226146</text:p>
              </table:table-cell>
            </table:table-row>
            <table:table-row>
              <table:table-cell office:value-type="float" office:value="1624">
                <text:p>1624</text:p>
              </table:table-cell>
              <table:table-cell office:value-type="float" office:value="208426">
                <text:p>208426</text:p>
              </table:table-cell>
            </table:table-row>
            <table:table-row>
              <table:table-cell office:value-type="float" office:value="1625">
                <text:p>1625</text:p>
              </table:table-cell>
              <table:table-cell office:value-type="float" office:value="216540">
                <text:p>216540</text:p>
              </table:table-cell>
            </table:table-row>
            <table:table-row>
              <table:table-cell office:value-type="float" office:value="1626">
                <text:p>1626</text:p>
              </table:table-cell>
              <table:table-cell office:value-type="float" office:value="196131">
                <text:p>196131</text:p>
              </table:table-cell>
            </table:table-row>
            <table:table-row>
              <table:table-cell office:value-type="float" office:value="1627">
                <text:p>1627</text:p>
              </table:table-cell>
              <table:table-cell office:value-type="float" office:value="206923">
                <text:p>206923</text:p>
              </table:table-cell>
            </table:table-row>
            <table:table-row>
              <table:table-cell office:value-type="float" office:value="1629">
                <text:p>1629</text:p>
              </table:table-cell>
              <table:table-cell office:value-type="float" office:value="165952">
                <text:p>165952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181854">
                <text:p>181854</text:p>
              </table:table-cell>
            </table:table-row>
            <table:table-row>
              <table:table-cell office:value-type="float" office:value="1632">
                <text:p>1632</text:p>
              </table:table-cell>
              <table:table-cell office:value-type="float" office:value="55367">
                <text:p>55367</text:p>
              </table:table-cell>
            </table:table-row>
            <table:table-row>
              <table:table-cell office:value-type="float" office:value="1634">
                <text:p>1634</text:p>
              </table:table-cell>
              <table:table-cell office:value-type="float" office:value="200952">
                <text:p>200952</text:p>
              </table:table-cell>
            </table:table-row>
            <table:table-row>
              <table:table-cell office:value-type="float" office:value="1635">
                <text:p>1635</text:p>
              </table:table-cell>
              <table:table-cell office:value-type="float" office:value="230398">
                <text:p>230398</text:p>
              </table:table-cell>
            </table:table-row>
            <table:table-row>
              <table:table-cell office:value-type="float" office:value="1636">
                <text:p>1636</text:p>
              </table:table-cell>
              <table:table-cell office:value-type="float" office:value="215276">
                <text:p>215276</text:p>
              </table:table-cell>
            </table:table-row>
            <table:table-row>
              <table:table-cell office:value-type="float" office:value="1637">
                <text:p>1637</text:p>
              </table:table-cell>
              <table:table-cell office:value-type="float" office:value="196150">
                <text:p>196150</text:p>
              </table:table-cell>
            </table:table-row>
            <table:table-row>
              <table:table-cell office:value-type="float" office:value="1638">
                <text:p>1638</text:p>
              </table:table-cell>
              <table:table-cell office:value-type="float" office:value="204424">
                <text:p>204424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213530">
                <text:p>213530</text:p>
              </table:table-cell>
            </table:table-row>
            <table:table-row>
              <table:table-cell office:value-type="float" office:value="1641">
                <text:p>1641</text:p>
              </table:table-cell>
              <table:table-cell office:value-type="float" office:value="212106">
                <text:p>212106</text:p>
              </table:table-cell>
            </table:table-row>
            <table:table-row>
              <table:table-cell office:value-type="float" office:value="1642">
                <text:p>1642</text:p>
              </table:table-cell>
              <table:table-cell office:value-type="float" office:value="214812">
                <text:p>214812</text:p>
              </table:table-cell>
            </table:table-row>
            <table:table-row>
              <table:table-cell office:value-type="float" office:value="1643">
                <text:p>1643</text:p>
              </table:table-cell>
              <table:table-cell office:value-type="float" office:value="212630">
                <text:p>212630</text:p>
              </table:table-cell>
            </table:table-row>
            <table:table-row>
              <table:table-cell office:value-type="float" office:value="1644">
                <text:p>1644</text:p>
              </table:table-cell>
              <table:table-cell office:value-type="float" office:value="202395">
                <text:p>202395</text:p>
              </table:table-cell>
            </table:table-row>
            <table:table-row>
              <table:table-cell office:value-type="float" office:value="1646">
                <text:p>1646</text:p>
              </table:table-cell>
              <table:table-cell office:value-type="float" office:value="21537">
                <text:p>21537</text:p>
              </table:table-cell>
            </table:table-row>
            <table:table-row>
              <table:table-cell office:value-type="float" office:value="1647">
                <text:p>1647</text:p>
              </table:table-cell>
              <table:table-cell office:value-type="float" office:value="5047">
                <text:p>5047</text:p>
              </table:table-cell>
            </table:table-row>
            <table:table-row>
              <table:table-cell office:value-type="float" office:value="1648">
                <text:p>1648</text:p>
              </table:table-cell>
              <table:table-cell office:value-type="float" office:value="128098">
                <text:p>128098</text:p>
              </table:table-cell>
            </table:table-row>
            <table:table-row>
              <table:table-cell office:value-type="float" office:value="1649">
                <text:p>1649</text:p>
              </table:table-cell>
              <table:table-cell office:value-type="float" office:value="241716">
                <text:p>241716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263811">
                <text:p>263811</text:p>
              </table:table-cell>
            </table:table-row>
            <table:table-row>
              <table:table-cell office:value-type="float" office:value="1651">
                <text:p>1651</text:p>
              </table:table-cell>
              <table:table-cell office:value-type="float" office:value="217165">
                <text:p>217165</text:p>
              </table:table-cell>
            </table:table-row>
            <table:table-row>
              <table:table-cell office:value-type="float" office:value="1653">
                <text:p>1653</text:p>
              </table:table-cell>
              <table:table-cell office:value-type="float" office:value="170196">
                <text:p>170196</text:p>
              </table:table-cell>
            </table:table-row>
            <table:table-row>
              <table:table-cell office:value-type="float" office:value="1654">
                <text:p>1654</text:p>
              </table:table-cell>
              <table:table-cell office:value-type="float" office:value="186909">
                <text:p>186909</text:p>
              </table:table-cell>
            </table:table-row>
            <table:table-row>
              <table:table-cell office:value-type="float" office:value="1655">
                <text:p>1655</text:p>
              </table:table-cell>
              <table:table-cell office:value-type="float" office:value="178412">
                <text:p>178412</text:p>
              </table:table-cell>
            </table:table-row>
            <table:table-row>
              <table:table-cell office:value-type="float" office:value="1656">
                <text:p>1656</text:p>
              </table:table-cell>
              <table:table-cell office:value-type="float" office:value="163115">
                <text:p>163115</text:p>
              </table:table-cell>
            </table:table-row>
            <table:table-row>
              <table:table-cell office:value-type="float" office:value="1657">
                <text:p>1657</text:p>
              </table:table-cell>
              <table:table-cell office:value-type="float" office:value="152861">
                <text:p>152861</text:p>
              </table:table-cell>
            </table:table-row>
            <table:table-row>
              <table:table-cell office:value-type="float" office:value="1658">
                <text:p>1658</text:p>
              </table:table-cell>
              <table:table-cell office:value-type="float" office:value="165210">
                <text:p>165210</text:p>
              </table:table-cell>
            </table:table-row>
            <table:table-row>
              <table:table-cell office:value-type="float" office:value="1659">
                <text:p>1659</text:p>
              </table:table-cell>
              <table:table-cell office:value-type="float" office:value="116756">
                <text:p>116756</text:p>
              </table:table-cell>
            </table:table-row>
            <table:table-row>
              <table:table-cell office:value-type="float" office:value="1661">
                <text:p>1661</text:p>
              </table:table-cell>
              <table:table-cell office:value-type="float" office:value="47462">
                <text:p>47462</text:p>
              </table:table-cell>
            </table:table-row>
            <table:table-row>
              <table:table-cell office:value-type="float" office:value="1663">
                <text:p>1663</text:p>
              </table:table-cell>
              <table:table-cell office:value-type="float" office:value="224512">
                <text:p>224512</text:p>
              </table:table-cell>
            </table:table-row>
            <table:table-row>
              <table:table-cell office:value-type="float" office:value="1664">
                <text:p>1664</text:p>
              </table:table-cell>
              <table:table-cell office:value-type="float" office:value="222637">
                <text:p>222637</text:p>
              </table:table-cell>
            </table:table-row>
            <table:table-row>
              <table:table-cell office:value-type="float" office:value="1665">
                <text:p>1665</text:p>
              </table:table-cell>
              <table:table-cell office:value-type="float" office:value="240491">
                <text:p>240491</text:p>
              </table:table-cell>
            </table:table-row>
            <table:table-row>
              <table:table-cell office:value-type="float" office:value="1666">
                <text:p>1666</text:p>
              </table:table-cell>
              <table:table-cell office:value-type="float" office:value="172496">
                <text:p>172496</text:p>
              </table:table-cell>
            </table:table-row>
            <table:table-row>
              <table:table-cell office:value-type="float" office:value="1667">
                <text:p>1667</text:p>
              </table:table-cell>
              <table:table-cell office:value-type="float" office:value="166084">
                <text:p>166084</text:p>
              </table:table-cell>
            </table:table-row>
            <table:table-row>
              <table:table-cell office:value-type="float" office:value="1668">
                <text:p>1668</text:p>
              </table:table-cell>
              <table:table-cell office:value-type="float" office:value="174984">
                <text:p>174984</text:p>
              </table:table-cell>
            </table:table-row>
            <table:table-row>
              <table:table-cell office:value-type="float" office:value="1669">
                <text:p>1669</text:p>
              </table:table-cell>
              <table:table-cell office:value-type="float" office:value="176408">
                <text:p>176408</text:p>
              </table:table-cell>
            </table:table-row>
            <table:table-row>
              <table:table-cell office:value-type="float" office:value="1670">
                <text:p>1670</text:p>
              </table:table-cell>
              <table:table-cell office:value-type="float" office:value="178673">
                <text:p>178673</text:p>
              </table:table-cell>
            </table:table-row>
            <table:table-row>
              <table:table-cell office:value-type="float" office:value="1671">
                <text:p>1671</text:p>
              </table:table-cell>
              <table:table-cell office:value-type="float" office:value="185736">
                <text:p>185736</text:p>
              </table:table-cell>
            </table:table-row>
            <table:table-row>
              <table:table-cell office:value-type="float" office:value="1672">
                <text:p>1672</text:p>
              </table:table-cell>
              <table:table-cell office:value-type="float" office:value="174582">
                <text:p>174582</text:p>
              </table:table-cell>
            </table:table-row>
            <table:table-row>
              <table:table-cell office:value-type="float" office:value="1674">
                <text:p>1674</text:p>
              </table:table-cell>
              <table:table-cell office:value-type="float" office:value="62328">
                <text:p>62328</text:p>
              </table:table-cell>
            </table:table-row>
            <table:table-row>
              <table:table-cell office:value-type="float" office:value="1676">
                <text:p>1676</text:p>
              </table:table-cell>
              <table:table-cell office:value-type="float" office:value="211231">
                <text:p>211231</text:p>
              </table:table-cell>
            </table:table-row>
            <table:table-row>
              <table:table-cell office:value-type="float" office:value="1677">
                <text:p>1677</text:p>
              </table:table-cell>
              <table:table-cell office:value-type="float" office:value="222617">
                <text:p>222617</text:p>
              </table:table-cell>
            </table:table-row>
            <table:table-row>
              <table:table-cell office:value-type="float" office:value="1678">
                <text:p>1678</text:p>
              </table:table-cell>
              <table:table-cell office:value-type="float" office:value="180783">
                <text:p>180783</text:p>
              </table:table-cell>
            </table:table-row>
            <table:table-row>
              <table:table-cell office:value-type="float" office:value="1679">
                <text:p>1679</text:p>
              </table:table-cell>
              <table:table-cell office:value-type="float" office:value="180441">
                <text:p>180441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192202">
                <text:p>192202</text:p>
              </table:table-cell>
            </table:table-row>
            <table:table-row>
              <table:table-cell office:value-type="float" office:value="1681">
                <text:p>1681</text:p>
              </table:table-cell>
              <table:table-cell office:value-type="float" office:value="195201">
                <text:p>195201</text:p>
              </table:table-cell>
            </table:table-row>
            <table:table-row>
              <table:table-cell office:value-type="float" office:value="1682">
                <text:p>1682</text:p>
              </table:table-cell>
              <table:table-cell office:value-type="float" office:value="188407">
                <text:p>188407</text:p>
              </table:table-cell>
            </table:table-row>
            <table:table-row>
              <table:table-cell office:value-type="float" office:value="1683">
                <text:p>1683</text:p>
              </table:table-cell>
              <table:table-cell office:value-type="float" office:value="186622">
                <text:p>186622</text:p>
              </table:table-cell>
            </table:table-row>
            <table:table-row>
              <table:table-cell office:value-type="float" office:value="1685">
                <text:p>1685</text:p>
              </table:table-cell>
              <table:table-cell office:value-type="float" office:value="203935">
                <text:p>203935</text:p>
              </table:table-cell>
            </table:table-row>
            <table:table-row>
              <table:table-cell office:value-type="float" office:value="1686">
                <text:p>1686</text:p>
              </table:table-cell>
              <table:table-cell office:value-type="float" office:value="177714">
                <text:p>177714</text:p>
              </table:table-cell>
            </table:table-row>
            <table:table-row>
              <table:table-cell office:value-type="float" office:value="1687">
                <text:p>1687</text:p>
              </table:table-cell>
              <table:table-cell office:value-type="float" office:value="182660">
                <text:p>182660</text:p>
              </table:table-cell>
            </table:table-row>
            <table:table-row>
              <table:table-cell office:value-type="float" office:value="1689">
                <text:p>1689</text:p>
              </table:table-cell>
              <table:table-cell office:value-type="float" office:value="11851">
                <text:p>11851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136808">
                <text:p>136808</text:p>
              </table:table-cell>
            </table:table-row>
            <table:table-row>
              <table:table-cell office:value-type="float" office:value="1691">
                <text:p>1691</text:p>
              </table:table-cell>
              <table:table-cell office:value-type="float" office:value="289813">
                <text:p>289813</text:p>
              </table:table-cell>
            </table:table-row>
            <table:table-row>
              <table:table-cell office:value-type="float" office:value="1692">
                <text:p>1692</text:p>
              </table:table-cell>
              <table:table-cell office:value-type="float" office:value="192556">
                <text:p>192556</text:p>
              </table:table-cell>
            </table:table-row>
            <table:table-row>
              <table:table-cell office:value-type="float" office:value="1693">
                <text:p>1693</text:p>
              </table:table-cell>
              <table:table-cell office:value-type="float" office:value="213145">
                <text:p>213145</text:p>
              </table:table-cell>
            </table:table-row>
            <table:table-row>
              <table:table-cell office:value-type="float" office:value="1694">
                <text:p>1694</text:p>
              </table:table-cell>
              <table:table-cell office:value-type="float" office:value="247637">
                <text:p>247637</text:p>
              </table:table-cell>
            </table:table-row>
            <table:table-row>
              <table:table-cell office:value-type="float" office:value="1695">
                <text:p>1695</text:p>
              </table:table-cell>
              <table:table-cell office:value-type="float" office:value="229045">
                <text:p>229045</text:p>
              </table:table-cell>
            </table:table-row>
            <table:table-row>
              <table:table-cell office:value-type="float" office:value="1696">
                <text:p>1696</text:p>
              </table:table-cell>
              <table:table-cell office:value-type="float" office:value="204035">
                <text:p>204035</text:p>
              </table:table-cell>
            </table:table-row>
            <table:table-row>
              <table:table-cell office:value-type="float" office:value="1698">
                <text:p>1698</text:p>
              </table:table-cell>
              <table:table-cell office:value-type="float" office:value="155761">
                <text:p>155761</text:p>
              </table:table-cell>
            </table:table-row>
            <table:table-row>
              <table:table-cell office:value-type="float" office:value="1699">
                <text:p>1699</text:p>
              </table:table-cell>
              <table:table-cell office:value-type="float" office:value="114934">
                <text:p>114934</text:p>
              </table:table-cell>
            </table:table-row>
            <table:table-row>
              <table:table-cell office:value-type="float" office:value="1701">
                <text:p>1701</text:p>
              </table:table-cell>
              <table:table-cell office:value-type="float" office:value="61104">
                <text:p>61104</text:p>
              </table:table-cell>
            </table:table-row>
            <table:table-row>
              <table:table-cell office:value-type="float" office:value="1703">
                <text:p>1703</text:p>
              </table:table-cell>
              <table:table-cell office:value-type="float" office:value="32740">
                <text:p>32740</text:p>
              </table:table-cell>
            </table:table-row>
            <table:table-row>
              <table:table-cell office:value-type="float" office:value="1704">
                <text:p>1704</text:p>
              </table:table-cell>
              <table:table-cell office:value-type="float" office:value="61754">
                <text:p>61754</text:p>
              </table:table-cell>
            </table:table-row>
            <table:table-row>
              <table:table-cell office:value-type="float" office:value="1705">
                <text:p>1705</text:p>
              </table:table-cell>
              <table:table-cell office:value-type="float" office:value="67672">
                <text:p>67672</text:p>
              </table:table-cell>
            </table:table-row>
            <table:table-row>
              <table:table-cell office:value-type="float" office:value="1707">
                <text:p>1707</text:p>
              </table:table-cell>
              <table:table-cell office:value-type="float" office:value="76213">
                <text:p>76213</text:p>
              </table:table-cell>
            </table:table-row>
            <table:table-row>
              <table:table-cell office:value-type="float" office:value="1708">
                <text:p>1708</text:p>
              </table:table-cell>
              <table:table-cell office:value-type="float" office:value="49677">
                <text:p>49677</text:p>
              </table:table-cell>
            </table:table-row>
            <table:table-row>
              <table:table-cell office:value-type="float" office:value="1709">
                <text:p>1709</text:p>
              </table:table-cell>
              <table:table-cell office:value-type="float" office:value="48029">
                <text:p>48029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55219">
                <text:p>55219</text:p>
              </table:table-cell>
            </table:table-row>
            <table:table-row>
              <table:table-cell office:value-type="float" office:value="1711">
                <text:p>1711</text:p>
              </table:table-cell>
              <table:table-cell office:value-type="float" office:value="61246">
                <text:p>61246</text:p>
              </table:table-cell>
            </table:table-row>
            <table:table-row>
              <table:table-cell office:value-type="float" office:value="1712">
                <text:p>1712</text:p>
              </table:table-cell>
              <table:table-cell office:value-type="float" office:value="70055">
                <text:p>70055</text:p>
              </table:table-cell>
            </table:table-row>
            <table:table-row>
              <table:table-cell office:value-type="float" office:value="1713">
                <text:p>1713</text:p>
              </table:table-cell>
              <table:table-cell office:value-type="float" office:value="71692">
                <text:p>71692</text:p>
              </table:table-cell>
            </table:table-row>
            <table:table-row>
              <table:table-cell office:value-type="float" office:value="1715">
                <text:p>1715</text:p>
              </table:table-cell>
              <table:table-cell office:value-type="float" office:value="52751">
                <text:p>52751</text:p>
              </table:table-cell>
            </table:table-row>
            <table:table-row>
              <table:table-cell office:value-type="float" office:value="1717">
                <text:p>1717</text:p>
              </table:table-cell>
              <table:table-cell office:value-type="float" office:value="62605">
                <text:p>62605</text:p>
              </table:table-cell>
            </table:table-row>
            <table:table-row>
              <table:table-cell office:value-type="float" office:value="1718">
                <text:p>1718</text:p>
              </table:table-cell>
              <table:table-cell office:value-type="float" office:value="179405">
                <text:p>179405</text:p>
              </table:table-cell>
            </table:table-row>
            <table:table-row>
              <table:table-cell office:value-type="float" office:value="1719">
                <text:p>1719</text:p>
              </table:table-cell>
              <table:table-cell office:value-type="float" office:value="124228">
                <text:p>124228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117614">
                <text:p>117614</text:p>
              </table:table-cell>
            </table:table-row>
            <table:table-row>
              <table:table-cell office:value-type="float" office:value="1721">
                <text:p>1721</text:p>
              </table:table-cell>
              <table:table-cell office:value-type="float" office:value="86938">
                <text:p>86938</text:p>
              </table:table-cell>
            </table:table-row>
            <table:table-row>
              <table:table-cell office:value-type="float" office:value="1722">
                <text:p>1722</text:p>
              </table:table-cell>
              <table:table-cell office:value-type="float" office:value="70561">
                <text:p>70561</text:p>
              </table:table-cell>
            </table:table-row>
            <table:table-row>
              <table:table-cell office:value-type="float" office:value="1723">
                <text:p>1723</text:p>
              </table:table-cell>
              <table:table-cell office:value-type="float" office:value="80182">
                <text:p>80182</text:p>
              </table:table-cell>
            </table:table-row>
            <table:table-row>
              <table:table-cell office:value-type="float" office:value="1725">
                <text:p>1725</text:p>
              </table:table-cell>
              <table:table-cell office:value-type="float" office:value="83737">
                <text:p>83737</text:p>
              </table:table-cell>
            </table:table-row>
            <table:table-row>
              <table:table-cell office:value-type="float" office:value="1726">
                <text:p>1726</text:p>
              </table:table-cell>
              <table:table-cell office:value-type="float" office:value="88860">
                <text:p>88860</text:p>
              </table:table-cell>
            </table:table-row>
            <table:table-row>
              <table:table-cell office:value-type="float" office:value="1727">
                <text:p>1727</text:p>
              </table:table-cell>
              <table:table-cell office:value-type="float" office:value="95423">
                <text:p>95423</text:p>
              </table:table-cell>
            </table:table-row>
            <table:table-row>
              <table:table-cell office:value-type="float" office:value="1729">
                <text:p>1729</text:p>
              </table:table-cell>
              <table:table-cell office:value-type="float" office:value="22839">
                <text:p>22839</text:p>
              </table:table-cell>
            </table:table-row>
            <table:table-row>
              <table:table-cell office:value-type="float" office:value="1730">
                <text:p>1730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float" office:value="1731">
                <text:p>1731</text:p>
              </table:table-cell>
              <table:table-cell office:value-type="float" office:value="29386">
                <text:p>29386</text:p>
              </table:table-cell>
            </table:table-row>
            <table:table-row>
              <table:table-cell office:value-type="float" office:value="1732">
                <text:p>1732</text:p>
              </table:table-cell>
              <table:table-cell office:value-type="float" office:value="29879">
                <text:p>29879</text:p>
              </table:table-cell>
            </table:table-row>
            <table:table-row>
              <table:table-cell office:value-type="float" office:value="1734">
                <text:p>1734</text:p>
              </table:table-cell>
              <table:table-cell office:value-type="float" office:value="29811">
                <text:p>29811</text:p>
              </table:table-cell>
            </table:table-row>
            <table:table-row>
              <table:table-cell office:value-type="float" office:value="1735">
                <text:p>1735</text:p>
              </table:table-cell>
              <table:table-cell office:value-type="float" office:value="30271">
                <text:p>30271</text:p>
              </table:table-cell>
            </table:table-row>
            <table:table-row>
              <table:table-cell office:value-type="float" office:value="1736">
                <text:p>1736</text:p>
              </table:table-cell>
              <table:table-cell office:value-type="float" office:value="30943">
                <text:p>30943</text:p>
              </table:table-cell>
            </table:table-row>
            <table:table-row>
              <table:table-cell office:value-type="float" office:value="1737">
                <text:p>1737</text:p>
              </table:table-cell>
              <table:table-cell office:value-type="float" office:value="69129">
                <text:p>69129</text:p>
              </table:table-cell>
            </table:table-row>
            <table:table-row>
              <table:table-cell office:value-type="float" office:value="1738">
                <text:p>1738</text:p>
              </table:table-cell>
              <table:table-cell office:value-type="float" office:value="194548">
                <text:p>194548</text:p>
              </table:table-cell>
            </table:table-row>
            <table:table-row>
              <table:table-cell office:value-type="float" office:value="1739">
                <text:p>1739</text:p>
              </table:table-cell>
              <table:table-cell office:value-type="float" office:value="195371">
                <text:p>195371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157664">
                <text:p>157664</text:p>
              </table:table-cell>
            </table:table-row>
            <table:table-row>
              <table:table-cell office:value-type="float" office:value="1743">
                <text:p>1743</text:p>
              </table:table-cell>
              <table:table-cell office:value-type="float" office:value="95619">
                <text:p>95619</text:p>
              </table:table-cell>
            </table:table-row>
            <table:table-row>
              <table:table-cell office:value-type="float" office:value="1745">
                <text:p>1745</text:p>
              </table:table-cell>
              <table:table-cell office:value-type="float" office:value="18095">
                <text:p>18095</text:p>
              </table:table-cell>
            </table:table-row>
            <table:table-row>
              <table:table-cell office:value-type="float" office:value="1746">
                <text:p>1746</text:p>
              </table:table-cell>
              <table:table-cell office:value-type="float" office:value="24164">
                <text:p>24164</text:p>
              </table:table-cell>
            </table:table-row>
            <table:table-row>
              <table:table-cell office:value-type="float" office:value="1747">
                <text:p>1747</text:p>
              </table:table-cell>
              <table:table-cell office:value-type="float" office:value="24440">
                <text:p>24440</text:p>
              </table:table-cell>
            </table:table-row>
            <table:table-row>
              <table:table-cell office:value-type="float" office:value="1748">
                <text:p>1748</text:p>
              </table:table-cell>
              <table:table-cell office:value-type="float" office:value="23538">
                <text:p>23538</text:p>
              </table:table-cell>
            </table:table-row>
            <table:table-row>
              <table:table-cell office:value-type="float" office:value="1749">
                <text:p>1749</text:p>
              </table:table-cell>
              <table:table-cell office:value-type="float" office:value="24194">
                <text:p>24194</text:p>
              </table:table-cell>
            </table:table-row>
            <table:table-row>
              <table:table-cell office:value-type="float" office:value="1751">
                <text:p>1751</text:p>
              </table:table-cell>
              <table:table-cell office:value-type="float" office:value="24376">
                <text:p>24376</text:p>
              </table:table-cell>
            </table:table-row>
            <table:table-row>
              <table:table-cell office:value-type="float" office:value="1752">
                <text:p>1752</text:p>
              </table:table-cell>
              <table:table-cell office:value-type="float" office:value="24017">
                <text:p>24017</text:p>
              </table:table-cell>
            </table:table-row>
            <table:table-row>
              <table:table-cell office:value-type="float" office:value="1753">
                <text:p>1753</text:p>
              </table:table-cell>
              <table:table-cell office:value-type="float" office:value="23522">
                <text:p>23522</text:p>
              </table:table-cell>
            </table:table-row>
            <table:table-row>
              <table:table-cell office:value-type="float" office:value="1754">
                <text:p>1754</text:p>
              </table:table-cell>
              <table:table-cell office:value-type="float" office:value="24242">
                <text:p>24242</text:p>
              </table:table-cell>
            </table:table-row>
            <table:table-row>
              <table:table-cell office:value-type="float" office:value="1755">
                <text:p>1755</text:p>
              </table:table-cell>
              <table:table-cell office:value-type="float" office:value="24193">
                <text:p>24193</text:p>
              </table:table-cell>
            </table:table-row>
            <table:table-row>
              <table:table-cell office:value-type="float" office:value="1756">
                <text:p>1756</text:p>
              </table:table-cell>
              <table:table-cell office:value-type="float" office:value="19965">
                <text:p>19965</text:p>
              </table:table-cell>
            </table:table-row>
            <table:table-row>
              <table:table-cell office:value-type="float" office:value="1758">
                <text:p>1758</text:p>
              </table:table-cell>
              <table:table-cell office:value-type="float" office:value="14486">
                <text:p>14486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24999">
                <text:p>24999</text:p>
              </table:table-cell>
            </table:table-row>
            <table:table-row>
              <table:table-cell office:value-type="float" office:value="1761">
                <text:p>1761</text:p>
              </table:table-cell>
              <table:table-cell office:value-type="float" office:value="26424">
                <text:p>26424</text:p>
              </table:table-cell>
            </table:table-row>
            <table:table-row>
              <table:table-cell office:value-type="float" office:value="1762">
                <text:p>1762</text:p>
              </table:table-cell>
              <table:table-cell office:value-type="float" office:value="58682">
                <text:p>58682</text:p>
              </table:table-cell>
            </table:table-row>
            <table:table-row>
              <table:table-cell office:value-type="float" office:value="1763">
                <text:p>1763</text:p>
              </table:table-cell>
              <table:table-cell office:value-type="float" office:value="171485">
                <text:p>171485</text:p>
              </table:table-cell>
            </table:table-row>
            <table:table-row>
              <table:table-cell office:value-type="float" office:value="1764">
                <text:p>1764</text:p>
              </table:table-cell>
              <table:table-cell office:value-type="float" office:value="167750">
                <text:p>167750</text:p>
              </table:table-cell>
            </table:table-row>
            <table:table-row>
              <table:table-cell office:value-type="float" office:value="1765">
                <text:p>1765</text:p>
              </table:table-cell>
              <table:table-cell office:value-type="float" office:value="156579">
                <text:p>156579</text:p>
              </table:table-cell>
            </table:table-row>
            <table:table-row>
              <table:table-cell office:value-type="float" office:value="1766">
                <text:p>1766</text:p>
              </table:table-cell>
              <table:table-cell office:value-type="float" office:value="245863">
                <text:p>245863</text:p>
              </table:table-cell>
            </table:table-row>
            <table:table-row>
              <table:table-cell office:value-type="float" office:value="1767">
                <text:p>1767</text:p>
              </table:table-cell>
              <table:table-cell office:value-type="float" office:value="209451">
                <text:p>209451</text:p>
              </table:table-cell>
            </table:table-row>
            <table:table-row>
              <table:table-cell office:value-type="float" office:value="1768">
                <text:p>1768</text:p>
              </table:table-cell>
              <table:table-cell office:value-type="float" office:value="213364">
                <text:p>213364</text:p>
              </table:table-cell>
            </table:table-row>
            <table:table-row>
              <table:table-cell office:value-type="float" office:value="1771">
                <text:p>1771</text:p>
              </table:table-cell>
              <table:table-cell office:value-type="float" office:value="33974">
                <text:p>33974</text:p>
              </table:table-cell>
            </table:table-row>
            <table:table-row>
              <table:table-cell office:value-type="float" office:value="1772">
                <text:p>1772</text:p>
              </table:table-cell>
              <table:table-cell office:value-type="float" office:value="33974">
                <text:p>33974</text:p>
              </table:table-cell>
            </table:table-row>
            <table:table-row>
              <table:table-cell office:value-type="float" office:value="1773">
                <text:p>1773</text:p>
              </table:table-cell>
              <table:table-cell office:value-type="float" office:value="17710">
                <text:p>17710</text:p>
              </table:table-cell>
            </table:table-row>
            <table:table-row>
              <table:table-cell office:value-type="float" office:value="1774">
                <text:p>1774</text:p>
              </table:table-cell>
              <table:table-cell office:value-type="float" office:value="20301">
                <text:p>20301</text:p>
              </table:table-cell>
            </table:table-row>
            <table:table-row>
              <table:table-cell office:value-type="float" office:value="1775">
                <text:p>1775</text:p>
              </table:table-cell>
              <table:table-cell office:value-type="float" office:value="20548">
                <text:p>20548</text:p>
              </table:table-cell>
            </table:table-row>
            <table:table-row>
              <table:table-cell office:value-type="float" office:value="1776">
                <text:p>1776</text:p>
              </table:table-cell>
              <table:table-cell office:value-type="float" office:value="70049">
                <text:p>70049</text:p>
              </table:table-cell>
            </table:table-row>
            <table:table-row>
              <table:table-cell office:value-type="float" office:value="1777">
                <text:p>1777</text:p>
              </table:table-cell>
              <table:table-cell office:value-type="float" office:value="214398">
                <text:p>214398</text:p>
              </table:table-cell>
            </table:table-row>
            <table:table-row>
              <table:table-cell office:value-type="float" office:value="1778">
                <text:p>1778</text:p>
              </table:table-cell>
              <table:table-cell office:value-type="float" office:value="197964">
                <text:p>197964</text:p>
              </table:table-cell>
            </table:table-row>
            <table:table-row>
              <table:table-cell office:value-type="float" office:value="1779">
                <text:p>1779</text:p>
              </table:table-cell>
              <table:table-cell office:value-type="float" office:value="136174">
                <text:p>136174</text:p>
              </table:table-cell>
            </table:table-row>
            <table:table-row>
              <table:table-cell office:value-type="float" office:value="1781">
                <text:p>1781</text:p>
              </table:table-cell>
              <table:table-cell office:value-type="float" office:value="181053">
                <text:p>181053</text:p>
              </table:table-cell>
            </table:table-row>
            <table:table-row>
              <table:table-cell office:value-type="float" office:value="1782">
                <text:p>1782</text:p>
              </table:table-cell>
              <table:table-cell office:value-type="float" office:value="139204">
                <text:p>139204</text:p>
              </table:table-cell>
            </table:table-row>
            <table:table-row>
              <table:table-cell office:value-type="float" office:value="1783">
                <text:p>1783</text:p>
              </table:table-cell>
              <table:table-cell office:value-type="float" office:value="143711">
                <text:p>143711</text:p>
              </table:table-cell>
            </table:table-row>
            <table:table-row>
              <table:table-cell office:value-type="float" office:value="1784">
                <text:p>1784</text:p>
              </table:table-cell>
              <table:table-cell office:value-type="float" office:value="122565">
                <text:p>122565</text:p>
              </table:table-cell>
            </table:table-row>
            <table:table-row>
              <table:table-cell office:value-type="float" office:value="1786">
                <text:p>1786</text:p>
              </table:table-cell>
              <table:table-cell office:value-type="float" office:value="9170">
                <text:p>9170</text:p>
              </table:table-cell>
            </table:table-row>
            <table:table-row>
              <table:table-cell office:value-type="float" office:value="1787">
                <text:p>1787</text:p>
              </table:table-cell>
              <table:table-cell office:value-type="float" office:value="74331">
                <text:p>74331</text:p>
              </table:table-cell>
            </table:table-row>
            <table:table-row>
              <table:table-cell office:value-type="float" office:value="1788">
                <text:p>1788</text:p>
              </table:table-cell>
              <table:table-cell office:value-type="float" office:value="96704">
                <text:p>96704</text:p>
              </table:table-cell>
            </table:table-row>
            <table:table-row>
              <table:table-cell office:value-type="float" office:value="1789">
                <text:p>1789</text:p>
              </table:table-cell>
              <table:table-cell office:value-type="float" office:value="135537">
                <text:p>135537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152593">
                <text:p>152593</text:p>
              </table:table-cell>
            </table:table-row>
            <table:table-row>
              <table:table-cell office:value-type="float" office:value="1792">
                <text:p>1792</text:p>
              </table:table-cell>
              <table:table-cell office:value-type="float" office:value="117520">
                <text:p>117520</text:p>
              </table:table-cell>
            </table:table-row>
            <table:table-row>
              <table:table-cell office:value-type="float" office:value="1793">
                <text:p>1793</text:p>
              </table:table-cell>
              <table:table-cell office:value-type="float" office:value="105336">
                <text:p>105336</text:p>
              </table:table-cell>
            </table:table-row>
            <table:table-row>
              <table:table-cell office:value-type="float" office:value="1794">
                <text:p>1794</text:p>
              </table:table-cell>
              <table:table-cell office:value-type="float" office:value="110283">
                <text:p>110283</text:p>
              </table:table-cell>
            </table:table-row>
            <table:table-row>
              <table:table-cell office:value-type="float" office:value="1795">
                <text:p>1795</text:p>
              </table:table-cell>
              <table:table-cell office:value-type="float" office:value="107408">
                <text:p>107408</text:p>
              </table:table-cell>
            </table:table-row>
            <table:table-row>
              <table:table-cell office:value-type="float" office:value="1796">
                <text:p>1796</text:p>
              </table:table-cell>
              <table:table-cell office:value-type="float" office:value="121586">
                <text:p>121586</text:p>
              </table:table-cell>
            </table:table-row>
            <table:table-row>
              <table:table-cell office:value-type="float" office:value="1798">
                <text:p>1798</text:p>
              </table:table-cell>
              <table:table-cell office:value-type="float" office:value="51698">
                <text:p>5169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55540">
                <text:p>55540</text:p>
              </table:table-cell>
            </table:table-row>
            <table:table-row>
              <table:table-cell office:value-type="float" office:value="1802">
                <text:p>1802</text:p>
              </table:table-cell>
              <table:table-cell office:value-type="float" office:value="87422">
                <text:p>87422</text:p>
              </table:table-cell>
            </table:table-row>
            <table:table-row>
              <table:table-cell office:value-type="float" office:value="1803">
                <text:p>1803</text:p>
              </table:table-cell>
              <table:table-cell office:value-type="float" office:value="88523">
                <text:p>88523</text:p>
              </table:table-cell>
            </table:table-row>
            <table:table-row>
              <table:table-cell office:value-type="float" office:value="1804">
                <text:p>1804</text:p>
              </table:table-cell>
              <table:table-cell office:value-type="float" office:value="82604">
                <text:p>82604</text:p>
              </table:table-cell>
            </table:table-row>
            <table:table-row>
              <table:table-cell office:value-type="float" office:value="1805">
                <text:p>1805</text:p>
              </table:table-cell>
              <table:table-cell office:value-type="float" office:value="87301">
                <text:p>87301</text:p>
              </table:table-cell>
            </table:table-row>
            <table:table-row>
              <table:table-cell office:value-type="float" office:value="1806">
                <text:p>1806</text:p>
              </table:table-cell>
              <table:table-cell office:value-type="float" office:value="87474">
                <text:p>87474</text:p>
              </table:table-cell>
            </table:table-row>
            <table:table-row>
              <table:table-cell office:value-type="float" office:value="1807">
                <text:p>1807</text:p>
              </table:table-cell>
              <table:table-cell office:value-type="float" office:value="90496">
                <text:p>90496</text:p>
              </table:table-cell>
            </table:table-row>
            <table:table-row>
              <table:table-cell office:value-type="float" office:value="1808">
                <text:p>1808</text:p>
              </table:table-cell>
              <table:table-cell office:value-type="float" office:value="82325">
                <text:p>82325</text:p>
              </table:table-cell>
            </table:table-row>
            <table:table-row>
              <table:table-cell office:value-type="float" office:value="1809">
                <text:p>1809</text:p>
              </table:table-cell>
              <table:table-cell office:value-type="float" office:value="89992">
                <text:p>89992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91872">
                <text:p>91872</text:p>
              </table:table-cell>
            </table:table-row>
            <table:table-row>
              <table:table-cell office:value-type="float" office:value="1812">
                <text:p>1812</text:p>
              </table:table-cell>
              <table:table-cell office:value-type="float" office:value="91236">
                <text:p>91236</text:p>
              </table:table-cell>
            </table:table-row>
            <table:table-row>
              <table:table-cell office:value-type="float" office:value="1814">
                <text:p>1814</text:p>
              </table:table-cell>
              <table:table-cell office:value-type="float" office:value="9319">
                <text:p>9319</text:p>
              </table:table-cell>
            </table:table-row>
            <table:table-row>
              <table:table-cell office:value-type="float" office:value="1815">
                <text:p>1815</text:p>
              </table:table-cell>
              <table:table-cell office:value-type="float" office:value="57854">
                <text:p>57854</text:p>
              </table:table-cell>
            </table:table-row>
            <table:table-row>
              <table:table-cell office:value-type="float" office:value="1816">
                <text:p>1816</text:p>
              </table:table-cell>
              <table:table-cell office:value-type="float" office:value="78907">
                <text:p>78907</text:p>
              </table:table-cell>
            </table:table-row>
            <table:table-row>
              <table:table-cell office:value-type="float" office:value="1817">
                <text:p>1817</text:p>
              </table:table-cell>
              <table:table-cell office:value-type="float" office:value="72008">
                <text:p>72008</text:p>
              </table:table-cell>
            </table:table-row>
            <table:table-row>
              <table:table-cell office:value-type="float" office:value="1818">
                <text:p>1818</text:p>
              </table:table-cell>
              <table:table-cell office:value-type="float" office:value="58268">
                <text:p>58268</text:p>
              </table:table-cell>
            </table:table-row>
            <table:table-row>
              <table:table-cell office:value-type="float" office:value="1819">
                <text:p>1819</text:p>
              </table:table-cell>
              <table:table-cell office:value-type="float" office:value="52733">
                <text:p>52733</text:p>
              </table:table-cell>
            </table:table-row>
            <table:table-row>
              <table:table-cell office:value-type="float" office:value="1821">
                <text:p>1821</text:p>
              </table:table-cell>
              <table:table-cell office:value-type="float" office:value="57497">
                <text:p>57497</text:p>
              </table:table-cell>
            </table:table-row>
            <table:table-row>
              <table:table-cell office:value-type="float" office:value="1822">
                <text:p>1822</text:p>
              </table:table-cell>
              <table:table-cell office:value-type="float" office:value="54255">
                <text:p>54255</text:p>
              </table:table-cell>
            </table:table-row>
            <table:table-row>
              <table:table-cell office:value-type="float" office:value="1823">
                <text:p>1823</text:p>
              </table:table-cell>
              <table:table-cell office:value-type="float" office:value="67137">
                <text:p>67137</text:p>
              </table:table-cell>
            </table:table-row>
            <table:table-row>
              <table:table-cell office:value-type="float" office:value="1824">
                <text:p>1824</text:p>
              </table:table-cell>
              <table:table-cell office:value-type="float" office:value="63918">
                <text:p>63918</text:p>
              </table:table-cell>
            </table:table-row>
            <table:table-row>
              <table:table-cell office:value-type="float" office:value="1826">
                <text:p>1826</text:p>
              </table:table-cell>
              <table:table-cell office:value-type="float" office:value="39702">
                <text:p>39702</text:p>
              </table:table-cell>
            </table:table-row>
            <table:table-row>
              <table:table-cell office:value-type="float" office:value="1827">
                <text:p>1827</text:p>
              </table:table-cell>
              <table:table-cell office:value-type="float" office:value="39702">
                <text:p>39702</text:p>
              </table:table-cell>
            </table:table-row>
            <table:table-row>
              <table:table-cell office:value-type="float" office:value="1828">
                <text:p>1828</text:p>
              </table:table-cell>
              <table:table-cell office:value-type="float" office:value="31183">
                <text:p>31183</text:p>
              </table:table-cell>
            </table:table-row>
            <table:table-row>
              <table:table-cell office:value-type="float" office:value="1829">
                <text:p>1829</text:p>
              </table:table-cell>
              <table:table-cell office:value-type="float" office:value="59410">
                <text:p>59410</text:p>
              </table:table-cell>
            </table:table-row>
            <table:table-row>
              <table:table-cell office:value-type="float" office:value="1831">
                <text:p>1831</text:p>
              </table:table-cell>
              <table:table-cell office:value-type="float" office:value="64156">
                <text:p>64156</text:p>
              </table:table-cell>
            </table:table-row>
            <table:table-row>
              <table:table-cell office:value-type="float" office:value="1832">
                <text:p>1832</text:p>
              </table:table-cell>
              <table:table-cell office:value-type="float" office:value="70585">
                <text:p>70585</text:p>
              </table:table-cell>
            </table:table-row>
            <table:table-row>
              <table:table-cell office:value-type="float" office:value="1833">
                <text:p>1833</text:p>
              </table:table-cell>
              <table:table-cell office:value-type="float" office:value="58742">
                <text:p>58742</text:p>
              </table:table-cell>
            </table:table-row>
            <table:table-row>
              <table:table-cell office:value-type="float" office:value="1834">
                <text:p>1834</text:p>
              </table:table-cell>
              <table:table-cell office:value-type="float" office:value="51598">
                <text:p>51598</text:p>
              </table:table-cell>
            </table:table-row>
            <table:table-row>
              <table:table-cell office:value-type="float" office:value="1835">
                <text:p>1835</text:p>
              </table:table-cell>
              <table:table-cell office:value-type="float" office:value="67788">
                <text:p>67788</text:p>
              </table:table-cell>
            </table:table-row>
            <table:table-row>
              <table:table-cell office:value-type="float" office:value="1836">
                <text:p>1836</text:p>
              </table:table-cell>
              <table:table-cell office:value-type="float" office:value="60084">
                <text:p>60084</text:p>
              </table:table-cell>
            </table:table-row>
            <table:table-row>
              <table:table-cell office:value-type="float" office:value="1837">
                <text:p>1837</text:p>
              </table:table-cell>
              <table:table-cell office:value-type="float" office:value="65215">
                <text:p>65215</text:p>
              </table:table-cell>
            </table:table-row>
            <table:table-row>
              <table:table-cell office:value-type="float" office:value="1838">
                <text:p>1838</text:p>
              </table:table-cell>
              <table:table-cell office:value-type="float" office:value="68373">
                <text:p>68373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67445">
                <text:p>67445</text:p>
              </table:table-cell>
            </table:table-row>
            <table:table-row>
              <table:table-cell office:value-type="float" office:value="1842">
                <text:p>1842</text:p>
              </table:table-cell>
              <table:table-cell office:value-type="float" office:value="17180">
                <text:p>17180</text:p>
              </table:table-cell>
            </table:table-row>
            <table:table-row>
              <table:table-cell office:value-type="float" office:value="1843">
                <text:p>1843</text:p>
              </table:table-cell>
              <table:table-cell office:value-type="float" office:value="46392">
                <text:p>46392</text:p>
              </table:table-cell>
            </table:table-row>
            <table:table-row>
              <table:table-cell office:value-type="float" office:value="1844">
                <text:p>1844</text:p>
              </table:table-cell>
              <table:table-cell office:value-type="float" office:value="60980">
                <text:p>60980</text:p>
              </table:table-cell>
            </table:table-row>
            <table:table-row>
              <table:table-cell office:value-type="float" office:value="1845">
                <text:p>1845</text:p>
              </table:table-cell>
              <table:table-cell office:value-type="float" office:value="59489">
                <text:p>59489</text:p>
              </table:table-cell>
            </table:table-row>
            <table:table-row>
              <table:table-cell office:value-type="float" office:value="1846">
                <text:p>1846</text:p>
              </table:table-cell>
              <table:table-cell office:value-type="float" office:value="60126">
                <text:p>60126</text:p>
              </table:table-cell>
            </table:table-row>
            <table:table-row>
              <table:table-cell office:value-type="float" office:value="1847">
                <text:p>1847</text:p>
              </table:table-cell>
              <table:table-cell office:value-type="float" office:value="58202">
                <text:p>58202</text:p>
              </table:table-cell>
            </table:table-row>
            <table:table-row>
              <table:table-cell office:value-type="float" office:value="1848">
                <text:p>1848</text:p>
              </table:table-cell>
              <table:table-cell office:value-type="float" office:value="50635">
                <text:p>50635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65403">
                <text:p>65403</text:p>
              </table:table-cell>
            </table:table-row>
            <table:table-row>
              <table:table-cell office:value-type="float" office:value="1851">
                <text:p>1851</text:p>
              </table:table-cell>
              <table:table-cell office:value-type="float" office:value="50654">
                <text:p>50654</text:p>
              </table:table-cell>
            </table:table-row>
            <table:table-row>
              <table:table-cell office:value-type="float" office:value="1852">
                <text:p>1852</text:p>
              </table:table-cell>
              <table:table-cell office:value-type="float" office:value="45607">
                <text:p>45607</text:p>
              </table:table-cell>
            </table:table-row>
            <table:table-row>
              <table:table-cell office:value-type="float" office:value="1854">
                <text:p>1854</text:p>
              </table:table-cell>
              <table:table-cell office:value-type="float" office:value="23302">
                <text:p>23302</text:p>
              </table:table-cell>
            </table:table-row>
            <table:table-row>
              <table:table-cell office:value-type="float" office:value="1855">
                <text:p>1855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float" office:value="1856">
                <text:p>1856</text:p>
              </table:table-cell>
              <table:table-cell office:value-type="float" office:value="31766">
                <text:p>31766</text:p>
              </table:table-cell>
            </table:table-row>
            <table:table-row>
              <table:table-cell office:value-type="float" office:value="1857">
                <text:p>1857</text:p>
              </table:table-cell>
              <table:table-cell office:value-type="float" office:value="43698">
                <text:p>43698</text:p>
              </table:table-cell>
            </table:table-row>
            <table:table-row>
              <table:table-cell office:value-type="float" office:value="1859">
                <text:p>1859</text:p>
              </table:table-cell>
              <table:table-cell office:value-type="float" office:value="56519">
                <text:p>56519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79522">
                <text:p>79522</text:p>
              </table:table-cell>
            </table:table-row>
            <table:table-row>
              <table:table-cell office:value-type="float" office:value="1861">
                <text:p>1861</text:p>
              </table:table-cell>
              <table:table-cell office:value-type="float" office:value="72241">
                <text:p>72241</text:p>
              </table:table-cell>
            </table:table-row>
            <table:table-row>
              <table:table-cell office:value-type="float" office:value="1862">
                <text:p>1862</text:p>
              </table:table-cell>
              <table:table-cell office:value-type="float" office:value="72889">
                <text:p>72889</text:p>
              </table:table-cell>
            </table:table-row>
            <table:table-row>
              <table:table-cell office:value-type="float" office:value="1863">
                <text:p>1863</text:p>
              </table:table-cell>
              <table:table-cell office:value-type="float" office:value="67887">
                <text:p>67887</text:p>
              </table:table-cell>
            </table:table-row>
            <table:table-row>
              <table:table-cell office:value-type="float" office:value="1864">
                <text:p>1864</text:p>
              </table:table-cell>
              <table:table-cell office:value-type="float" office:value="62614">
                <text:p>62614</text:p>
              </table:table-cell>
            </table:table-row>
            <table:table-row>
              <table:table-cell office:value-type="float" office:value="1865">
                <text:p>1865</text:p>
              </table:table-cell>
              <table:table-cell office:value-type="float" office:value="64217">
                <text:p>64217</text:p>
              </table:table-cell>
            </table:table-row>
            <table:table-row>
              <table:table-cell office:value-type="float" office:value="1866">
                <text:p>1866</text:p>
              </table:table-cell>
              <table:table-cell office:value-type="float" office:value="58016">
                <text:p>58016</text:p>
              </table:table-cell>
            </table:table-row>
            <table:table-row>
              <table:table-cell office:value-type="float" office:value="1867">
                <text:p>1867</text:p>
              </table:table-cell>
              <table:table-cell office:value-type="float" office:value="37941">
                <text:p>37941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10027">
                <text:p>10027</text:p>
              </table:table-cell>
            </table:table-row>
            <table:table-row>
              <table:table-cell office:value-type="float" office:value="1871">
                <text:p>1871</text:p>
              </table:table-cell>
              <table:table-cell office:value-type="float" office:value="26893">
                <text:p>26893</text:p>
              </table:table-cell>
            </table:table-row>
            <table:table-row>
              <table:table-cell office:value-type="float" office:value="1872">
                <text:p>1872</text:p>
              </table:table-cell>
              <table:table-cell office:value-type="float" office:value="28557">
                <text:p>28557</text:p>
              </table:table-cell>
            </table:table-row>
            <table:table-row>
              <table:table-cell office:value-type="float" office:value="1873">
                <text:p>1873</text:p>
              </table:table-cell>
              <table:table-cell office:value-type="float" office:value="25077">
                <text:p>25077</text:p>
              </table:table-cell>
            </table:table-row>
            <table:table-row>
              <table:table-cell office:value-type="float" office:value="1874">
                <text:p>1874</text:p>
              </table:table-cell>
              <table:table-cell office:value-type="float" office:value="27696">
                <text:p>27696</text:p>
              </table:table-cell>
            </table:table-row>
            <table:table-row>
              <table:table-cell office:value-type="float" office:value="1875">
                <text:p>1875</text:p>
              </table:table-cell>
              <table:table-cell office:value-type="float" office:value="46892">
                <text:p>46892</text:p>
              </table:table-cell>
            </table:table-row>
            <table:table-row>
              <table:table-cell office:value-type="float" office:value="1876">
                <text:p>1876</text:p>
              </table:table-cell>
              <table:table-cell office:value-type="float" office:value="37753">
                <text:p>37753</text:p>
              </table:table-cell>
            </table:table-row>
            <table:table-row>
              <table:table-cell office:value-type="float" office:value="1877">
                <text:p>1877</text:p>
              </table:table-cell>
              <table:table-cell office:value-type="float" office:value="40405">
                <text:p>40405</text:p>
              </table:table-cell>
            </table:table-row>
            <table:table-row>
              <table:table-cell office:value-type="float" office:value="1878">
                <text:p>1878</text:p>
              </table:table-cell>
              <table:table-cell office:value-type="float" office:value="54131">
                <text:p>54131</text:p>
              </table:table-cell>
            </table:table-row>
            <table:table-row>
              <table:table-cell office:value-type="float" office:value="1879">
                <text:p>1879</text:p>
              </table:table-cell>
              <table:table-cell office:value-type="float" office:value="48310">
                <text:p>48310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46923">
                <text:p>46923</text:p>
              </table:table-cell>
            </table:table-row>
            <table:table-row>
              <table:table-cell office:value-type="float" office:value="1882">
                <text:p>1882</text:p>
              </table:table-cell>
              <table:table-cell office:value-type="float" office:value="31203">
                <text:p>31203</text:p>
              </table:table-cell>
            </table:table-row>
            <table:table-row>
              <table:table-cell office:value-type="float" office:value="1884">
                <text:p>1884</text:p>
              </table:table-cell>
              <table:table-cell office:value-type="float" office:value="18566">
                <text:p>18566</text:p>
              </table:table-cell>
            </table:table-row>
            <table:table-row>
              <table:table-cell office:value-type="float" office:value="1885">
                <text:p>1885</text:p>
              </table:table-cell>
              <table:table-cell office:value-type="float" office:value="24354">
                <text:p>24354</text:p>
              </table:table-cell>
            </table:table-row>
            <table:table-row>
              <table:table-cell office:value-type="float" office:value="1886">
                <text:p>1886</text:p>
              </table:table-cell>
              <table:table-cell office:value-type="float" office:value="75935">
                <text:p>75935</text:p>
              </table:table-cell>
            </table:table-row>
            <table:table-row>
              <table:table-cell office:value-type="float" office:value="1887">
                <text:p>1887</text:p>
              </table:table-cell>
              <table:table-cell office:value-type="float" office:value="67454">
                <text:p>67454</text:p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58308">
                <text:p>58308</text:p>
              </table:table-cell>
            </table:table-row>
            <table:table-row>
              <table:table-cell office:value-type="float" office:value="1889">
                <text:p>1889</text:p>
              </table:table-cell>
              <table:table-cell office:value-type="float" office:value="43532">
                <text:p>43532</text:p>
              </table:table-cell>
            </table:table-row>
            <table:table-row>
              <table:table-cell office:value-type="float" office:value="1891">
                <text:p>1891</text:p>
              </table:table-cell>
              <table:table-cell office:value-type="float" office:value="48461">
                <text:p>48461</text:p>
              </table:table-cell>
            </table:table-row>
            <table:table-row>
              <table:table-cell office:value-type="float" office:value="1892">
                <text:p>1892</text:p>
              </table:table-cell>
              <table:table-cell office:value-type="float" office:value="69002">
                <text:p>69002</text:p>
              </table:table-cell>
            </table:table-row>
            <table:table-row>
              <table:table-cell office:value-type="float" office:value="1893">
                <text:p>1893</text:p>
              </table:table-cell>
              <table:table-cell office:value-type="float" office:value="63105">
                <text:p>63105</text:p>
              </table:table-cell>
            </table:table-row>
            <table:table-row>
              <table:table-cell office:value-type="float" office:value="1894">
                <text:p>1894</text:p>
              </table:table-cell>
              <table:table-cell office:value-type="float" office:value="47621">
                <text:p>47621</text:p>
              </table:table-cell>
            </table:table-row>
            <table:table-row>
              <table:table-cell office:value-type="float" office:value="1895">
                <text:p>1895</text:p>
              </table:table-cell>
              <table:table-cell office:value-type="float" office:value="34183">
                <text:p>34183</text:p>
              </table:table-cell>
            </table:table-row>
            <table:table-row>
              <table:table-cell office:value-type="float" office:value="1896">
                <text:p>1896</text:p>
              </table:table-cell>
              <table:table-cell office:value-type="float" office:value="9793">
                <text:p>9793</text:p>
              </table:table-cell>
            </table:table-row>
            <table:table-row>
              <table:table-cell office:value-type="float" office:value="1897">
                <text:p>1897</text:p>
              </table:table-cell>
              <table:table-cell office:value-type="float" office:value="5784">
                <text:p>5784</text:p>
              </table:table-cell>
            </table:table-row>
            <table:table-row>
              <table:table-cell office:value-type="float" office:value="1898">
                <text:p>1898</text:p>
              </table:table-cell>
              <table:table-cell office:value-type="float" office:value="26589">
                <text:p>26589</text:p>
              </table:table-cell>
            </table:table-row>
            <table:table-row>
              <table:table-cell office:value-type="float" office:value="1899">
                <text:p>1899</text:p>
              </table:table-cell>
              <table:table-cell office:value-type="float" office:value="37160">
                <text:p>37160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37887">
                <text:p>37887</text:p>
              </table:table-cell>
            </table:table-row>
            <table:table-row>
              <table:table-cell office:value-type="float" office:value="1902">
                <text:p>1902</text:p>
              </table:table-cell>
              <table:table-cell office:value-type="float" office:value="17960">
                <text:p>17960</text:p>
              </table:table-cell>
            </table:table-row>
            <table:table-row>
              <table:table-cell office:value-type="float" office:value="1903">
                <text:p>1903</text:p>
              </table:table-cell>
              <table:table-cell office:value-type="float" office:value="37108">
                <text:p>37108</text:p>
              </table:table-cell>
            </table:table-row>
            <table:table-row>
              <table:table-cell office:value-type="float" office:value="1904">
                <text:p>1904</text:p>
              </table:table-cell>
              <table:table-cell office:value-type="float" office:value="49485">
                <text:p>49485</text:p>
              </table:table-cell>
            </table:table-row>
            <table:table-row>
              <table:table-cell office:value-type="float" office:value="1905">
                <text:p>1905</text:p>
              </table:table-cell>
              <table:table-cell office:value-type="float" office:value="66492">
                <text:p>66492</text:p>
              </table:table-cell>
            </table:table-row>
            <table:table-row>
              <table:table-cell office:value-type="float" office:value="1906">
                <text:p>1906</text:p>
              </table:table-cell>
              <table:table-cell office:value-type="float" office:value="74768">
                <text:p>74768</text:p>
              </table:table-cell>
            </table:table-row>
            <table:table-row>
              <table:table-cell office:value-type="float" office:value="1907">
                <text:p>1907</text:p>
              </table:table-cell>
              <table:table-cell office:value-type="float" office:value="47764">
                <text:p>47764</text:p>
              </table:table-cell>
            </table:table-row>
            <table:table-row>
              <table:table-cell office:value-type="float" office:value="1909">
                <text:p>1909</text:p>
              </table:table-cell>
              <table:table-cell office:value-type="float" office:value="23309">
                <text:p>23309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23309">
                <text:p>23309</text:p>
              </table:table-cell>
            </table:table-row>
            <table:table-row>
              <table:table-cell office:value-type="float" office:value="1912">
                <text:p>1912</text:p>
              </table:table-cell>
              <table:table-cell office:value-type="float" office:value="23192">
                <text:p>23192</text:p>
              </table:table-cell>
            </table:table-row>
            <table:table-row>
              <table:table-cell office:value-type="float" office:value="1913">
                <text:p>1913</text:p>
              </table:table-cell>
              <table:table-cell office:value-type="float" office:value="43091">
                <text:p>43091</text:p>
              </table:table-cell>
            </table:table-row>
            <table:table-row>
              <table:table-cell office:value-type="float" office:value="1914">
                <text:p>1914</text:p>
              </table:table-cell>
              <table:table-cell office:value-type="float" office:value="57185">
                <text:p>57185</text:p>
              </table:table-cell>
            </table:table-row>
            <table:table-row>
              <table:table-cell office:value-type="float" office:value="1915">
                <text:p>1915</text:p>
              </table:table-cell>
              <table:table-cell office:value-type="float" office:value="81684">
                <text:p>81684</text:p>
              </table:table-cell>
            </table:table-row>
            <table:table-row>
              <table:table-cell office:value-type="float" office:value="1916">
                <text:p>1916</text:p>
              </table:table-cell>
              <table:table-cell office:value-type="float" office:value="86634">
                <text:p>86634</text:p>
              </table:table-cell>
            </table:table-row>
            <table:table-row>
              <table:table-cell office:value-type="float" office:value="1917">
                <text:p>1917</text:p>
              </table:table-cell>
              <table:table-cell office:value-type="float" office:value="92335">
                <text:p>92335</text:p>
              </table:table-cell>
            </table:table-row>
            <table:table-row>
              <table:table-cell office:value-type="float" office:value="1918">
                <text:p>1918</text:p>
              </table:table-cell>
              <table:table-cell office:value-type="float" office:value="77565">
                <text:p>77565</text:p>
              </table:table-cell>
            </table:table-row>
            <table:table-row>
              <table:table-cell office:value-type="float" office:value="1919">
                <text:p>1919</text:p>
              </table:table-cell>
              <table:table-cell office:value-type="float" office:value="84245">
                <text:p>84245</text:p>
              </table:table-cell>
            </table:table-row>
            <table:table-row>
              <table:table-cell office:value-type="float" office:value="1921">
                <text:p>1921</text:p>
              </table:table-cell>
              <table:table-cell office:value-type="float" office:value="90818">
                <text:p>90818</text:p>
              </table:table-cell>
            </table:table-row>
            <table:table-row>
              <table:table-cell office:value-type="float" office:value="1923">
                <text:p>1923</text:p>
              </table:table-cell>
              <table:table-cell office:value-type="float" office:value="82729">
                <text:p>82729</text:p>
              </table:table-cell>
            </table:table-row>
            <table:table-row>
              <table:table-cell office:value-type="float" office:value="1925">
                <text:p>1925</text:p>
              </table:table-cell>
              <table:table-cell office:value-type="float" office:value="13759">
                <text:p>13759</text:p>
              </table:table-cell>
            </table:table-row>
            <table:table-row>
              <table:table-cell office:value-type="float" office:value="1926">
                <text:p>1926</text:p>
              </table:table-cell>
              <table:table-cell office:value-type="float" office:value="42640">
                <text:p>42640</text:p>
              </table:table-cell>
            </table:table-row>
            <table:table-row>
              <table:table-cell office:value-type="float" office:value="1927">
                <text:p>1927</text:p>
              </table:table-cell>
              <table:table-cell office:value-type="float" office:value="38001">
                <text:p>38001</text:p>
              </table:table-cell>
            </table:table-row>
            <table:table-row>
              <table:table-cell office:value-type="float" office:value="1928">
                <text:p>1928</text:p>
              </table:table-cell>
              <table:table-cell office:value-type="float" office:value="43446">
                <text:p>43446</text:p>
              </table:table-cell>
            </table:table-row>
            <table:table-row>
              <table:table-cell office:value-type="float" office:value="1929">
                <text:p>1929</text:p>
              </table:table-cell>
              <table:table-cell office:value-type="float" office:value="40933">
                <text:p>40933</text:p>
              </table:table-cell>
            </table:table-row>
            <table:table-row>
              <table:table-cell office:value-type="float" office:value="1931">
                <text:p>1931</text:p>
              </table:table-cell>
              <table:table-cell office:value-type="float" office:value="46009">
                <text:p>46009</text:p>
              </table:table-cell>
            </table:table-row>
            <table:table-row>
              <table:table-cell office:value-type="float" office:value="1932">
                <text:p>1932</text:p>
              </table:table-cell>
              <table:table-cell office:value-type="float" office:value="53105">
                <text:p>53105</text:p>
              </table:table-cell>
            </table:table-row>
            <table:table-row>
              <table:table-cell office:value-type="float" office:value="1933">
                <text:p>1933</text:p>
              </table:table-cell>
              <table:table-cell office:value-type="float" office:value="46497">
                <text:p>46497</text:p>
              </table:table-cell>
            </table:table-row>
            <table:table-row>
              <table:table-cell office:value-type="float" office:value="1934">
                <text:p>1934</text:p>
              </table:table-cell>
              <table:table-cell office:value-type="float" office:value="47779">
                <text:p>47779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77550">
                <text:p>77550</text:p>
              </table:table-cell>
            </table:table-row>
            <table:table-row>
              <table:table-cell office:value-type="float" office:value="1937">
                <text:p>1937</text:p>
              </table:table-cell>
              <table:table-cell office:value-type="float" office:value="14098">
                <text:p>14098</text:p>
              </table:table-cell>
            </table:table-row>
            <table:table-row>
              <table:table-cell office:value-type="float" office:value="1938">
                <text:p>1938</text:p>
              </table:table-cell>
              <table:table-cell office:value-type="float" office:value="14098">
                <text:p>14098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31028">
                <text:p>31028</text:p>
              </table:table-cell>
            </table:table-row>
            <table:table-row>
              <table:table-cell office:value-type="float" office:value="1941">
                <text:p>1941</text:p>
              </table:table-cell>
              <table:table-cell office:value-type="float" office:value="61344">
                <text:p>61344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81476">
                <text:p>81476</text:p>
              </table:table-cell>
            </table:table-row>
            <table:table-row>
              <table:table-cell office:value-type="float" office:value="1943">
                <text:p>1943</text:p>
              </table:table-cell>
              <table:table-cell office:value-type="float" office:value="79896">
                <text:p>79896</text:p>
              </table:table-cell>
            </table:table-row>
            <table:table-row>
              <table:table-cell office:value-type="float" office:value="1944">
                <text:p>1944</text:p>
              </table:table-cell>
              <table:table-cell office:value-type="float" office:value="86260">
                <text:p>86260</text:p>
              </table:table-cell>
            </table:table-row>
            <table:table-row>
              <table:table-cell office:value-type="float" office:value="1945">
                <text:p>1945</text:p>
              </table:table-cell>
              <table:table-cell office:value-type="float" office:value="79490">
                <text:p>79490</text:p>
              </table:table-cell>
            </table:table-row>
            <table:table-row>
              <table:table-cell office:value-type="float" office:value="1946">
                <text:p>1946</text:p>
              </table:table-cell>
              <table:table-cell office:value-type="float" office:value="78949">
                <text:p>78949</text:p>
              </table:table-cell>
            </table:table-row>
            <table:table-row>
              <table:table-cell office:value-type="float" office:value="1947">
                <text:p>1947</text:p>
              </table:table-cell>
              <table:table-cell office:value-type="float" office:value="68472">
                <text:p>68472</text:p>
              </table:table-cell>
            </table:table-row>
            <table:table-row>
              <table:table-cell office:value-type="float" office:value="1948">
                <text:p>1948</text:p>
              </table:table-cell>
              <table:table-cell office:value-type="float" office:value="80028">
                <text:p>80028</text:p>
              </table:table-cell>
            </table:table-row>
            <table:table-row>
              <table:table-cell office:value-type="float" office:value="1951">
                <text:p>1951</text:p>
              </table:table-cell>
              <table:table-cell office:value-type="float" office:value="48068">
                <text:p>48068</text:p>
              </table:table-cell>
            </table:table-row>
            <table:table-row>
              <table:table-cell office:value-type="float" office:value="1953">
                <text:p>1953</text:p>
              </table:table-cell>
              <table:table-cell office:value-type="float" office:value="29302">
                <text:p>29302</text:p>
              </table:table-cell>
            </table:table-row>
            <table:table-row>
              <table:table-cell office:value-type="float" office:value="1954">
                <text:p>1954</text:p>
              </table:table-cell>
              <table:table-cell office:value-type="float" office:value="49488">
                <text:p>49488</text:p>
              </table:table-cell>
            </table:table-row>
            <table:table-row>
              <table:table-cell office:value-type="float" office:value="1955">
                <text:p>1955</text:p>
              </table:table-cell>
              <table:table-cell office:value-type="float" office:value="77798">
                <text:p>77798</text:p>
              </table:table-cell>
            </table:table-row>
            <table:table-row>
              <table:table-cell office:value-type="float" office:value="1956">
                <text:p>1956</text:p>
              </table:table-cell>
              <table:table-cell office:value-type="float" office:value="96594">
                <text:p>96594</text:p>
              </table:table-cell>
            </table:table-row>
            <table:table-row>
              <table:table-cell office:value-type="float" office:value="1957">
                <text:p>1957</text:p>
              </table:table-cell>
              <table:table-cell office:value-type="float" office:value="101960">
                <text:p>101960</text:p>
              </table:table-cell>
            </table:table-row>
            <table:table-row>
              <table:table-cell office:value-type="float" office:value="1959">
                <text:p>1959</text:p>
              </table:table-cell>
              <table:table-cell office:value-type="float" office:value="90260">
                <text:p>90260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87785">
                <text:p>87785</text:p>
              </table:table-cell>
            </table:table-row>
            <table:table-row>
              <table:table-cell office:value-type="float" office:value="1961">
                <text:p>1961</text:p>
              </table:table-cell>
              <table:table-cell office:value-type="float" office:value="81713">
                <text:p>81713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69596">
                <text:p>69596</text:p>
              </table:table-cell>
            </table:table-row>
            <table:table-row>
              <table:table-cell office:value-type="float" office:value="1963">
                <text:p>1963</text:p>
              </table:table-cell>
              <table:table-cell office:value-type="float" office:value="83505">
                <text:p>83505</text:p>
              </table:table-cell>
            </table:table-row>
            <table:table-row>
              <table:table-cell office:value-type="float" office:value="1964">
                <text:p>1964</text:p>
              </table:table-cell>
              <table:table-cell office:value-type="float" office:value="71218">
                <text:p>71218</text:p>
              </table:table-cell>
            </table:table-row>
            <table:table-row>
              <table:table-cell office:value-type="float" office:value="1966">
                <text:p>1966</text:p>
              </table:table-cell>
              <table:table-cell office:value-type="float" office:value="14809">
                <text:p>14809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55738">
                <text:p>55738</text:p>
              </table:table-cell>
            </table:table-row>
            <table:table-row>
              <table:table-cell office:value-type="float" office:value="1969">
                <text:p>1969</text:p>
              </table:table-cell>
              <table:table-cell office:value-type="float" office:value="82726">
                <text:p>82726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52678">
                <text:p>52678</text:p>
              </table:table-cell>
            </table:table-row>
            <table:table-row>
              <table:table-cell office:value-type="float" office:value="1971">
                <text:p>1971</text:p>
              </table:table-cell>
              <table:table-cell office:value-type="float" office:value="57020">
                <text:p>57020</text:p>
              </table:table-cell>
            </table:table-row>
            <table:table-row>
              <table:table-cell office:value-type="float" office:value="1972">
                <text:p>1972</text:p>
              </table:table-cell>
              <table:table-cell office:value-type="float" office:value="62081">
                <text:p>62081</text:p>
              </table:table-cell>
            </table:table-row>
            <table:table-row>
              <table:table-cell office:value-type="float" office:value="1973">
                <text:p>1973</text:p>
              </table:table-cell>
              <table:table-cell office:value-type="float" office:value="62600">
                <text:p>62600</text:p>
              </table:table-cell>
            </table:table-row>
            <table:table-row>
              <table:table-cell office:value-type="float" office:value="1974">
                <text:p>1974</text:p>
              </table:table-cell>
              <table:table-cell office:value-type="float" office:value="62792">
                <text:p>62792</text:p>
              </table:table-cell>
            </table:table-row>
            <table:table-row>
              <table:table-cell office:value-type="float" office:value="1975">
                <text:p>1975</text:p>
              </table:table-cell>
              <table:table-cell office:value-type="float" office:value="67871">
                <text:p>67871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86034">
                <text:p>86034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89664">
                <text:p>89664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33694">
                <text:p>33694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24019">
                <text:p>24019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32684">
                <text:p>32684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53581">
                <text:p>53581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68583">
                <text:p>68583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61606">
                <text:p>61606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51911">
                <text:p>51911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49026">
                <text:p>49026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71273">
                <text:p>71273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72767">
                <text:p>72767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60279">
                <text:p>60279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58898">
                <text:p>58898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19017">
                <text:p>19017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3915">
                <text:p>3391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35807">
                <text:p>35807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32585">
                <text:p>3258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37604">
                <text:p>3760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8769">
                <text:p>28769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8646">
                <text:p>28646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31891">
                <text:p>3189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2318">
                <text:p>22318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7761">
                <text:p>2776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37710">
                <text:p>3771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3446">
                <text:p>23446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8004">
                <text:p>38004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7528">
                <text:p>37528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52092">
                <text:p>5209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0481">
                <text:p>5048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6055">
                <text:p>46055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2961">
                <text:p>5296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51572">
                <text:p>5157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48706">
                <text:p>48706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46551">
                <text:p>46551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8708">
                <text:p>8708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21207">
                <text:p>21207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55172">
                <text:p>55172</text:p>
              </table:table-cell>
            </table:table-row>
            <table:table-row>
              <table:table-cell office:value-type="float" office:value="2026">
                <text:p>2026</text:p>
              </table:table-cell>
              <table:table-cell office:value-type="float" office:value="70599">
                <text:p>70599</text:p>
              </table:table-cell>
            </table:table-row>
            <table:table-row>
              <table:table-cell office:value-type="float" office:value="2027">
                <text:p>2027</text:p>
              </table:table-cell>
              <table:table-cell office:value-type="float" office:value="41304">
                <text:p>41304</text:p>
              </table:table-cell>
            </table:table-row>
            <table:table-row>
              <table:table-cell office:value-type="float" office:value="2028">
                <text:p>2028</text:p>
              </table:table-cell>
              <table:table-cell office:value-type="float" office:value="29014">
                <text:p>290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670" chart:maximum="11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1.928cm" svg:height="18.037cm" xlink:href=".." xlink:type="simple" chart:class="chart:scatter" chart:style-name="ch1">
        <chart:legend chart:legend-position="end" svg:x="48.864cm" svg:y="8.719cm" style:legend-expansion="high" chart:style-name="ch2"/>
        <chart:plot-area chart:style-name="ch3" table:cell-range-address="'origin_B_2019.12.16_13.40.04_for2000s_500'.A1:'origin_B_2019.12.16_13.40.04_for2000s_500'.B493" chart:data-source-has-labels="both" svg:x="1.038cm" svg:y="0.36cm" svg:width="46.788cm" svg:height="17.317cm">
          <chartooo:coordinate-region svg:x="2.4cm" svg:y="0.559cm" svg:width="45.054cm" svg:height="16.471cm"/>
          <chart:axis chart:dimension="x" chart:name="primary-x" chart:style-name="ch4" chartooo:axis-type="auto">
            <chart:categories table:cell-range-address="'origin_B_2019.12.16_13.40.04_for2000s_500'.A2:'origin_B_2019.12.16_13.40.04_for2000s_500'.A49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origin_B_2019.12.16_13.40.04_for2000s_500'.B2:'origin_B_2019.12.16_13.40.04_for2000s_500'.B493" chart:label-cell-address="'origin_B_2019.12.16_13.40.04_for2000s_500'.B1:'origin_B_2019.12.16_13.40.04_for2000s_500'.B1" chart:class="chart:scatter">
            <chart:domain table:cell-range-address="'origin_B_2019.12.16_13.40.04_for2000s_500'.A2:'origin_B_2019.12.16_13.40.04_for2000s_500'.A493"/>
            <chart:data-point chart:repeated="49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'origin_B_2019.12.16_13.40.04_for2000s_500'.B1:'origin_B_2019.12.16_13.40.04_for2000s_500'.B1</svg:desc>
                </draw:g>
              </table:table-cell>
            </table:table-row>
          </table:table-header-rows>
          <table:table-rows>
            <table:table-row>
              <table:table-cell office:value-type="float" office:value="669">
                <text:p>669</text:p>
                <draw:g>
                  <svg:desc>'origin_B_2019.12.16_13.40.04_for2000s_500'.A2:'origin_B_2019.12.16_13.40.04_for2000s_500'.A493</svg:desc>
                </draw:g>
              </table:table-cell>
              <table:table-cell office:value-type="float" office:value="35234">
                <text:p>35234</text:p>
                <draw:g>
                  <svg:desc>'origin_B_2019.12.16_13.40.04_for2000s_500'.B2:'origin_B_2019.12.16_13.40.04_for2000s_500'.B493</svg:desc>
                </draw:g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33122">
                <text:p>33122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15553">
                <text:p>15553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15692">
                <text:p>15692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23083">
                <text:p>23083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31456">
                <text:p>31456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38551">
                <text:p>38551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59382">
                <text:p>59382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50569">
                <text:p>50569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35514">
                <text:p>35514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34084">
                <text:p>34084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40073">
                <text:p>40073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39473">
                <text:p>39473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29442">
                <text:p>29442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21682">
                <text:p>21682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10255">
                <text:p>10255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10955">
                <text:p>10955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1278">
                <text:p>11278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11116">
                <text:p>11116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20074">
                <text:p>20074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23311">
                <text:p>23311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19940">
                <text:p>19940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17075">
                <text:p>17075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15482">
                <text:p>15482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12078">
                <text:p>12078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8005">
                <text:p>8005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4685">
                <text:p>4685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14359">
                <text:p>14359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4448">
                <text:p>4448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7423">
                <text:p>7423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13934">
                <text:p>13934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16977">
                <text:p>16977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11426">
                <text:p>11426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17414">
                <text:p>17414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6790">
                <text:p>16790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16885">
                <text:p>16885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16149">
                <text:p>16149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5792">
                <text:p>5792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16824">
                <text:p>16824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17377">
                <text:p>17377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16250">
                <text:p>16250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19591">
                <text:p>19591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45736">
                <text:p>45736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54760">
                <text:p>54760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64866">
                <text:p>64866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37039">
                <text:p>37039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34645">
                <text:p>34645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28865">
                <text:p>28865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22245">
                <text:p>22245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24083">
                <text:p>24083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22535">
                <text:p>22535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22793">
                <text:p>22793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130481">
                <text:p>130481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142441">
                <text:p>142441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178682">
                <text:p>178682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140758">
                <text:p>140758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164281">
                <text:p>164281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123674">
                <text:p>123674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26554">
                <text:p>126554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24648">
                <text:p>24648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153154">
                <text:p>153154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156672">
                <text:p>156672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139267">
                <text:p>139267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130492">
                <text:p>130492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141364">
                <text:p>141364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131200">
                <text:p>131200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145375">
                <text:p>145375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145220">
                <text:p>145220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145030">
                <text:p>145030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28972">
                <text:p>28972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28972">
                <text:p>28972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154921">
                <text:p>154921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178425">
                <text:p>178425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191619">
                <text:p>191619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200768">
                <text:p>200768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147851">
                <text:p>147851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145593">
                <text:p>145593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153671">
                <text:p>153671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166998">
                <text:p>166998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168940">
                <text:p>168940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160558">
                <text:p>160558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124687">
                <text:p>124687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44391">
                <text:p>44391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200910">
                <text:p>200910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230524">
                <text:p>230524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216553">
                <text:p>216553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202221">
                <text:p>202221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192612">
                <text:p>192612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223292">
                <text:p>223292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205049">
                <text:p>205049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216263">
                <text:p>216263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206101">
                <text:p>206101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58202">
                <text:p>58202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58202">
                <text:p>58202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26606">
                <text:p>26606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26777">
                <text:p>26777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25017">
                <text:p>25017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26713">
                <text:p>26713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04707">
                <text:p>104707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186188">
                <text:p>186188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222446">
                <text:p>222446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228073">
                <text:p>228073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229565">
                <text:p>229565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251095">
                <text:p>251095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7012">
                <text:p>7012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72266">
                <text:p>7226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16869">
                <text:p>216869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233890">
                <text:p>233890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195173">
                <text:p>195173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227857">
                <text:p>227857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179698">
                <text:p>179698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242741">
                <text:p>242741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212631">
                <text:p>212631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207496">
                <text:p>207496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29600">
                <text:p>129600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21399">
                <text:p>21399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172773">
                <text:p>172773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270399">
                <text:p>270399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155975">
                <text:p>155975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252150">
                <text:p>252150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258326">
                <text:p>258326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250908">
                <text:p>250908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236238">
                <text:p>236238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230572">
                <text:p>230572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261877">
                <text:p>261877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104200">
                <text:p>104200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50832">
                <text:p>50832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194037">
                <text:p>194037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229072">
                <text:p>229072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198872">
                <text:p>198872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216330">
                <text:p>216330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187942">
                <text:p>187942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242831">
                <text:p>242831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203156">
                <text:p>203156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186352">
                <text:p>186352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194371">
                <text:p>194371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21377">
                <text:p>21377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21377">
                <text:p>21377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206980">
                <text:p>206980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162270">
                <text:p>162270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198804">
                <text:p>198804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178065">
                <text:p>178065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177822">
                <text:p>177822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196640">
                <text:p>196640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205723">
                <text:p>205723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193826">
                <text:p>193826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165743">
                <text:p>165743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200255">
                <text:p>200255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199880">
                <text:p>199880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19189">
                <text:p>19189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19356">
                <text:p>19356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20138">
                <text:p>20138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47784">
                <text:p>47784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199570">
                <text:p>199570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70018">
                <text:p>170018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176798">
                <text:p>176798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224159">
                <text:p>224159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163320">
                <text:p>163320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62805">
                <text:p>62805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15910">
                <text:p>15910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18716">
                <text:p>18716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68893">
                <text:p>68893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197139">
                <text:p>197139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188291">
                <text:p>188291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209196">
                <text:p>209196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247336">
                <text:p>247336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150439">
                <text:p>150439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178027">
                <text:p>178027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160552">
                <text:p>160552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187665">
                <text:p>187665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6473">
                <text:p>6473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114600">
                <text:p>114600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223735">
                <text:p>223735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157737">
                <text:p>157737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186943">
                <text:p>186943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136027">
                <text:p>136027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150874">
                <text:p>150874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141571">
                <text:p>141571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81076">
                <text:p>181076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150219">
                <text:p>150219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156482">
                <text:p>156482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51873">
                <text:p>51873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14869">
                <text:p>14869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20347">
                <text:p>20347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30994">
                <text:p>30994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81487">
                <text:p>8148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82034">
                <text:p>82034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64476">
                <text:p>64476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80159">
                <text:p>80159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79162">
                <text:p>79162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80641">
                <text:p>80641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71327">
                <text:p>71327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109286">
                <text:p>109286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11040">
                <text:p>1104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54182">
                <text:p>54182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123348">
                <text:p>123348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90083">
                <text:p>90083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81368">
                <text:p>81368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87486">
                <text:p>87486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88451">
                <text:p>88451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88202">
                <text:p>88202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87387">
                <text:p>87387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85656">
                <text:p>85656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29373">
                <text:p>29373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29373">
                <text:p>29373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56852">
                <text:p>56852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94113">
                <text:p>94113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105462">
                <text:p>105462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100139">
                <text:p>100139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97341">
                <text:p>97341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83673">
                <text:p>83673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73065">
                <text:p>73065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75283">
                <text:p>75283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78848">
                <text:p>78848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86269">
                <text:p>86269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10627">
                <text:p>10627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15507">
                <text:p>15507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51185">
                <text:p>51185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80136">
                <text:p>80136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77513">
                <text:p>77513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71326">
                <text:p>71326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73591">
                <text:p>73591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88094">
                <text:p>88094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67871">
                <text:p>67871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80717">
                <text:p>80717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88837">
                <text:p>88837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19171">
                <text:p>19171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2318">
                <text:p>2318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15625">
                <text:p>15625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14769">
                <text:p>14769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35947">
                <text:p>35947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71399">
                <text:p>71399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52656">
                <text:p>52656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67645">
                <text:p>67645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78558">
                <text:p>78558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77565">
                <text:p>7756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71280">
                <text:p>71280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49198">
                <text:p>49198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21526">
                <text:p>21526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45202">
                <text:p>45202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48338">
                <text:p>48338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42510">
                <text:p>42510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44233">
                <text:p>44233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51358">
                <text:p>51358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49494">
                <text:p>49494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40608">
                <text:p>40608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42044">
                <text:p>42044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35950">
                <text:p>35950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38255">
                <text:p>38255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5706">
                <text:p>5706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12662">
                <text:p>12662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31575">
                <text:p>31575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44731">
                <text:p>44731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39410">
                <text:p>39410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46879">
                <text:p>46879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42391">
                <text:p>42391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49846">
                <text:p>49846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41499">
                <text:p>41499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54323">
                <text:p>54323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49465">
                <text:p>49465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4559">
                <text:p>14559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13618">
                <text:p>13618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13878">
                <text:p>13878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13184">
                <text:p>13184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13310">
                <text:p>13310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19231">
                <text:p>19231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39320">
                <text:p>39320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59374">
                <text:p>5937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1004">
                <text:p>61004</text:p>
              </table:table-cell>
            </table:table-row>
            <table:table-row>
              <table:table-cell office:value-type="float" office:value="1002">
                <text:p>1002</text:p>
              </table:table-cell>
              <table:table-cell office:value-type="float" office:value="54678">
                <text:p>54678</text:p>
              </table:table-cell>
            </table:table-row>
            <table:table-row>
              <table:table-cell office:value-type="float" office:value="1003">
                <text:p>1003</text:p>
              </table:table-cell>
              <table:table-cell office:value-type="float" office:value="49582">
                <text:p>49582</text:p>
              </table:table-cell>
            </table:table-row>
            <table:table-row>
              <table:table-cell office:value-type="float" office:value="1004">
                <text:p>1004</text:p>
              </table:table-cell>
              <table:table-cell office:value-type="float" office:value="43142">
                <text:p>43142</text:p>
              </table:table-cell>
            </table:table-row>
            <table:table-row>
              <table:table-cell office:value-type="float" office:value="1006">
                <text:p>1006</text:p>
              </table:table-cell>
              <table:table-cell office:value-type="float" office:value="4572">
                <text:p>4572</text:p>
              </table:table-cell>
            </table:table-row>
            <table:table-row>
              <table:table-cell office:value-type="float" office:value="1007">
                <text:p>1007</text:p>
              </table:table-cell>
              <table:table-cell office:value-type="float" office:value="8902">
                <text:p>8902</text:p>
              </table:table-cell>
            </table:table-row>
            <table:table-row>
              <table:table-cell office:value-type="float" office:value="1008">
                <text:p>1008</text:p>
              </table:table-cell>
              <table:table-cell office:value-type="float" office:value="13985">
                <text:p>13985</text:p>
              </table:table-cell>
            </table:table-row>
            <table:table-row>
              <table:table-cell office:value-type="float" office:value="1009">
                <text:p>1009</text:p>
              </table:table-cell>
              <table:table-cell office:value-type="float" office:value="13323">
                <text:p>13323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3666">
                <text:p>13666</text:p>
              </table:table-cell>
            </table:table-row>
            <table:table-row>
              <table:table-cell office:value-type="float" office:value="1012">
                <text:p>1012</text:p>
              </table:table-cell>
              <table:table-cell office:value-type="float" office:value="13726">
                <text:p>13726</text:p>
              </table:table-cell>
            </table:table-row>
            <table:table-row>
              <table:table-cell office:value-type="float" office:value="1013">
                <text:p>1013</text:p>
              </table:table-cell>
              <table:table-cell office:value-type="float" office:value="13774">
                <text:p>13774</text:p>
              </table:table-cell>
            </table:table-row>
            <table:table-row>
              <table:table-cell office:value-type="float" office:value="1014">
                <text:p>1014</text:p>
              </table:table-cell>
              <table:table-cell office:value-type="float" office:value="11703">
                <text:p>11703</text:p>
              </table:table-cell>
            </table:table-row>
            <table:table-row>
              <table:table-cell office:value-type="float" office:value="1015">
                <text:p>1015</text:p>
              </table:table-cell>
              <table:table-cell office:value-type="float" office:value="12207">
                <text:p>12207</text:p>
              </table:table-cell>
            </table:table-row>
            <table:table-row>
              <table:table-cell office:value-type="float" office:value="1016">
                <text:p>1016</text:p>
              </table:table-cell>
              <table:table-cell office:value-type="float" office:value="12473">
                <text:p>12473</text:p>
              </table:table-cell>
            </table:table-row>
            <table:table-row>
              <table:table-cell office:value-type="float" office:value="1018">
                <text:p>1018</text:p>
              </table:table-cell>
              <table:table-cell office:value-type="float" office:value="5043">
                <text:p>5043</text:p>
              </table:table-cell>
            </table:table-row>
            <table:table-row>
              <table:table-cell office:value-type="float" office:value="1019">
                <text:p>1019</text:p>
              </table:table-cell>
              <table:table-cell office:value-type="float" office:value="5043">
                <text:p>5043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1699">
                <text:p>11699</text:p>
              </table:table-cell>
            </table:table-row>
            <table:table-row>
              <table:table-cell office:value-type="float" office:value="1022">
                <text:p>1022</text:p>
              </table:table-cell>
              <table:table-cell office:value-type="float" office:value="12684">
                <text:p>12684</text:p>
              </table:table-cell>
            </table:table-row>
            <table:table-row>
              <table:table-cell office:value-type="float" office:value="1023">
                <text:p>1023</text:p>
              </table:table-cell>
              <table:table-cell office:value-type="float" office:value="12702">
                <text:p>1270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4104">
                <text:p>14104</text:p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14447">
                <text:p>14447</text:p>
              </table:table-cell>
            </table:table-row>
            <table:table-row>
              <table:table-cell office:value-type="float" office:value="1026">
                <text:p>1026</text:p>
              </table:table-cell>
              <table:table-cell office:value-type="float" office:value="13406">
                <text:p>13406</text:p>
              </table:table-cell>
            </table:table-row>
            <table:table-row>
              <table:table-cell office:value-type="float" office:value="1027">
                <text:p>1027</text:p>
              </table:table-cell>
              <table:table-cell office:value-type="float" office:value="11983">
                <text:p>11983</text:p>
              </table:table-cell>
            </table:table-row>
            <table:table-row>
              <table:table-cell office:value-type="float" office:value="1028">
                <text:p>1028</text:p>
              </table:table-cell>
              <table:table-cell office:value-type="float" office:value="13797">
                <text:p>13797</text:p>
              </table:table-cell>
            </table:table-row>
            <table:table-row>
              <table:table-cell office:value-type="float" office:value="1029">
                <text:p>1029</text:p>
              </table:table-cell>
              <table:table-cell office:value-type="float" office:value="14625">
                <text:p>14625</text:p>
              </table:table-cell>
            </table:table-row>
            <table:table-row>
              <table:table-cell office:value-type="float" office:value="1032">
                <text:p>1032</text:p>
              </table:table-cell>
              <table:table-cell office:value-type="float" office:value="13479">
                <text:p>13479</text:p>
              </table:table-cell>
            </table:table-row>
            <table:table-row>
              <table:table-cell office:value-type="float" office:value="1034">
                <text:p>1034</text:p>
              </table:table-cell>
              <table:table-cell office:value-type="float" office:value="6009">
                <text:p>6009</text:p>
              </table:table-cell>
            </table:table-row>
            <table:table-row>
              <table:table-cell office:value-type="float" office:value="1035">
                <text:p>1035</text:p>
              </table:table-cell>
              <table:table-cell office:value-type="float" office:value="17633">
                <text:p>17633</text:p>
              </table:table-cell>
            </table:table-row>
            <table:table-row>
              <table:table-cell office:value-type="float" office:value="1036">
                <text:p>1036</text:p>
              </table:table-cell>
              <table:table-cell office:value-type="float" office:value="17141">
                <text:p>17141</text:p>
              </table:table-cell>
            </table:table-row>
            <table:table-row>
              <table:table-cell office:value-type="float" office:value="1037">
                <text:p>1037</text:p>
              </table:table-cell>
              <table:table-cell office:value-type="float" office:value="17464">
                <text:p>17464</text:p>
              </table:table-cell>
            </table:table-row>
            <table:table-row>
              <table:table-cell office:value-type="float" office:value="1038">
                <text:p>1038</text:p>
              </table:table-cell>
              <table:table-cell office:value-type="float" office:value="17001">
                <text:p>17001</text:p>
              </table:table-cell>
            </table:table-row>
            <table:table-row>
              <table:table-cell office:value-type="float" office:value="1039">
                <text:p>1039</text:p>
              </table:table-cell>
              <table:table-cell office:value-type="float" office:value="16129">
                <text:p>16129</text:p>
              </table:table-cell>
            </table:table-row>
            <table:table-row>
              <table:table-cell office:value-type="float" office:value="1041">
                <text:p>1041</text:p>
              </table:table-cell>
              <table:table-cell office:value-type="float" office:value="17753">
                <text:p>17753</text:p>
              </table:table-cell>
            </table:table-row>
            <table:table-row>
              <table:table-cell office:value-type="float" office:value="1042">
                <text:p>1042</text:p>
              </table:table-cell>
              <table:table-cell office:value-type="float" office:value="53355">
                <text:p>53355</text:p>
              </table:table-cell>
            </table:table-row>
            <table:table-row>
              <table:table-cell office:value-type="float" office:value="1043">
                <text:p>1043</text:p>
              </table:table-cell>
              <table:table-cell office:value-type="float" office:value="54222">
                <text:p>54222</text:p>
              </table:table-cell>
            </table:table-row>
            <table:table-row>
              <table:table-cell office:value-type="float" office:value="1044">
                <text:p>1044</text:p>
              </table:table-cell>
              <table:table-cell office:value-type="float" office:value="60356">
                <text:p>60356</text:p>
              </table:table-cell>
            </table:table-row>
            <table:table-row>
              <table:table-cell office:value-type="float" office:value="1046">
                <text:p>1046</text:p>
              </table:table-cell>
              <table:table-cell office:value-type="float" office:value="26592">
                <text:p>26592</text:p>
              </table:table-cell>
            </table:table-row>
            <table:table-row>
              <table:table-cell office:value-type="float" office:value="1047">
                <text:p>1047</text:p>
              </table:table-cell>
              <table:table-cell office:value-type="float" office:value="26592">
                <text:p>26592</text:p>
              </table:table-cell>
            </table:table-row>
            <table:table-row>
              <table:table-cell office:value-type="float" office:value="1048">
                <text:p>1048</text:p>
              </table:table-cell>
              <table:table-cell office:value-type="float" office:value="16204">
                <text:p>16204</text:p>
              </table:table-cell>
            </table:table-row>
            <table:table-row>
              <table:table-cell office:value-type="float" office:value="1049">
                <text:p>1049</text:p>
              </table:table-cell>
              <table:table-cell office:value-type="float" office:value="15290">
                <text:p>15290</text:p>
              </table:table-cell>
            </table:table-row>
            <table:table-row>
              <table:table-cell office:value-type="float" office:value="1051">
                <text:p>1051</text:p>
              </table:table-cell>
              <table:table-cell office:value-type="float" office:value="16467">
                <text:p>16467</text:p>
              </table:table-cell>
            </table:table-row>
            <table:table-row>
              <table:table-cell office:value-type="float" office:value="1052">
                <text:p>1052</text:p>
              </table:table-cell>
              <table:table-cell office:value-type="float" office:value="15947">
                <text:p>15947</text:p>
              </table:table-cell>
            </table:table-row>
            <table:table-row>
              <table:table-cell office:value-type="float" office:value="1053">
                <text:p>1053</text:p>
              </table:table-cell>
              <table:table-cell office:value-type="float" office:value="15942">
                <text:p>15942</text:p>
              </table:table-cell>
            </table:table-row>
            <table:table-row>
              <table:table-cell office:value-type="float" office:value="1054">
                <text:p>1054</text:p>
              </table:table-cell>
              <table:table-cell office:value-type="float" office:value="17736">
                <text:p>17736</text:p>
              </table:table-cell>
            </table:table-row>
            <table:table-row>
              <table:table-cell office:value-type="float" office:value="1055">
                <text:p>1055</text:p>
              </table:table-cell>
              <table:table-cell office:value-type="float" office:value="17477">
                <text:p>17477</text:p>
              </table:table-cell>
            </table:table-row>
            <table:table-row>
              <table:table-cell office:value-type="float" office:value="1056">
                <text:p>1056</text:p>
              </table:table-cell>
              <table:table-cell office:value-type="float" office:value="18578">
                <text:p>18578</text:p>
              </table:table-cell>
            </table:table-row>
            <table:table-row>
              <table:table-cell office:value-type="float" office:value="1057">
                <text:p>1057</text:p>
              </table:table-cell>
              <table:table-cell office:value-type="float" office:value="14250">
                <text:p>14250</text:p>
              </table:table-cell>
            </table:table-row>
            <table:table-row>
              <table:table-cell office:value-type="float" office:value="1058">
                <text:p>1058</text:p>
              </table:table-cell>
              <table:table-cell office:value-type="float" office:value="16783">
                <text:p>16783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11785">
                <text:p>11785</text:p>
              </table:table-cell>
            </table:table-row>
            <table:table-row>
              <table:table-cell office:value-type="float" office:value="1062">
                <text:p>1062</text:p>
              </table:table-cell>
              <table:table-cell office:value-type="float" office:value="7228">
                <text:p>7228</text:p>
              </table:table-cell>
            </table:table-row>
            <table:table-row>
              <table:table-cell office:value-type="float" office:value="1063">
                <text:p>1063</text:p>
              </table:table-cell>
              <table:table-cell office:value-type="float" office:value="16855">
                <text:p>16855</text:p>
              </table:table-cell>
            </table:table-row>
            <table:table-row>
              <table:table-cell office:value-type="float" office:value="1064">
                <text:p>1064</text:p>
              </table:table-cell>
              <table:table-cell office:value-type="float" office:value="17305">
                <text:p>17305</text:p>
              </table:table-cell>
            </table:table-row>
            <table:table-row>
              <table:table-cell office:value-type="float" office:value="1065">
                <text:p>1065</text:p>
              </table:table-cell>
              <table:table-cell office:value-type="float" office:value="16437">
                <text:p>16437</text:p>
              </table:table-cell>
            </table:table-row>
            <table:table-row>
              <table:table-cell office:value-type="float" office:value="1066">
                <text:p>1066</text:p>
              </table:table-cell>
              <table:table-cell office:value-type="float" office:value="17008">
                <text:p>17008</text:p>
              </table:table-cell>
            </table:table-row>
            <table:table-row>
              <table:table-cell office:value-type="float" office:value="1067">
                <text:p>1067</text:p>
              </table:table-cell>
              <table:table-cell office:value-type="float" office:value="15662">
                <text:p>15662</text:p>
              </table:table-cell>
            </table:table-row>
            <table:table-row>
              <table:table-cell office:value-type="float" office:value="1068">
                <text:p>1068</text:p>
              </table:table-cell>
              <table:table-cell office:value-type="float" office:value="15635">
                <text:p>15635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15925">
                <text:p>15925</text:p>
              </table:table-cell>
            </table:table-row>
            <table:table-row>
              <table:table-cell office:value-type="float" office:value="1071">
                <text:p>1071</text:p>
              </table:table-cell>
              <table:table-cell office:value-type="float" office:value="45092">
                <text:p>45092</text:p>
              </table:table-cell>
            </table:table-row>
            <table:table-row>
              <table:table-cell office:value-type="float" office:value="1072">
                <text:p>1072</text:p>
              </table:table-cell>
              <table:table-cell office:value-type="float" office:value="53313">
                <text:p>53313</text:p>
              </table:table-cell>
            </table:table-row>
            <table:table-row>
              <table:table-cell office:value-type="float" office:value="1074">
                <text:p>1074</text:p>
              </table:table-cell>
              <table:table-cell office:value-type="float" office:value="18174">
                <text:p>18174</text:p>
              </table:table-cell>
            </table:table-row>
            <table:table-row>
              <table:table-cell office:value-type="float" office:value="1075">
                <text:p>1075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float" office:value="1076">
                <text:p>1076</text:p>
              </table:table-cell>
              <table:table-cell office:value-type="float" office:value="16856">
                <text:p>16856</text:p>
              </table:table-cell>
            </table:table-row>
            <table:table-row>
              <table:table-cell office:value-type="float" office:value="1077">
                <text:p>1077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1078">
                <text:p>1078</text:p>
              </table:table-cell>
              <table:table-cell office:value-type="float" office:value="16804">
                <text:p>16804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5760">
                <text:p>15760</text:p>
              </table:table-cell>
            </table:table-row>
            <table:table-row>
              <table:table-cell office:value-type="float" office:value="1081">
                <text:p>1081</text:p>
              </table:table-cell>
              <table:table-cell office:value-type="float" office:value="18625">
                <text:p>18625</text:p>
              </table:table-cell>
            </table:table-row>
            <table:table-row>
              <table:table-cell office:value-type="float" office:value="1082">
                <text:p>1082</text:p>
              </table:table-cell>
              <table:table-cell office:value-type="float" office:value="51804">
                <text:p>51804</text:p>
              </table:table-cell>
            </table:table-row>
            <table:table-row>
              <table:table-cell office:value-type="float" office:value="1083">
                <text:p>1083</text:p>
              </table:table-cell>
              <table:table-cell office:value-type="float" office:value="59668">
                <text:p>59668</text:p>
              </table:table-cell>
            </table:table-row>
            <table:table-row>
              <table:table-cell office:value-type="float" office:value="1084">
                <text:p>1084</text:p>
              </table:table-cell>
              <table:table-cell office:value-type="float" office:value="67672">
                <text:p>67672</text:p>
              </table:table-cell>
            </table:table-row>
            <table:table-row>
              <table:table-cell office:value-type="float" office:value="1085">
                <text:p>1085</text:p>
              </table:table-cell>
              <table:table-cell office:value-type="float" office:value="47574">
                <text:p>47574</text:p>
              </table:table-cell>
            </table:table-row>
            <table:table-row>
              <table:table-cell office:value-type="float" office:value="1086">
                <text:p>1086</text:p>
              </table:table-cell>
              <table:table-cell office:value-type="float" office:value="70157">
                <text:p>70157</text:p>
              </table:table-cell>
            </table:table-row>
            <table:table-row>
              <table:table-cell office:value-type="float" office:value="1087">
                <text:p>1087</text:p>
              </table:table-cell>
              <table:table-cell office:value-type="float" office:value="44330">
                <text:p>44330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9948">
                <text:p>9948</text:p>
              </table:table-cell>
            </table:table-row>
            <table:table-row>
              <table:table-cell office:value-type="float" office:value="1091">
                <text:p>1091</text:p>
              </table:table-cell>
              <table:table-cell office:value-type="float" office:value="14849">
                <text:p>14849</text:p>
              </table:table-cell>
            </table:table-row>
            <table:table-row>
              <table:table-cell office:value-type="float" office:value="1092">
                <text:p>1092</text:p>
              </table:table-cell>
              <table:table-cell office:value-type="float" office:value="15194">
                <text:p>15194</text:p>
              </table:table-cell>
            </table:table-row>
            <table:table-row>
              <table:table-cell office:value-type="float" office:value="1093">
                <text:p>1093</text:p>
              </table:table-cell>
              <table:table-cell office:value-type="float" office:value="16600">
                <text:p>16600</text:p>
              </table:table-cell>
            </table:table-row>
            <table:table-row>
              <table:table-cell office:value-type="float" office:value="1094">
                <text:p>1094</text:p>
              </table:table-cell>
              <table:table-cell office:value-type="float" office:value="16146">
                <text:p>16146</text:p>
              </table:table-cell>
            </table:table-row>
            <table:table-row>
              <table:table-cell office:value-type="float" office:value="1095">
                <text:p>1095</text:p>
              </table:table-cell>
              <table:table-cell office:value-type="float" office:value="27509">
                <text:p>27509</text:p>
              </table:table-cell>
            </table:table-row>
            <table:table-row>
              <table:table-cell office:value-type="float" office:value="1096">
                <text:p>1096</text:p>
              </table:table-cell>
              <table:table-cell office:value-type="float" office:value="71250">
                <text:p>71250</text:p>
              </table:table-cell>
            </table:table-row>
            <table:table-row>
              <table:table-cell office:value-type="float" office:value="1097">
                <text:p>1097</text:p>
              </table:table-cell>
              <table:table-cell office:value-type="float" office:value="74527">
                <text:p>74527</text:p>
              </table:table-cell>
            </table:table-row>
            <table:table-row>
              <table:table-cell office:value-type="float" office:value="1099">
                <text:p>1099</text:p>
              </table:table-cell>
              <table:table-cell office:value-type="float" office:value="72880">
                <text:p>7288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78961">
                <text:p>78961</text:p>
              </table:table-cell>
            </table:table-row>
            <table:table-row>
              <table:table-cell office:value-type="float" office:value="1102">
                <text:p>1102</text:p>
              </table:table-cell>
              <table:table-cell office:value-type="float" office:value="19932">
                <text:p>19932</text:p>
              </table:table-cell>
            </table:table-row>
            <table:table-row>
              <table:table-cell office:value-type="float" office:value="1103">
                <text:p>1103</text:p>
              </table:table-cell>
              <table:table-cell office:value-type="float" office:value="2385">
                <text:p>2385</text:p>
              </table:table-cell>
            </table:table-row>
            <table:table-row>
              <table:table-cell office:value-type="float" office:value="1104">
                <text:p>1104</text:p>
              </table:table-cell>
              <table:table-cell office:value-type="float" office:value="13227">
                <text:p>13227</text:p>
              </table:table-cell>
            </table:table-row>
            <table:table-row>
              <table:table-cell office:value-type="float" office:value="1105">
                <text:p>1105</text:p>
              </table:table-cell>
              <table:table-cell office:value-type="float" office:value="15121">
                <text:p>15121</text:p>
              </table:table-cell>
            </table:table-row>
            <table:table-row>
              <table:table-cell office:value-type="float" office:value="1106">
                <text:p>1106</text:p>
              </table:table-cell>
              <table:table-cell office:value-type="float" office:value="15420">
                <text:p>15420</text:p>
              </table:table-cell>
            </table:table-row>
            <table:table-row>
              <table:table-cell office:value-type="float" office:value="1107">
                <text:p>1107</text:p>
              </table:table-cell>
              <table:table-cell office:value-type="float" office:value="29359">
                <text:p>29359</text:p>
              </table:table-cell>
            </table:table-row>
            <table:table-row>
              <table:table-cell office:value-type="float" office:value="1109">
                <text:p>1109</text:p>
              </table:table-cell>
              <table:table-cell office:value-type="float" office:value="43828">
                <text:p>43828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47332">
                <text:p>47332</text:p>
              </table:table-cell>
            </table:table-row>
            <table:table-row>
              <table:table-cell office:value-type="float" office:value="1111">
                <text:p>1111</text:p>
              </table:table-cell>
              <table:table-cell office:value-type="float" office:value="49352">
                <text:p>49352</text:p>
              </table:table-cell>
            </table:table-row>
            <table:table-row>
              <table:table-cell office:value-type="float" office:value="1112">
                <text:p>1112</text:p>
              </table:table-cell>
              <table:table-cell office:value-type="float" office:value="51360">
                <text:p>51360</text:p>
              </table:table-cell>
            </table:table-row>
            <table:table-row>
              <table:table-cell office:value-type="float" office:value="1113">
                <text:p>1113</text:p>
              </table:table-cell>
              <table:table-cell office:value-type="float" office:value="52491">
                <text:p>52491</text:p>
              </table:table-cell>
            </table:table-row>
            <table:table-row>
              <table:table-cell office:value-type="float" office:value="1114">
                <text:p>1114</text:p>
              </table:table-cell>
              <table:table-cell office:value-type="float" office:value="39189">
                <text:p>39189</text:p>
              </table:table-cell>
            </table:table-row>
            <table:table-row>
              <table:table-cell office:value-type="float" office:value="1115">
                <text:p>1115</text:p>
              </table:table-cell>
              <table:table-cell office:value-type="float" office:value="17953">
                <text:p>17953</text:p>
              </table:table-cell>
            </table:table-row>
            <table:table-row>
              <table:table-cell office:value-type="float" office:value="1117">
                <text:p>1117</text:p>
              </table:table-cell>
              <table:table-cell office:value-type="float" office:value="10505">
                <text:p>10505</text:p>
              </table:table-cell>
            </table:table-row>
            <table:table-row>
              <table:table-cell office:value-type="float" office:value="1118">
                <text:p>1118</text:p>
              </table:table-cell>
              <table:table-cell office:value-type="float" office:value="14713">
                <text:p>14713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16778">
                <text:p>16778</text:p>
              </table:table-cell>
            </table:table-row>
            <table:table-row>
              <table:table-cell office:value-type="float" office:value="1121">
                <text:p>1121</text:p>
              </table:table-cell>
              <table:table-cell office:value-type="float" office:value="14718">
                <text:p>14718</text:p>
              </table:table-cell>
            </table:table-row>
            <table:table-row>
              <table:table-cell office:value-type="float" office:value="1122">
                <text:p>1122</text:p>
              </table:table-cell>
              <table:table-cell office:value-type="float" office:value="15394">
                <text:p>15394</text:p>
              </table:table-cell>
            </table:table-row>
            <table:table-row>
              <table:table-cell office:value-type="float" office:value="1123">
                <text:p>1123</text:p>
              </table:table-cell>
              <table:table-cell office:value-type="float" office:value="15848">
                <text:p>15848</text:p>
              </table:table-cell>
            </table:table-row>
            <table:table-row>
              <table:table-cell office:value-type="float" office:value="1124">
                <text:p>1124</text:p>
              </table:table-cell>
              <table:table-cell office:value-type="float" office:value="13864">
                <text:p>13864</text:p>
              </table:table-cell>
            </table:table-row>
            <table:table-row>
              <table:table-cell office:value-type="float" office:value="1125">
                <text:p>1125</text:p>
              </table:table-cell>
              <table:table-cell office:value-type="float" office:value="15921">
                <text:p>15921</text:p>
              </table:table-cell>
            </table:table-row>
            <table:table-row>
              <table:table-cell office:value-type="float" office:value="1126">
                <text:p>1126</text:p>
              </table:table-cell>
              <table:table-cell office:value-type="float" office:value="15334">
                <text:p>15334</text:p>
              </table:table-cell>
            </table:table-row>
            <table:table-row>
              <table:table-cell office:value-type="float" office:value="1127">
                <text:p>1127</text:p>
              </table:table-cell>
              <table:table-cell office:value-type="float" office:value="15331">
                <text:p>15331</text:p>
              </table:table-cell>
            </table:table-row>
            <table:table-row>
              <table:table-cell office:value-type="float" office:value="1129">
                <text:p>1129</text:p>
              </table:table-cell>
              <table:table-cell office:value-type="float" office:value="9963">
                <text:p>9963</text:p>
              </table:table-cell>
            </table:table-row>
            <table:table-row>
              <table:table-cell office:value-type="float" office:value="1131">
                <text:p>1131</text:p>
              </table:table-cell>
              <table:table-cell office:value-type="float" office:value="4289">
                <text:p>4289</text:p>
              </table:table-cell>
            </table:table-row>
            <table:table-row>
              <table:table-cell office:value-type="float" office:value="1132">
                <text:p>1132</text:p>
              </table:table-cell>
              <table:table-cell office:value-type="float" office:value="36792">
                <text:p>36792</text:p>
              </table:table-cell>
            </table:table-row>
            <table:table-row>
              <table:table-cell office:value-type="float" office:value="1133">
                <text:p>1133</text:p>
              </table:table-cell>
              <table:table-cell office:value-type="float" office:value="45122">
                <text:p>45122</text:p>
              </table:table-cell>
            </table:table-row>
            <table:table-row>
              <table:table-cell office:value-type="float" office:value="1134">
                <text:p>1134</text:p>
              </table:table-cell>
              <table:table-cell office:value-type="float" office:value="36258">
                <text:p>36258</text:p>
              </table:table-cell>
            </table:table-row>
            <table:table-row>
              <table:table-cell office:value-type="float" office:value="1135">
                <text:p>1135</text:p>
              </table:table-cell>
              <table:table-cell office:value-type="float" office:value="30977">
                <text:p>30977</text:p>
              </table:table-cell>
            </table:table-row>
            <table:table-row>
              <table:table-cell office:value-type="float" office:value="1136">
                <text:p>1136</text:p>
              </table:table-cell>
              <table:table-cell office:value-type="float" office:value="38816">
                <text:p>38816</text:p>
              </table:table-cell>
            </table:table-row>
            <table:table-row>
              <table:table-cell office:value-type="float" office:value="1138">
                <text:p>1138</text:p>
              </table:table-cell>
              <table:table-cell office:value-type="float" office:value="21147">
                <text:p>21147</text:p>
              </table:table-cell>
            </table:table-row>
            <table:table-row>
              <table:table-cell office:value-type="float" office:value="1139">
                <text:p>1139</text:p>
              </table:table-cell>
              <table:table-cell office:value-type="float" office:value="40042">
                <text:p>40042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33397">
                <text:p>33397</text:p>
              </table:table-cell>
            </table:table-row>
            <table:table-row>
              <table:table-cell office:value-type="float" office:value="1141">
                <text:p>1141</text:p>
              </table:table-cell>
              <table:table-cell office:value-type="float" office:value="43081">
                <text:p>43081</text:p>
              </table:table-cell>
            </table:table-row>
            <table:table-row>
              <table:table-cell office:value-type="float" office:value="1143">
                <text:p>1143</text:p>
              </table:table-cell>
              <table:table-cell office:value-type="float" office:value="25025">
                <text:p>25025</text:p>
              </table:table-cell>
            </table:table-row>
            <table:table-row>
              <table:table-cell office:value-type="float" office:value="1145">
                <text:p>1145</text:p>
              </table:table-cell>
              <table:table-cell office:value-type="float" office:value="10704">
                <text:p>10704</text:p>
              </table:table-cell>
            </table:table-row>
            <table:table-row>
              <table:table-cell office:value-type="float" office:value="1146">
                <text:p>1146</text:p>
              </table:table-cell>
              <table:table-cell office:value-type="float" office:value="15543">
                <text:p>15543</text:p>
              </table:table-cell>
            </table:table-row>
            <table:table-row>
              <table:table-cell office:value-type="float" office:value="1147">
                <text:p>1147</text:p>
              </table:table-cell>
              <table:table-cell office:value-type="float" office:value="14413">
                <text:p>14413</text:p>
              </table:table-cell>
            </table:table-row>
            <table:table-row>
              <table:table-cell office:value-type="float" office:value="1149">
                <text:p>1149</text:p>
              </table:table-cell>
              <table:table-cell office:value-type="float" office:value="14300">
                <text:p>14300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27009">
                <text:p>27009</text:p>
              </table:table-cell>
            </table:table-row>
            <table:table-row>
              <table:table-cell office:value-type="float" office:value="1151">
                <text:p>1151</text:p>
              </table:table-cell>
              <table:table-cell office:value-type="float" office:value="37154">
                <text:p>37154</text:p>
              </table:table-cell>
            </table:table-row>
            <table:table-row>
              <table:table-cell office:value-type="float" office:value="1152">
                <text:p>1152</text:p>
              </table:table-cell>
              <table:table-cell office:value-type="float" office:value="48053">
                <text:p>48053</text:p>
              </table:table-cell>
            </table:table-row>
            <table:table-row>
              <table:table-cell office:value-type="float" office:value="1153">
                <text:p>1153</text:p>
              </table:table-cell>
              <table:table-cell office:value-type="float" office:value="70341">
                <text:p>70341</text:p>
              </table:table-cell>
            </table:table-row>
            <table:table-row>
              <table:table-cell office:value-type="float" office:value="1154">
                <text:p>1154</text:p>
              </table:table-cell>
              <table:table-cell office:value-type="float" office:value="53205">
                <text:p>53205</text:p>
              </table:table-cell>
            </table:table-row>
            <table:table-row>
              <table:table-cell office:value-type="float" office:value="1155">
                <text:p>1155</text:p>
              </table:table-cell>
              <table:table-cell office:value-type="float" office:value="66550">
                <text:p>66550</text:p>
              </table:table-cell>
            </table:table-row>
            <table:table-row>
              <table:table-cell office:value-type="float" office:value="1156">
                <text:p>1156</text:p>
              </table:table-cell>
              <table:table-cell office:value-type="float" office:value="55723">
                <text:p>55723</text:p>
              </table:table-cell>
            </table:table-row>
            <table:table-row>
              <table:table-cell office:value-type="float" office:value="1159">
                <text:p>1159</text:p>
              </table:table-cell>
              <table:table-cell office:value-type="float" office:value="4871">
                <text:p>4871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4047">
                <text:p>14047</text:p>
              </table:table-cell>
            </table:table-row>
            <table:table-row>
              <table:table-cell office:value-type="float" office:value="1161">
                <text:p>1161</text:p>
              </table:table-cell>
              <table:table-cell office:value-type="float" office:value="14586">
                <text:p>14586</text:p>
              </table:table-cell>
            </table:table-row>
            <table:table-row>
              <table:table-cell office:value-type="float" office:value="1162">
                <text:p>1162</text:p>
              </table:table-cell>
              <table:table-cell office:value-type="float" office:value="14651">
                <text:p>14651</text:p>
              </table:table-cell>
            </table:table-row>
            <table:table-row>
              <table:table-cell office:value-type="float" office:value="1163">
                <text:p>1163</text:p>
              </table:table-cell>
              <table:table-cell office:value-type="float" office:value="13043">
                <text:p>13043</text:p>
              </table:table-cell>
            </table:table-row>
            <table:table-row>
              <table:table-cell office:value-type="float" office:value="1164">
                <text:p>1164</text:p>
              </table:table-cell>
              <table:table-cell office:value-type="float" office:value="14972">
                <text:p>14972</text:p>
              </table:table-cell>
            </table:table-row>
            <table:table-row>
              <table:table-cell office:value-type="float" office:value="1165">
                <text:p>1165</text:p>
              </table:table-cell>
              <table:table-cell office:value-type="float" office:value="13622">
                <text:p>13622</text:p>
              </table:table-cell>
            </table:table-row>
            <table:table-row>
              <table:table-cell office:value-type="float" office:value="1166">
                <text:p>1166</text:p>
              </table:table-cell>
              <table:table-cell office:value-type="float" office:value="15003">
                <text:p>15003</text:p>
              </table:table-cell>
            </table:table-row>
            <table:table-row>
              <table:table-cell office:value-type="float" office:value="1167">
                <text:p>1167</text:p>
              </table:table-cell>
              <table:table-cell office:value-type="float" office:value="15256">
                <text:p>15256</text:p>
              </table:table-cell>
            </table:table-row>
            <table:table-row>
              <table:table-cell office:value-type="float" office:value="1169">
                <text:p>1169</text:p>
              </table:table-cell>
              <table:table-cell office:value-type="float" office:value="15478">
                <text:p>15478</text:p>
              </table:table-cell>
            </table:table-row>
            <table:table-row>
              <table:table-cell office:value-type="float" office:value="1171">
                <text:p>1171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float" office:value="1173">
                <text:p>1173</text:p>
              </table:table-cell>
              <table:table-cell office:value-type="float" office:value="12906">
                <text:p>12906</text:p>
              </table:table-cell>
            </table:table-row>
            <table:table-row>
              <table:table-cell office:value-type="float" office:value="1174">
                <text:p>1174</text:p>
              </table:table-cell>
              <table:table-cell office:value-type="float" office:value="12763">
                <text:p>12763</text:p>
              </table:table-cell>
            </table:table-row>
            <table:table-row>
              <table:table-cell office:value-type="float" office:value="1175">
                <text:p>1175</text:p>
              </table:table-cell>
              <table:table-cell office:value-type="float" office:value="11940">
                <text:p>11940</text:p>
              </table:table-cell>
            </table:table-row>
            <table:table-row>
              <table:table-cell office:value-type="float" office:value="1176">
                <text:p>1176</text:p>
              </table:table-cell>
              <table:table-cell office:value-type="float" office:value="11207">
                <text:p>11207</text:p>
              </table:table-cell>
            </table:table-row>
            <table:table-row>
              <table:table-cell office:value-type="float" office:value="1177">
                <text:p>1177</text:p>
              </table:table-cell>
              <table:table-cell office:value-type="float" office:value="17286">
                <text:p>17286</text:p>
              </table:table-cell>
            </table:table-row>
            <table:table-row>
              <table:table-cell office:value-type="float" office:value="1179">
                <text:p>1179</text:p>
              </table:table-cell>
              <table:table-cell office:value-type="float" office:value="27144">
                <text:p>27144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39704">
                <text:p>39704</text:p>
              </table:table-cell>
            </table:table-row>
            <table:table-row>
              <table:table-cell office:value-type="float" office:value="1181">
                <text:p>1181</text:p>
              </table:table-cell>
              <table:table-cell office:value-type="float" office:value="53162">
                <text:p>53162</text:p>
              </table:table-cell>
            </table:table-row>
            <table:table-row>
              <table:table-cell office:value-type="float" office:value="1182">
                <text:p>1182</text:p>
              </table:table-cell>
              <table:table-cell office:value-type="float" office:value="39708">
                <text:p>39708</text:p>
              </table:table-cell>
            </table:table-row>
            <table:table-row>
              <table:table-cell office:value-type="float" office:value="1183">
                <text:p>1183</text:p>
              </table:table-cell>
              <table:table-cell office:value-type="float" office:value="38164">
                <text:p>38164</text:p>
              </table:table-cell>
            </table:table-row>
            <table:table-row>
              <table:table-cell office:value-type="float" office:value="1184">
                <text:p>1184</text:p>
              </table:table-cell>
              <table:table-cell office:value-type="float" office:value="25920">
                <text:p>25920</text:p>
              </table:table-cell>
            </table:table-row>
            <table:table-row>
              <table:table-cell office:value-type="float" office:value="1186">
                <text:p>1186</text:p>
              </table:table-cell>
              <table:table-cell office:value-type="float" office:value="2742">
                <text:p>2742</text:p>
              </table:table-cell>
            </table:table-row>
            <table:table-row>
              <table:table-cell office:value-type="float" office:value="1187">
                <text:p>1187</text:p>
              </table:table-cell>
              <table:table-cell office:value-type="float" office:value="26812">
                <text:p>26812</text:p>
              </table:table-cell>
            </table:table-row>
            <table:table-row>
              <table:table-cell office:value-type="float" office:value="1189">
                <text:p>1189</text:p>
              </table:table-cell>
              <table:table-cell office:value-type="float" office:value="29932">
                <text:p>29932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34294">
                <text:p>34294</text:p>
              </table:table-cell>
            </table:table-row>
            <table:table-row>
              <table:table-cell office:value-type="float" office:value="1191">
                <text:p>1191</text:p>
              </table:table-cell>
              <table:table-cell office:value-type="float" office:value="24840">
                <text:p>24840</text:p>
              </table:table-cell>
            </table:table-row>
            <table:table-row>
              <table:table-cell office:value-type="float" office:value="1192">
                <text:p>1192</text:p>
              </table:table-cell>
              <table:table-cell office:value-type="float" office:value="32022">
                <text:p>32022</text:p>
              </table:table-cell>
            </table:table-row>
            <table:table-row>
              <table:table-cell office:value-type="float" office:value="1193">
                <text:p>1193</text:p>
              </table:table-cell>
              <table:table-cell office:value-type="float" office:value="35979">
                <text:p>35979</text:p>
              </table:table-cell>
            </table:table-row>
            <table:table-row>
              <table:table-cell office:value-type="float" office:value="1194">
                <text:p>1194</text:p>
              </table:table-cell>
              <table:table-cell office:value-type="float" office:value="27730">
                <text:p>27730</text:p>
              </table:table-cell>
            </table:table-row>
            <table:table-row>
              <table:table-cell office:value-type="float" office:value="1195">
                <text:p>1195</text:p>
              </table:table-cell>
              <table:table-cell office:value-type="float" office:value="31222">
                <text:p>31222</text:p>
              </table:table-cell>
            </table:table-row>
            <table:table-row>
              <table:table-cell office:value-type="float" office:value="1196">
                <text:p>1196</text:p>
              </table:table-cell>
              <table:table-cell office:value-type="float" office:value="25624">
                <text:p>25624</text:p>
              </table:table-cell>
            </table:table-row>
            <table:table-row>
              <table:table-cell office:value-type="float" office:value="1197">
                <text:p>1197</text:p>
              </table:table-cell>
              <table:table-cell office:value-type="float" office:value="24747">
                <text:p>24747</text:p>
              </table:table-cell>
            </table:table-row>
            <table:table-row>
              <table:table-cell office:value-type="float" office:value="1199">
                <text:p>1199</text:p>
              </table:table-cell>
              <table:table-cell office:value-type="float" office:value="10053">
                <text:p>10053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11351">
                <text:p>11351</text:p>
              </table:table-cell>
            </table:table-row>
            <table:table-row>
              <table:table-cell office:value-type="float" office:value="1202">
                <text:p>1202</text:p>
              </table:table-cell>
              <table:table-cell office:value-type="float" office:value="10949">
                <text:p>10949</text:p>
              </table:table-cell>
            </table:table-row>
            <table:table-row>
              <table:table-cell office:value-type="float" office:value="1203">
                <text:p>1203</text:p>
              </table:table-cell>
              <table:table-cell office:value-type="float" office:value="8266">
                <text:p>8266</text:p>
              </table:table-cell>
            </table:table-row>
            <table:table-row>
              <table:table-cell office:value-type="float" office:value="1204">
                <text:p>1204</text:p>
              </table:table-cell>
              <table:table-cell office:value-type="float" office:value="20936">
                <text:p>20936</text:p>
              </table:table-cell>
            </table:table-row>
            <table:table-row>
              <table:table-cell office:value-type="float" office:value="1205">
                <text:p>1205</text:p>
              </table:table-cell>
              <table:table-cell office:value-type="float" office:value="30093">
                <text:p>30093</text:p>
              </table:table-cell>
            </table:table-row>
            <table:table-row>
              <table:table-cell office:value-type="float" office:value="1206">
                <text:p>1206</text:p>
              </table:table-cell>
              <table:table-cell office:value-type="float" office:value="28969">
                <text:p>28969</text:p>
              </table:table-cell>
            </table:table-row>
            <table:table-row>
              <table:table-cell office:value-type="float" office:value="1208">
                <text:p>1208</text:p>
              </table:table-cell>
              <table:table-cell office:value-type="float" office:value="35082">
                <text:p>35082</text:p>
              </table:table-cell>
            </table:table-row>
            <table:table-row>
              <table:table-cell office:value-type="float" office:value="1209">
                <text:p>1209</text:p>
              </table:table-cell>
              <table:table-cell office:value-type="float" office:value="35760">
                <text:p>35760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27844">
                <text:p>27844</text:p>
              </table:table-cell>
            </table:table-row>
            <table:table-row>
              <table:table-cell office:value-type="float" office:value="1211">
                <text:p>1211</text:p>
              </table:table-cell>
              <table:table-cell office:value-type="float" office:value="44870">
                <text:p>44870</text:p>
              </table:table-cell>
            </table:table-row>
            <table:table-row>
              <table:table-cell office:value-type="float" office:value="1212">
                <text:p>1212</text:p>
              </table:table-cell>
              <table:table-cell office:value-type="float" office:value="40117">
                <text:p>40117</text:p>
              </table:table-cell>
            </table:table-row>
            <table:table-row>
              <table:table-cell office:value-type="float" office:value="1214">
                <text:p>1214</text:p>
              </table:table-cell>
              <table:table-cell office:value-type="float" office:value="5798">
                <text:p>5798</text:p>
              </table:table-cell>
            </table:table-row>
            <table:table-row>
              <table:table-cell office:value-type="float" office:value="1215">
                <text:p>1215</text:p>
              </table:table-cell>
              <table:table-cell office:value-type="float" office:value="14525">
                <text:p>14525</text:p>
              </table:table-cell>
            </table:table-row>
            <table:table-row>
              <table:table-cell office:value-type="float" office:value="1216">
                <text:p>1216</text:p>
              </table:table-cell>
              <table:table-cell office:value-type="float" office:value="38206">
                <text:p>38206</text:p>
              </table:table-cell>
            </table:table-row>
            <table:table-row>
              <table:table-cell office:value-type="float" office:value="1218">
                <text:p>1218</text:p>
              </table:table-cell>
              <table:table-cell office:value-type="float" office:value="43748">
                <text:p>43748</text:p>
              </table:table-cell>
            </table:table-row>
            <table:table-row>
              <table:table-cell office:value-type="float" office:value="1219">
                <text:p>1219</text:p>
              </table:table-cell>
              <table:table-cell office:value-type="float" office:value="18544">
                <text:p>18544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26102">
                <text:p>26102</text:p>
              </table:table-cell>
            </table:table-row>
            <table:table-row>
              <table:table-cell office:value-type="float" office:value="1221">
                <text:p>1221</text:p>
              </table:table-cell>
              <table:table-cell office:value-type="float" office:value="25752">
                <text:p>25752</text:p>
              </table:table-cell>
            </table:table-row>
            <table:table-row>
              <table:table-cell office:value-type="float" office:value="1222">
                <text:p>1222</text:p>
              </table:table-cell>
              <table:table-cell office:value-type="float" office:value="7446">
                <text:p>7446</text:p>
              </table:table-cell>
            </table:table-row>
            <table:table-row>
              <table:table-cell office:value-type="float" office:value="1245">
                <text:p>1245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float" office:value="1246">
                <text:p>1246</text:p>
              </table:table-cell>
              <table:table-cell office:value-type="float" office:value="3283">
                <text:p>3283</text:p>
              </table:table-cell>
            </table:table-row>
            <table:table-row>
              <table:table-cell office:value-type="float" office:value="1247">
                <text:p>1247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float" office:value="1248">
                <text:p>1248</text:p>
              </table:table-cell>
              <table:table-cell office:value-type="float" office:value="10088">
                <text:p>10088</text:p>
              </table:table-cell>
            </table:table-row>
            <table:table-row>
              <table:table-cell office:value-type="float" office:value="1249">
                <text:p>1249</text:p>
              </table:table-cell>
              <table:table-cell office:value-type="float" office:value="9554">
                <text:p>9554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4375">
                <text:p>14375</text:p>
              </table:table-cell>
            </table:table-row>
            <table:table-row>
              <table:table-cell office:value-type="float" office:value="1251">
                <text:p>1251</text:p>
              </table:table-cell>
              <table:table-cell office:value-type="float" office:value="13682">
                <text:p>13682</text:p>
              </table:table-cell>
            </table:table-row>
            <table:table-row>
              <table:table-cell office:value-type="float" office:value="1252">
                <text:p>1252</text:p>
              </table:table-cell>
              <table:table-cell office:value-type="float" office:value="9026">
                <text:p>9026</text:p>
              </table:table-cell>
            </table:table-row>
            <table:table-row>
              <table:table-cell office:value-type="float" office:value="1253">
                <text:p>1253</text:p>
              </table:table-cell>
              <table:table-cell office:value-type="float" office:value="9557">
                <text:p>9557</text:p>
              </table:table-cell>
            </table:table-row>
            <table:table-row>
              <table:table-cell office:value-type="float" office:value="1255">
                <text:p>1255</text:p>
              </table:table-cell>
              <table:table-cell office:value-type="float" office:value="6116">
                <text:p>6116</text:p>
              </table:table-cell>
            </table:table-row>
            <table:table-row>
              <table:table-cell office:value-type="float" office:value="1272">
                <text:p>1272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float" office:value="1296">
                <text:p>1296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float" office:value="1304">
                <text:p>1304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float" office:value="1325">
                <text:p>1325</text:p>
              </table:table-cell>
              <table:table-cell office:value-type="float" office:value="7082">
                <text:p>7082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float" office:value="1331">
                <text:p>1331</text:p>
              </table:table-cell>
              <table:table-cell office:value-type="float" office:value="3437">
                <text:p>3437</text:p>
              </table:table-cell>
            </table:table-row>
            <table:table-row>
              <table:table-cell office:value-type="float" office:value="1332">
                <text:p>1332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float" office:value="1342">
                <text:p>1342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float" office:value="1344">
                <text:p>1344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float" office:value="1371">
                <text:p>1371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float" office:value="1372">
                <text:p>1372</text:p>
              </table:table-cell>
              <table:table-cell office:value-type="float" office:value="10180">
                <text:p>10180</text:p>
              </table:table-cell>
            </table:table-row>
            <table:table-row>
              <table:table-cell office:value-type="float" office:value="1373">
                <text:p>1373</text:p>
              </table:table-cell>
              <table:table-cell office:value-type="float" office:value="16271">
                <text:p>16271</text:p>
              </table:table-cell>
            </table:table-row>
            <table:table-row>
              <table:table-cell office:value-type="float" office:value="1374">
                <text:p>1374</text:p>
              </table:table-cell>
              <table:table-cell office:value-type="float" office:value="17086">
                <text:p>17086</text:p>
              </table:table-cell>
            </table:table-row>
            <table:table-row>
              <table:table-cell office:value-type="float" office:value="1375">
                <text:p>1375</text:p>
              </table:table-cell>
              <table:table-cell office:value-type="float" office:value="5126">
                <text:p>5126</text:p>
              </table:table-cell>
            </table:table-row>
            <table:table-row>
              <table:table-cell office:value-type="float" office:value="1376">
                <text:p>1376</text:p>
              </table:table-cell>
              <table:table-cell office:value-type="float" office:value="9575">
                <text:p>9575</text:p>
              </table:table-cell>
            </table:table-row>
            <table:table-row>
              <table:table-cell office:value-type="float" office:value="1378">
                <text:p>1378</text:p>
              </table:table-cell>
              <table:table-cell office:value-type="float" office:value="40286">
                <text:p>40286</text:p>
              </table:table-cell>
            </table:table-row>
            <table:table-row>
              <table:table-cell office:value-type="float" office:value="1379">
                <text:p>1379</text:p>
              </table:table-cell>
              <table:table-cell office:value-type="float" office:value="49201">
                <text:p>49201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36564">
                <text:p>36564</text:p>
              </table:table-cell>
            </table:table-row>
            <table:table-row>
              <table:table-cell office:value-type="float" office:value="1382">
                <text:p>1382</text:p>
              </table:table-cell>
              <table:table-cell office:value-type="float" office:value="13616">
                <text:p>13616</text:p>
              </table:table-cell>
            </table:table-row>
            <table:table-row>
              <table:table-cell office:value-type="float" office:value="1383">
                <text:p>1383</text:p>
              </table:table-cell>
              <table:table-cell office:value-type="float" office:value="13616">
                <text:p>13616</text:p>
              </table:table-cell>
            </table:table-row>
            <table:table-row>
              <table:table-cell office:value-type="float" office:value="1384">
                <text:p>1384</text:p>
              </table:table-cell>
              <table:table-cell office:value-type="float" office:value="19787">
                <text:p>19787</text:p>
              </table:table-cell>
            </table:table-row>
            <table:table-row>
              <table:table-cell office:value-type="float" office:value="1385">
                <text:p>1385</text:p>
              </table:table-cell>
              <table:table-cell office:value-type="float" office:value="18007">
                <text:p>18007</text:p>
              </table:table-cell>
            </table:table-row>
            <table:table-row>
              <table:table-cell office:value-type="float" office:value="1387">
                <text:p>1387</text:p>
              </table:table-cell>
              <table:table-cell office:value-type="float" office:value="11429">
                <text:p>11429</text:p>
              </table:table-cell>
            </table:table-row>
            <table:table-row>
              <table:table-cell office:value-type="float" office:value="1388">
                <text:p>1388</text:p>
              </table:table-cell>
              <table:table-cell office:value-type="float" office:value="17918">
                <text:p>17918</text:p>
              </table:table-cell>
            </table:table-row>
            <table:table-row>
              <table:table-cell office:value-type="float" office:value="1389">
                <text:p>1389</text:p>
              </table:table-cell>
              <table:table-cell office:value-type="float" office:value="17514">
                <text:p>17514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18841">
                <text:p>18841</text:p>
              </table:table-cell>
            </table:table-row>
            <table:table-row>
              <table:table-cell office:value-type="float" office:value="1391">
                <text:p>1391</text:p>
              </table:table-cell>
              <table:table-cell office:value-type="float" office:value="26467">
                <text:p>264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1" chart:maximum="51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558cm" svg:height="13.548cm" xlink:href=".." xlink:type="simple" chart:class="chart:scatter" chart:style-name="ch1">
        <chart:legend chart:legend-position="end" svg:x="37.494cm" svg:y="6.475cm" style:legend-expansion="high" chart:style-name="ch2"/>
        <chart:plot-area chart:style-name="ch3" table:cell-range-address="'origin_B_2019.12.16_13.40.04_for2000s_10'.A1:'origin_B_2019.12.16_13.40.04_for2000s_10'.B485" chart:data-source-has-labels="both" svg:x="0.811cm" svg:y="0.27cm" svg:width="35.872cm" svg:height="13.008cm">
          <chartooo:coordinate-region svg:x="2.173cm" svg:y="0.469cm" svg:width="34.23cm" svg:height="12.162cm"/>
          <chart:axis chart:dimension="x" chart:name="primary-x" chart:style-name="ch4" chartooo:axis-type="auto">
            <chart:categories table:cell-range-address="'origin_B_2019.12.16_13.40.04_for2000s_10'.A2:'origin_B_2019.12.16_13.40.04_for2000s_10'.A48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origin_B_2019.12.16_13.40.04_for2000s_10'.B2:'origin_B_2019.12.16_13.40.04_for2000s_10'.B485" chart:label-cell-address="'origin_B_2019.12.16_13.40.04_for2000s_10'.B1:'origin_B_2019.12.16_13.40.04_for2000s_10'.B1" chart:class="chart:scatter">
            <chart:domain table:cell-range-address="'origin_B_2019.12.16_13.40.04_for2000s_10'.A2:'origin_B_2019.12.16_13.40.04_for2000s_10'.A485"/>
            <chart:data-point chart:repeated="48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</text:p>
                <draw:g>
                  <svg:desc>'origin_B_2019.12.16_13.40.04_for2000s_10'.B1:'origin_B_2019.12.16_13.40.04_for2000s_10'.B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'origin_B_2019.12.16_13.40.04_for2000s_10'.A2:'origin_B_2019.12.16_13.40.04_for2000s_10'.A485</svg:desc>
                </draw:g>
              </table:table-cell>
              <table:table-cell office:value-type="float" office:value="11">
                <text:p>11</text:p>
                <draw:g>
                  <svg:desc>'origin_B_2019.12.16_13.40.04_for2000s_10'.A2:'origin_B_2019.12.16_13.40.04_for2000s_10'.A485</svg:desc>
                </draw:g>
              </table:table-cell>
              <table:table-cell office:value-type="float" office:value="190264">
                <text:p>190264</text:p>
                <draw:g>
                  <svg:desc>'origin_B_2019.12.16_13.40.04_for2000s_10'.B2:'origin_B_2019.12.16_13.40.04_for2000s_10'.B485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9010">
                <text:p>7901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940">
                <text:p>2194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2254">
                <text:p>2225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0424">
                <text:p>4042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3318">
                <text:p>1533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9331">
                <text:p>1593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57899">
                <text:p>15789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62756">
                <text:p>16275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63776">
                <text:p>16377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79678">
                <text:p>27967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22253">
                <text:p>22225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997">
                <text:p>699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871">
                <text:p>298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879">
                <text:p>3187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015">
                <text:p>3101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59040">
                <text:p>15904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02205">
                <text:p>20220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03437">
                <text:p>20343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11206">
                <text:p>21120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11928">
                <text:p>21192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21852">
                <text:p>22185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7874">
                <text:p>6787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4320">
                <text:p>2432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3853">
                <text:p>2385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3720">
                <text:p>2372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3809">
                <text:p>2380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4167">
                <text:p>2416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4070">
                <text:p>2407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4169">
                <text:p>2416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5306">
                <text:p>2530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4158">
                <text:p>2415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4472">
                <text:p>1447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3003">
                <text:p>1300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8164">
                <text:p>1816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9216">
                <text:p>1921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9411">
                <text:p>1941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0959">
                <text:p>2095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0041">
                <text:p>2004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0272">
                <text:p>2027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9590">
                <text:p>1959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9688">
                <text:p>1968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9764">
                <text:p>1976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7822">
                <text:p>1782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1375">
                <text:p>1137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3488">
                <text:p>2348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3311">
                <text:p>2331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2777">
                <text:p>2277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43375">
                <text:p>4337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01641">
                <text:p>20164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87045">
                <text:p>18704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49825">
                <text:p>24982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84298">
                <text:p>18429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17767">
                <text:p>2177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6668">
                <text:p>7666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75742">
                <text:p>7574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00481">
                <text:p>20048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40129">
                <text:p>24012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07151">
                <text:p>20715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76410">
                <text:p>17641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20823">
                <text:p>22082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85093">
                <text:p>18509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81087">
                <text:p>18108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42904">
                <text:p>24290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92304">
                <text:p>19230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8710">
                <text:p>1871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659">
                <text:p>165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69159">
                <text:p>6915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5710">
                <text:p>9571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27324">
                <text:p>12732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05049">
                <text:p>20504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39899">
                <text:p>23989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99522">
                <text:p>19952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98034">
                <text:p>19803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23592">
                <text:p>22359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05168">
                <text:p>20516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96022">
                <text:p>19602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58842">
                <text:p>15884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5720">
                <text:p>572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6634">
                <text:p>1663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4371">
                <text:p>2437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02998">
                <text:p>10299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38310">
                <text:p>13831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36903">
                <text:p>136903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30888">
                <text:p>13088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36678">
                <text:p>13667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35461">
                <text:p>13546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41124">
                <text:p>14112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28640">
                <text:p>12864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33392">
                <text:p>33392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40358">
                <text:p>4035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94218">
                <text:p>9421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64064">
                <text:p>16406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20637">
                <text:p>22063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46887">
                <text:p>14688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38993">
                <text:p>23899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89829">
                <text:p>18982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77026">
                <text:p>17702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02205">
                <text:p>202205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25289">
                <text:p>22528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75128">
                <text:p>175128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7602">
                <text:p>760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8822">
                <text:p>28822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9825">
                <text:p>29825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35517">
                <text:p>135517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45180">
                <text:p>24518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22824">
                <text:p>22282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17517">
                <text:p>21751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28286">
                <text:p>22828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84372">
                <text:p>184372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47854">
                <text:p>247854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66518">
                <text:p>16651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8680">
                <text:p>868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9635">
                <text:p>1963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9815">
                <text:p>19815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33258">
                <text:p>33258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25987">
                <text:p>125987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94558">
                <text:p>19455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03981">
                <text:p>203981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98330">
                <text:p>198330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28337">
                <text:p>22833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59083">
                <text:p>15908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43967">
                <text:p>43967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8568">
                <text:p>18568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0114">
                <text:p>2011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9847">
                <text:p>19847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9972">
                <text:p>19972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0097">
                <text:p>20097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9289">
                <text:p>1928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8770">
                <text:p>1877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9959">
                <text:p>1995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9418">
                <text:p>19418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48696">
                <text:p>4869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48879">
                <text:p>4887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89494">
                <text:p>89494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96196">
                <text:p>196196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25998">
                <text:p>22599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62357">
                <text:p>162357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52976">
                <text:p>152976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98423">
                <text:p>98423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33248">
                <text:p>13324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61150">
                <text:p>161150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43420">
                <text:p>14342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6615">
                <text:p>6615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37196">
                <text:p>37196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43201">
                <text:p>43201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33109">
                <text:p>3310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56985">
                <text:p>5698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61606">
                <text:p>61606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66879">
                <text:p>66879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71811">
                <text:p>71811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75745">
                <text:p>75745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75754">
                <text:p>75754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59636">
                <text:p>59636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48338">
                <text:p>48338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5373">
                <text:p>1537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33920">
                <text:p>33920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36561">
                <text:p>36561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59887">
                <text:p>59887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70320">
                <text:p>70320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61277">
                <text:p>61277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71525">
                <text:p>71525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74901">
                <text:p>74901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40669">
                <text:p>4066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44096">
                <text:p>440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55666">
                <text:p>55666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1774">
                <text:p>11774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2302">
                <text:p>12302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46570">
                <text:p>46570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60963">
                <text:p>60963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57620">
                <text:p>57620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54677">
                <text:p>54677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71928">
                <text:p>71928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66695">
                <text:p>6669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66251">
                <text:p>66251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86462">
                <text:p>86462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55914">
                <text:p>55914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85887">
                <text:p>85887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38639">
                <text:p>38639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5478">
                <text:p>15478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5519">
                <text:p>1551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7193">
                <text:p>1719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9022">
                <text:p>29022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55587">
                <text:p>55587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8581">
                <text:p>28581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32992">
                <text:p>32992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6889">
                <text:p>2688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7151">
                <text:p>17151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33157">
                <text:p>3315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991">
                <text:p>5991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3035">
                <text:p>13035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3176">
                <text:p>13176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5011">
                <text:p>15011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4101">
                <text:p>2410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32033">
                <text:p>32033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44231">
                <text:p>44231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35101">
                <text:p>35101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36187">
                <text:p>3618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30462">
                <text:p>30462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8587">
                <text:p>18587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8587">
                <text:p>18587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0398">
                <text:p>10398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4760">
                <text:p>14760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6964">
                <text:p>16964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36364">
                <text:p>36364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36515">
                <text:p>3651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41591">
                <text:p>41591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56566">
                <text:p>56566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52747">
                <text:p>52747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33809">
                <text:p>33809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39961">
                <text:p>39961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6619">
                <text:p>26619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5854">
                <text:p>5854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6180">
                <text:p>2618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48367">
                <text:p>48367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41735">
                <text:p>41735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37277">
                <text:p>37277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50572">
                <text:p>50572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58820">
                <text:p>58820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8607">
                <text:p>28607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46997">
                <text:p>46997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49389">
                <text:p>4938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39552">
                <text:p>39552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39552">
                <text:p>39552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4658">
                <text:p>4658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7709">
                <text:p>7709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0187">
                <text:p>10187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9375">
                <text:p>9375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3974">
                <text:p>13974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7750">
                <text:p>1775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3591">
                <text:p>23591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8874">
                <text:p>28874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6519">
                <text:p>6519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8193">
                <text:p>8193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9668">
                <text:p>9668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4613">
                <text:p>14613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7703">
                <text:p>17703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6208">
                <text:p>1620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7974">
                <text:p>17974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7692">
                <text:p>17692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31920">
                <text:p>31920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63268">
                <text:p>63268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70081">
                <text:p>70081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84951">
                <text:p>84951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9007">
                <text:p>19007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2293">
                <text:p>229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7432">
                <text:p>17432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36959">
                <text:p>36959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50973">
                <text:p>50973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4136">
                <text:p>4136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9877">
                <text:p>19877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70689">
                <text:p>70689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50554">
                <text:p>50554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53811">
                <text:p>53811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58658">
                <text:p>5865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35790">
                <text:p>35790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37882">
                <text:p>37882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7652">
                <text:p>7652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6952">
                <text:p>16952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8520">
                <text:p>18520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7454">
                <text:p>17454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8269">
                <text:p>1826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7206">
                <text:p>17206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7862">
                <text:p>17862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7265">
                <text:p>17265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6615">
                <text:p>16615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7575">
                <text:p>17575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7305">
                <text:p>1730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7105">
                <text:p>17105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7699">
                <text:p>17699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7773">
                <text:p>17773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6883">
                <text:p>16883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5844">
                <text:p>15844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6963">
                <text:p>16963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7455">
                <text:p>17455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7530">
                <text:p>17530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8502">
                <text:p>8502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4775">
                <text:p>14775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5538">
                <text:p>15538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5176">
                <text:p>15176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4785">
                <text:p>14785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7362">
                <text:p>17362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7084">
                <text:p>17084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6801">
                <text:p>1680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6609">
                <text:p>16609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7004">
                <text:p>17004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6913">
                <text:p>16913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4399">
                <text:p>4399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4684">
                <text:p>14684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5166">
                <text:p>15166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0939">
                <text:p>10939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9576">
                <text:p>957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4702">
                <text:p>14702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5729">
                <text:p>15729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4801">
                <text:p>14801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4918">
                <text:p>14918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7773">
                <text:p>17773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26365">
                <text:p>26365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4631">
                <text:p>1463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9997">
                <text:p>19997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7740">
                <text:p>17740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7658">
                <text:p>17658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8418">
                <text:p>18418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6248">
                <text:p>16248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7982">
                <text:p>17982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9307">
                <text:p>19307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8439">
                <text:p>1843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5237">
                <text:p>15237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2524">
                <text:p>12524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6334">
                <text:p>16334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4660">
                <text:p>14660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7434">
                <text:p>17434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42150">
                <text:p>42150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70064">
                <text:p>7006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53463">
                <text:p>53463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51425">
                <text:p>51425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51379">
                <text:p>51379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42964">
                <text:p>42964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3078">
                <text:p>13078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34808">
                <text:p>34808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42630">
                <text:p>4263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54307">
                <text:p>54307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49911">
                <text:p>49911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49072">
                <text:p>49072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65954">
                <text:p>65954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47257">
                <text:p>47257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54413">
                <text:p>54413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52538">
                <text:p>52538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28208">
                <text:p>28208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3799">
                <text:p>3799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4661">
                <text:p>14661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43543">
                <text:p>43543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37066">
                <text:p>37066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43890">
                <text:p>43890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59552">
                <text:p>59552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45456">
                <text:p>45456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43095">
                <text:p>43095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55706">
                <text:p>55706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64443">
                <text:p>64443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52777">
                <text:p>52777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25765">
                <text:p>25765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38353">
                <text:p>38353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50255">
                <text:p>50255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55433">
                <text:p>55433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52401">
                <text:p>5240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48941">
                <text:p>48941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52028">
                <text:p>52028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53310">
                <text:p>53310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47094">
                <text:p>47094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1513">
                <text:p>41513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61960">
                <text:p>61960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5640">
                <text:p>5640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5323">
                <text:p>5323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5057">
                <text:p>15057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5163">
                <text:p>15163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1735">
                <text:p>11735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1926">
                <text:p>11926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4120">
                <text:p>14120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4087">
                <text:p>14087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4934">
                <text:p>14934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0642">
                <text:p>10642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1938">
                <text:p>11938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5387">
                <text:p>5387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3920">
                <text:p>13920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0285">
                <text:p>10285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1128">
                <text:p>11128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3068">
                <text:p>13068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25998">
                <text:p>25998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30579">
                <text:p>30579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50653">
                <text:p>50653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36383">
                <text:p>36383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36667">
                <text:p>36667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32244">
                <text:p>32244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6650">
                <text:p>6650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22736">
                <text:p>22736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8268">
                <text:p>18268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25066">
                <text:p>25066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32269">
                <text:p>32269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26700">
                <text:p>26700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31226">
                <text:p>31226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32381">
                <text:p>32381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29883">
                <text:p>29883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39211">
                <text:p>39211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3623">
                <text:p>13623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3623">
                <text:p>13623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6897">
                <text:p>16897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28576">
                <text:p>28576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40392">
                <text:p>40392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42713">
                <text:p>42713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44906">
                <text:p>44906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33066">
                <text:p>33066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30080">
                <text:p>30080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23952">
                <text:p>23952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1263">
                <text:p>1126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20820">
                <text:p>20820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6184">
                <text:p>6184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7207">
                <text:p>7207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56278">
                <text:p>56278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140267">
                <text:p>140267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61664">
                <text:p>61664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142654">
                <text:p>142654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116486">
                <text:p>116486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127791">
                <text:p>127791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90646">
                <text:p>9064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14474">
                <text:p>114474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82433">
                <text:p>82433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47085">
                <text:p>47085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47085">
                <text:p>47085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28718">
                <text:p>28718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54392">
                <text:p>54392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68522">
                <text:p>68522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103965">
                <text:p>103965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93039">
                <text:p>93039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77133">
                <text:p>77133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64400">
                <text:p>64400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92898">
                <text:p>92898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102910">
                <text:p>102910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66115">
                <text:p>66115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26732">
                <text:p>26732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82529">
                <text:p>82529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73488">
                <text:p>73488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67048">
                <text:p>67048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67854">
                <text:p>67854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59416">
                <text:p>59416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60788">
                <text:p>60788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82045">
                <text:p>82045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40375">
                <text:p>40375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48435">
                <text:p>48435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6723">
                <text:p>16723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2731">
                <text:p>2731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31131">
                <text:p>31131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39259">
                <text:p>39259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31150">
                <text:p>31150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34434">
                <text:p>34434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46807">
                <text:p>46807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51156">
                <text:p>51156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57107">
                <text:p>57107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47606">
                <text:p>47606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58563">
                <text:p>58563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38598">
                <text:p>38598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40004">
                <text:p>40004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32731">
                <text:p>32731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40645">
                <text:p>40645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59297">
                <text:p>59297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50534">
                <text:p>5053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38634">
                <text:p>38634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52997">
                <text:p>52997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36005">
                <text:p>36005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42494">
                <text:p>42494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42858">
                <text:p>42858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52664">
                <text:p>52664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6742">
                <text:p>6742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4178">
                <text:p>4178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28240">
                <text:p>28240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38357">
                <text:p>38357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32471">
                <text:p>32471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39335">
                <text:p>39335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25866">
                <text:p>25866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35068">
                <text:p>35068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30049">
                <text:p>30049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31595">
                <text:p>31595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35234">
                <text:p>35234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33122">
                <text:p>33122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15553">
                <text:p>15553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15692">
                <text:p>15692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23083">
                <text:p>23083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31456">
                <text:p>31456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38551">
                <text:p>38551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59382">
                <text:p>59382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50569">
                <text:p>50569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35514">
                <text:p>3551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622" chart:maximum="112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172cm" svg:height="15.088cm" xlink:href=".." xlink:type="simple" chart:class="chart:scatter" chart:style-name="ch1">
        <chart:legend chart:legend-position="end" svg:x="37.108cm" svg:y="7.245cm" style:legend-expansion="high" chart:style-name="ch2"/>
        <chart:plot-area chart:style-name="ch3" table:cell-range-address="'origin_B_2020.01.16_10.43.34_500'.A1:'origin_B_2020.01.16_10.43.34_500'.B483" chart:data-source-has-labels="both" svg:x="0.803cm" svg:y="0.301cm" svg:width="35.502cm" svg:height="14.486cm">
          <chartooo:coordinate-region svg:x="2.165cm" svg:y="0.5cm" svg:width="33.768cm" svg:height="13.64cm"/>
          <chart:axis chart:dimension="x" chart:name="primary-x" chart:style-name="ch4" chartooo:axis-type="auto">
            <chart:categories table:cell-range-address="'origin_B_2020.01.16_10.43.34_500'.A2:'origin_B_2020.01.16_10.43.34_500'.A48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origin_B_2020.01.16_10.43.34_500'.B2:'origin_B_2020.01.16_10.43.34_500'.B483" chart:label-cell-address="'origin_B_2020.01.16_10.43.34_500'.B1:'origin_B_2020.01.16_10.43.34_500'.B1" chart:class="chart:scatter">
            <chart:domain table:cell-range-address="'origin_B_2020.01.16_10.43.34_500'.A2:'origin_B_2020.01.16_10.43.34_500'.A483"/>
            <chart:data-point chart:repeated="4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'origin_B_2020.01.16_10.43.34_500'.B1:'origin_B_2020.01.16_10.43.34_500'.B1</svg:desc>
                </draw:g>
              </table:table-cell>
            </table:table-row>
          </table:table-header-rows>
          <table:table-rows>
            <table:table-row>
              <table:table-cell office:value-type="float" office:value="622">
                <text:p>622</text:p>
                <draw:g>
                  <svg:desc>'origin_B_2020.01.16_10.43.34_500'.A2:'origin_B_2020.01.16_10.43.34_500'.A483</svg:desc>
                </draw:g>
              </table:table-cell>
              <table:table-cell office:value-type="float" office:value="3503">
                <text:p>3503</text:p>
                <draw:g>
                  <svg:desc>'origin_B_2020.01.16_10.43.34_500'.B2:'origin_B_2020.01.16_10.43.34_500'.B483</svg:desc>
                </draw:g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17590">
                <text:p>17590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38777">
                <text:p>38777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48791">
                <text:p>48791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54173">
                <text:p>54173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52703">
                <text:p>52703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57336">
                <text:p>57336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60280">
                <text:p>60280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61382">
                <text:p>61382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51111">
                <text:p>51111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39771">
                <text:p>39771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14796">
                <text:p>14796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12317">
                <text:p>12317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13077">
                <text:p>13077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10297">
                <text:p>10297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24240">
                <text:p>24240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37669">
                <text:p>37669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40615">
                <text:p>40615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45634">
                <text:p>45634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35107">
                <text:p>35107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27330">
                <text:p>27330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46902">
                <text:p>46902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2784">
                <text:p>12784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17747">
                <text:p>17747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23191">
                <text:p>23191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36367">
                <text:p>36367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42642">
                <text:p>42642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39855">
                <text:p>39855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33525">
                <text:p>33525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30934">
                <text:p>30934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40399">
                <text:p>40399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43973">
                <text:p>43973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9296">
                <text:p>9296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32376">
                <text:p>32376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124999">
                <text:p>124999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233089">
                <text:p>233089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266316">
                <text:p>266316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211055">
                <text:p>211055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251042">
                <text:p>251042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209954">
                <text:p>209954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166336">
                <text:p>166336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113784">
                <text:p>113784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117427">
                <text:p>117427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5736">
                <text:p>5736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11836">
                <text:p>11836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178634">
                <text:p>178634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236168">
                <text:p>236168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241605">
                <text:p>241605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250376">
                <text:p>250376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217816">
                <text:p>217816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214567">
                <text:p>214567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181097">
                <text:p>181097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198867">
                <text:p>198867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186625">
                <text:p>186625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03836">
                <text:p>103836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3541">
                <text:p>3541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17401">
                <text:p>17401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18940">
                <text:p>18940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19534">
                <text:p>19534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18181">
                <text:p>18181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17536">
                <text:p>17536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18119">
                <text:p>18119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18044">
                <text:p>1804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8189">
                <text:p>18189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18901">
                <text:p>18901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19166">
                <text:p>19166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5404">
                <text:p>5404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18419">
                <text:p>18419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39781">
                <text:p>39781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116297">
                <text:p>116297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105304">
                <text:p>105304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118802">
                <text:p>118802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107985">
                <text:p>107985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179123">
                <text:p>179123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220859">
                <text:p>220859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206444">
                <text:p>206444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193335">
                <text:p>193335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6963">
                <text:p>6963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9985">
                <text:p>9985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9789">
                <text:p>19789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19565">
                <text:p>19565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19294">
                <text:p>19294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20844">
                <text:p>20844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20482">
                <text:p>20482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31194">
                <text:p>31194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43005">
                <text:p>43005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46932">
                <text:p>46932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51948">
                <text:p>51948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22131">
                <text:p>22131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18558">
                <text:p>18558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18693">
                <text:p>18693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18502">
                <text:p>18502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18820">
                <text:p>18820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18179">
                <text:p>18179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25244">
                <text:p>25244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37261">
                <text:p>37261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43155">
                <text:p>43155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49192">
                <text:p>49192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30956">
                <text:p>30956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7529">
                <text:p>7529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36222">
                <text:p>36222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105286">
                <text:p>10528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03371">
                <text:p>203371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257088">
                <text:p>257088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216644">
                <text:p>216644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222251">
                <text:p>222251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180415">
                <text:p>180415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261670">
                <text:p>261670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244627">
                <text:p>244627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53366">
                <text:p>53366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139487">
                <text:p>139487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157140">
                <text:p>157140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187775">
                <text:p>187775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247843">
                <text:p>247843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285890">
                <text:p>285890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291248">
                <text:p>291248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272181">
                <text:p>272181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270056">
                <text:p>270056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55068">
                <text:p>55068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75367">
                <text:p>75367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187474">
                <text:p>187474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199397">
                <text:p>199397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241119">
                <text:p>241119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268022">
                <text:p>268022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301270">
                <text:p>301270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307302">
                <text:p>307302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258077">
                <text:p>258077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255322">
                <text:p>255322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263933">
                <text:p>263933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12010">
                <text:p>12010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16166">
                <text:p>16166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9497">
                <text:p>19497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50070">
                <text:p>50070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143411">
                <text:p>143411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156111">
                <text:p>156111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169417">
                <text:p>169417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103216">
                <text:p>103216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85285">
                <text:p>85285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89077">
                <text:p>8907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6695">
                <text:p>56695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25614">
                <text:p>25614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99896">
                <text:p>99896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105671">
                <text:p>105671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107959">
                <text:p>107959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114815">
                <text:p>114815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159141">
                <text:p>159141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201701">
                <text:p>201701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72907">
                <text:p>172907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222631">
                <text:p>222631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218903">
                <text:p>218903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113005">
                <text:p>113005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67412">
                <text:p>67412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227211">
                <text:p>227211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243034">
                <text:p>243034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263877">
                <text:p>263877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281700">
                <text:p>281700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252861">
                <text:p>252861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248353">
                <text:p>248353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203935">
                <text:p>20393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270812">
                <text:p>270812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221993">
                <text:p>221993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221660">
                <text:p>221660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8496">
                <text:p>8496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17584">
                <text:p>17584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18964">
                <text:p>18964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18622">
                <text:p>18622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18332">
                <text:p>18332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17714">
                <text:p>17714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18222">
                <text:p>18222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19156">
                <text:p>19156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83660">
                <text:p>83660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97582">
                <text:p>97582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12829">
                <text:p>12829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18534">
                <text:p>18534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18943">
                <text:p>18943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19399">
                <text:p>19399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18488">
                <text:p>18488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18366">
                <text:p>18366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9193">
                <text:p>19193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19805">
                <text:p>19805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19215">
                <text:p>19215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10624">
                <text:p>10624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21503">
                <text:p>21503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22156">
                <text:p>22156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22236">
                <text:p>22236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19934">
                <text:p>19934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19719">
                <text:p>19719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21165">
                <text:p>21165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20757">
                <text:p>20757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20455">
                <text:p>20455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21860">
                <text:p>21860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9764">
                <text:p>9764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9764">
                <text:p>9764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10553">
                <text:p>10553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19970">
                <text:p>19970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20495">
                <text:p>20495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21914">
                <text:p>21914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22363">
                <text:p>22363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19280">
                <text:p>19280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21967">
                <text:p>21967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22275">
                <text:p>22275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23459">
                <text:p>23459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21740">
                <text:p>21740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21704">
                <text:p>21704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8583">
                <text:p>8583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21570">
                <text:p>21570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21409">
                <text:p>21409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23203">
                <text:p>23203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19547">
                <text:p>19547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20904">
                <text:p>20904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20602">
                <text:p>20602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38697">
                <text:p>38697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118361">
                <text:p>118361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158701">
                <text:p>158701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124396">
                <text:p>124396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11427">
                <text:p>1142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9164">
                <text:p>19164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17592">
                <text:p>17592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19549">
                <text:p>19549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65307">
                <text:p>65307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71535">
                <text:p>71535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77175">
                <text:p>77175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76846">
                <text:p>76846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73663">
                <text:p>73663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74595">
                <text:p>74595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45763">
                <text:p>45763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18957">
                <text:p>18957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22011">
                <text:p>22011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21410">
                <text:p>21410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18636">
                <text:p>18636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19899">
                <text:p>19899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50232">
                <text:p>50232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96785">
                <text:p>96785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114595">
                <text:p>114595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221431">
                <text:p>221431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270848">
                <text:p>270848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79913">
                <text:p>79913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27731">
                <text:p>27731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106835">
                <text:p>106835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187827">
                <text:p>187827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214033">
                <text:p>214033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215833">
                <text:p>215833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178325">
                <text:p>178325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210552">
                <text:p>210552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245930">
                <text:p>245930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220321">
                <text:p>220321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235489">
                <text:p>235489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73010">
                <text:p>73010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13816">
                <text:p>113816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162471">
                <text:p>162471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107202">
                <text:p>107202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127589">
                <text:p>127589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159808">
                <text:p>159808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122422">
                <text:p>122422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108050">
                <text:p>108050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104366">
                <text:p>10436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89324">
                <text:p>89324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70367">
                <text:p>70367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39270">
                <text:p>39270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91544">
                <text:p>91544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108512">
                <text:p>108512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93751">
                <text:p>93751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112534">
                <text:p>11253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46878">
                <text:p>146878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140377">
                <text:p>140377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129360">
                <text:p>129360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66474">
                <text:p>66474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96584">
                <text:p>96584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34295">
                <text:p>34295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113950">
                <text:p>113950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176005">
                <text:p>176005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133089">
                <text:p>133089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153688">
                <text:p>153688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133343">
                <text:p>133343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103134">
                <text:p>103134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116815">
                <text:p>116815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111695">
                <text:p>111695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55404">
                <text:p>55404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16063">
                <text:p>16063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16490">
                <text:p>16490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17817">
                <text:p>17817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16950">
                <text:p>16950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16324">
                <text:p>16324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15667">
                <text:p>15667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15317">
                <text:p>15317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5043">
                <text:p>15043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15648">
                <text:p>15648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10949">
                <text:p>10949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10949">
                <text:p>10949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14800">
                <text:p>14800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14014">
                <text:p>1401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6089">
                <text:p>16089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14874">
                <text:p>14874</text:p>
              </table:table-cell>
            </table:table-row>
            <table:table-row>
              <table:table-cell office:value-type="float" office:value="1002">
                <text:p>1002</text:p>
              </table:table-cell>
              <table:table-cell office:value-type="float" office:value="15683">
                <text:p>15683</text:p>
              </table:table-cell>
            </table:table-row>
            <table:table-row>
              <table:table-cell office:value-type="float" office:value="1003">
                <text:p>1003</text:p>
              </table:table-cell>
              <table:table-cell office:value-type="float" office:value="14685">
                <text:p>14685</text:p>
              </table:table-cell>
            </table:table-row>
            <table:table-row>
              <table:table-cell office:value-type="float" office:value="1004">
                <text:p>1004</text:p>
              </table:table-cell>
              <table:table-cell office:value-type="float" office:value="14919">
                <text:p>14919</text:p>
              </table:table-cell>
            </table:table-row>
            <table:table-row>
              <table:table-cell office:value-type="float" office:value="1006">
                <text:p>1006</text:p>
              </table:table-cell>
              <table:table-cell office:value-type="float" office:value="14613">
                <text:p>14613</text:p>
              </table:table-cell>
            </table:table-row>
            <table:table-row>
              <table:table-cell office:value-type="float" office:value="1009">
                <text:p>1009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5707">
                <text:p>15707</text:p>
              </table:table-cell>
            </table:table-row>
            <table:table-row>
              <table:table-cell office:value-type="float" office:value="1011">
                <text:p>1011</text:p>
              </table:table-cell>
              <table:table-cell office:value-type="float" office:value="36299">
                <text:p>36299</text:p>
              </table:table-cell>
            </table:table-row>
            <table:table-row>
              <table:table-cell office:value-type="float" office:value="1013">
                <text:p>1013</text:p>
              </table:table-cell>
              <table:table-cell office:value-type="float" office:value="33999">
                <text:p>33999</text:p>
              </table:table-cell>
            </table:table-row>
            <table:table-row>
              <table:table-cell office:value-type="float" office:value="1014">
                <text:p>1014</text:p>
              </table:table-cell>
              <table:table-cell office:value-type="float" office:value="55442">
                <text:p>55442</text:p>
              </table:table-cell>
            </table:table-row>
            <table:table-row>
              <table:table-cell office:value-type="float" office:value="1015">
                <text:p>1015</text:p>
              </table:table-cell>
              <table:table-cell office:value-type="float" office:value="47379">
                <text:p>47379</text:p>
              </table:table-cell>
            </table:table-row>
            <table:table-row>
              <table:table-cell office:value-type="float" office:value="1016">
                <text:p>1016</text:p>
              </table:table-cell>
              <table:table-cell office:value-type="float" office:value="51793">
                <text:p>51793</text:p>
              </table:table-cell>
            </table:table-row>
            <table:table-row>
              <table:table-cell office:value-type="float" office:value="1017">
                <text:p>1017</text:p>
              </table:table-cell>
              <table:table-cell office:value-type="float" office:value="56082">
                <text:p>56082</text:p>
              </table:table-cell>
            </table:table-row>
            <table:table-row>
              <table:table-cell office:value-type="float" office:value="1018">
                <text:p>1018</text:p>
              </table:table-cell>
              <table:table-cell office:value-type="float" office:value="45278">
                <text:p>45278</text:p>
              </table:table-cell>
            </table:table-row>
            <table:table-row>
              <table:table-cell office:value-type="float" office:value="1019">
                <text:p>1019</text:p>
              </table:table-cell>
              <table:table-cell office:value-type="float" office:value="49834">
                <text:p>49834</text:p>
              </table:table-cell>
            </table:table-row>
            <table:table-row>
              <table:table-cell office:value-type="float" office:value="1022">
                <text:p>1022</text:p>
              </table:table-cell>
              <table:table-cell office:value-type="float" office:value="4683">
                <text:p>4683</text:p>
              </table:table-cell>
            </table:table-row>
            <table:table-row>
              <table:table-cell office:value-type="float" office:value="1023">
                <text:p>1023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5085">
                <text:p>15085</text:p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13745">
                <text:p>13745</text:p>
              </table:table-cell>
            </table:table-row>
            <table:table-row>
              <table:table-cell office:value-type="float" office:value="1026">
                <text:p>1026</text:p>
              </table:table-cell>
              <table:table-cell office:value-type="float" office:value="15220">
                <text:p>15220</text:p>
              </table:table-cell>
            </table:table-row>
            <table:table-row>
              <table:table-cell office:value-type="float" office:value="1028">
                <text:p>1028</text:p>
              </table:table-cell>
              <table:table-cell office:value-type="float" office:value="13847">
                <text:p>13847</text:p>
              </table:table-cell>
            </table:table-row>
            <table:table-row>
              <table:table-cell office:value-type="float" office:value="1029">
                <text:p>1029</text:p>
              </table:table-cell>
              <table:table-cell office:value-type="float" office:value="14595">
                <text:p>14595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36046">
                <text:p>36046</text:p>
              </table:table-cell>
            </table:table-row>
            <table:table-row>
              <table:table-cell office:value-type="float" office:value="1031">
                <text:p>1031</text:p>
              </table:table-cell>
              <table:table-cell office:value-type="float" office:value="42139">
                <text:p>42139</text:p>
              </table:table-cell>
            </table:table-row>
            <table:table-row>
              <table:table-cell office:value-type="float" office:value="1032">
                <text:p>1032</text:p>
              </table:table-cell>
              <table:table-cell office:value-type="float" office:value="42894">
                <text:p>42894</text:p>
              </table:table-cell>
            </table:table-row>
            <table:table-row>
              <table:table-cell office:value-type="float" office:value="1033">
                <text:p>1033</text:p>
              </table:table-cell>
              <table:table-cell office:value-type="float" office:value="30600">
                <text:p>30600</text:p>
              </table:table-cell>
            </table:table-row>
            <table:table-row>
              <table:table-cell office:value-type="float" office:value="1036">
                <text:p>1036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float" office:value="1037">
                <text:p>1037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float" office:value="1038">
                <text:p>1038</text:p>
              </table:table-cell>
              <table:table-cell office:value-type="float" office:value="16370">
                <text:p>16370</text:p>
              </table:table-cell>
            </table:table-row>
            <table:table-row>
              <table:table-cell office:value-type="float" office:value="1039">
                <text:p>1039</text:p>
              </table:table-cell>
              <table:table-cell office:value-type="float" office:value="25544">
                <text:p>25544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26942">
                <text:p>26942</text:p>
              </table:table-cell>
            </table:table-row>
            <table:table-row>
              <table:table-cell office:value-type="float" office:value="1041">
                <text:p>1041</text:p>
              </table:table-cell>
              <table:table-cell office:value-type="float" office:value="24385">
                <text:p>24385</text:p>
              </table:table-cell>
            </table:table-row>
            <table:table-row>
              <table:table-cell office:value-type="float" office:value="1043">
                <text:p>1043</text:p>
              </table:table-cell>
              <table:table-cell office:value-type="float" office:value="38811">
                <text:p>38811</text:p>
              </table:table-cell>
            </table:table-row>
            <table:table-row>
              <table:table-cell office:value-type="float" office:value="1044">
                <text:p>1044</text:p>
              </table:table-cell>
              <table:table-cell office:value-type="float" office:value="49150">
                <text:p>49150</text:p>
              </table:table-cell>
            </table:table-row>
            <table:table-row>
              <table:table-cell office:value-type="float" office:value="1045">
                <text:p>1045</text:p>
              </table:table-cell>
              <table:table-cell office:value-type="float" office:value="53230">
                <text:p>53230</text:p>
              </table:table-cell>
            </table:table-row>
            <table:table-row>
              <table:table-cell office:value-type="float" office:value="1046">
                <text:p>1046</text:p>
              </table:table-cell>
              <table:table-cell office:value-type="float" office:value="61480">
                <text:p>61480</text:p>
              </table:table-cell>
            </table:table-row>
            <table:table-row>
              <table:table-cell office:value-type="float" office:value="1047">
                <text:p>1047</text:p>
              </table:table-cell>
              <table:table-cell office:value-type="float" office:value="64561">
                <text:p>64561</text:p>
              </table:table-cell>
            </table:table-row>
            <table:table-row>
              <table:table-cell office:value-type="float" office:value="1049">
                <text:p>1049</text:p>
              </table:table-cell>
              <table:table-cell office:value-type="float" office:value="60590">
                <text:p>6059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21188">
                <text:p>21188</text:p>
              </table:table-cell>
            </table:table-row>
            <table:table-row>
              <table:table-cell office:value-type="float" office:value="1051">
                <text:p>1051</text:p>
              </table:table-cell>
              <table:table-cell office:value-type="float" office:value="4072">
                <text:p>4072</text:p>
              </table:table-cell>
            </table:table-row>
            <table:table-row>
              <table:table-cell office:value-type="float" office:value="1052">
                <text:p>1052</text:p>
              </table:table-cell>
              <table:table-cell office:value-type="float" office:value="20177">
                <text:p>20177</text:p>
              </table:table-cell>
            </table:table-row>
            <table:table-row>
              <table:table-cell office:value-type="float" office:value="1053">
                <text:p>1053</text:p>
              </table:table-cell>
              <table:table-cell office:value-type="float" office:value="28279">
                <text:p>28279</text:p>
              </table:table-cell>
            </table:table-row>
            <table:table-row>
              <table:table-cell office:value-type="float" office:value="1054">
                <text:p>1054</text:p>
              </table:table-cell>
              <table:table-cell office:value-type="float" office:value="61619">
                <text:p>61619</text:p>
              </table:table-cell>
            </table:table-row>
            <table:table-row>
              <table:table-cell office:value-type="float" office:value="1055">
                <text:p>1055</text:p>
              </table:table-cell>
              <table:table-cell office:value-type="float" office:value="65563">
                <text:p>65563</text:p>
              </table:table-cell>
            </table:table-row>
            <table:table-row>
              <table:table-cell office:value-type="float" office:value="1057">
                <text:p>1057</text:p>
              </table:table-cell>
              <table:table-cell office:value-type="float" office:value="82859">
                <text:p>82859</text:p>
              </table:table-cell>
            </table:table-row>
            <table:table-row>
              <table:table-cell office:value-type="float" office:value="1058">
                <text:p>1058</text:p>
              </table:table-cell>
              <table:table-cell office:value-type="float" office:value="130354">
                <text:p>130354</text:p>
              </table:table-cell>
            </table:table-row>
            <table:table-row>
              <table:table-cell office:value-type="float" office:value="1059">
                <text:p>1059</text:p>
              </table:table-cell>
              <table:table-cell office:value-type="float" office:value="103032">
                <text:p>103032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122559">
                <text:p>122559</text:p>
              </table:table-cell>
            </table:table-row>
            <table:table-row>
              <table:table-cell office:value-type="float" office:value="1061">
                <text:p>1061</text:p>
              </table:table-cell>
              <table:table-cell office:value-type="float" office:value="100115">
                <text:p>100115</text:p>
              </table:table-cell>
            </table:table-row>
            <table:table-row>
              <table:table-cell office:value-type="float" office:value="1062">
                <text:p>1062</text:p>
              </table:table-cell>
              <table:table-cell office:value-type="float" office:value="95716">
                <text:p>95716</text:p>
              </table:table-cell>
            </table:table-row>
            <table:table-row>
              <table:table-cell office:value-type="float" office:value="1064">
                <text:p>1064</text:p>
              </table:table-cell>
              <table:table-cell office:value-type="float" office:value="4513">
                <text:p>4513</text:p>
              </table:table-cell>
            </table:table-row>
            <table:table-row>
              <table:table-cell office:value-type="float" office:value="1065">
                <text:p>1065</text:p>
              </table:table-cell>
              <table:table-cell office:value-type="float" office:value="4146">
                <text:p>4146</text:p>
              </table:table-cell>
            </table:table-row>
            <table:table-row>
              <table:table-cell office:value-type="float" office:value="1066">
                <text:p>1066</text:p>
              </table:table-cell>
              <table:table-cell office:value-type="float" office:value="17427">
                <text:p>17427</text:p>
              </table:table-cell>
            </table:table-row>
            <table:table-row>
              <table:table-cell office:value-type="float" office:value="1067">
                <text:p>1067</text:p>
              </table:table-cell>
              <table:table-cell office:value-type="float" office:value="18262">
                <text:p>18262</text:p>
              </table:table-cell>
            </table:table-row>
            <table:table-row>
              <table:table-cell office:value-type="float" office:value="1068">
                <text:p>1068</text:p>
              </table:table-cell>
              <table:table-cell office:value-type="float" office:value="17698">
                <text:p>17698</text:p>
              </table:table-cell>
            </table:table-row>
            <table:table-row>
              <table:table-cell office:value-type="float" office:value="1069">
                <text:p>1069</text:p>
              </table:table-cell>
              <table:table-cell office:value-type="float" office:value="18596">
                <text:p>18596</text:p>
              </table:table-cell>
            </table:table-row>
            <table:table-row>
              <table:table-cell office:value-type="float" office:value="1071">
                <text:p>1071</text:p>
              </table:table-cell>
              <table:table-cell office:value-type="float" office:value="19541">
                <text:p>19541</text:p>
              </table:table-cell>
            </table:table-row>
            <table:table-row>
              <table:table-cell office:value-type="float" office:value="1072">
                <text:p>1072</text:p>
              </table:table-cell>
              <table:table-cell office:value-type="float" office:value="18664">
                <text:p>18664</text:p>
              </table:table-cell>
            </table:table-row>
            <table:table-row>
              <table:table-cell office:value-type="float" office:value="1073">
                <text:p>1073</text:p>
              </table:table-cell>
              <table:table-cell office:value-type="float" office:value="17425">
                <text:p>17425</text:p>
              </table:table-cell>
            </table:table-row>
            <table:table-row>
              <table:table-cell office:value-type="float" office:value="1074">
                <text:p>1074</text:p>
              </table:table-cell>
              <table:table-cell office:value-type="float" office:value="18118">
                <text:p>18118</text:p>
              </table:table-cell>
            </table:table-row>
            <table:table-row>
              <table:table-cell office:value-type="float" office:value="1075">
                <text:p>1075</text:p>
              </table:table-cell>
              <table:table-cell office:value-type="float" office:value="16912">
                <text:p>16912</text:p>
              </table:table-cell>
            </table:table-row>
            <table:table-row>
              <table:table-cell office:value-type="float" office:value="1077">
                <text:p>1077</text:p>
              </table:table-cell>
              <table:table-cell office:value-type="float" office:value="14299">
                <text:p>14299</text:p>
              </table:table-cell>
            </table:table-row>
            <table:table-row>
              <table:table-cell office:value-type="float" office:value="1079">
                <text:p>1079</text:p>
              </table:table-cell>
              <table:table-cell office:value-type="float" office:value="10905">
                <text:p>10905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6211">
                <text:p>16211</text:p>
              </table:table-cell>
            </table:table-row>
            <table:table-row>
              <table:table-cell office:value-type="float" office:value="1081">
                <text:p>1081</text:p>
              </table:table-cell>
              <table:table-cell office:value-type="float" office:value="16956">
                <text:p>16956</text:p>
              </table:table-cell>
            </table:table-row>
            <table:table-row>
              <table:table-cell office:value-type="float" office:value="1082">
                <text:p>1082</text:p>
              </table:table-cell>
              <table:table-cell office:value-type="float" office:value="16446">
                <text:p>16446</text:p>
              </table:table-cell>
            </table:table-row>
            <table:table-row>
              <table:table-cell office:value-type="float" office:value="1084">
                <text:p>1084</text:p>
              </table:table-cell>
              <table:table-cell office:value-type="float" office:value="17095">
                <text:p>17095</text:p>
              </table:table-cell>
            </table:table-row>
            <table:table-row>
              <table:table-cell office:value-type="float" office:value="1085">
                <text:p>1085</text:p>
              </table:table-cell>
              <table:table-cell office:value-type="float" office:value="17780">
                <text:p>17780</text:p>
              </table:table-cell>
            </table:table-row>
            <table:table-row>
              <table:table-cell office:value-type="float" office:value="1086">
                <text:p>1086</text:p>
              </table:table-cell>
              <table:table-cell office:value-type="float" office:value="17846">
                <text:p>17846</text:p>
              </table:table-cell>
            </table:table-row>
            <table:table-row>
              <table:table-cell office:value-type="float" office:value="1087">
                <text:p>1087</text:p>
              </table:table-cell>
              <table:table-cell office:value-type="float" office:value="19506">
                <text:p>19506</text:p>
              </table:table-cell>
            </table:table-row>
            <table:table-row>
              <table:table-cell office:value-type="float" office:value="1088">
                <text:p>1088</text:p>
              </table:table-cell>
              <table:table-cell office:value-type="float" office:value="15411">
                <text:p>15411</text:p>
              </table:table-cell>
            </table:table-row>
            <table:table-row>
              <table:table-cell office:value-type="float" office:value="1089">
                <text:p>1089</text:p>
              </table:table-cell>
              <table:table-cell office:value-type="float" office:value="20049">
                <text:p>20049</text:p>
              </table:table-cell>
            </table:table-row>
            <table:table-row>
              <table:table-cell office:value-type="float" office:value="1091">
                <text:p>1091</text:p>
              </table:table-cell>
              <table:table-cell office:value-type="float" office:value="10564">
                <text:p>10564</text:p>
              </table:table-cell>
            </table:table-row>
            <table:table-row>
              <table:table-cell office:value-type="float" office:value="1093">
                <text:p>1093</text:p>
              </table:table-cell>
              <table:table-cell office:value-type="float" office:value="14346">
                <text:p>14346</text:p>
              </table:table-cell>
            </table:table-row>
            <table:table-row>
              <table:table-cell office:value-type="float" office:value="1094">
                <text:p>1094</text:p>
              </table:table-cell>
              <table:table-cell office:value-type="float" office:value="17275">
                <text:p>17275</text:p>
              </table:table-cell>
            </table:table-row>
            <table:table-row>
              <table:table-cell office:value-type="float" office:value="1095">
                <text:p>1095</text:p>
              </table:table-cell>
              <table:table-cell office:value-type="float" office:value="19120">
                <text:p>19120</text:p>
              </table:table-cell>
            </table:table-row>
            <table:table-row>
              <table:table-cell office:value-type="float" office:value="1097">
                <text:p>1097</text:p>
              </table:table-cell>
              <table:table-cell office:value-type="float" office:value="49136">
                <text:p>49136</text:p>
              </table:table-cell>
            </table:table-row>
            <table:table-row>
              <table:table-cell office:value-type="float" office:value="1098">
                <text:p>1098</text:p>
              </table:table-cell>
              <table:table-cell office:value-type="float" office:value="136400">
                <text:p>136400</text:p>
              </table:table-cell>
            </table:table-row>
            <table:table-row>
              <table:table-cell office:value-type="float" office:value="1099">
                <text:p>1099</text:p>
              </table:table-cell>
              <table:table-cell office:value-type="float" office:value="143216">
                <text:p>14321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33371">
                <text:p>133371</text:p>
              </table:table-cell>
            </table:table-row>
            <table:table-row>
              <table:table-cell office:value-type="float" office:value="1101">
                <text:p>1101</text:p>
              </table:table-cell>
              <table:table-cell office:value-type="float" office:value="135432">
                <text:p>135432</text:p>
              </table:table-cell>
            </table:table-row>
            <table:table-row>
              <table:table-cell office:value-type="float" office:value="1102">
                <text:p>1102</text:p>
              </table:table-cell>
              <table:table-cell office:value-type="float" office:value="126165">
                <text:p>126165</text:p>
              </table:table-cell>
            </table:table-row>
            <table:table-row>
              <table:table-cell office:value-type="float" office:value="1105">
                <text:p>1105</text:p>
              </table:table-cell>
              <table:table-cell office:value-type="float" office:value="56966">
                <text:p>56966</text:p>
              </table:table-cell>
            </table:table-row>
            <table:table-row>
              <table:table-cell office:value-type="float" office:value="1106">
                <text:p>1106</text:p>
              </table:table-cell>
              <table:table-cell office:value-type="float" office:value="56966">
                <text:p>56966</text:p>
              </table:table-cell>
            </table:table-row>
            <table:table-row>
              <table:table-cell office:value-type="float" office:value="1107">
                <text:p>1107</text:p>
              </table:table-cell>
              <table:table-cell office:value-type="float" office:value="22539">
                <text:p>22539</text:p>
              </table:table-cell>
            </table:table-row>
            <table:table-row>
              <table:table-cell office:value-type="float" office:value="1108">
                <text:p>1108</text:p>
              </table:table-cell>
              <table:table-cell office:value-type="float" office:value="20799">
                <text:p>20799</text:p>
              </table:table-cell>
            </table:table-row>
            <table:table-row>
              <table:table-cell office:value-type="float" office:value="1109">
                <text:p>1109</text:p>
              </table:table-cell>
              <table:table-cell office:value-type="float" office:value="20614">
                <text:p>20614</text:p>
              </table:table-cell>
            </table:table-row>
            <table:table-row>
              <table:table-cell office:value-type="float" office:value="1111">
                <text:p>1111</text:p>
              </table:table-cell>
              <table:table-cell office:value-type="float" office:value="23000">
                <text:p>23000</text:p>
              </table:table-cell>
            </table:table-row>
            <table:table-row>
              <table:table-cell office:value-type="float" office:value="1112">
                <text:p>1112</text:p>
              </table:table-cell>
              <table:table-cell office:value-type="float" office:value="22814">
                <text:p>22814</text:p>
              </table:table-cell>
            </table:table-row>
            <table:table-row>
              <table:table-cell office:value-type="float" office:value="1113">
                <text:p>1113</text:p>
              </table:table-cell>
              <table:table-cell office:value-type="float" office:value="20660">
                <text:p>20660</text:p>
              </table:table-cell>
            </table:table-row>
            <table:table-row>
              <table:table-cell office:value-type="float" office:value="1114">
                <text:p>1114</text:p>
              </table:table-cell>
              <table:table-cell office:value-type="float" office:value="23335">
                <text:p>23335</text:p>
              </table:table-cell>
            </table:table-row>
            <table:table-row>
              <table:table-cell office:value-type="float" office:value="1115">
                <text:p>1115</text:p>
              </table:table-cell>
              <table:table-cell office:value-type="float" office:value="22744">
                <text:p>22744</text:p>
              </table:table-cell>
            </table:table-row>
            <table:table-row>
              <table:table-cell office:value-type="float" office:value="1117">
                <text:p>1117</text:p>
              </table:table-cell>
              <table:table-cell office:value-type="float" office:value="22852">
                <text:p>22852</text:p>
              </table:table-cell>
            </table:table-row>
            <table:table-row>
              <table:table-cell office:value-type="float" office:value="1119">
                <text:p>1119</text:p>
              </table:table-cell>
              <table:table-cell office:value-type="float" office:value="8634">
                <text:p>8634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float" office:value="1121">
                <text:p>1121</text:p>
              </table:table-cell>
              <table:table-cell office:value-type="float" office:value="18087">
                <text:p>18087</text:p>
              </table:table-cell>
            </table:table-row>
            <table:table-row>
              <table:table-cell office:value-type="float" office:value="1122">
                <text:p>1122</text:p>
              </table:table-cell>
              <table:table-cell office:value-type="float" office:value="20108">
                <text:p>20108</text:p>
              </table:table-cell>
            </table:table-row>
            <table:table-row>
              <table:table-cell office:value-type="float" office:value="1123">
                <text:p>1123</text:p>
              </table:table-cell>
              <table:table-cell office:value-type="float" office:value="18985">
                <text:p>18985</text:p>
              </table:table-cell>
            </table:table-row>
            <table:table-row>
              <table:table-cell office:value-type="float" office:value="1125">
                <text:p>1125</text:p>
              </table:table-cell>
              <table:table-cell office:value-type="float" office:value="19003">
                <text:p>19003</text:p>
              </table:table-cell>
            </table:table-row>
            <table:table-row>
              <table:table-cell office:value-type="float" office:value="1126">
                <text:p>1126</text:p>
              </table:table-cell>
              <table:table-cell office:value-type="float" office:value="66064">
                <text:p>66064</text:p>
              </table:table-cell>
            </table:table-row>
            <table:table-row>
              <table:table-cell office:value-type="float" office:value="1127">
                <text:p>1127</text:p>
              </table:table-cell>
              <table:table-cell office:value-type="float" office:value="85025">
                <text:p>85025</text:p>
              </table:table-cell>
            </table:table-row>
            <table:table-row>
              <table:table-cell office:value-type="float" office:value="1128">
                <text:p>1128</text:p>
              </table:table-cell>
              <table:table-cell office:value-type="float" office:value="104958">
                <text:p>104958</text:p>
              </table:table-cell>
            </table:table-row>
            <table:table-row>
              <table:table-cell office:value-type="float" office:value="1129">
                <text:p>1129</text:p>
              </table:table-cell>
              <table:table-cell office:value-type="float" office:value="100638">
                <text:p>100638</text:p>
              </table:table-cell>
            </table:table-row>
            <table:table-row>
              <table:table-cell office:value-type="float" office:value="1131">
                <text:p>1131</text:p>
              </table:table-cell>
              <table:table-cell office:value-type="float" office:value="100968">
                <text:p>100968</text:p>
              </table:table-cell>
            </table:table-row>
            <table:table-row>
              <table:table-cell office:value-type="float" office:value="1132">
                <text:p>1132</text:p>
              </table:table-cell>
              <table:table-cell office:value-type="float" office:value="105658">
                <text:p>105658</text:p>
              </table:table-cell>
            </table:table-row>
            <table:table-row>
              <table:table-cell office:value-type="float" office:value="1133">
                <text:p>1133</text:p>
              </table:table-cell>
              <table:table-cell office:value-type="float" office:value="11292">
                <text:p>11292</text:p>
              </table:table-cell>
            </table:table-row>
            <table:table-row>
              <table:table-cell office:value-type="float" office:value="1134">
                <text:p>1134</text:p>
              </table:table-cell>
              <table:table-cell office:value-type="float" office:value="5767">
                <text:p>5767</text:p>
              </table:table-cell>
            </table:table-row>
            <table:table-row>
              <table:table-cell office:value-type="float" office:value="1135">
                <text:p>1135</text:p>
              </table:table-cell>
              <table:table-cell office:value-type="float" office:value="28780">
                <text:p>28780</text:p>
              </table:table-cell>
            </table:table-row>
            <table:table-row>
              <table:table-cell office:value-type="float" office:value="1136">
                <text:p>1136</text:p>
              </table:table-cell>
              <table:table-cell office:value-type="float" office:value="49939">
                <text:p>49939</text:p>
              </table:table-cell>
            </table:table-row>
            <table:table-row>
              <table:table-cell office:value-type="float" office:value="1138">
                <text:p>1138</text:p>
              </table:table-cell>
              <table:table-cell office:value-type="float" office:value="49805">
                <text:p>49805</text:p>
              </table:table-cell>
            </table:table-row>
            <table:table-row>
              <table:table-cell office:value-type="float" office:value="1139">
                <text:p>1139</text:p>
              </table:table-cell>
              <table:table-cell office:value-type="float" office:value="48815">
                <text:p>48815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99540">
                <text:p>99540</text:p>
              </table:table-cell>
            </table:table-row>
            <table:table-row>
              <table:table-cell office:value-type="float" office:value="1141">
                <text:p>1141</text:p>
              </table:table-cell>
              <table:table-cell office:value-type="float" office:value="104128">
                <text:p>104128</text:p>
              </table:table-cell>
            </table:table-row>
            <table:table-row>
              <table:table-cell office:value-type="float" office:value="1142">
                <text:p>1142</text:p>
              </table:table-cell>
              <table:table-cell office:value-type="float" office:value="99857">
                <text:p>99857</text:p>
              </table:table-cell>
            </table:table-row>
            <table:table-row>
              <table:table-cell office:value-type="float" office:value="1143">
                <text:p>1143</text:p>
              </table:table-cell>
              <table:table-cell office:value-type="float" office:value="99003">
                <text:p>99003</text:p>
              </table:table-cell>
            </table:table-row>
            <table:table-row>
              <table:table-cell office:value-type="float" office:value="1146">
                <text:p>1146</text:p>
              </table:table-cell>
              <table:table-cell office:value-type="float" office:value="66529">
                <text:p>66529</text:p>
              </table:table-cell>
            </table:table-row>
            <table:table-row>
              <table:table-cell office:value-type="float" office:value="1148">
                <text:p>1148</text:p>
              </table:table-cell>
              <table:table-cell office:value-type="float" office:value="32610">
                <text:p>32610</text:p>
              </table:table-cell>
            </table:table-row>
            <table:table-row>
              <table:table-cell office:value-type="float" office:value="1149">
                <text:p>1149</text:p>
              </table:table-cell>
              <table:table-cell office:value-type="float" office:value="65034">
                <text:p>65034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61401">
                <text:p>61401</text:p>
              </table:table-cell>
            </table:table-row>
            <table:table-row>
              <table:table-cell office:value-type="float" office:value="1152">
                <text:p>1152</text:p>
              </table:table-cell>
              <table:table-cell office:value-type="float" office:value="75823">
                <text:p>75823</text:p>
              </table:table-cell>
            </table:table-row>
            <table:table-row>
              <table:table-cell office:value-type="float" office:value="1153">
                <text:p>1153</text:p>
              </table:table-cell>
              <table:table-cell office:value-type="float" office:value="76205">
                <text:p>76205</text:p>
              </table:table-cell>
            </table:table-row>
            <table:table-row>
              <table:table-cell office:value-type="float" office:value="1154">
                <text:p>1154</text:p>
              </table:table-cell>
              <table:table-cell office:value-type="float" office:value="66430">
                <text:p>66430</text:p>
              </table:table-cell>
            </table:table-row>
            <table:table-row>
              <table:table-cell office:value-type="float" office:value="1155">
                <text:p>1155</text:p>
              </table:table-cell>
              <table:table-cell office:value-type="float" office:value="73550">
                <text:p>73550</text:p>
              </table:table-cell>
            </table:table-row>
            <table:table-row>
              <table:table-cell office:value-type="float" office:value="1156">
                <text:p>1156</text:p>
              </table:table-cell>
              <table:table-cell office:value-type="float" office:value="66600">
                <text:p>66600</text:p>
              </table:table-cell>
            </table:table-row>
            <table:table-row>
              <table:table-cell office:value-type="float" office:value="1157">
                <text:p>1157</text:p>
              </table:table-cell>
              <table:table-cell office:value-type="float" office:value="60813">
                <text:p>60813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48533">
                <text:p>48533</text:p>
              </table:table-cell>
            </table:table-row>
            <table:table-row>
              <table:table-cell office:value-type="float" office:value="1162">
                <text:p>1162</text:p>
              </table:table-cell>
              <table:table-cell office:value-type="float" office:value="12461">
                <text:p>12461</text:p>
              </table:table-cell>
            </table:table-row>
            <table:table-row>
              <table:table-cell office:value-type="float" office:value="1163">
                <text:p>1163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1164">
                <text:p>1164</text:p>
              </table:table-cell>
              <table:table-cell office:value-type="float" office:value="22931">
                <text:p>22931</text:p>
              </table:table-cell>
            </table:table-row>
            <table:table-row>
              <table:table-cell office:value-type="float" office:value="1166">
                <text:p>1166</text:p>
              </table:table-cell>
              <table:table-cell office:value-type="float" office:value="69579">
                <text:p>69579</text:p>
              </table:table-cell>
            </table:table-row>
            <table:table-row>
              <table:table-cell office:value-type="float" office:value="1167">
                <text:p>1167</text:p>
              </table:table-cell>
              <table:table-cell office:value-type="float" office:value="92845">
                <text:p>92845</text:p>
              </table:table-cell>
            </table:table-row>
            <table:table-row>
              <table:table-cell office:value-type="float" office:value="1168">
                <text:p>1168</text:p>
              </table:table-cell>
              <table:table-cell office:value-type="float" office:value="85232">
                <text:p>85232</text:p>
              </table:table-cell>
            </table:table-row>
            <table:table-row>
              <table:table-cell office:value-type="float" office:value="1169">
                <text:p>1169</text:p>
              </table:table-cell>
              <table:table-cell office:value-type="float" office:value="78856">
                <text:p>78856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68849">
                <text:p>68849</text:p>
              </table:table-cell>
            </table:table-row>
            <table:table-row>
              <table:table-cell office:value-type="float" office:value="1172">
                <text:p>1172</text:p>
              </table:table-cell>
              <table:table-cell office:value-type="float" office:value="78423">
                <text:p>78423</text:p>
              </table:table-cell>
            </table:table-row>
            <table:table-row>
              <table:table-cell office:value-type="float" office:value="1174">
                <text:p>1174</text:p>
              </table:table-cell>
              <table:table-cell office:value-type="float" office:value="63864">
                <text:p>63864</text:p>
              </table:table-cell>
            </table:table-row>
            <table:table-row>
              <table:table-cell office:value-type="float" office:value="1176">
                <text:p>1176</text:p>
              </table:table-cell>
              <table:table-cell office:value-type="float" office:value="16119">
                <text:p>16119</text:p>
              </table:table-cell>
            </table:table-row>
            <table:table-row>
              <table:table-cell office:value-type="float" office:value="1177">
                <text:p>1177</text:p>
              </table:table-cell>
              <table:table-cell office:value-type="float" office:value="15955">
                <text:p>15955</text:p>
              </table:table-cell>
            </table:table-row>
            <table:table-row>
              <table:table-cell office:value-type="float" office:value="1178">
                <text:p>1178</text:p>
              </table:table-cell>
              <table:table-cell office:value-type="float" office:value="15414">
                <text:p>15414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15451">
                <text:p>15451</text:p>
              </table:table-cell>
            </table:table-row>
            <table:table-row>
              <table:table-cell office:value-type="float" office:value="1181">
                <text:p>1181</text:p>
              </table:table-cell>
              <table:table-cell office:value-type="float" office:value="15534">
                <text:p>15534</text:p>
              </table:table-cell>
            </table:table-row>
            <table:table-row>
              <table:table-cell office:value-type="float" office:value="1182">
                <text:p>1182</text:p>
              </table:table-cell>
              <table:table-cell office:value-type="float" office:value="17797">
                <text:p>17797</text:p>
              </table:table-cell>
            </table:table-row>
            <table:table-row>
              <table:table-cell office:value-type="float" office:value="1183">
                <text:p>1183</text:p>
              </table:table-cell>
              <table:table-cell office:value-type="float" office:value="16095">
                <text:p>16095</text:p>
              </table:table-cell>
            </table:table-row>
            <table:table-row>
              <table:table-cell office:value-type="float" office:value="1184">
                <text:p>1184</text:p>
              </table:table-cell>
              <table:table-cell office:value-type="float" office:value="14810">
                <text:p>14810</text:p>
              </table:table-cell>
            </table:table-row>
            <table:table-row>
              <table:table-cell office:value-type="float" office:value="1185">
                <text:p>1185</text:p>
              </table:table-cell>
              <table:table-cell office:value-type="float" office:value="15437">
                <text:p>15437</text:p>
              </table:table-cell>
            </table:table-row>
            <table:table-row>
              <table:table-cell office:value-type="float" office:value="1187">
                <text:p>1187</text:p>
              </table:table-cell>
              <table:table-cell office:value-type="float" office:value="15129">
                <text:p>15129</text:p>
              </table:table-cell>
            </table:table-row>
            <table:table-row>
              <table:table-cell office:value-type="float" office:value="1188">
                <text:p>1188</text:p>
              </table:table-cell>
              <table:table-cell office:value-type="float" office:value="11157">
                <text:p>11157</text:p>
              </table:table-cell>
            </table:table-row>
            <table:table-row>
              <table:table-cell office:value-type="float" office:value="1189">
                <text:p>1189</text:p>
              </table:table-cell>
              <table:table-cell office:value-type="float" office:value="11157">
                <text:p>11157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18599">
                <text:p>18599</text:p>
              </table:table-cell>
            </table:table-row>
            <table:table-row>
              <table:table-cell office:value-type="float" office:value="1191">
                <text:p>1191</text:p>
              </table:table-cell>
              <table:table-cell office:value-type="float" office:value="19170">
                <text:p>19170</text:p>
              </table:table-cell>
            </table:table-row>
            <table:table-row>
              <table:table-cell office:value-type="float" office:value="1192">
                <text:p>1192</text:p>
              </table:table-cell>
              <table:table-cell office:value-type="float" office:value="19269">
                <text:p>19269</text:p>
              </table:table-cell>
            </table:table-row>
            <table:table-row>
              <table:table-cell office:value-type="float" office:value="1194">
                <text:p>1194</text:p>
              </table:table-cell>
              <table:table-cell office:value-type="float" office:value="18394">
                <text:p>18394</text:p>
              </table:table-cell>
            </table:table-row>
            <table:table-row>
              <table:table-cell office:value-type="float" office:value="1195">
                <text:p>1195</text:p>
              </table:table-cell>
              <table:table-cell office:value-type="float" office:value="16795">
                <text:p>16795</text:p>
              </table:table-cell>
            </table:table-row>
            <table:table-row>
              <table:table-cell office:value-type="float" office:value="1196">
                <text:p>1196</text:p>
              </table:table-cell>
              <table:table-cell office:value-type="float" office:value="17311">
                <text:p>17311</text:p>
              </table:table-cell>
            </table:table-row>
            <table:table-row>
              <table:table-cell office:value-type="float" office:value="1197">
                <text:p>1197</text:p>
              </table:table-cell>
              <table:table-cell office:value-type="float" office:value="18660">
                <text:p>18660</text:p>
              </table:table-cell>
            </table:table-row>
            <table:table-row>
              <table:table-cell office:value-type="float" office:value="1198">
                <text:p>1198</text:p>
              </table:table-cell>
              <table:table-cell office:value-type="float" office:value="19901">
                <text:p>19901</text:p>
              </table:table-cell>
            </table:table-row>
            <table:table-row>
              <table:table-cell office:value-type="float" office:value="1199">
                <text:p>1199</text:p>
              </table:table-cell>
              <table:table-cell office:value-type="float" office:value="18171">
                <text:p>18171</text:p>
              </table:table-cell>
            </table:table-row>
            <table:table-row>
              <table:table-cell office:value-type="float" office:value="1202">
                <text:p>1202</text:p>
              </table:table-cell>
              <table:table-cell office:value-type="float" office:value="11932">
                <text:p>11932</text:p>
              </table:table-cell>
            </table:table-row>
            <table:table-row>
              <table:table-cell office:value-type="float" office:value="1203">
                <text:p>1203</text:p>
              </table:table-cell>
              <table:table-cell office:value-type="float" office:value="11932">
                <text:p>11932</text:p>
              </table:table-cell>
            </table:table-row>
            <table:table-row>
              <table:table-cell office:value-type="float" office:value="1204">
                <text:p>1204</text:p>
              </table:table-cell>
              <table:table-cell office:value-type="float" office:value="16366">
                <text:p>16366</text:p>
              </table:table-cell>
            </table:table-row>
            <table:table-row>
              <table:table-cell office:value-type="float" office:value="1205">
                <text:p>1205</text:p>
              </table:table-cell>
              <table:table-cell office:value-type="float" office:value="46673">
                <text:p>46673</text:p>
              </table:table-cell>
            </table:table-row>
            <table:table-row>
              <table:table-cell office:value-type="float" office:value="1206">
                <text:p>1206</text:p>
              </table:table-cell>
              <table:table-cell office:value-type="float" office:value="72729">
                <text:p>72729</text:p>
              </table:table-cell>
            </table:table-row>
            <table:table-row>
              <table:table-cell office:value-type="float" office:value="1208">
                <text:p>1208</text:p>
              </table:table-cell>
              <table:table-cell office:value-type="float" office:value="60565">
                <text:p>60565</text:p>
              </table:table-cell>
            </table:table-row>
            <table:table-row>
              <table:table-cell office:value-type="float" office:value="1209">
                <text:p>1209</text:p>
              </table:table-cell>
              <table:table-cell office:value-type="float" office:value="58442">
                <text:p>58442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82903">
                <text:p>82903</text:p>
              </table:table-cell>
            </table:table-row>
            <table:table-row>
              <table:table-cell office:value-type="float" office:value="1211">
                <text:p>1211</text:p>
              </table:table-cell>
              <table:table-cell office:value-type="float" office:value="45390">
                <text:p>45390</text:p>
              </table:table-cell>
            </table:table-row>
            <table:table-row>
              <table:table-cell office:value-type="float" office:value="1212">
                <text:p>1212</text:p>
              </table:table-cell>
              <table:table-cell office:value-type="float" office:value="58480">
                <text:p>58480</text:p>
              </table:table-cell>
            </table:table-row>
            <table:table-row>
              <table:table-cell office:value-type="float" office:value="1213">
                <text:p>1213</text:p>
              </table:table-cell>
              <table:table-cell office:value-type="float" office:value="85514">
                <text:p>85514</text:p>
              </table:table-cell>
            </table:table-row>
            <table:table-row>
              <table:table-cell office:value-type="float" office:value="1216">
                <text:p>1216</text:p>
              </table:table-cell>
              <table:table-cell office:value-type="float" office:value="67636">
                <text:p>67636</text:p>
              </table:table-cell>
            </table:table-row>
            <table:table-row>
              <table:table-cell office:value-type="float" office:value="1217">
                <text:p>1217</text:p>
              </table:table-cell>
              <table:table-cell office:value-type="float" office:value="4051">
                <text:p>4051</text:p>
              </table:table-cell>
            </table:table-row>
            <table:table-row>
              <table:table-cell office:value-type="float" office:value="1218">
                <text:p>1218</text:p>
              </table:table-cell>
              <table:table-cell office:value-type="float" office:value="16725">
                <text:p>16725</text:p>
              </table:table-cell>
            </table:table-row>
            <table:table-row>
              <table:table-cell office:value-type="float" office:value="1219">
                <text:p>1219</text:p>
              </table:table-cell>
              <table:table-cell office:value-type="float" office:value="18042">
                <text:p>18042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30986">
                <text:p>30986</text:p>
              </table:table-cell>
            </table:table-row>
            <table:table-row>
              <table:table-cell office:value-type="float" office:value="1222">
                <text:p>1222</text:p>
              </table:table-cell>
              <table:table-cell office:value-type="float" office:value="43897">
                <text:p>43897</text:p>
              </table:table-cell>
            </table:table-row>
            <table:table-row>
              <table:table-cell office:value-type="float" office:value="1223">
                <text:p>1223</text:p>
              </table:table-cell>
              <table:table-cell office:value-type="float" office:value="28429">
                <text:p>28429</text:p>
              </table:table-cell>
            </table:table-row>
            <table:table-row>
              <table:table-cell office:value-type="float" office:value="1224">
                <text:p>1224</text:p>
              </table:table-cell>
              <table:table-cell office:value-type="float" office:value="47852">
                <text:p>47852</text:p>
              </table:table-cell>
            </table:table-row>
            <table:table-row>
              <table:table-cell office:value-type="float" office:value="1225">
                <text:p>1225</text:p>
              </table:table-cell>
              <table:table-cell office:value-type="float" office:value="64496">
                <text:p>64496</text:p>
              </table:table-cell>
            </table:table-row>
            <table:table-row>
              <table:table-cell office:value-type="float" office:value="1226">
                <text:p>1226</text:p>
              </table:table-cell>
              <table:table-cell office:value-type="float" office:value="62303">
                <text:p>62303</text:p>
              </table:table-cell>
            </table:table-row>
            <table:table-row>
              <table:table-cell office:value-type="float" office:value="1227">
                <text:p>1227</text:p>
              </table:table-cell>
              <table:table-cell office:value-type="float" office:value="49425">
                <text:p>49425</text:p>
              </table:table-cell>
            </table:table-row>
            <table:table-row>
              <table:table-cell office:value-type="float" office:value="1229">
                <text:p>1229</text:p>
              </table:table-cell>
              <table:table-cell office:value-type="float" office:value="65386">
                <text:p>65386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float" office:value="1231">
                <text:p>1231</text:p>
              </table:table-cell>
              <table:table-cell office:value-type="float" office:value="3380">
                <text:p>338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2" chart:maximum="51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778cm" svg:height="16.071cm" xlink:href=".." xlink:type="simple" chart:class="chart:scatter" chart:style-name="ch1">
        <chart:legend chart:legend-position="end" svg:x="37.714cm" svg:y="7.736cm" style:legend-expansion="high" chart:style-name="ch2"/>
        <chart:plot-area chart:style-name="ch3" table:cell-range-address="'origin_B_2020.01.16_10.43.34_10'.A1:'origin_B_2020.01.16_10.43.34_10'.B493" chart:data-source-has-labels="both" svg:x="2.118cm" svg:y="0.321cm" svg:width="34.781cm" svg:height="14.156cm">
          <chartooo:coordinate-region svg:x="3.48cm" svg:y="0.52cm" svg:width="33.139cm" svg:height="13.31cm"/>
          <chart:axis chart:dimension="x" chart:name="primary-x" chart:style-name="ch4" chartooo:axis-type="auto">
            <chart:title svg:x="18.493cm" svg:y="14.798cm" chart:style-name="ch5">
              <text:p>Time (s)</text:p>
            </chart:title>
            <chart:categories table:cell-range-address="'origin_B_2020.01.16_10.43.34_10'.A2:'origin_B_2020.01.16_10.43.34_10'.A493"/>
          </chart:axis>
          <chart:axis chart:dimension="y" chart:name="primary-y" chart:style-name="ch6">
            <chart:title svg:x="0.451cm" svg:y="9.671cm" chart:style-name="ch7">
              <text:p>Throughput (Kbit/s)</text:p>
            </chart:title>
            <chart:grid chart:style-name="ch8" chart:class="major"/>
          </chart:axis>
          <chart:series chart:style-name="ch9" chart:values-cell-range-address="'origin_B_2020.01.16_10.43.34_10'.B2:'origin_B_2020.01.16_10.43.34_10'.B493" chart:label-cell-address="'origin_B_2020.01.16_10.43.34_10'.B1:'origin_B_2020.01.16_10.43.34_10'.B1" chart:class="chart:scatter">
            <chart:domain table:cell-range-address="'origin_B_2020.01.16_10.43.34_10'.A2:'origin_B_2020.01.16_10.43.34_10'.A493"/>
            <chart:data-point chart:repeated="49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'origin_B_2020.01.16_10.43.34_10'.B1:'origin_B_2020.01.16_10.43.34_10'.B1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'origin_B_2020.01.16_10.43.34_10'.A2:'origin_B_2020.01.16_10.43.34_10'.A493</svg:desc>
                </draw:g>
              </table:table-cell>
              <table:table-cell office:value-type="float" office:value="8183">
                <text:p>8183</text:p>
                <draw:g>
                  <svg:desc>'origin_B_2020.01.16_10.43.34_10'.B2:'origin_B_2020.01.16_10.43.34_10'.B493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7765">
                <text:p>1776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6367">
                <text:p>563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1665">
                <text:p>11166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8687">
                <text:p>10868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8466">
                <text:p>10846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05553">
                <text:p>10555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4461">
                <text:p>8446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8214">
                <text:p>6821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72586">
                <text:p>7258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7117">
                <text:p>5711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6533">
                <text:p>1653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2433">
                <text:p>2243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1357">
                <text:p>213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0815">
                <text:p>2081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1725">
                <text:p>217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0543">
                <text:p>2054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1326">
                <text:p>2132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1238">
                <text:p>2123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1265">
                <text:p>2126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167">
                <text:p>416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167">
                <text:p>416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0679">
                <text:p>2067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1212">
                <text:p>2121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1762">
                <text:p>2176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1935">
                <text:p>2193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2945">
                <text:p>2294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2874">
                <text:p>2287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0948">
                <text:p>2094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9121">
                <text:p>1912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289">
                <text:p>2228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1667">
                <text:p>2166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5471">
                <text:p>1547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5469">
                <text:p>1546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6515">
                <text:p>1651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7305">
                <text:p>1730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380">
                <text:p>1438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6803">
                <text:p>1680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1362">
                <text:p>1136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6010">
                <text:p>1601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733">
                <text:p>1673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3214">
                <text:p>1321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0156">
                <text:p>1015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1749">
                <text:p>2174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890">
                <text:p>2289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1894">
                <text:p>2189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00073">
                <text:p>10007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32717">
                <text:p>13271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31584">
                <text:p>13158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40030">
                <text:p>14003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29080">
                <text:p>12908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88489">
                <text:p>884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5914">
                <text:p>10591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7499">
                <text:p>1749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2342">
                <text:p>2234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2445">
                <text:p>2244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0815">
                <text:p>2081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9469">
                <text:p>1946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9716">
                <text:p>1971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1282">
                <text:p>2128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7803">
                <text:p>1780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1540">
                <text:p>2154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0337">
                <text:p>2033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1361">
                <text:p>1136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1495">
                <text:p>1149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1629">
                <text:p>2162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9706">
                <text:p>1970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0407">
                <text:p>2040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6531">
                <text:p>1653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8909">
                <text:p>1890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8839">
                <text:p>1883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0115">
                <text:p>2011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9611">
                <text:p>1961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8448">
                <text:p>18448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0366">
                <text:p>1036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0366">
                <text:p>1036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6423">
                <text:p>1642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20383">
                <text:p>2038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9590">
                <text:p>1959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9456">
                <text:p>1945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0056">
                <text:p>2005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1148">
                <text:p>2114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20119">
                <text:p>2011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22357">
                <text:p>2235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9494">
                <text:p>1949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5960">
                <text:p>1596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20383">
                <text:p>2038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9099">
                <text:p>1909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8341">
                <text:p>18341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9022">
                <text:p>1902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9020">
                <text:p>1902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9880">
                <text:p>1988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7623">
                <text:p>17623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20155">
                <text:p>2015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9034">
                <text:p>1903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8622">
                <text:p>1862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9674">
                <text:p>1967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8346">
                <text:p>1834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9449">
                <text:p>1944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9437">
                <text:p>19437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9124">
                <text:p>1912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9987">
                <text:p>1998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8600">
                <text:p>1860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73663">
                <text:p>7366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19882">
                <text:p>119882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9744">
                <text:p>974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20440">
                <text:p>20440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21166">
                <text:p>2116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21003">
                <text:p>21003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9670">
                <text:p>19670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21319">
                <text:p>2131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20035">
                <text:p>2003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9329">
                <text:p>1932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964">
                <text:p>1896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20665">
                <text:p>20665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7141">
                <text:p>1714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0682">
                <text:p>1068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23512">
                <text:p>2351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20814">
                <text:p>2081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9238">
                <text:p>19238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35366">
                <text:p>35366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58321">
                <text:p>5832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60946">
                <text:p>6094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65288">
                <text:p>65288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67692">
                <text:p>6769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69977">
                <text:p>69977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46923">
                <text:p>46923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1192">
                <text:p>1119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6485">
                <text:p>1648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3856">
                <text:p>13856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5101">
                <text:p>15101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5671">
                <text:p>15671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3884">
                <text:p>13884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44359">
                <text:p>44359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55541">
                <text:p>55541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57633">
                <text:p>57633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62194">
                <text:p>6219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6496">
                <text:p>56496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3163">
                <text:p>13163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8792">
                <text:p>1879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9452">
                <text:p>1945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9043">
                <text:p>19043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8509">
                <text:p>1850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9052">
                <text:p>190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8180">
                <text:p>18180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8873">
                <text:p>18873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8630">
                <text:p>18630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17802">
                <text:p>17802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6984">
                <text:p>6984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7989">
                <text:p>1798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21644">
                <text:p>21644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21371">
                <text:p>2137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5803">
                <text:p>25803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23056">
                <text:p>123056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45263">
                <text:p>145263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42149">
                <text:p>142149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33394">
                <text:p>133394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25923">
                <text:p>125923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19638">
                <text:p>119638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52960">
                <text:p>52960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52960">
                <text:p>52960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7678">
                <text:p>17678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8426">
                <text:p>18426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21241">
                <text:p>21241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20554">
                <text:p>20554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9973">
                <text:p>19973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19143">
                <text:p>119143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75936">
                <text:p>175936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51240">
                <text:p>15124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21454">
                <text:p>121454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17744">
                <text:p>117744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4177">
                <text:p>4177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9225">
                <text:p>19225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9097">
                <text:p>19097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87129">
                <text:p>8712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09441">
                <text:p>10944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76991">
                <text:p>176991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29623">
                <text:p>129623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86636">
                <text:p>186636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268684">
                <text:p>268684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225826">
                <text:p>225826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80123">
                <text:p>180123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5041">
                <text:p>5041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7674">
                <text:p>1767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6078">
                <text:p>16078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8428">
                <text:p>18428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7849">
                <text:p>17849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17162">
                <text:p>17162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21525">
                <text:p>2152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65556">
                <text:p>65556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64731">
                <text:p>64731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64981">
                <text:p>6498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59083">
                <text:p>59083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9720">
                <text:p>9720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18033">
                <text:p>18033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18085">
                <text:p>18085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43823">
                <text:p>43823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98998">
                <text:p>98998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98222">
                <text:p>98222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98138">
                <text:p>9813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18931">
                <text:p>118931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174975">
                <text:p>174975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240304">
                <text:p>240304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186818">
                <text:p>186818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1273">
                <text:p>11273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13161">
                <text:p>13161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19335">
                <text:p>19335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18380">
                <text:p>18380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16472">
                <text:p>16472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17329">
                <text:p>17329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19424">
                <text:p>19424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85660">
                <text:p>85660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160816">
                <text:p>160816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56885">
                <text:p>156885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199592">
                <text:p>199592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132392">
                <text:p>13239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3423">
                <text:p>13423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17767">
                <text:p>17767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16040">
                <text:p>16040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17641">
                <text:p>17641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18019">
                <text:p>18019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16893">
                <text:p>16893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27432">
                <text:p>27432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66659">
                <text:p>6665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4873">
                <text:p>64873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25834">
                <text:p>25834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16133">
                <text:p>16133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161373">
                <text:p>161373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184801">
                <text:p>184801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203450">
                <text:p>20345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210214">
                <text:p>210214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249795">
                <text:p>249795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255681">
                <text:p>255681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222891">
                <text:p>222891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103216">
                <text:p>103216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21392">
                <text:p>2139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1605">
                <text:p>21605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21606">
                <text:p>21606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21472">
                <text:p>21472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58538">
                <text:p>58538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140480">
                <text:p>140480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171574">
                <text:p>171574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275316">
                <text:p>275316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130657">
                <text:p>130657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13776">
                <text:p>13776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42384">
                <text:p>42384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63353">
                <text:p>63353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62106">
                <text:p>62106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110566">
                <text:p>110566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165854">
                <text:p>165854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213566">
                <text:p>213566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261778">
                <text:p>261778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276262">
                <text:p>276262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43691">
                <text:p>143691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14811">
                <text:p>14811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41595">
                <text:p>41595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157599">
                <text:p>157599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188414">
                <text:p>18841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06650">
                <text:p>206650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247309">
                <text:p>247309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186933">
                <text:p>186933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77315">
                <text:p>77315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88819">
                <text:p>88819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61181">
                <text:p>61181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4230">
                <text:p>4230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35542">
                <text:p>3554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34880">
                <text:p>134880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196946">
                <text:p>196946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198934">
                <text:p>198934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249814">
                <text:p>249814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162103">
                <text:p>162103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183834">
                <text:p>183834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194621">
                <text:p>194621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158626">
                <text:p>158626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112580">
                <text:p>112580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112580">
                <text:p>112580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183595">
                <text:p>183595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219010">
                <text:p>219010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244449">
                <text:p>244449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241529">
                <text:p>241529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231018">
                <text:p>231018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224563">
                <text:p>22456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201081">
                <text:p>201081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266042">
                <text:p>266042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206348">
                <text:p>206348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274732">
                <text:p>274732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51586">
                <text:p>151586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15660">
                <text:p>15660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18424">
                <text:p>18424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17782">
                <text:p>1778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9298">
                <text:p>19298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19204">
                <text:p>19204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17938">
                <text:p>17938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20227">
                <text:p>20227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19856">
                <text:p>19856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18358">
                <text:p>18358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9907">
                <text:p>990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9685">
                <text:p>9685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17080">
                <text:p>17080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17905">
                <text:p>17905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17795">
                <text:p>17795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17168">
                <text:p>17168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18165">
                <text:p>18165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17180">
                <text:p>17180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35488">
                <text:p>35488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119601">
                <text:p>119601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21434">
                <text:p>121434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121434">
                <text:p>121434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138642">
                <text:p>138642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11308">
                <text:p>11308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51787">
                <text:p>51787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113859">
                <text:p>113859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107040">
                <text:p>107040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118162">
                <text:p>11816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09960">
                <text:p>109960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108244">
                <text:p>108244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107952">
                <text:p>107952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102647">
                <text:p>102647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110234">
                <text:p>110234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81441">
                <text:p>81441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13715">
                <text:p>13715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103402">
                <text:p>1034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08229">
                <text:p>108229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181011">
                <text:p>181011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168196">
                <text:p>168196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183866">
                <text:p>183866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142088">
                <text:p>142088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162783">
                <text:p>162783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129217">
                <text:p>129217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168135">
                <text:p>168135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29269">
                <text:p>129269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5683">
                <text:p>5683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14467">
                <text:p>14467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17325">
                <text:p>17325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17813">
                <text:p>17813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17266">
                <text:p>17266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17543">
                <text:p>17543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16170">
                <text:p>16170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16774">
                <text:p>1677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7428">
                <text:p>17428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17383">
                <text:p>17383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4792">
                <text:p>4792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4792">
                <text:p>4792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16404">
                <text:p>16404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17384">
                <text:p>17384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15594">
                <text:p>1559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8166">
                <text:p>18166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16946">
                <text:p>16946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17589">
                <text:p>17589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28712">
                <text:p>28712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65101">
                <text:p>65101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62820">
                <text:p>62820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69348">
                <text:p>69348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4824">
                <text:p>4824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8043">
                <text:p>18043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17449">
                <text:p>17449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19171">
                <text:p>19171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19239">
                <text:p>19239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18873">
                <text:p>18873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18209">
                <text:p>18209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17755">
                <text:p>17755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18187">
                <text:p>18187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9071">
                <text:p>19071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16392">
                <text:p>16392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7544">
                <text:p>7544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16701">
                <text:p>16701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15561">
                <text:p>15561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16559">
                <text:p>16559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17268">
                <text:p>17268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6594">
                <text:p>16594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16652">
                <text:p>16652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16712">
                <text:p>16712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11462">
                <text:p>11462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16293">
                <text:p>16293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21741">
                <text:p>2174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3415">
                <text:p>23415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21989">
                <text:p>21989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19893">
                <text:p>19893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21206">
                <text:p>21206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18708">
                <text:p>18708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19576">
                <text:p>19576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19533">
                <text:p>19533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12716">
                <text:p>12716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2716">
                <text:p>1271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7618">
                <text:p>17618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16249">
                <text:p>16249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16035">
                <text:p>16035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16742">
                <text:p>16742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16342">
                <text:p>16342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16662">
                <text:p>16662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16931">
                <text:p>16931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6390">
                <text:p>16390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16452">
                <text:p>16452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3940">
                <text:p>3940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16216">
                <text:p>16216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17035">
                <text:p>17035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16503">
                <text:p>16503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16017">
                <text:p>16017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6388">
                <text:p>16388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17204">
                <text:p>17204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16856">
                <text:p>16856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17045">
                <text:p>17045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9036">
                <text:p>9036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68027">
                <text:p>68027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79397">
                <text:p>79397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65886">
                <text:p>65886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64254">
                <text:p>64254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82213">
                <text:p>82213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83431">
                <text:p>83431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102634">
                <text:p>102634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89416">
                <text:p>89416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109171">
                <text:p>109171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00483">
                <text:p>100483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5212">
                <text:p>5212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5212">
                <text:p>5212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12025">
                <text:p>12025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18567">
                <text:p>18567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18262">
                <text:p>18262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17609">
                <text:p>17609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18387">
                <text:p>18387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77846">
                <text:p>77846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77740">
                <text:p>77740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74165">
                <text:p>74165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54268">
                <text:p>54268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85176">
                <text:p>85176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80785">
                <text:p>80785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14339">
                <text:p>14339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16835">
                <text:p>16835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28136">
                <text:p>28136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73648">
                <text:p>73648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78639">
                <text:p>78639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39194">
                <text:p>39194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74776">
                <text:p>74776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83759">
                <text:p>83759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91953">
                <text:p>91953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91078">
                <text:p>91078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51573">
                <text:p>51573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51573">
                <text:p>51573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3461">
                <text:p>3461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16772">
                <text:p>16772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36766">
                <text:p>36766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82748">
                <text:p>82748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76331">
                <text:p>76331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71863">
                <text:p>71863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57146">
                <text:p>57146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68033">
                <text:p>68033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71384">
                <text:p>71384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73323">
                <text:p>73323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64701">
                <text:p>64701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64701">
                <text:p>64701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39803">
                <text:p>39803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60054">
                <text:p>60054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43158">
                <text:p>43158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42083">
                <text:p>42083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46575">
                <text:p>46575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63094">
                <text:p>63094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61471">
                <text:p>61471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77108">
                <text:p>77108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63769">
                <text:p>63769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47836">
                <text:p>47836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47836">
                <text:p>47836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2559">
                <text:p>2559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23459">
                <text:p>23459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54368">
                <text:p>54368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50348">
                <text:p>50348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59244">
                <text:p>59244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48972">
                <text:p>48972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79967">
                <text:p>79967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70971">
                <text:p>70971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74030">
                <text:p>74030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82556">
                <text:p>82556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5356">
                <text:p>5356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5356">
                <text:p>5356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3503">
                <text:p>3503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17590">
                <text:p>17590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38777">
                <text:p>38777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48791">
                <text:p>48791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54173">
                <text:p>54173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52703">
                <text:p>52703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57336">
                <text:p>57336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60280">
                <text:p>60280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61382">
                <text:p>61382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51111">
                <text:p>5111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